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思源黑体 CN" svg:font-family="'思源黑体 CN'"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5pt solid #000000" fo:border-right="none" fo:border-top="0.5pt solid #000000" fo:border-bottom="0.5pt solid #000000"/>
    </style:style>
    <style:style style:name="表格1.C1" style:family="table-cell">
      <style:table-cell-properties fo:padding="0.097cm" fo:border="0.5pt solid #000000"/>
    </style:style>
    <style:style style:name="表格1.A2" style:family="table-cell">
      <style:table-cell-properties fo:padding="0.097cm" fo:border-left="0.5pt solid #000000" fo:border-right="none" fo:border-top="none" fo:border-bottom="0.5pt solid #000000"/>
    </style:style>
    <style:style style:name="表格1.C2" style:family="table-cell">
      <style:table-cell-properties fo:padding="0.097cm" fo:border-left="0.5pt solid #000000" fo:border-right="0.5pt solid #000000" fo:border-top="none" fo:border-bottom="0.5pt solid #000000"/>
    </style:style>
    <style:style style:name="表格2" style:family="table">
      <style:table-properties style:width="17cm" table:align="margins"/>
    </style:style>
    <style:style style:name="表格2.A" style:family="table-column">
      <style:table-column-properties style:column-width="5.667cm" style:rel-column-width="21845*"/>
    </style:style>
    <style:style style:name="表格2.A1" style:family="table-cell">
      <style:table-cell-properties fo:padding="0.097cm" fo:border-left="0.5pt solid #000000" fo:border-right="none" fo:border-top="0.5pt solid #000000" fo:border-bottom="0.5pt solid #000000"/>
    </style:style>
    <style:style style:name="表格2.C1" style:family="table-cell">
      <style:table-cell-properties fo:padding="0.097cm" fo:border="0.5pt solid #000000"/>
    </style:style>
    <style:style style:name="表格2.A2" style:family="table-cell">
      <style:table-cell-properties fo:padding="0.097cm" fo:border-left="0.5pt solid #000000" fo:border-right="none" fo:border-top="none" fo:border-bottom="0.5pt solid #000000"/>
    </style:style>
    <style:style style:name="表格2.C2" style:family="table-cell">
      <style:table-cell-properties fo:padding="0.097cm" fo:border-left="0.5pt solid #000000" fo:border-right="0.5pt solid #000000" fo:border-top="none" fo:border-bottom="0.5pt solid #000000"/>
    </style:style>
    <style:style style:name="表格3" style:family="table">
      <style:table-properties style:width="17cm" table:align="margins"/>
    </style:style>
    <style:style style:name="表格3.A" style:family="table-column">
      <style:table-column-properties style:column-width="5.667cm" style:rel-column-width="21845*"/>
    </style:style>
    <style:style style:name="表格3.A1" style:family="table-cell">
      <style:table-cell-properties fo:padding="0.097cm" fo:border-left="0.5pt solid #000000" fo:border-right="none" fo:border-top="0.5pt solid #000000" fo:border-bottom="0.5pt solid #000000"/>
    </style:style>
    <style:style style:name="表格3.C1" style:family="table-cell">
      <style:table-cell-properties fo:padding="0.097cm" fo:border="0.5pt solid #000000"/>
    </style:style>
    <style:style style:name="表格3.A2" style:family="table-cell">
      <style:table-cell-properties fo:padding="0.097cm" fo:border-left="0.5pt solid #000000" fo:border-right="none" fo:border-top="none" fo:border-bottom="0.5pt solid #000000"/>
    </style:style>
    <style:style style:name="表格3.C2" style:family="table-cell">
      <style:table-cell-properties fo:padding="0.097cm" fo:border-left="0.5pt solid #000000" fo:border-right="0.5pt solid #000000" fo:border-top="none" fo:border-bottom="0.5pt solid #000000"/>
    </style:style>
    <style:style style:name="表格4" style:family="table">
      <style:table-properties style:width="17cm" table:align="margins"/>
    </style:style>
    <style:style style:name="表格4.A" style:family="table-column">
      <style:table-column-properties style:column-width="5.667cm" style:rel-column-width="21845*"/>
    </style:style>
    <style:style style:name="表格4.A1" style:family="table-cell">
      <style:table-cell-properties fo:padding="0.097cm" fo:border-left="0.5pt solid #000000" fo:border-right="none" fo:border-top="0.5pt solid #000000" fo:border-bottom="0.5pt solid #000000"/>
    </style:style>
    <style:style style:name="表格4.C1" style:family="table-cell">
      <style:table-cell-properties fo:padding="0.097cm" fo:border="0.5pt solid #000000"/>
    </style:style>
    <style:style style:name="表格4.A2" style:family="table-cell">
      <style:table-cell-properties fo:padding="0.097cm" fo:border-left="0.5pt solid #000000" fo:border-right="none" fo:border-top="none" fo:border-bottom="0.5pt solid #000000"/>
    </style:style>
    <style:style style:name="表格4.C2" style:family="table-cell">
      <style:table-cell-properties fo:padding="0.097cm" fo:border-left="0.5pt solid #000000" fo:border-right="0.5pt solid #000000" fo:border-top="none" fo:border-bottom="0.5pt solid #000000"/>
    </style:style>
    <style:style style:name="表格5" style:family="table">
      <style:table-properties style:width="17cm" table:align="margins"/>
    </style:style>
    <style:style style:name="表格5.A" style:family="table-column">
      <style:table-column-properties style:column-width="5.667cm" style:rel-column-width="21845*"/>
    </style:style>
    <style:style style:name="表格5.A1" style:family="table-cell">
      <style:table-cell-properties fo:padding="0.097cm" fo:border-left="0.5pt solid #000000" fo:border-right="none" fo:border-top="0.5pt solid #000000" fo:border-bottom="0.5pt solid #000000"/>
    </style:style>
    <style:style style:name="表格5.C1" style:family="table-cell">
      <style:table-cell-properties fo:padding="0.097cm" fo:border="0.5pt solid #000000"/>
    </style:style>
    <style:style style:name="表格5.A2" style:family="table-cell">
      <style:table-cell-properties fo:padding="0.097cm" fo:border-left="0.5pt solid #000000" fo:border-right="none" fo:border-top="none" fo:border-bottom="0.5pt solid #000000"/>
    </style:style>
    <style:style style:name="表格5.C2" style:family="table-cell">
      <style:table-cell-properties fo:padding="0.097cm" fo:border-left="0.5pt solid #000000" fo:border-right="0.5pt solid #000000" fo:border-top="none" fo:border-bottom="0.5pt solid #000000"/>
    </style:style>
    <style:style style:name="表格6" style:family="table">
      <style:table-properties style:width="17cm" table:align="margins"/>
    </style:style>
    <style:style style:name="表格6.A" style:family="table-column">
      <style:table-column-properties style:column-width="5.667cm" style:rel-column-width="21845*"/>
    </style:style>
    <style:style style:name="表格6.A1" style:family="table-cell">
      <style:table-cell-properties fo:padding="0.097cm" fo:border-left="0.5pt solid #000000" fo:border-right="none" fo:border-top="0.5pt solid #000000" fo:border-bottom="0.5pt solid #000000"/>
    </style:style>
    <style:style style:name="表格6.C1" style:family="table-cell">
      <style:table-cell-properties fo:padding="0.097cm" fo:border="0.5pt solid #000000"/>
    </style:style>
    <style:style style:name="表格6.A2" style:family="table-cell">
      <style:table-cell-properties fo:padding="0.097cm" fo:border-left="0.5pt solid #000000" fo:border-right="none" fo:border-top="none" fo:border-bottom="0.5pt solid #000000"/>
    </style:style>
    <style:style style:name="表格6.C2" style:family="table-cell">
      <style:table-cell-properties fo:padding="0.097cm" fo:border-left="0.5pt solid #000000" fo:border-right="0.5pt solid #000000" fo:border-top="none" fo:border-bottom="0.5pt solid #000000"/>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padding="0.097cm" fo:border-left="0.5pt solid #000000" fo:border-right="none" fo:border-top="0.5pt solid #000000" fo:border-bottom="0.5pt solid #000000"/>
    </style:style>
    <style:style style:name="表格7.C1" style:family="table-cell">
      <style:table-cell-properties fo:padding="0.097cm" fo:border="0.5pt solid #000000"/>
    </style:style>
    <style:style style:name="表格7.A2" style:family="table-cell">
      <style:table-cell-properties fo:padding="0.097cm" fo:border-left="0.5pt solid #000000" fo:border-right="none" fo:border-top="none" fo:border-bottom="0.5pt solid #000000"/>
    </style:style>
    <style:style style:name="表格7.C2" style:family="table-cell">
      <style:table-cell-properties fo:padding="0.097cm" fo:border-left="0.5pt solid #000000" fo:border-right="0.5pt solid #000000" fo:border-top="none" fo:border-bottom="0.5pt solid #000000"/>
    </style:style>
    <style:style style:name="表格8" style:family="table">
      <style:table-properties style:width="17cm" table:align="margins"/>
    </style:style>
    <style:style style:name="表格8.A" style:family="table-column">
      <style:table-column-properties style:column-width="5.667cm" style:rel-column-width="21845*"/>
    </style:style>
    <style:style style:name="表格8.A1" style:family="table-cell">
      <style:table-cell-properties fo:padding="0.097cm" fo:border-left="0.5pt solid #000000" fo:border-right="none" fo:border-top="0.5pt solid #000000" fo:border-bottom="0.5pt solid #000000"/>
    </style:style>
    <style:style style:name="表格8.C1" style:family="table-cell">
      <style:table-cell-properties fo:padding="0.097cm" fo:border="0.5pt solid #000000"/>
    </style:style>
    <style:style style:name="表格8.A2" style:family="table-cell">
      <style:table-cell-properties fo:padding="0.097cm" fo:border-left="0.5pt solid #000000" fo:border-right="none" fo:border-top="none" fo:border-bottom="0.5pt solid #000000"/>
    </style:style>
    <style:style style:name="表格8.C2" style:family="table-cell">
      <style:table-cell-properties fo:padding="0.097cm" fo:border-left="0.5pt solid #000000" fo:border-right="0.5pt solid #000000" fo:border-top="none" fo:border-bottom="0.5pt solid #000000"/>
    </style:style>
    <style:style style:name="表格9" style:family="table">
      <style:table-properties style:width="17cm" table:align="margins"/>
    </style:style>
    <style:style style:name="表格9.A" style:family="table-column">
      <style:table-column-properties style:column-width="5.667cm" style:rel-column-width="21845*"/>
    </style:style>
    <style:style style:name="表格9.A1" style:family="table-cell">
      <style:table-cell-properties fo:padding="0.097cm" fo:border-left="0.5pt solid #000000" fo:border-right="none" fo:border-top="0.5pt solid #000000" fo:border-bottom="0.5pt solid #000000"/>
    </style:style>
    <style:style style:name="表格9.C1" style:family="table-cell">
      <style:table-cell-properties fo:padding="0.097cm" fo:border="0.5pt solid #000000"/>
    </style:style>
    <style:style style:name="表格9.A2" style:family="table-cell">
      <style:table-cell-properties fo:padding="0.097cm" fo:border-left="0.5pt solid #000000" fo:border-right="none" fo:border-top="none" fo:border-bottom="0.5pt solid #000000"/>
    </style:style>
    <style:style style:name="表格9.C2" style:family="table-cell">
      <style:table-cell-properties fo:padding="0.097cm" fo:border-left="0.5pt solid #000000" fo:border-right="0.5pt solid #000000" fo:border-top="none" fo:border-bottom="0.5pt solid #000000"/>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padding="0.097cm" fo:border-left="0.5pt solid #000000" fo:border-right="none" fo:border-top="0.5pt solid #000000" fo:border-bottom="0.5pt solid #000000"/>
    </style:style>
    <style:style style:name="表格10.C1" style:family="table-cell">
      <style:table-cell-properties fo:padding="0.097cm" fo:border="0.5pt solid #000000"/>
    </style:style>
    <style:style style:name="表格10.A2" style:family="table-cell">
      <style:table-cell-properties fo:padding="0.097cm" fo:border-left="0.5pt solid #000000" fo:border-right="none" fo:border-top="none" fo:border-bottom="0.5pt solid #000000"/>
    </style:style>
    <style:style style:name="表格10.C2" style:family="table-cell">
      <style:table-cell-properties fo:padding="0.097cm" fo:border-left="0.5pt solid #000000" fo:border-right="0.5pt solid #000000" fo:border-top="none" fo:border-bottom="0.5pt solid #000000"/>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padding="0.097cm" fo:border-left="0.5pt solid #000000" fo:border-right="none" fo:border-top="0.5pt solid #000000" fo:border-bottom="0.5pt solid #000000"/>
    </style:style>
    <style:style style:name="表格11.C1" style:family="table-cell">
      <style:table-cell-properties fo:padding="0.097cm" fo:border="0.5pt solid #000000"/>
    </style:style>
    <style:style style:name="表格11.A2" style:family="table-cell">
      <style:table-cell-properties fo:padding="0.097cm" fo:border-left="0.5pt solid #000000" fo:border-right="none" fo:border-top="none" fo:border-bottom="0.5pt solid #000000"/>
    </style:style>
    <style:style style:name="表格11.C2" style:family="table-cell">
      <style:table-cell-properties fo:padding="0.097cm" fo:border-left="0.5pt solid #000000" fo:border-right="0.5pt solid #000000" fo:border-top="none" fo:border-bottom="0.5pt solid #000000"/>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padding="0.097cm" fo:border-left="0.5pt solid #000000" fo:border-right="none" fo:border-top="0.5pt solid #000000" fo:border-bottom="0.5pt solid #000000"/>
    </style:style>
    <style:style style:name="表格12.C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C2" style:family="table-cell">
      <style:table-cell-properties fo:padding="0.097cm" fo:border-left="0.5pt solid #000000" fo:border-right="0.5pt solid #000000" fo:border-top="none" fo:border-bottom="0.5pt solid #000000"/>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padding="0.097cm" fo:border-left="0.5pt solid #000000" fo:border-right="none" fo:border-top="0.5pt solid #000000" fo:border-bottom="0.5pt solid #000000"/>
    </style:style>
    <style:style style:name="表格13.C1" style:family="table-cell">
      <style:table-cell-properties fo:padding="0.097cm" fo:border="0.5pt solid #000000"/>
    </style:style>
    <style:style style:name="表格13.A2" style:family="table-cell">
      <style:table-cell-properties fo:padding="0.097cm" fo:border-left="0.5pt solid #000000" fo:border-right="none" fo:border-top="none" fo:border-bottom="0.5pt solid #000000"/>
    </style:style>
    <style:style style:name="表格13.C2" style:family="table-cell">
      <style:table-cell-properties fo:padding="0.097cm" fo:border-left="0.5pt solid #000000" fo:border-right="0.5pt solid #000000" fo:border-top="none" fo:border-bottom="0.5pt solid #000000"/>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padding="0.097cm" fo:border-left="0.5pt solid #000000" fo:border-right="none" fo:border-top="0.5pt solid #000000" fo:border-bottom="0.5pt solid #000000"/>
    </style:style>
    <style:style style:name="表格14.C1" style:family="table-cell">
      <style:table-cell-properties fo:padding="0.097cm" fo:border="0.5pt solid #000000"/>
    </style:style>
    <style:style style:name="表格14.A2" style:family="table-cell">
      <style:table-cell-properties fo:padding="0.097cm" fo:border-left="0.5pt solid #000000" fo:border-right="none" fo:border-top="none" fo:border-bottom="0.5pt solid #000000"/>
    </style:style>
    <style:style style:name="表格14.C2" style:family="table-cell">
      <style:table-cell-properties fo:padding="0.097cm" fo:border-left="0.5pt solid #000000" fo:border-right="0.5pt solid #000000" fo:border-top="none" fo:border-bottom="0.5pt solid #000000"/>
    </style:style>
    <style:style style:name="表格15" style:family="table">
      <style:table-properties style:width="17cm" table:align="margins"/>
    </style:style>
    <style:style style:name="表格15.A" style:family="table-column">
      <style:table-column-properties style:column-width="5.667cm" style:rel-column-width="21845*"/>
    </style:style>
    <style:style style:name="表格15.A1" style:family="table-cell">
      <style:table-cell-properties fo:padding="0.097cm" fo:border-left="0.5pt solid #000000" fo:border-right="none" fo:border-top="0.5pt solid #000000" fo:border-bottom="0.5pt solid #000000"/>
    </style:style>
    <style:style style:name="表格15.C1" style:family="table-cell">
      <style:table-cell-properties fo:padding="0.097cm" fo:border="0.5pt solid #000000"/>
    </style:style>
    <style:style style:name="表格15.A2" style:family="table-cell">
      <style:table-cell-properties fo:padding="0.097cm" fo:border-left="0.5pt solid #000000" fo:border-right="none" fo:border-top="none" fo:border-bottom="0.5pt solid #000000"/>
    </style:style>
    <style:style style:name="表格15.C2" style:family="table-cell">
      <style:table-cell-properties fo:padding="0.097cm" fo:border-left="0.5pt solid #000000" fo:border-right="0.5pt solid #000000" fo:border-top="none" fo:border-bottom="0.5pt solid #000000"/>
    </style:style>
    <style:style style:name="表格16" style:family="table">
      <style:table-properties style:width="17cm" table:align="margins"/>
    </style:style>
    <style:style style:name="表格16.A" style:family="table-column">
      <style:table-column-properties style:column-width="5.667cm" style:rel-column-width="21845*"/>
    </style:style>
    <style:style style:name="表格16.A1" style:family="table-cell">
      <style:table-cell-properties fo:padding="0.097cm" fo:border-left="0.5pt solid #000000" fo:border-right="none" fo:border-top="0.5pt solid #000000" fo:border-bottom="0.5pt solid #000000"/>
    </style:style>
    <style:style style:name="表格16.C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C2" style:family="table-cell">
      <style:table-cell-properties fo:padding="0.097cm" fo:border-left="0.5pt solid #000000" fo:border-right="0.5pt solid #000000" fo:border-top="none" fo:border-bottom="0.5pt solid #000000"/>
    </style:style>
    <style:style style:name="表格17" style:family="table">
      <style:table-properties style:width="17cm" table:align="margins"/>
    </style:style>
    <style:style style:name="表格17.A" style:family="table-column">
      <style:table-column-properties style:column-width="5.667cm" style:rel-column-width="21845*"/>
    </style:style>
    <style:style style:name="表格17.A1" style:family="table-cell">
      <style:table-cell-properties fo:padding="0.097cm" fo:border-left="0.5pt solid #000000" fo:border-right="none" fo:border-top="0.5pt solid #000000" fo:border-bottom="0.5pt solid #000000"/>
    </style:style>
    <style:style style:name="表格17.C1" style:family="table-cell">
      <style:table-cell-properties fo:padding="0.097cm" fo:border="0.5pt solid #000000"/>
    </style:style>
    <style:style style:name="表格17.A2" style:family="table-cell">
      <style:table-cell-properties fo:padding="0.097cm" fo:border-left="0.5pt solid #000000" fo:border-right="none" fo:border-top="none" fo:border-bottom="0.5pt solid #000000"/>
    </style:style>
    <style:style style:name="表格17.C2" style:family="table-cell">
      <style:table-cell-properties fo:padding="0.097cm" fo:border-left="0.5pt solid #000000" fo:border-right="0.5pt solid #000000" fo:border-top="none" fo:border-bottom="0.5pt solid #000000"/>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padding="0.097cm" fo:border-left="0.5pt solid #000000" fo:border-right="none" fo:border-top="0.5pt solid #000000" fo:border-bottom="0.5pt solid #000000"/>
    </style:style>
    <style:style style:name="表格18.C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C2" style:family="table-cell">
      <style:table-cell-properties fo:padding="0.097cm" fo:border-left="0.5pt solid #000000" fo:border-right="0.5pt solid #000000" fo:border-top="none" fo:border-bottom="0.5pt solid #000000"/>
    </style:style>
    <style:style style:name="表格19" style:family="table">
      <style:table-properties style:width="17cm" table:align="margins"/>
    </style:style>
    <style:style style:name="表格19.A" style:family="table-column">
      <style:table-column-properties style:column-width="5.667cm" style:rel-column-width="21845*"/>
    </style:style>
    <style:style style:name="表格19.A1" style:family="table-cell">
      <style:table-cell-properties fo:padding="0.097cm" fo:border-left="0.5pt solid #000000" fo:border-right="none" fo:border-top="0.5pt solid #000000" fo:border-bottom="0.5pt solid #000000"/>
    </style:style>
    <style:style style:name="表格19.C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C2" style:family="table-cell">
      <style:table-cell-properties fo:padding="0.097cm" fo:border-left="0.5pt solid #000000" fo:border-right="0.5pt solid #000000" fo:border-top="none" fo:border-bottom="0.5pt solid #000000"/>
    </style:style>
    <style:style style:name="表格20" style:family="table">
      <style:table-properties style:width="17cm" table:align="margins"/>
    </style:style>
    <style:style style:name="表格20.A" style:family="table-column">
      <style:table-column-properties style:column-width="5.667cm" style:rel-column-width="21845*"/>
    </style:style>
    <style:style style:name="表格20.A1" style:family="table-cell">
      <style:table-cell-properties fo:padding="0.097cm" fo:border-left="0.5pt solid #000000" fo:border-right="none" fo:border-top="0.5pt solid #000000" fo:border-bottom="0.5pt solid #000000"/>
    </style:style>
    <style:style style:name="表格20.C1" style:family="table-cell">
      <style:table-cell-properties fo:padding="0.097cm" fo:border="0.5pt solid #000000"/>
    </style:style>
    <style:style style:name="表格20.A2" style:family="table-cell">
      <style:table-cell-properties fo:padding="0.097cm" fo:border-left="0.5pt solid #000000" fo:border-right="none" fo:border-top="none" fo:border-bottom="0.5pt solid #000000"/>
    </style:style>
    <style:style style:name="表格20.C2" style:family="table-cell">
      <style:table-cell-properties fo:padding="0.097cm" fo:border-left="0.5pt solid #000000" fo:border-right="0.5pt solid #000000" fo:border-top="none" fo:border-bottom="0.5pt solid #000000"/>
    </style:style>
    <style:style style:name="表格21" style:family="table">
      <style:table-properties style:width="17cm" table:align="margins"/>
    </style:style>
    <style:style style:name="表格21.A" style:family="table-column">
      <style:table-column-properties style:column-width="5.667cm" style:rel-column-width="21845*"/>
    </style:style>
    <style:style style:name="表格21.A1" style:family="table-cell">
      <style:table-cell-properties fo:padding="0.097cm" fo:border-left="0.5pt solid #000000" fo:border-right="none" fo:border-top="0.5pt solid #000000" fo:border-bottom="0.5pt solid #000000"/>
    </style:style>
    <style:style style:name="表格21.C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C2" style:family="table-cell">
      <style:table-cell-properties fo:padding="0.097cm" fo:border-left="0.5pt solid #000000" fo:border-right="0.5pt solid #000000" fo:border-top="none" fo:border-bottom="0.5pt solid #000000"/>
    </style:style>
    <style:style style:name="表格22" style:family="table">
      <style:table-properties style:width="17cm" table:align="margins"/>
    </style:style>
    <style:style style:name="表格22.A" style:family="table-column">
      <style:table-column-properties style:column-width="5.667cm" style:rel-column-width="21845*"/>
    </style:style>
    <style:style style:name="表格22.A1" style:family="table-cell">
      <style:table-cell-properties fo:padding="0.097cm" fo:border-left="0.5pt solid #000000" fo:border-right="none" fo:border-top="0.5pt solid #000000" fo:border-bottom="0.5pt solid #000000"/>
    </style:style>
    <style:style style:name="表格22.C1" style:family="table-cell">
      <style:table-cell-properties fo:padding="0.097cm" fo:border="0.5pt solid #000000"/>
    </style:style>
    <style:style style:name="表格22.A2" style:family="table-cell">
      <style:table-cell-properties fo:padding="0.097cm" fo:border-left="0.5pt solid #000000" fo:border-right="none" fo:border-top="none" fo:border-bottom="0.5pt solid #000000"/>
    </style:style>
    <style:style style:name="表格22.C2" style:family="table-cell">
      <style:table-cell-properties fo:padding="0.097cm" fo:border-left="0.5pt solid #000000" fo:border-right="0.5pt solid #000000" fo:border-top="none" fo:border-bottom="0.5pt solid #000000"/>
    </style:style>
    <style:style style:name="表格23" style:family="table">
      <style:table-properties style:width="17cm" table:align="margins"/>
    </style:style>
    <style:style style:name="表格23.A" style:family="table-column">
      <style:table-column-properties style:column-width="5.667cm" style:rel-column-width="21845*"/>
    </style:style>
    <style:style style:name="表格23.A1" style:family="table-cell">
      <style:table-cell-properties fo:padding="0.097cm" fo:border-left="0.5pt solid #000000" fo:border-right="none" fo:border-top="0.5pt solid #000000" fo:border-bottom="0.5pt solid #000000"/>
    </style:style>
    <style:style style:name="表格23.C1" style:family="table-cell">
      <style:table-cell-properties fo:padding="0.097cm" fo:border="0.5pt solid #000000"/>
    </style:style>
    <style:style style:name="表格23.A2" style:family="table-cell">
      <style:table-cell-properties fo:padding="0.097cm" fo:border-left="0.5pt solid #000000" fo:border-right="none" fo:border-top="none" fo:border-bottom="0.5pt solid #000000"/>
    </style:style>
    <style:style style:name="表格23.C2" style:family="table-cell">
      <style:table-cell-properties fo:padding="0.097cm" fo:border-left="0.5pt solid #000000" fo:border-right="0.5pt solid #000000" fo:border-top="none" fo:border-bottom="0.5pt solid #000000"/>
    </style:style>
    <style:style style:name="表格24" style:family="table">
      <style:table-properties style:width="17cm" table:align="margins"/>
    </style:style>
    <style:style style:name="表格24.A" style:family="table-column">
      <style:table-column-properties style:column-width="5.667cm" style:rel-column-width="21845*"/>
    </style:style>
    <style:style style:name="表格24.A1" style:family="table-cell">
      <style:table-cell-properties fo:padding="0.097cm" fo:border-left="0.5pt solid #000000" fo:border-right="none" fo:border-top="0.5pt solid #000000" fo:border-bottom="0.5pt solid #000000"/>
    </style:style>
    <style:style style:name="表格24.C1" style:family="table-cell">
      <style:table-cell-properties fo:padding="0.097cm" fo:border="0.5pt solid #000000"/>
    </style:style>
    <style:style style:name="表格24.A2" style:family="table-cell">
      <style:table-cell-properties fo:padding="0.097cm" fo:border-left="0.5pt solid #000000" fo:border-right="none" fo:border-top="none" fo:border-bottom="0.5pt solid #000000"/>
    </style:style>
    <style:style style:name="表格24.C2" style:family="table-cell">
      <style:table-cell-properties fo:padding="0.097cm" fo:border-left="0.5pt solid #000000" fo:border-right="0.5pt solid #000000" fo:border-top="none" fo:border-bottom="0.5pt solid #000000"/>
    </style:style>
    <style:style style:name="表格25" style:family="table">
      <style:table-properties style:width="17cm" table:align="margins"/>
    </style:style>
    <style:style style:name="表格25.A" style:family="table-column">
      <style:table-column-properties style:column-width="5.667cm" style:rel-column-width="21845*"/>
    </style:style>
    <style:style style:name="表格25.A1" style:family="table-cell">
      <style:table-cell-properties fo:padding="0.097cm" fo:border-left="0.5pt solid #000000" fo:border-right="none" fo:border-top="0.5pt solid #000000" fo:border-bottom="0.5pt solid #000000"/>
    </style:style>
    <style:style style:name="表格25.C1" style:family="table-cell">
      <style:table-cell-properties fo:padding="0.097cm" fo:border="0.5pt solid #000000"/>
    </style:style>
    <style:style style:name="表格25.A2" style:family="table-cell">
      <style:table-cell-properties fo:padding="0.097cm" fo:border-left="0.5pt solid #000000" fo:border-right="none" fo:border-top="none" fo:border-bottom="0.5pt solid #000000"/>
    </style:style>
    <style:style style:name="表格25.C2" style:family="table-cell">
      <style:table-cell-properties fo:padding="0.097cm" fo:border-left="0.5pt solid #000000" fo:border-right="0.5pt solid #000000" fo:border-top="none" fo:border-bottom="0.5pt solid #000000"/>
    </style:style>
    <style:style style:name="表格26" style:family="table">
      <style:table-properties style:width="17cm" table:align="margins"/>
    </style:style>
    <style:style style:name="表格26.A" style:family="table-column">
      <style:table-column-properties style:column-width="5.667cm" style:rel-column-width="21845*"/>
    </style:style>
    <style:style style:name="表格26.A1" style:family="table-cell">
      <style:table-cell-properties fo:padding="0.097cm" fo:border-left="0.5pt solid #000000" fo:border-right="none" fo:border-top="0.5pt solid #000000" fo:border-bottom="0.5pt solid #000000"/>
    </style:style>
    <style:style style:name="表格26.C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C2" style:family="table-cell">
      <style:table-cell-properties fo:padding="0.097cm" fo:border-left="0.5pt solid #000000" fo:border-right="0.5pt solid #000000" fo:border-top="none" fo:border-bottom="0.5pt solid #000000"/>
    </style:style>
    <style:style style:name="表格27" style:family="table">
      <style:table-properties style:width="17cm" table:align="margins"/>
    </style:style>
    <style:style style:name="表格27.A" style:family="table-column">
      <style:table-column-properties style:column-width="5.667cm" style:rel-column-width="21845*"/>
    </style:style>
    <style:style style:name="表格27.A1" style:family="table-cell">
      <style:table-cell-properties fo:padding="0.097cm" fo:border-left="0.5pt solid #000000" fo:border-right="none" fo:border-top="0.5pt solid #000000" fo:border-bottom="0.5pt solid #000000"/>
    </style:style>
    <style:style style:name="表格27.C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C2" style:family="table-cell">
      <style:table-cell-properties fo:padding="0.097cm" fo:border-left="0.5pt solid #000000" fo:border-right="0.5pt solid #000000" fo:border-top="none" fo:border-bottom="0.5pt solid #000000"/>
    </style:style>
    <style:style style:name="表格28" style:family="table">
      <style:table-properties style:width="17cm" table:align="margins"/>
    </style:style>
    <style:style style:name="表格28.A" style:family="table-column">
      <style:table-column-properties style:column-width="5.667cm" style:rel-column-width="21845*"/>
    </style:style>
    <style:style style:name="表格28.A1" style:family="table-cell">
      <style:table-cell-properties fo:padding="0.097cm" fo:border-left="0.5pt solid #000000" fo:border-right="none" fo:border-top="0.5pt solid #000000" fo:border-bottom="0.5pt solid #000000"/>
    </style:style>
    <style:style style:name="表格28.C1" style:family="table-cell">
      <style:table-cell-properties fo:padding="0.097cm" fo:border="0.5pt solid #000000"/>
    </style:style>
    <style:style style:name="表格28.A2" style:family="table-cell">
      <style:table-cell-properties fo:padding="0.097cm" fo:border-left="0.5pt solid #000000" fo:border-right="none" fo:border-top="none" fo:border-bottom="0.5pt solid #000000"/>
    </style:style>
    <style:style style:name="表格28.C2" style:family="table-cell">
      <style:table-cell-properties fo:padding="0.097cm" fo:border-left="0.5pt solid #000000" fo:border-right="0.5pt solid #000000" fo:border-top="none" fo:border-bottom="0.5pt solid #000000"/>
    </style:style>
    <style:style style:name="表格29" style:family="table">
      <style:table-properties style:width="17cm" table:align="margins"/>
    </style:style>
    <style:style style:name="表格29.A" style:family="table-column">
      <style:table-column-properties style:column-width="5.667cm" style:rel-column-width="21845*"/>
    </style:style>
    <style:style style:name="表格29.A1" style:family="table-cell">
      <style:table-cell-properties fo:padding="0.097cm" fo:border-left="0.5pt solid #000000" fo:border-right="none" fo:border-top="0.5pt solid #000000" fo:border-bottom="0.5pt solid #000000"/>
    </style:style>
    <style:style style:name="表格29.C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C2" style:family="table-cell">
      <style:table-cell-properties fo:padding="0.097cm" fo:border-left="0.5pt solid #000000" fo:border-right="0.5pt solid #000000" fo:border-top="none" fo:border-bottom="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able_20_Heading">
      <style:paragraph-properties fo:text-align="left" style:justify-single-word="false"/>
    </style:style>
    <style:style style:name="P4" style:family="paragraph" style:parent-style-name="Table_20_Contents">
      <style:paragraph-properties fo:text-align="left" style:justify-single-word="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Preformatted_20_Text">
      <style:paragraph-properties fo:margin-top="0cm" fo:margin-bottom="0.499cm" style:contextual-spacing="false"/>
    </style:style>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style style:name="P54" style:family="paragraph" style:parent-style-name="Text_20_body" style:list-style-name="L50"/>
    <style:style style:name="P55" style:family="paragraph" style:parent-style-name="Text_20_body" style:list-style-name="L51"/>
    <style:style style:name="P56" style:family="paragraph" style:parent-style-name="Text_20_body" style:list-style-name="L52"/>
    <style:style style:name="P57" style:family="paragraph" style:parent-style-name="Text_20_body" style:list-style-name="L53"/>
    <style:style style:name="P58" style:family="paragraph" style:parent-style-name="Text_20_body" style:list-style-name="L54"/>
    <style:style style:name="P59" style:family="paragraph" style:parent-style-name="Text_20_body" style:list-style-name="L55"/>
    <style:style style:name="P60" style:family="paragraph" style:parent-style-name="Text_20_body" style:list-style-name="L56"/>
    <style:style style:name="P61" style:family="paragraph" style:parent-style-name="Text_20_body" style:list-style-name="L57"/>
    <style:style style:name="P62" style:family="paragraph" style:parent-style-name="Text_20_body" style:list-style-name="L58"/>
    <style:style style:name="P63" style:family="paragraph" style:parent-style-name="Text_20_body" style:list-style-name="L59"/>
    <style:style style:name="P64" style:family="paragraph" style:parent-style-name="Text_20_body" style:list-style-name="L60"/>
    <style:style style:name="P65" style:family="paragraph" style:parent-style-name="Text_20_body" style:list-style-name="L61"/>
    <style:style style:name="P66" style:family="paragraph" style:parent-style-name="Text_20_body" style:list-style-name="L62"/>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65"/>
    <style:style style:name="P70" style:family="paragraph" style:parent-style-name="Text_20_body" style:list-style-name="L66"/>
    <style:style style:name="P71" style:family="paragraph" style:parent-style-name="Text_20_body" style:list-style-name="L67"/>
    <style:style style:name="P72" style:family="paragraph" style:parent-style-name="Text_20_body" style:list-style-name="L68"/>
    <style:style style:name="P73" style:family="paragraph" style:parent-style-name="Text_20_body" style:list-style-name="L69"/>
    <style:style style:name="P74" style:family="paragraph" style:parent-style-name="Text_20_body" style:list-style-name="L70"/>
    <style:style style:name="P75" style:family="paragraph" style:parent-style-name="Text_20_body" style:list-style-name="L71"/>
    <style:style style:name="P76" style:family="paragraph" style:parent-style-name="Text_20_body" style:list-style-name="L72"/>
    <style:style style:name="P77" style:family="paragraph" style:parent-style-name="Text_20_body" style:list-style-name="L73"/>
    <style:style style:name="P78" style:family="paragraph" style:parent-style-name="Text_20_body" style:list-style-name="L74"/>
    <style:style style:name="P79" style:family="paragraph" style:parent-style-name="Text_20_body" style:list-style-name="L75"/>
    <style:style style:name="P80" style:family="paragraph" style:parent-style-name="Text_20_body" style:list-style-name="L76"/>
    <style:style style:name="P81" style:family="paragraph" style:parent-style-name="Text_20_body" style:list-style-name="L77"/>
    <style:style style:name="P82" style:family="paragraph" style:parent-style-name="Text_20_body" style:list-style-name="L78"/>
    <style:style style:name="P83" style:family="paragraph" style:parent-style-name="Text_20_body" style:list-style-name="L79"/>
    <style:style style:name="P84" style:family="paragraph" style:parent-style-name="Text_20_body" style:list-style-name="L80"/>
    <style:style style:name="P85" style:family="paragraph" style:parent-style-name="Text_20_body" style:list-style-name="L81"/>
    <style:style style:name="P86" style:family="paragraph" style:parent-style-name="Text_20_body" style:list-style-name="L82"/>
    <style:style style:name="P87" style:family="paragraph" style:parent-style-name="Text_20_body" style:list-style-name="L83"/>
    <style:style style:name="P88" style:family="paragraph" style:parent-style-name="Text_20_body" style:list-style-name="L84"/>
    <style:style style:name="P89" style:family="paragraph" style:parent-style-name="Text_20_body" style:list-style-name="L85"/>
    <style:style style:name="P90" style:family="paragraph" style:parent-style-name="Text_20_body" style:list-style-name="L86"/>
    <style:style style:name="P91" style:family="paragraph" style:parent-style-name="Text_20_body" style:list-style-name="L87"/>
    <style:style style:name="P92" style:family="paragraph" style:parent-style-name="Text_20_body" style:list-style-name="L88"/>
    <style:style style:name="P93" style:family="paragraph" style:parent-style-name="Text_20_body" style:list-style-name="L89"/>
    <style:style style:name="P94" style:family="paragraph" style:parent-style-name="Text_20_body" style:list-style-name="L90"/>
    <style:style style:name="P95" style:family="paragraph" style:parent-style-name="Text_20_body" style:list-style-name="L91"/>
    <style:style style:name="P96" style:family="paragraph" style:parent-style-name="Text_20_body" style:list-style-name="L92"/>
    <style:style style:name="P97" style:family="paragraph" style:parent-style-name="Text_20_body" style:list-style-name="L93"/>
    <style:style style:name="P98" style:family="paragraph" style:parent-style-name="Text_20_body" style:list-style-name="L94"/>
    <style:style style:name="P99" style:family="paragraph" style:parent-style-name="Text_20_body" style:list-style-name="L95"/>
    <style:style style:name="P100" style:family="paragraph" style:parent-style-name="Text_20_body" style:list-style-name="L96"/>
    <style:style style:name="P101" style:family="paragraph" style:parent-style-name="Text_20_body" style:list-style-name="L97"/>
    <style:style style:name="P102" style:family="paragraph" style:parent-style-name="Text_20_body" style:list-style-name="L98"/>
    <style:style style:name="P103" style:family="paragraph" style:parent-style-name="Text_20_body" style:list-style-name="L99"/>
    <style:style style:name="P104" style:family="paragraph" style:parent-style-name="Text_20_body" style:list-style-name="L100"/>
    <style:style style:name="P105" style:family="paragraph" style:parent-style-name="Text_20_body" style:list-style-name="L101"/>
    <style:style style:name="P106" style:family="paragraph" style:parent-style-name="Text_20_body" style:list-style-name="L102"/>
    <style:style style:name="P107" style:family="paragraph" style:parent-style-name="Text_20_body" style:list-style-name="L103"/>
    <style:style style:name="P108" style:family="paragraph" style:parent-style-name="Text_20_body" style:list-style-name="L104"/>
    <style:style style:name="P109" style:family="paragraph" style:parent-style-name="Text_20_body" style:list-style-name="L105"/>
    <style:style style:name="P110" style:family="paragraph" style:parent-style-name="Text_20_body" style:list-style-name="L106"/>
    <style:style style:name="P111" style:family="paragraph" style:parent-style-name="Text_20_body" style:list-style-name="L107"/>
    <style:style style:name="P112" style:family="paragraph" style:parent-style-name="Text_20_body" style:list-style-name="L108"/>
    <style:style style:name="P113" style:family="paragraph" style:parent-style-name="Text_20_body" style:list-style-name="L109"/>
    <style:style style:name="P114" style:family="paragraph" style:parent-style-name="Text_20_body" style:list-style-name="L110"/>
    <style:style style:name="P115" style:family="paragraph" style:parent-style-name="Text_20_body" style:list-style-name="L111"/>
    <style:style style:name="P116" style:family="paragraph" style:parent-style-name="Text_20_body" style:list-style-name="L112"/>
    <style:style style:name="P117" style:family="paragraph" style:parent-style-name="Text_20_body" style:list-style-name="L113"/>
    <style:style style:name="P118" style:family="paragraph" style:parent-style-name="Text_20_body" style:list-style-name="L114"/>
    <style:style style:name="P119" style:family="paragraph" style:parent-style-name="Text_20_body" style:list-style-name="L115"/>
    <style:style style:name="P120" style:family="paragraph" style:parent-style-name="Text_20_body" style:list-style-name="L116"/>
    <style:style style:name="P121" style:family="paragraph" style:parent-style-name="Text_20_body" style:list-style-name="L117"/>
    <style:style style:name="P122" style:family="paragraph" style:parent-style-name="Text_20_body" style:list-style-name="L118"/>
    <style:style style:name="P123" style:family="paragraph" style:parent-style-name="Text_20_body" style:list-style-name="L119"/>
    <style:style style:name="P124" style:family="paragraph" style:parent-style-name="Text_20_body" style:list-style-name="L120"/>
    <style:style style:name="P125" style:family="paragraph" style:parent-style-name="Text_20_body" style:list-style-name="L121"/>
    <style:style style:name="P126" style:family="paragraph" style:parent-style-name="Text_20_body" style:list-style-name="L122"/>
    <style:style style:name="P127" style:family="paragraph" style:parent-style-name="Text_20_body" style:list-style-name="L123"/>
    <style:style style:name="P128" style:family="paragraph" style:parent-style-name="Text_20_body" style:list-style-name="L124"/>
    <style:style style:name="P129" style:family="paragraph" style:parent-style-name="Text_20_body" style:list-style-name="L125"/>
    <style:style style:name="P130" style:family="paragraph" style:parent-style-name="Text_20_body" style:list-style-name="L126"/>
    <style:style style:name="P131" style:family="paragraph" style:parent-style-name="Text_20_body" style:list-style-name="L127"/>
    <style:style style:name="P132" style:family="paragraph" style:parent-style-name="Text_20_body" style:list-style-name="L128"/>
    <style:style style:name="P133" style:family="paragraph" style:parent-style-name="Text_20_body" style:list-style-name="L129"/>
    <style:style style:name="P134" style:family="paragraph" style:parent-style-name="Text_20_body" style:list-style-name="L130"/>
    <style:style style:name="P135" style:family="paragraph" style:parent-style-name="Text_20_body" style:list-style-name="L131"/>
    <style:style style:name="P136" style:family="paragraph" style:parent-style-name="Text_20_body" style:list-style-name="L132"/>
    <style:style style:name="P137" style:family="paragraph" style:parent-style-name="Text_20_body" style:list-style-name="L133"/>
    <style:style style:name="P138" style:family="paragraph" style:parent-style-name="Text_20_body" style:list-style-name="L134"/>
    <style:style style:name="P139" style:family="paragraph" style:parent-style-name="Text_20_body" style:list-style-name="L135"/>
    <style:style style:name="P140" style:family="paragraph" style:parent-style-name="Text_20_body" style:list-style-name="L136"/>
    <style:style style:name="P141" style:family="paragraph" style:parent-style-name="Text_20_body" style:list-style-name="L137"/>
    <style:style style:name="P142" style:family="paragraph" style:parent-style-name="Text_20_body" style:list-style-name="L138"/>
    <style:style style:name="P143" style:family="paragraph" style:parent-style-name="Text_20_body" style:list-style-name="L139"/>
    <style:style style:name="P144" style:family="paragraph" style:parent-style-name="Text_20_body" style:list-style-name="L140"/>
    <style:style style:name="P145" style:family="paragraph" style:parent-style-name="Text_20_body" style:list-style-name="L141"/>
    <style:style style:name="P146" style:family="paragraph" style:parent-style-name="Text_20_body" style:list-style-name="L142"/>
    <style:style style:name="P147" style:family="paragraph" style:parent-style-name="Text_20_body" style:list-style-name="L143"/>
    <style:style style:name="P148" style:family="paragraph" style:parent-style-name="Text_20_body" style:list-style-name="L144"/>
    <style:style style:name="P149" style:family="paragraph" style:parent-style-name="Text_20_body" style:list-style-name="L145"/>
    <style:style style:name="P150" style:family="paragraph" style:parent-style-name="Text_20_body" style:list-style-name="L146"/>
    <style:style style:name="P151" style:family="paragraph" style:parent-style-name="Text_20_body" style:list-style-name="L147"/>
    <style:style style:name="P152" style:family="paragraph" style:parent-style-name="Text_20_body" style:list-style-name="L148"/>
    <style:style style:name="P153" style:family="paragraph" style:parent-style-name="Text_20_body" style:list-style-name="L149"/>
    <style:style style:name="P154" style:family="paragraph" style:parent-style-name="Text_20_body" style:list-style-name="L150"/>
    <style:style style:name="P155" style:family="paragraph" style:parent-style-name="Text_20_body" style:list-style-name="L151"/>
    <style:style style:name="P156" style:family="paragraph" style:parent-style-name="Text_20_body" style:list-style-name="L152"/>
    <style:style style:name="P157" style:family="paragraph" style:parent-style-name="Text_20_body" style:list-style-name="L153"/>
    <style:style style:name="P158" style:family="paragraph" style:parent-style-name="Text_20_body" style:list-style-name="L154"/>
    <style:style style:name="P159" style:family="paragraph" style:parent-style-name="Text_20_body" style:list-style-name="L155"/>
    <style:style style:name="P160" style:family="paragraph" style:parent-style-name="Text_20_body" style:list-style-name="L156"/>
    <style:style style:name="P161" style:family="paragraph" style:parent-style-name="Text_20_body" style:list-style-name="L157"/>
    <style:style style:name="P162" style:family="paragraph" style:parent-style-name="Text_20_body" style:list-style-name="L158"/>
    <style:style style:name="P163" style:family="paragraph" style:parent-style-name="Text_20_body" style:list-style-name="L159"/>
    <style:style style:name="P164" style:family="paragraph" style:parent-style-name="Text_20_body" style:list-style-name="L160"/>
    <style:style style:name="P165" style:family="paragraph" style:parent-style-name="Text_20_body" style:list-style-name="L161"/>
    <style:style style:name="P166" style:family="paragraph" style:parent-style-name="Text_20_body" style:list-style-name="L162"/>
    <style:style style:name="P167" style:family="paragraph" style:parent-style-name="Text_20_body" style:list-style-name="L163"/>
    <style:style style:name="P168" style:family="paragraph" style:parent-style-name="Text_20_body" style:list-style-name="L164"/>
    <style:style style:name="P169" style:family="paragraph" style:parent-style-name="Text_20_body" style:list-style-name="L165"/>
    <style:style style:name="P170" style:family="paragraph" style:parent-style-name="Text_20_body" style:list-style-name="L166"/>
    <style:style style:name="P171" style:family="paragraph" style:parent-style-name="Text_20_body" style:list-style-name="L167"/>
    <style:style style:name="P172" style:family="paragraph" style:parent-style-name="Text_20_body" style:list-style-name="L168"/>
    <style:style style:name="P173" style:family="paragraph" style:parent-style-name="Text_20_body" style:list-style-name="L169"/>
    <style:style style:name="T1" style:family="text">
      <style:text-properties fo:font-style="italic"/>
    </style:style>
    <style:style style:name="T2" style:family="text">
      <style:text-properties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关于学习的本质：一篇写给千年后人类的备忘录</text:h>
      <text:p text:style-name="Text_20_body"><text:span text:style-name="T1">——基于跨越数千年的不变规律</text:span></text:p>
      <text:h text:style-name="Heading_20_3" text:outline-level="3">序言</text:h>
      <text:p text:style-name="Text_20_body">如果你生活在千年之后，你所处的世界可能拥有我们今日无法想象的技术：脑机接口、意识上传、集体智能网络……但请相信，无论工具如何迭代，<text:span text:style-name="T2">学习的本质从未改变，也永远不会改变</text:span>。</text:p>
      <text:p text:style-name="Text_20_body">这份备忘录不是操作手册，而是一面镜子。它试图回答三个永恒的问题：</text:p>
      <text:list text:style-name="L1">
        <text:list-item>
          <text:p text:style-name="P1">学习的本质是什么？</text:p>
        </text:list-item>
        <text:list-item>
          <text:p text:style-name="P1">什么样的方法永远有效？</text:p>
        </text:list-item>
        <text:list-item>
          <text:p text:style-name="P1">什么样的行为看似学习，实则有害？</text:p>
        </text:list-item>
      </text:list>
      <text:p text:style-name="Text_20_body">这些问题，我们的祖先在篝火旁问过，我们在屏幕前问过，你也应当在你的时代里不断追问。</text:p>
      <text:p text:style-name="Horizontal_20_Line"/>
      <text:h text:style-name="Heading_20_3" text:outline-level="3">一、本质：不变的内核</text:h>
      <text:p text:style-name="Quotations"><text:span text:style-name="T2">学习是通过经验，在神经系统中建立持久的连接，从而改变未来对不确定性的应对能力。</text:span></text:p>
      <text:p text:style-name="Text_20_body">这句话包含四个不可动摇的要素：</text:p>
      <text:list text:style-name="L2">
        <text:list-item>
          <text:p text:style-name="P2"><text:span text:style-name="T2">来源是经验</text:span>——不是先天本能，不是药物所致的短暂状态，而是你与世界的真实互动。</text:p>
        </text:list-item>
        <text:list-item>
          <text:p text:style-name="P2"><text:span text:style-name="T2">载体是生物（或任何认知体）的神经连接</text:span>——每次学习都在物理上改变了你的大脑。这一点，无论你用的是碳基神经元还是硅基芯片，本质相同。</text:p>
        </text:list-item>
        <text:list-item>
          <text:p text:style-name="P2"><text:span text:style-name="T2">改变是持久的</text:span>——不是几秒的工作记忆，而是能够影响未来行为或思考的痕迹。</text:p>
        </text:list-item>
        <text:list-item>
          <text:p text:style-name="P2"><text:span text:style-name="T2">目的是压缩不确定性</text:span>——让你在面对未知或挑战时，做出比过去更优的判断与行动。</text:p>
        </text:list-item>
      </text:list>
      <text:p text:style-name="Text_20_body">数千年前，人类学习如何生火；数百年前，学习如何阅读；今天，学习如何与AI协作。形式千变万化，但上述四行字纹丝不动。</text:p>
      <text:p text:style-name="Horizontal_20_Line"/>
      <text:h text:style-name="Heading_20_3" text:outline-level="3">二、永远有效的学习方法（七个永恒原则）</text:h>
      <text:p text:style-name="Text_20_body">这些方法之所以永恒，是因为它们直接作用于本质的三个环节：<text:span text:style-name="T2">生成经验 → 强化连接 → 检验持久改变</text:span>。</text:p>
      <table:table table:name="表格1" table:style-name="表格1">
        <table:table-column table:style-name="表格1.A" table:number-columns-repeated="3"/>
        <table:table-header-rows>
          <table:table-row>
            <table:table-cell table:style-name="表格1.A1" office:value-type="string">
              <text:p text:style-name="P3">原则</text:p>
            </table:table-cell>
            <table:table-cell table:style-name="表格1.A1" office:value-type="string">
              <text:p text:style-name="P3">核心做法</text:p>
            </table:table-cell>
            <table:table-cell table:style-name="表格1.C1" office:value-type="string">
              <text:p text:style-name="P3">为什么永远有效</text:p>
            </table:table-cell>
          </table:table-row>
        </table:table-header-rows>
        <table:table-row>
          <table:table-cell table:style-name="表格1.A2" office:value-type="string">
            <text:p text:style-name="Table_20_Contents"><text:span text:style-name="T2">1. 主动生成</text:span></text:p>
          </table:table-cell>
          <table:table-cell table:style-name="表格1.A2" office:value-type="string">
            <text:p text:style-name="P4">不被动接收，而是自己解释、总结、出题、教别人</text:p>
          </table:table-cell>
          <table:table-cell table:style-name="表格1.C2" office:value-type="string">
            <text:p text:style-name="P4">主动提取比被动输入留下更深的神经痕迹</text:p>
          </table:table-cell>
        </table:table-row>
        <table:table-row>
          <table:table-cell table:style-name="表格1.A2" office:value-type="string">
            <text:p text:style-name="Table_20_Contents"><text:span text:style-name="T2">2. 间隔重复</text:span></text:p>
          </table:table-cell>
          <table:table-cell table:style-name="表格1.A2" office:value-type="string">
            <text:p text:style-name="P4">在逐渐拉长的时间间隔中复习</text:p>
          </table:table-cell>
          <table:table-cell table:style-name="表格1.C2" office:value-type="string">
            <text:p text:style-name="P4">遗忘是生物本能，每次回忆都在加固连接</text:p>
          </table:table-cell>
        </table:table-row>
        <table:table-row>
          <table:table-cell table:style-name="表格1.A2" office:value-type="string">
            <text:p text:style-name="Table_20_Contents"><text:span text:style-name="T2">3. 自我测试</text:span></text:p>
          </table:table-cell>
          <table:table-cell table:style-name="表格1.A2" office:value-type="string">
            <text:p text:style-name="P4">经常测验自己，而非反复阅读</text:p>
          </table:table-cell>
          <table:table-cell table:style-name="表格1.C2" office:value-type="string">
            <text:p text:style-name="P4">提取过程本身比存储更能强化持<text:soft-page-break/>久改变</text:p>
          </table:table-cell>
        </table:table-row>
        <table:table-row>
          <table:table-cell table:style-name="表格1.A2" office:value-type="string">
            <text:p text:style-name="Table_20_Contents"><text:span text:style-name="T2">4. 从错误中反馈</text:span></text:p>
          </table:table-cell>
          <table:table-cell table:style-name="表格1.A2" office:value-type="string">
            <text:p text:style-name="P4">尝试→暴露错误→获得明确校正→再尝试</text:p>
          </table:table-cell>
          <table:table-cell table:style-name="表格1.C2" office:value-type="string">
            <text:p text:style-name="P4">错误激活监控机制，修正后的路径被优先强化</text:p>
          </table:table-cell>
        </table:table-row>
        <table:table-row>
          <table:table-cell table:style-name="表格1.A2" office:value-type="string">
            <text:p text:style-name="Table_20_Contents"><text:span text:style-name="T2">5. 深度加工</text:span></text:p>
          </table:table-cell>
          <table:table-cell table:style-name="表格1.A2" office:value-type="string">
            <text:p text:style-name="P4">将新知识与已有知识建立丰富、具体的联系</text:p>
          </table:table-cell>
          <table:table-cell table:style-name="表格1.C2" office:value-type="string">
            <text:p text:style-name="P4">新连接必须锚定在旧网络上，锚点越多越牢</text:p>
          </table:table-cell>
        </table:table-row>
        <table:table-row>
          <table:table-cell table:style-name="表格1.A2" office:value-type="string">
            <text:p text:style-name="Table_20_Contents"><text:span text:style-name="T2">6. 刻意练习</text:span></text:p>
          </table:table-cell>
          <table:table-cell table:style-name="表格1.A2" office:value-type="string">
            <text:p text:style-name="P4">专注于能力边界上略高的难点，反复精进</text:p>
          </table:table-cell>
          <table:table-cell table:style-name="表格1.C2" office:value-type="string">
            <text:p text:style-name="P4">可塑性只在挑战区被触发，舒适区无改变</text:p>
          </table:table-cell>
        </table:table-row>
        <table:table-row>
          <table:table-cell table:style-name="表格1.A2" office:value-type="string">
            <text:p text:style-name="Table_20_Contents"><text:span text:style-name="T2">7. 交替学习</text:span></text:p>
          </table:table-cell>
          <table:table-cell table:style-name="表格1.A2" office:value-type="string">
            <text:p text:style-name="P4">不同主题交错练习，而非单点长时间集中</text:p>
          </table:table-cell>
          <table:table-cell table:style-name="表格1.C2" office:value-type="string">
            <text:p text:style-name="P4">切换中学会辨别异同，形成灵活可迁移的结构</text:p>
          </table:table-cell>
        </table:table-row>
      </table:table>
      <text:p text:style-name="Text_20_body"/>
      <text:p text:style-name="Text_20_body"><text:span text:style-name="T2">检验任何方法是否有效的唯一标准</text:span>：<text:span text:style-name="T1">“切断所有外部提示，在核心任务上，我是否依然能独立、流畅地完成？”</text:span> 如果你能——改变发生在你身上；如果你不能——改变只发生在工具上。</text:p>
      <text:p text:style-name="Horizontal_20_Line"/>
      <text:h text:style-name="Heading_20_3" text:outline-level="3">三、永远有害的学习行为（十个要警惕的陷阱）</text:h>
      <text:p text:style-name="Text_20_body">比不知道有效方法更危险的，是沉迷于那些<text:span text:style-name="T2">看起来像学习、实则无效甚至损伤能力</text:span>的行为。以下清单历经千年验证，值得你刻在心底。</text:p>
      <text:h text:style-name="Heading_20_4" text:outline-level="4">（一）绝对无效（浪费时间）</text:h>
      <text:list text:style-name="L3">
        <text:list-item>
          <text:p text:style-name="P5"><text:span text:style-name="T2">被动反复阅读</text:span>：只看、只划、只听，却不主动回忆或复述。<text:line-break/>→ <text:span text:style-name="T1">“读了十遍，合上书一片空白。”</text:span></text:p>
        </text:list-item>
        <text:list-item>
          <text:p text:style-name="P5"><text:span text:style-name="T2">考前突击</text:span>：一夜或数日内密集灌输。<text:line-break/>→ <text:span text:style-name="T1">形成的连接短命，几天后归零。</text:span></text:p>
        </text:list-item>
        <text:list-item>
          <text:p text:style-name="P5"><text:span text:style-name="T2">简单复述</text:span>：原样重复别人话，未用自己语言重组。<text:line-break/>→ <text:span text:style-name="T1">没有深度连接，无法迁移到新问题。</text:span></text:p>
        </text:list-item>
      </text:list>
      <text:h text:style-name="Heading_20_4" text:outline-level="4" text:is-list-header="true">（二）显著有害（破坏长期能力）</text:h>
      <text:list text:style-name="L4">
        <text:list-item>
          <text:p text:style-name="P6"><text:span text:style-name="T2">多任务学习</text:span>：一边学一边刷无关信息，频繁切换。<text:line-break/>→ <text:span text:style-name="T1">训练出浅层处理习惯，摧毁深度加工能力。</text:span></text:p>
        </text:list-item>
        <text:list-item>
          <text:p text:style-name="P6"><text:span text:style-name="T2">错误知识固化</text:span>：从不可靠来源获得错误概念并重复使用。<text:line-break/>→ <text:span text:style-name="T1">纠正错误比从零学习难数倍，需先抑制旧路径。</text:span></text:p>
        </text:list-item>
        <text:list-item>
          <text:p text:style-name="P6"><text:span text:style-name="T2">无反馈的重复练习</text:span>：反复做但不核对、不校正。<text:line-break/>→ <text:span text:style-name="T1">巩固错误动作，训练坏习惯。</text:span></text:p>
        </text:list-item>
        <text:list-item>
          <text:p text:style-name="P6"><text:span text:style-name="T2">情绪性焦虑学习</text:span>：在恐惧、高压、羞辱下被迫学习。<text:line-break/>→ <text:span text:style-name="T1">长期压力抑制记忆中枢的可塑性，且可能产生终身的厌恶感。</text:span></text:p>
        </text:list-item>
        <text:list-item>
          <text:p text:style-name="P6"><text:span text:style-name="T2">过度依赖外部存储</text:span>：收藏、截图、保存，以为“存了就是会了”。<text:line-break/><text:soft-page-break/>→ <text:span text:style-name="T1">大脑会主动降低对“可获得但不主动回忆”的信息的记忆投入（谷歌效应）。</text:span></text:p>
        </text:list-item>
        <text:list-item>
          <text:p text:style-name="P6"><text:span text:style-name="T2">混淆熟悉感与掌握</text:span>：因为刚听过、读起来流畅，就以为自己会了。<text:line-break/>→ <text:span text:style-name="T1">最隐蔽的陷阱：流畅感来自知觉，不是长期记忆。</text:span></text:p>
        </text:list-item>
        <text:list-item>
          <text:p text:style-name="P6"><text:span text:style-name="T2">睡眠不足下的学习</text:span>：熬夜学习，挤占睡眠。<text:line-break/>→ <text:span text:style-name="T1">记忆巩固主要在深度睡眠和REM阶段发生，熬夜等于白学。</text:span></text:p>
        </text:list-item>
      </text:list>
      <text:p text:style-name="Text_20_body"><text:span text:style-name="T2">一条简单的自检问题</text:span>：<text:line-break/><text:span text:style-name="T1">“如果没有任何外部帮助，我能否独自、准确、流畅地应用这个知识，并在新情境中识别它？”</text:span><text:line-break/>→ 能，则真学习。不能，则掉入了上述某个陷阱。</text:p>
      <text:p text:style-name="Horizontal_20_Line"/>
      <text:h text:style-name="Heading_20_3" text:outline-level="3">四、关于“独立”与“依赖工具”的千年之辩</text:h>
      <text:p text:style-name="Text_20_body">你可能生活在一个人机深度融合的时代，外部工具极其强大。那么，我们之前强调的“不依赖外部提示”是否过时？</text:p>
      <text:p text:style-name="Text_20_body"><text:span text:style-name="T2">答案：不过时，但需要精确理解。</text:span></text:p>
      <text:list text:style-name="L5">
        <text:list-item>
          <text:p text:style-name="P7"><text:span text:style-name="T2">基础核心层</text:span>（如母语、基本逻辑、专业核心技能）——必须做到不依赖外部工具即可调用。这是你作为独立认知主体的底座。</text:p>
        </text:list-item>
        <text:list-item>
          <text:p text:style-name="P7"><text:span text:style-name="T2">扩展应用层</text:span>（如前沿知识、低频细节）——完全可以依赖工具，但前提是你<text:span text:style-name="T2">理解原理</text:span>，且能在无工具时用其他方法推导。</text:p>
        </text:list-item>
      </text:list>
      <text:p text:style-name="Text_20_body"><text:span text:style-name="T2">红线在于：</text:span> 离开外部工具后，你的核心能力是否瘫痪？如果瘫痪，说明工具替代了你，而不是你使用了工具。</text:p>
      <text:p text:style-name="Text_20_body">古人学算盘，要达到“无盘心算”；你学计算器，要达到“无计算器也懂乘法原理”。工具可以加速，但不能代孕。</text:p>
      <text:p text:style-name="Horizontal_20_Line"/>
      <text:h text:style-name="Heading_20_3" text:outline-level="3">五、给千年后学习者的最后建议</text:h>
      <text:list text:style-name="L6">
        <text:list-item>
          <text:p text:style-name="P8"><text:span text:style-name="T2">警惕学习幻觉</text:span>：收藏、点赞、听完、读完，都不等于学会。唯一的证据是你能<text:span text:style-name="T2">独立产生不同的输出</text:span>。</text:p>
        </text:list-item>
        <text:list-item>
          <text:p text:style-name="P8"><text:span text:style-name="T2">拥抱反馈，尤其是负反馈</text:span>：没有校正的练习是毒药。主动寻找能指出你错误的人、系统或环境。</text:p>
        </text:list-item>
        <text:list-item>
          <text:p text:style-name="P8"><text:span text:style-name="T2">保护你的睡眠和情绪</text:span>：它们是学习发生的生物学基础。任何以牺牲睡眠或制造恐惧为代价的学习，都是自毁长城。</text:p>
        </text:list-item>
        <text:list-item>
          <text:p text:style-name="P9"><text:span text:style-name="T2">永远问自己三个问题</text:span>：</text:p>
          <text:list>
            <text:list-item>
              <text:p text:style-name="P8">我获得了什么新经验？（不是新信息）</text:p>
            </text:list-item>
            <text:list-item>
              <text:p text:style-name="P8">我的大脑因此发生了怎样的持久改变？（不是临时记忆）</text:p>
            </text:list-item>
            <text:list-item>
              <text:p text:style-name="P8">这让我在未来面对什么情境时能做出更优反应？（不是考试分数）</text:p>
            </text:list-item>
          </text:list>
        </text:list-item>
      </text:list>
      <text:p text:style-name="Text_20_body">最后，请记住：<text:span text:style-name="T2">技术会变，但生物体（或任何认知体）学习的底层规律，和第一个生命学会避开危险时</text:span><text:soft-page-break/><text:span text:style-name="T2">一模一样。</text:span> 这份备忘录所写的内容，在你的时代依然成立。如果不成立了，那么“学习”这个词本身就需要被重新定义——但那一天，已不属于我们今天讨论的范畴。</text:p>
      <text:p text:style-name="Text_20_body">愿你成为真正学习的主人，而不是工具或焦虑的奴隶。</text:p>
      <text:p text:style-name="Text_20_body"><text:span text:style-name="T1">——写于21世纪中叶之前，基于数千年人类经验的总结</text:span></text:p>
      <text:p text:style-name="Horizontal_20_Line"/>
      <text:p text:style-name="Text_20_body">Here is the English translation of the essay "On the Nature of Learning: A Memorandum for Humanity a Thousand Years from Now" based on our dialogue.</text:p>
      <text:p text:style-name="Horizontal_20_Line"/>
      <text:h text:style-name="Heading_20_2" text:outline-level="2">On the Nature of Learning: A Memorandum for Humanity a Thousand Years from Now</text:h>
      <text:p text:style-name="Text_20_body"><text:span text:style-name="T1">— Based on timeless principles spanning thousands of years</text:span></text:p>
      <text:h text:style-name="Heading_20_3" text:outline-level="3">Prologue</text:h>
      <text:p text:style-name="Text_20_body">If you live a thousand years from now, your world may possess technologies we can scarcely imagine today: brain-computer interfaces, uploaded consciousness, collective intelligence networks… But please believe this: no matter how tools evolve, <text:span text:style-name="T2">the essence of learning has never changed, and will never change</text:span>.</text:p>
      <text:p text:style-name="Text_20_body">This memorandum is not an instruction manual. It is a mirror. It seeks to answer three eternal questions:</text:p>
      <text:list text:style-name="L7">
        <text:list-item>
          <text:p text:style-name="P10">What is the essence of learning?</text:p>
        </text:list-item>
        <text:list-item>
          <text:p text:style-name="P10">What methods will always work?</text:p>
        </text:list-item>
        <text:list-item>
          <text:p text:style-name="P10">What behaviors look like learning but are actually useless or even harmful?</text:p>
        </text:list-item>
      </text:list>
      <text:p text:style-name="Text_20_body">Our ancestors asked these questions around campfires. We asked them in front of screens. You, too, must keep asking them in your own age.</text:p>
      <text:p text:style-name="Horizontal_20_Line"/>
      <text:h text:style-name="Heading_20_3" text:outline-level="3">I. The Essence: The Unchanging Core</text:h>
      <text:p text:style-name="Quotations"><text:span text:style-name="T2">Learning is the process of forging lasting connections within the nervous system through experience, thereby changing one‘s ability to cope with future uncertainty.</text:span></text:p>
      <text:p text:style-name="Text_20_body">This statement contains four unshakable elements:</text:p>
      <text:list text:style-name="L8">
        <text:list-item>
          <text:p text:style-name="P11"><text:span text:style-name="T2">The source is experience</text:span> — not innate instinct, not a temporary drug-induced state, but genuine interaction with the world.</text:p>
        </text:list-item>
        <text:list-item>
          <text:p text:style-name="P11"><text:span text:style-name="T2">The substrate is neural connections within a cognitive agent</text:span> — every instance of learning physically changes your brain. Whether you use carbon-based neurons or silicon chips, the essence is the same.</text:p>
        </text:list-item>
        <text:list-item>
          <text:p text:style-name="P11"><text:span text:style-name="T2">The change is lasting</text:span> — not working memory of a few seconds, but a trace that can <text:soft-page-break/>influence future behavior or thought.</text:p>
        </text:list-item>
        <text:list-item>
          <text:p text:style-name="P11"><text:span text:style-name="T2">The purpose is to compress uncertainty</text:span> — to enable you to make better judgments and take better actions when facing the unknown or challenges.</text:p>
        </text:list-item>
      </text:list>
      <text:p text:style-name="Text_20_body">Thousands of years ago, humans learned how to make fire. Hundreds of years ago, they learned how to read. Today, they learn how to collaborate with AI. The forms change ceaselessly, but the four lines above remain absolutely unchanged.</text:p>
      <text:p text:style-name="Horizontal_20_Line"/>
      <text:h text:style-name="Heading_20_3" text:outline-level="3">II. Methods That Always Work (Seven Timeless Principles)</text:h>
      <text:p text:style-name="Text_20_body">These principles endure because they act directly on the three links of the learning process: <text:span text:style-name="T2">generating experience → strengthening connections → testing lasting change</text:span>.</text:p>
      <table:table table:name="表格2" table:style-name="表格2">
        <table:table-column table:style-name="表格2.A" table:number-columns-repeated="3"/>
        <table:table-header-rows>
          <table:table-row>
            <table:table-cell table:style-name="表格2.A1" office:value-type="string">
              <text:p text:style-name="P3">Principle</text:p>
            </table:table-cell>
            <table:table-cell table:style-name="表格2.A1" office:value-type="string">
              <text:p text:style-name="P3">Core Practice</text:p>
            </table:table-cell>
            <table:table-cell table:style-name="表格2.C1" office:value-type="string">
              <text:p text:style-name="P3">Why It Always Works</text:p>
            </table:table-cell>
          </table:table-row>
        </table:table-header-rows>
        <table:table-row>
          <table:table-cell table:style-name="表格2.A2" office:value-type="string">
            <text:p text:style-name="Table_20_Contents"><text:span text:style-name="T2">1. Active generation</text:span></text:p>
          </table:table-cell>
          <table:table-cell table:style-name="表格2.A2" office:value-type="string">
            <text:p text:style-name="P4">Instead of passive reception, explain, summarize, question, or teach others.</text:p>
          </table:table-cell>
          <table:table-cell table:style-name="表格2.C2" office:value-type="string">
            <text:p text:style-name="P4">Active retrieval leaves deeper neural traces than passive input.</text:p>
          </table:table-cell>
        </table:table-row>
        <table:table-row>
          <table:table-cell table:style-name="表格2.A2" office:value-type="string">
            <text:p text:style-name="Table_20_Contents"><text:span text:style-name="T2">2. Spaced repetition</text:span></text:p>
          </table:table-cell>
          <table:table-cell table:style-name="表格2.A2" office:value-type="string">
            <text:p text:style-name="P4">Review content at gradually increasing intervals.</text:p>
          </table:table-cell>
          <table:table-cell table:style-name="表格2.C2" office:value-type="string">
            <text:p text:style-name="P4">Forgetting is biological; each act of recall reinforces the connection.</text:p>
          </table:table-cell>
        </table:table-row>
        <table:table-row>
          <table:table-cell table:style-name="表格2.A2" office:value-type="string">
            <text:p text:style-name="Table_20_Contents"><text:span text:style-name="T2">3. Self-testing</text:span></text:p>
          </table:table-cell>
          <table:table-cell table:style-name="表格2.A2" office:value-type="string">
            <text:p text:style-name="P4">Frequently quiz yourself, rather than rereading.</text:p>
          </table:table-cell>
          <table:table-cell table:style-name="表格2.C2" office:value-type="string">
            <text:p text:style-name="P4">The retrieval process itself strengthens lasting change more than storage does.</text:p>
          </table:table-cell>
        </table:table-row>
        <table:table-row>
          <table:table-cell table:style-name="表格2.A2" office:value-type="string">
            <text:p text:style-name="Table_20_Contents"><text:span text:style-name="T2">4. Feedback from errors</text:span></text:p>
          </table:table-cell>
          <table:table-cell table:style-name="表格2.A2" office:value-type="string">
            <text:p text:style-name="P4">Try → expose mistakes → receive clear correction → try again.</text:p>
          </table:table-cell>
          <table:table-cell table:style-name="表格2.C2" office:value-type="string">
            <text:p text:style-name="P4">Errors activate monitoring mechanisms; corrected paths are preferentially reinforced.</text:p>
          </table:table-cell>
        </table:table-row>
        <table:table-row>
          <table:table-cell table:style-name="表格2.A2" office:value-type="string">
            <text:p text:style-name="Table_20_Contents"><text:span text:style-name="T2">5. Elaboration</text:span></text:p>
          </table:table-cell>
          <table:table-cell table:style-name="表格2.A2" office:value-type="string">
            <text:p text:style-name="P4">Connect new knowledge to existing knowledge with rich, concrete links.</text:p>
          </table:table-cell>
          <table:table-cell table:style-name="表格2.C2" office:value-type="string">
            <text:p text:style-name="P4">New connections must anchor to old networks; more anchors mean stronger retention.</text:p>
          </table:table-cell>
        </table:table-row>
        <table:table-row>
          <table:table-cell table:style-name="表格2.A2" office:value-type="string">
            <text:p text:style-name="Table_20_Contents"><text:span text:style-name="T2">6. Deliberate practice</text:span></text:p>
          </table:table-cell>
          <table:table-cell table:style-name="表格2.A2" office:value-type="string">
            <text:p text:style-name="P4">Focus on challenges just beyond your current ability, and refine repeatedly.</text:p>
          </table:table-cell>
          <table:table-cell table:style-name="表格2.C2" office:value-type="string">
            <text:p text:style-name="P4">Neuroplasticity is triggered only in the challenge zone; the comfort zone yields no change.</text:p>
          </table:table-cell>
        </table:table-row>
        <table:table-row>
          <table:table-cell table:style-name="表格2.A2" office:value-type="string">
            <text:p text:style-name="Table_20_Contents"><text:span text:style-name="T2">7. Interleaving</text:span></text:p>
          </table:table-cell>
          <table:table-cell table:style-name="表格2.A2" office:value-type="string">
            <text:p text:style-name="P4">Mix different topics during practice, rather than concentrating on one for a long time.</text:p>
          </table:table-cell>
          <table:table-cell table:style-name="表格2.C2" office:value-type="string">
            <text:p text:style-name="P4">Switching helps the brain learn to discriminate and generalize, forming flexible, transferable knowledge.</text:p>
          </table:table-cell>
        </table:table-row>
      </table:table>
      <text:p text:style-name="Text_20_body"/>
      <text:p text:style-name="Text_20_body"><text:span text:style-name="T2">The single criterion to test any method:</text:span> <text:span text:style-name="T1">“If all external prompts are removed, can I independently and fluently perform the core task?”</text:span> If yes — the change has happened in you. If no — the change has only happened in your tools.</text:p>
      <text:p text:style-name="Horizontal_20_Line"/>
      <text:h text:style-name="Heading_20_3" text:outline-level="3"><text:soft-page-break/>III. Learning Behaviors That Are Always Harmful (Ten Traps to Watch For)</text:h>
      <text:p text:style-name="Text_20_body">More dangerous than not knowing effective methods is falling in love with behaviors that <text:span text:style-name="T2">look like learning but are either useless or actively damage your ability to learn</text:span>. The following list has been validated over millennia. Carve it into your mind.</text:p>
      <text:h text:style-name="Heading_20_4" text:outline-level="4">(A) Absolutely Useless (Waste time)</text:h>
      <text:list text:style-name="L9">
        <text:list-item>
          <text:p text:style-name="P12"><text:span text:style-name="T2">Passive rereading</text:span> — reading, highlighting, or listening repeatedly without active recall or recitation.<text:line-break/>→ <text:span text:style-name="T1">“Read it ten times, closed the book, and my mind was blank.”</text:span></text:p>
        </text:list-item>
        <text:list-item>
          <text:p text:style-name="P12"><text:span text:style-name="T2">Cramming</text:span> — intensive input over one night or a few days.<text:line-break/>→ <text:span text:style-name="T1">The connections formed are short-lived and vanish within days.</text:span></text:p>
        </text:list-item>
        <text:list-item>
          <text:p text:style-name="P12"><text:span text:style-name="T2">Simple repetition of others’ words</text:span> — parroting without rephrasing in your own language.<text:line-break/>→ <text:span text:style-name="T1">No deep connections are formed; you cannot transfer the knowledge to new problems.</text:span></text:p>
        </text:list-item>
      </text:list>
      <text:h text:style-name="Heading_20_4" text:outline-level="4" text:is-list-header="true">(B) Significantly Harmful (Damage long-term ability)</text:h>
      <text:list text:style-name="L10">
        <text:list-item>
          <text:p text:style-name="P13"><text:span text:style-name="T2">Multitasking during learning</text:span> — learning while scrolling unrelated content, frequent task switching.<text:line-break/>→ <text:span text:style-name="T1">Trains shallow processing habits and destroys deep processing ability.</text:span></text:p>
        </text:list-item>
        <text:list-item>
          <text:p text:style-name="P13"><text:span text:style-name="T2">Fossilization of misinformation</text:span> — acquiring false concepts from unreliable sources and repeatedly using them.<text:line-break/>→ <text:span text:style-name="T1">Correcting errors is several times harder than learning from scratch, because you must first inhibit the old path.</text:span></text:p>
        </text:list-item>
        <text:list-item>
          <text:p text:style-name="P13"><text:span text:style-name="T2">Practice without feedback</text:span> — repeating exercises without checking answers or correcting errors.<text:line-break/>→ <text:span text:style-name="T1">Reinforces mistakes and trains bad habits.</text:span></text:p>
        </text:list-item>
        <text:list-item>
          <text:p text:style-name="P13"><text:span text:style-name="T2">Anxiety-driven learning</text:span> — learning under fear, high pressure, or humiliation.<text:line-break/>→ <text:span text:style-name="T1">Chronic stress inhibits plasticity in memory centers (e.g., hippocampus) and can create lifelong aversion to learning itself.</text:span></text:p>
        </text:list-item>
        <text:list-item>
          <text:p text:style-name="P13"><text:span text:style-name="T2">Over-reliance on external storage</text:span> — bookmarking, screenshotting, saving, assuming “saved means learned”.<text:line-break/>→ <text:span text:style-name="T1">The brain actively reduces memory investment in information that is easily accessible but not actively recalled (the Google Effect).</text:span></text:p>
        </text:list-item>
        <text:list-item>
          <text:p text:style-name="P13"><text:span text:style-name="T2">Confusing fluency with mastery</text:span> — feeling that you’ve learned something because it sounded familiar or read smoothly.<text:line-break/>→ <text:span text:style-name="T1">The most insidious trap: fluency comes from perceptual ease, not long-term retrieval strength.</text:span></text:p>
        </text:list-item>
        <text:list-item>
          <text:p text:style-name="P13"><text:span text:style-name="T2">Learning with sleep deprivation</text:span> — staying up late to study, cutting sleep time.<text:line-break/>→ <text:span text:style-name="T1">Memory consolidation occurs mainly during deep sleep and REM. What you learn while sleep-deprived is largely forgotten. Chronic deprivation also impairs prefrontal function, reducing learning efficiency.</text:span></text:p>
        </text:list-item>
      </text:list>
      <text:p text:style-name="Text_20_body"><text:soft-page-break/><text:span text:style-name="T2">One simple self-check question:</text:span><text:line-break/><text:span text:style-name="T1">“Without any external help, can I independently, accurately, and fluently apply this knowledge and recognize where it applies in a new situation?”</text:span><text:line-break/>→ If yes, you have truly learned. If no, you have fallen into one of the traps above.</text:p>
      <text:p text:style-name="Horizontal_20_Line"/>
      <text:h text:style-name="Heading_20_3" text:outline-level="3">IV. On “Independence” and “Reliance on Tools” — A Debate That Spans Millennia</text:h>
      <text:p text:style-name="Text_20_body">You may live in an age of deep human-tool integration, where external aids are extremely powerful. Does our earlier emphasis on “no external prompts” become obsolete?</text:p>
      <text:p text:style-name="Text_20_body"><text:span text:style-name="T2">Answer: No, but it requires precise understanding.</text:span></text:p>
      <text:list text:style-name="L11">
        <text:list-item>
          <text:p text:style-name="P14"><text:span text:style-name="T2">The foundational core layer</text:span> (e.g., native language, basic logic, core professional skills) — must be accessible without external tools. This is the bedrock of your existence as an independent cognitive agent.</text:p>
        </text:list-item>
        <text:list-item>
          <text:p text:style-name="P14"><text:span text:style-name="T2">The extended application layer</text:span> (e.g., cutting-edge knowledge, low-frequency details) — can legitimately rely on tools, <text:span text:style-name="T2">provided</text:span> you understand the underlying principles and could derive the result by other means when tools are absent.</text:p>
        </text:list-item>
      </text:list>
      <text:p text:style-name="Text_20_body"><text:span text:style-name="T2">The red line is this:</text:span> If removal of external tools paralyzes your core ability, then the tool has replaced you, not been used by you.</text:p>
      <text:p text:style-name="Text_20_body">The ancients learned the abacus to reach “mental abacus” — no physical abacus needed. You learn to use a calculator to reach “understanding multiplication, even without a calculator.” Tools can accelerate, but they cannot gestate.</text:p>
      <text:p text:style-name="Horizontal_20_Line"/>
      <text:h text:style-name="Heading_20_3" text:outline-level="3">V. Final Advice for Learners a Thousand Years from Now</text:h>
      <text:list text:style-name="L12">
        <text:list-item>
          <text:p text:style-name="P15"><text:span text:style-name="T2">Beware of the learning illusion.</text:span> Bookmarking, liking, finishing a lecture, or reading a book is not learning. The only proof is that you can <text:span text:style-name="T2">independently produce a different output</text:span>.</text:p>
        </text:list-item>
        <text:list-item>
          <text:p text:style-name="P15"><text:span text:style-name="T2">Embrace feedback, especially negative feedback.</text:span> Practice without correction is poison. Seek out people, systems, or environments that will point out your mistakes.</text:p>
        </text:list-item>
        <text:list-item>
          <text:p text:style-name="P15"><text:span text:style-name="T2">Protect your sleep and your emotions.</text:span> They are the biological foundation on which learning occurs. Any “learning” that sacrifices sleep or creates fear is self-sabotage.</text:p>
        </text:list-item>
        <text:list-item>
          <text:p text:style-name="P15"><text:span text:style-name="T2">Always ask yourself three questions:</text:span></text:p>
          <text:list>
            <text:list-item>
              <text:p text:style-name="P15">What new experience have I gained? (Not new information.)</text:p>
            </text:list-item>
            <text:list-item>
              <text:p text:style-name="P15">What lasting change has occurred in my brain? (Not temporary memory.)</text:p>
            </text:list-item>
            <text:list-item>
              <text:p text:style-name="P15">In what future situation will this enable me to make a better response? (Not a test score.)</text:p>
            </text:list-item>
          </text:list>
        </text:list-item>
      </text:list>
      <text:p text:style-name="Text_20_body">Finally, remember: <text:span text:style-name="T2">Technology changes, but the underlying laws of learning for any cognitive agent — from the first life form that learned to avoid danger to you — are exactly the same.</text:span> What is written in this memorandum will still hold true in your age. If it ever ceases to hold, then <text:soft-page-break/>the word “learning” itself will need to be redefined — but that day lies beyond the scope of our discussion today.</text:p>
      <text:p text:style-name="Text_20_body">May you become the true master of learning, neither a slave to tools nor to anxiety.</text:p>
      <text:p text:style-name="Text_20_body"><text:span text:style-name="T1">— Written before the mid-21st century, based on the sum of several thousand years of human experience</text:span></text:p>
      <text:p text:style-name="Horizontal_20_Line"/>
      <text:p text:style-name="Text_20_body">Let me know if you would like any adjustments to tone or terminology.</text:p>
      <text:p text:style-name="Horizontal_20_Line"/>
      <text:p text:style-name="Text_20_body">以下是将之前的文章《关于学习的本质：一篇写给千年后人类的备忘录》翻译成日文的版本。</text:p>
      <text:p text:style-name="Horizontal_20_Line"/>
      <text:h text:style-name="Heading_20_2" text:outline-level="2">学習の本質について：千年後の人類への覚書</text:h>
      <text:p text:style-name="Text_20_body"><text:span text:style-name="T1">— 数千年にわたる不変の原理に基づいて</text:span></text:p>
      <text:h text:style-name="Heading_20_3" text:outline-level="3">序文</text:h>
      <text:p text:style-name="Text_20_body">もしあなたが千年後に生きているなら、あなたの世界には今日の私たちが想像もできないような技術が存在するかもしれない。脳内インターフェース、意識のアップロード、集合的知能ネットワーク……しかし、どうか信じてほしい。道具がどんなに進化しても、<text:span text:style-name="T2">学習の本質は決して変わらず、これからも決して変わらない</text:span>。</text:p>
      <text:p text:style-name="Text_20_body">この覚書は取扱説明書ではない。それは鏡である。三つの永遠の問いに答えようとしている。</text:p>
      <text:list text:style-name="L13">
        <text:list-item>
          <text:p text:style-name="P16">学習の本質とは何か？</text:p>
        </text:list-item>
        <text:list-item>
          <text:p text:style-name="P16">どのような方法なら常に有効なのか？</text:p>
        </text:list-item>
        <text:list-item>
          <text:p text:style-name="P16">どのような行動が学習のように見えて、実際には無効または有害なのか？</text:p>
        </text:list-item>
      </text:list>
      <text:p text:style-name="Text_20_body">私たちの祖先は焚き火を囲んでこれらの問いを発した。私たちはスクリーンの前で問いを発した。あなたもまた、あなたの時代において、問い続けなければならない。</text:p>
      <text:p text:style-name="Horizontal_20_Line"/>
      <text:h text:style-name="Heading_20_3" text:outline-level="3">I. 本質：変わらざる核</text:h>
      <text:p text:style-name="Quotations"><text:span text:style-name="T2">学習とは、経験を通じて神経系に永続的な接続を確立し、それによって将来の不確実性への対処能力を変えることである。</text:span></text:p>
      <text:p text:style-name="Text_20_body">この定義には四つの揺るぎない要素が含まれる。</text:p>
      <text:list text:style-name="L14">
        <text:list-item>
          <text:p text:style-name="P17"><text:span text:style-name="T2">源泉は経験である</text:span>——生得的な本能ではない。薬物による一時的状態ではない。世界との真の相互作用である。</text:p>
        </text:list-item>
        <text:list-item>
          <text:p text:style-name="P17"><text:span text:style-name="T2">基質は認知的主体の中の神経接続である</text:span>——学習のたびに、あなたの脳は物理的に変化する。炭素ベースのニューロンを使おうとシリコンチップを使おうと、本質は同じである。</text:p>
        </text:list-item>
        <text:list-item>
          <text:p text:style-name="P17"><text:soft-page-break/><text:span text:style-name="T2">変化は永続的である</text:span>——数秒間のワーキングメモリではなく、将来の行動や思考に影響を及ぼしうる痕跡である。</text:p>
        </text:list-item>
        <text:list-item>
          <text:p text:style-name="P17"><text:span text:style-name="T2">目的は不確実性を圧縮することである</text:span>——未知や困難に直面したとき、以前よりも良い判断と行動を可能にすることである。</text:p>
        </text:list-item>
      </text:list>
      <text:p text:style-name="Text_20_body">数千年前、人間は火の起こし方を学んだ。数百年前、読み書きを学んだ。今日、人間はAIとの協働を学んでいる。形式は無数に変化する。しかし、上の四行は微動だにしない。</text:p>
      <text:p text:style-name="Horizontal_20_Line"/>
      <text:h text:style-name="Heading_20_3" text:outline-level="3">II. 常に有効な方法（七つの永遠の原則）</text:h>
      <text:p text:style-name="Text_20_body">これらの原則が永遠であるのは、学習のプロセスの三つの環——<text:span text:style-name="T2">経験の生成 → 接続の強化 → 永続的変化の検証</text:span>——に直接作用するからである。</text:p>
      <table:table table:name="表格3" table:style-name="表格3">
        <table:table-column table:style-name="表格3.A" table:number-columns-repeated="3"/>
        <table:table-header-rows>
          <table:table-row>
            <table:table-cell table:style-name="表格3.A1" office:value-type="string">
              <text:p text:style-name="P3">原則</text:p>
            </table:table-cell>
            <table:table-cell table:style-name="表格3.A1" office:value-type="string">
              <text:p text:style-name="P3">核となる実践</text:p>
            </table:table-cell>
            <table:table-cell table:style-name="表格3.C1" office:value-type="string">
              <text:p text:style-name="P3">なぜ永遠に有効か</text:p>
            </table:table-cell>
          </table:table-row>
        </table:table-header-rows>
        <table:table-row>
          <table:table-cell table:style-name="表格3.A2" office:value-type="string">
            <text:p text:style-name="Table_20_Contents"><text:span text:style-name="T2">1. 能動的生成</text:span></text:p>
          </table:table-cell>
          <table:table-cell table:style-name="表格3.A2" office:value-type="string">
            <text:p text:style-name="P4">受動的に受け取るのではなく、自ら説明し、要約し、問題を作り、他者に教える。</text:p>
          </table:table-cell>
          <table:table-cell table:style-name="表格3.C2" office:value-type="string">
            <text:p text:style-name="P4">能動的な検索は、受動的な入力よりも強力な神経痕跡を残す。</text:p>
          </table:table-cell>
        </table:table-row>
        <table:table-row>
          <table:table-cell table:style-name="表格3.A2" office:value-type="string">
            <text:p text:style-name="Table_20_Contents"><text:span text:style-name="T2">2. 間隔反復</text:span></text:p>
          </table:table-cell>
          <table:table-cell table:style-name="表格3.A2" office:value-type="string">
            <text:p text:style-name="P4">徐々に間隔を広げながら復習する。</text:p>
          </table:table-cell>
          <table:table-cell table:style-name="表格3.C2" office:value-type="string">
            <text:p text:style-name="P4">忘却は生物学的必然であり、思い出すたびに接続が強化される。</text:p>
          </table:table-cell>
        </table:table-row>
        <table:table-row>
          <table:table-cell table:style-name="表格3.A2" office:value-type="string">
            <text:p text:style-name="Table_20_Contents"><text:span text:style-name="T2">3. セルフテスト</text:span></text:p>
          </table:table-cell>
          <table:table-cell table:style-name="表格3.A2" office:value-type="string">
            <text:p text:style-name="P4">繰り返し読むのではなく、自分自身を頻繁にテストする。</text:p>
          </table:table-cell>
          <table:table-cell table:style-name="表格3.C2" office:value-type="string">
            <text:p text:style-name="P4">検索という行為そのものが、保存よりも永続的変化を強化する。</text:p>
          </table:table-cell>
        </table:table-row>
        <table:table-row>
          <table:table-cell table:style-name="表格3.A2" office:value-type="string">
            <text:p text:style-name="Table_20_Contents"><text:span text:style-name="T2">4. 誤りからのフィードバック</text:span></text:p>
          </table:table-cell>
          <table:table-cell table:style-name="表格3.A2" office:value-type="string">
            <text:p text:style-name="P4">試す → 誤りを露呈する → 明確な修正を得る → 再試行する。</text:p>
          </table:table-cell>
          <table:table-cell table:style-name="表格3.C2" office:value-type="string">
            <text:p text:style-name="P4">誤りは監視機構を活性化し、修正された経路が優先的に強化される。</text:p>
          </table:table-cell>
        </table:table-row>
        <table:table-row>
          <table:table-cell table:style-name="表格3.A2" office:value-type="string">
            <text:p text:style-name="Table_20_Contents"><text:span text:style-name="T2">5. 精緻化</text:span></text:p>
          </table:table-cell>
          <table:table-cell table:style-name="表格3.A2" office:value-type="string">
            <text:p text:style-name="P4">新しい知識を既存の知識と豊かで具体的な関連で結びつける。</text:p>
          </table:table-cell>
          <table:table-cell table:style-name="表格3.C2" office:value-type="string">
            <text:p text:style-name="P4">新しい接続は古いネットワークに固定されなければならず、固定点多ければ多いほど強固になる。</text:p>
          </table:table-cell>
        </table:table-row>
        <table:table-row>
          <table:table-cell table:style-name="表格3.A2" office:value-type="string">
            <text:p text:style-name="Table_20_Contents"><text:span text:style-name="T2">6. 熟達練習</text:span></text:p>
          </table:table-cell>
          <table:table-cell table:style-name="表格3.A2" office:value-type="string">
            <text:p text:style-name="P4">現在の能力よりわずかに高い難易度に焦点を当て、繰り返し磨きをかける。</text:p>
          </table:table-cell>
          <table:table-cell table:style-name="表格3.C2" office:value-type="string">
            <text:p text:style-name="P4">神経可塑性は挑戦領域でのみ引き起こされる。快適領域では変化は起こらない。</text:p>
          </table:table-cell>
        </table:table-row>
        <table:table-row>
          <table:table-cell table:style-name="表格3.A2" office:value-type="string">
            <text:p text:style-name="Table_20_Contents"><text:span text:style-name="T2">7. 交互学習</text:span></text:p>
          </table:table-cell>
          <table:table-cell table:style-name="表格3.A2" office:value-type="string">
            <text:p text:style-name="P4">単一のテーマに長時間集中するのではなく、異なるテーマを交錯させて練習する。</text:p>
          </table:table-cell>
          <table:table-cell table:style-name="表格3.C2" office:value-type="string">
            <text:p text:style-name="P4">切り替えにより、脳は弁別と一般化を学び、柔軟で転移可能な知識を形成する。</text:p>
          </table:table-cell>
        </table:table-row>
      </table:table>
      <text:p text:style-name="Text_20_body"/>
      <text:p text:style-name="Text_20_body"><text:span text:style-name="T2">あらゆる方法を検証するための単一の基準</text:span>：<text:line-break/><text:span text:style-name="T1">「すべての外部的手がかりを断ったとき、中核となる課題を私は独力で、流暢に遂行できるか？」</text:span><text:line-break/>もしできるなら——変化はあなた自身の中で起こった。もしできないなら——変化は道具の中で起こったにすぎない。</text:p>
      <text:p text:style-name="Horizontal_20_Line"/>
      <text:h text:style-name="Heading_20_3" text:outline-level="3"><text:soft-page-break/>III. 常に有害な学習行動（警戒すべき十の落とし穴）</text:h>
      <text:p text:style-name="Text_20_body">有効な方法を知らないことよりも危険なのは、<text:span text:style-name="T2">学習のように見えて実際には無効であるか、能力を積極的に損なう行動</text:span>に没頭することである。以下のリストは数千年にわたって検証されてきた。心に刻みなさい。</text:p>
      <text:h text:style-name="Heading_20_4" text:outline-level="4">（A）完全に無効（時間の無駄）</text:h>
      <text:list text:style-name="L15">
        <text:list-item>
          <text:p text:style-name="P18"><text:span text:style-name="T2">受動的な読み返し</text:span>——能動的な想起や復唱なしに、ただ読む、マーカーを引く、聞くだけ。<text:line-break/>→ <text:span text:style-name="T1">「十回読んだのに、本を閉じたら頭の中は真っ白だった。」</text:span></text:p>
        </text:list-item>
        <text:list-item>
          <text:p text:style-name="P18"><text:span text:style-name="T2">詰め込み勉強</text:span>——一晩または数日間に集中投入する。<text:line-break/>→ <text:span text:style-name="T1">形成される接続は短命で、数日後には消え去る。</text:span></text:p>
        </text:list-item>
        <text:list-item>
          <text:p text:style-name="P18"><text:span text:style-name="T2">単純な復唱</text:span>——自分の言葉で言い換えずに、他人の言葉をそのまま繰り返す。<text:line-break/>→ <text:span text:style-name="T1">深い接続が形成されず、新しい問題に知識を転移できない。</text:span></text:p>
        </text:list-item>
      </text:list>
      <text:h text:style-name="Heading_20_4" text:outline-level="4" text:is-list-header="true">（B）著しく有害（長期的能力を損なう）</text:h>
      <text:list text:style-name="L16">
        <text:list-item>
          <text:p text:style-name="P19"><text:span text:style-name="T2">学習中のマルチタスク</text:span>——学習しながら無関係なコンテンツをスクロールする、頻繁なタスク切り替え。<text:line-break/>→ <text:span text:style-name="T1">浅い処理の習慣を訓練し、深い処理能力を破壊する。</text:span></text:p>
        </text:list-item>
        <text:list-item>
          <text:p text:style-name="P19"><text:span text:style-name="T2">誤情報の定着</text:span>——信頼できない情報源から誤った概念を得て、繰り返し使用する。<text:line-break/>→ <text:span text:style-name="T1">誤りの修正はゼロから学ぶよりも何倍も難しい。なぜなら古い経路を抑制しなければならないからである。</text:span></text:p>
        </text:list-item>
        <text:list-item>
          <text:p text:style-name="P19"><text:span text:style-name="T2">フィードバックのない反復練習</text:span>——答えを確認したり修正したりせずに、ただ繰り返す。<text:line-break/>→ <text:span text:style-name="T1">誤りを強化し、悪い習慣を訓練する。</text:span></text:p>
        </text:list-item>
        <text:list-item>
          <text:p text:style-name="P19"><text:span text:style-name="T2">不安駆動の学習</text:span>——恐怖、高いプレッシャー、屈辱のもとでの学習。<text:line-break/>→ <text:span text:style-name="T1">慢性的ストレスは記憶中枢（海馬など）の可塑性を抑制し、学習そのものへの生涯にわたる嫌悪感を生み出す可能性がある。</text:span></text:p>
        </text:list-item>
        <text:list-item>
          <text:p text:style-name="P19"><text:span text:style-name="T2">外部記憶への過度の依存</text:span>——ブックマーク、スクリーンショット、保存。「保存した＝学んだ」という錯覚。<text:line-break/>→ <text:span text:style-name="T1">脳は、能動的に想起されないが容易にアクセス可能な情報への記憶投資を積極的に減らす（グーグル効果）。</text:span></text:p>
        </text:list-item>
        <text:list-item>
          <text:p text:style-name="P19"><text:span text:style-name="T2">熟知感と習得の混同</text:span>——聞いたばかりだから、読んでスムーズだから、自分はできると錯覚する。<text:line-break/>→ <text:span text:style-name="T1">最も陰険な落とし穴。熟知感は知覚的な流暢さから来るのであって、長期記憶の検索強度から来るのではない。</text:span></text:p>
        </text:list-item>
        <text:list-item>
          <text:p text:style-name="P19"><text:span text:style-name="T2">睡眠不足での学習</text:span>——夜更かしして勉強し、睡眠時間を削る。<text:line-break/>→ <text:span text:style-name="T1">記憶の定着は主に深い睡眠とレム睡眠の間に起こる。睡眠不足で学んだことは大部分が忘れられる。慢性的睡眠不足は前頭葉機能も損ない、学習効率を低下させる。</text:span></text:p>
        </text:list-item>
      </text:list>
      <text:p text:style-name="Text_20_body"><text:span text:style-name="T2">簡単な自己チェックの問い</text:span>：<text:line-break/><text:soft-page-break/><text:span text:style-name="T1">「いかなる外部の助けもなしに、私はこの知識を独力で、正確に、流暢に適用でき、新しい状況でそれが適用される場面を認識できるか？」</text:span><text:line-break/>→ もしできるなら、真に学んだのだ。もしできないなら、上記の落とし穴のいずれかに陥っている。</text:p>
      <text:p text:style-name="Horizontal_20_Line"/>
      <text:h text:style-name="Heading_20_3" text:outline-level="3">IV. 「独立」と「道具への依存」について——千年にわたる議論</text:h>
      <text:p text:style-name="Text_20_body">あなたは、人間と道具が深く統合された時代に生きているかもしれない。外部ツールは極めて強力だ。すると、私たちが先に強調した「外部的手がかりに依存しない」という点は時代遅れになるのだろうか？</text:p>
      <text:p text:style-name="Text_20_body"><text:span text:style-name="T2">答え：いいえ、しかし正確な理解が必要である。</text:span></text:p>
      <text:list text:style-name="L17">
        <text:list-item>
          <text:p text:style-name="P20"><text:span text:style-name="T2">基礎的核心層</text:span>（母語、基本論理、専門職の核となるスキルなど）——外部ツールなしでもアクセス可能でなければならない。これがあなたの独立した認知的主体としての基盤である。</text:p>
        </text:list-item>
        <text:list-item>
          <text:p text:style-name="P20"><text:span text:style-name="T2">拡張応用層</text:span>（最先端の知識、低頻度の詳細など）——道具に依存しても構わない。<text:span text:style-name="T2">ただし</text:span>、あなたはその原理を理解しており、道具がなくても他の方法で結果を導き出せるという条件付きである。</text:p>
        </text:list-item>
      </text:list>
      <text:p text:style-name="Text_20_body"><text:span text:style-name="T2">レッドラインはこれだ：</text:span> 外部ツールを取り除くことであなたの中核的能力が麻痺するなら、その道具はあなたに<text:span text:style-name="T2">使われている</text:span>のではなく、あなたを<text:span text:style-name="T2">代替している</text:span>のだ。</text:p>
      <text:p text:style-name="Text_20_body">古人はそろばんを学び、「そろばんがなくても暗算できる」という境地に達した。あなたは計算機を学び、「計算機がなくても乗法の原理を理解している」という境地に達する。道具は加速できるが、代理懐胎はできない。</text:p>
      <text:p text:style-name="Horizontal_20_Line"/>
      <text:h text:style-name="Heading_20_3" text:outline-level="3">V. 千年後の学習者への最後の助言</text:h>
      <text:list text:style-name="L18">
        <text:list-item>
          <text:p text:style-name="P21"><text:span text:style-name="T2">学習の錯覚に警戒せよ</text:span>。ブックマークする、いいねする、講義を聞き終える、本を読み終える——これらは学習ではない。唯一の証拠は、あなたが<text:span text:style-name="T2">独立して異なるアウトプットを生み出せるかどうか</text:span>である。</text:p>
        </text:list-item>
        <text:list-item>
          <text:p text:style-name="P21"><text:span text:style-name="T2">フィードバック、特に負のフィードバックを受け入れよ</text:span>。修正のない練習は毒である。あなたの誤りを指摘してくれる人、システム、環境を積極的に探せ。</text:p>
        </text:list-item>
        <text:list-item>
          <text:p text:style-name="P21"><text:span text:style-name="T2">睡眠と感情を守れ</text:span>。それらは学習が起こる生物学的基盤である。睡眠を犠牲にしたり恐怖を生み出したりする「学習」は、自らの足を切り落とす行為である。</text:p>
        </text:list-item>
        <text:list-item>
          <text:p text:style-name="P21"><text:span text:style-name="T2">常に三つの問いを自分に発せよ</text:span>。</text:p>
          <text:list>
            <text:list-item>
              <text:p text:style-name="P21">私はどのような新しい経験を得たのか？（新しい情報ではなく）</text:p>
            </text:list-item>
            <text:list-item>
              <text:p text:style-name="P21">私の脳にはどのような永続的変化が生じたのか？（一時的な記憶ではなく）</text:p>
            </text:list-item>
            <text:list-item>
              <text:p text:style-name="P21">これは将来、どのような状況において、より良い応答を可能にするのか？（試験の点数ではなく）</text:p>
            </text:list-item>
          </text:list>
        </text:list-item>
      </text:list>
      <text:p text:style-name="Text_20_body">最後に、覚えておいてほしい。<text:span text:style-name="T2">技術は変わる。しかし、学習の根底にある法則——危険を避けること</text:span><text:soft-page-break/><text:span text:style-name="T2">を学んだ最初の生命体からあなたまで、あらゆる認知的主体にとって——はまったく同じである。</text:span> この覚書に書かれていることは、あなたの時代においても依然として有効である。もしそれがいつか有効でなくなるとしたら、そのときは「学習」という言葉そのものを再定義する必要があるだろう。しかしその日は、今日の私たちの議論の範囲を超えている。</text:p>
      <text:p text:style-name="Text_20_body">あなたが学習の真の主人となり、道具や不安の奴隷となりませんように。</text:p>
      <text:p text:style-name="Text_20_body"><text:span text:style-name="T1">— 21世紀半ば以前、数千年の人類経験の総体に基づいて記す</text:span></text:p>
      <text:p text:style-name="Horizontal_20_Line"/>
      <text:p text:style-name="Text_20_body">ご希望があれば、文体や用語の調整も可能です。</text:p>
      <text:p text:style-name="Horizontal_20_Line"/>
      <text:p text:style-name="Text_20_body">以下是《关于学习的本质：一篇写给千年后人类的备忘录》的俄文翻译。</text:p>
      <text:p text:style-name="Horizontal_20_Line"/>
      <text:h text:style-name="Heading_20_2" text:outline-level="2">О сущности обучения: памятка для человечества через тысячу лет</text:h>
      <text:p text:style-name="Text_20_body"><text:span text:style-name="T1">— Основано на неизменных принципах, проверенных тысячелетиями</text:span></text:p>
      <text:h text:style-name="Heading_20_3" text:outline-level="3">Пролог</text:h>
      <text:p text:style-name="Text_20_body">Если ты живёшь через тысячу лет, твой мир, вероятно, обладает технологиями, которые мы сегодня не в силах вообразить: интерфейсы «мозг–компьютер», загрузка сознания, сети коллективного интеллекта… Но поверь: как бы ни эволюционировали инструменты, <text:span text:style-name="T2">сущность обучения никогда не менялась и никогда не изменится</text:span>.</text:p>
      <text:p text:style-name="Text_20_body">Эта памятка — не инструкция. Это зеркало. Она пытается ответить на три вечных вопроса:</text:p>
      <text:list text:style-name="L19">
        <text:list-item>
          <text:p text:style-name="P22">В чём сущность обучения?</text:p>
        </text:list-item>
        <text:list-item>
          <text:p text:style-name="P22">Какие методы всегда работают?</text:p>
        </text:list-item>
        <text:list-item>
          <text:p text:style-name="P22">Какие действия выглядят как обучение, но на самом деле бесполезны или даже вредны?</text:p>
        </text:list-item>
      </text:list>
      <text:p text:style-name="Text_20_body">Наши предки задавали эти вопросы у костров. Мы задавали их перед экранами. Ты тоже должен продолжать задавать их в свою эпоху.</text:p>
      <text:p text:style-name="Horizontal_20_Line"/>
      <text:h text:style-name="Heading_20_3" text:outline-level="3">I. Сущность: неизменное ядро</text:h>
      <text:p text:style-name="Quotations"><text:span text:style-name="T2">Обучение — это процесс формирования устойчивых связей в нервной системе посредством опыта, изменяющий способность справляться с будущей неопределённостью.</text:span></text:p>
      <text:p text:style-name="Text_20_body">Это определение содержит четыре незыблемых элемента:</text:p>
      <text:list text:style-name="L20">
        <text:list-item>
          <text:p text:style-name="P23"><text:span text:style-name="T2">Источник — опыт</text:span> — не врождённый инстинкт, не временное состояние, вызванное лекарствами, а подлинное взаимодействие с миром.</text:p>
        </text:list-item>
        <text:list-item>
          <text:p text:style-name="P23"><text:soft-page-break/><text:span text:style-name="T2">Основа — нейронные связи в познающем субъекте</text:span> — каждое обучение физически меняет твой мозг. Используешь ли ты углеродные нейроны или кремниевые чипы — суть одна.</text:p>
        </text:list-item>
        <text:list-item>
          <text:p text:style-name="P23"><text:span text:style-name="T2">Изменение устойчиво</text:span> — не рабочая память на несколько секунд, а след, способный влиять на будущее поведение или мышление.</text:p>
        </text:list-item>
        <text:list-item>
          <text:p text:style-name="P23"><text:span text:style-name="T2">Цель — сжатие неопределённости</text:span> — чтобы在面对 неизвестности или вызовах ты мог принимать более качественные решения и действия.</text:p>
        </text:list-item>
      </text:list>
      <text:p text:style-name="Text_20_body">Тысячи лет назад люди учились добывать огонь. Сотни лет назад — читать и писать. Сегодня они учатся взаимодействовать с ИИ. Формы бесконечно меняются, но четыре строки выше остаются недвижимы.</text:p>
      <text:p text:style-name="Horizontal_20_Line"/>
      <text:h text:style-name="Heading_20_3" text:outline-level="3">II. Методы, которые работают всегда (семь вечных принципов)</text:h>
      <text:p text:style-name="Text_20_body">Эти принципы вечны, потому что воздействуют непосредственно на три звена процесса обучения: <text:span text:style-name="T2">порождение опыта → укрепление связей → проверка устойчивого изменения</text:span>.</text:p>
      <table:table table:name="表格4" table:style-name="表格4">
        <table:table-column table:style-name="表格4.A" table:number-columns-repeated="3"/>
        <table:table-header-rows>
          <table:table-row>
            <table:table-cell table:style-name="表格4.A1" office:value-type="string">
              <text:p text:style-name="P3">Принцип</text:p>
            </table:table-cell>
            <table:table-cell table:style-name="表格4.A1" office:value-type="string">
              <text:p text:style-name="P3">Суть практики</text:p>
            </table:table-cell>
            <table:table-cell table:style-name="表格4.C1" office:value-type="string">
              <text:p text:style-name="P3">Почему работает всегда</text:p>
            </table:table-cell>
          </table:table-row>
        </table:table-header-rows>
        <table:table-row>
          <table:table-cell table:style-name="表格4.A2" office:value-type="string">
            <text:p text:style-name="Table_20_Contents"><text:span text:style-name="T2">1. Активное порождение</text:span></text:p>
          </table:table-cell>
          <table:table-cell table:style-name="表格4.A2" office:value-type="string">
            <text:p text:style-name="P4">Не пассивно воспринимать, а самому объяснять, резюмировать, придумывать вопросы, учить других.</text:p>
          </table:table-cell>
          <table:table-cell table:style-name="表格4.C2" office:value-type="string">
            <text:p text:style-name="P4">Активное извлечение оставляет более глубокие нейронные следы, чем пассивный ввод.</text:p>
          </table:table-cell>
        </table:table-row>
        <table:table-row>
          <table:table-cell table:style-name="表格4.A2" office:value-type="string">
            <text:p text:style-name="Table_20_Contents"><text:span text:style-name="T2">2. Интервальное повторение</text:span></text:p>
          </table:table-cell>
          <table:table-cell table:style-name="表格4.A2" office:value-type="string">
            <text:p text:style-name="P4">Повторять материал с постепенно увеличивающимися интервалами.</text:p>
          </table:table-cell>
          <table:table-cell table:style-name="表格4.C2" office:value-type="string">
            <text:p text:style-name="P4">Забывание биологически неизбежно; каждое припоминание укрепляет связь.</text:p>
          </table:table-cell>
        </table:table-row>
        <table:table-row>
          <table:table-cell table:style-name="表格4.A2" office:value-type="string">
            <text:p text:style-name="Table_20_Contents"><text:span text:style-name="T2">3. Самотестирование</text:span></text:p>
          </table:table-cell>
          <table:table-cell table:style-name="表格4.A2" office:value-type="string">
            <text:p text:style-name="P4">Часто проверять себя, а не перечитывать.</text:p>
          </table:table-cell>
          <table:table-cell table:style-name="表格4.C2" office:value-type="string">
            <text:p text:style-name="P4">Сам акт извлечения укрепляет устойчивое изменение сильнее, чем запоминание.</text:p>
          </table:table-cell>
        </table:table-row>
        <table:table-row>
          <table:table-cell table:style-name="表格4.A2" office:value-type="string">
            <text:p text:style-name="Table_20_Contents"><text:span text:style-name="T2">4. Обратная связь от ошибок</text:span></text:p>
          </table:table-cell>
          <table:table-cell table:style-name="表格4.A2" office:value-type="string">
            <text:p text:style-name="P4">Попробовать → обнаружить ошибку → получить чёткое исправление → попробовать снова.</text:p>
          </table:table-cell>
          <table:table-cell table:style-name="表格4.C2" office:value-type="string">
            <text:p text:style-name="P4">Ошибки активируют механизмы мониторинга; исправленные пути подкрепляются преимущественно.</text:p>
          </table:table-cell>
        </table:table-row>
        <table:table-row>
          <table:table-cell table:style-name="表格4.A2" office:value-type="string">
            <text:p text:style-name="Table_20_Contents"><text:span text:style-name="T2">5. Проработка (элаборация)</text:span></text:p>
          </table:table-cell>
          <table:table-cell table:style-name="表格4.A2" office:value-type="string">
            <text:p text:style-name="P4">Связывать новое знание с уже имеющимся через богатые, конкретные ассоциации.</text:p>
          </table:table-cell>
          <table:table-cell table:style-name="表格4.C2" office:value-type="string">
            <text:p text:style-name="P4">Новые связи должны якориться в старых сетях; чем больше якорей, тем прочнее удержание.</text:p>
          </table:table-cell>
        </table:table-row>
        <table:table-row>
          <table:table-cell table:style-name="表格4.A2" office:value-type="string">
            <text:p text:style-name="Table_20_Contents"><text:span text:style-name="T2">6. Намеренная практика</text:span></text:p>
          </table:table-cell>
          <table:table-cell table:style-name="表格4.A2" office:value-type="string">
            <text:p text:style-name="P4">Сосредоточиться на задачах чуть выше текущего уровня способностей и оттачивать их.</text:p>
          </table:table-cell>
          <table:table-cell table:style-name="表格4.C2" office:value-type="string">
            <text:p text:style-name="P4">Нейропластичность запускается только в зоне вызова; в зоне комфорта изменений нет.</text:p>
          </table:table-cell>
        </table:table-row>
        <table:table-row>
          <table:table-cell table:style-name="表格4.A2" office:value-type="string">
            <text:p text:style-name="Table_20_Contents"><text:span text:style-name="T2">7. Перемежающееся обучение</text:span></text:p>
          </table:table-cell>
          <table:table-cell table:style-name="表格4.A2" office:value-type="string">
            <text:p text:style-name="P4">Чередовать разные темы во время занятий, а не концентрироваться на одной <text:soft-page-break/>долгое время.</text:p>
          </table:table-cell>
          <table:table-cell table:style-name="表格4.C2" office:value-type="string">
            <text:p text:style-name="P4">Переключение помогает мозгу различать и обобщать, формируя гибкие, <text:soft-page-break/>переносимые знания.</text:p>
          </table:table-cell>
        </table:table-row>
      </table:table>
      <text:p text:style-name="Text_20_body"/>
      <text:p text:style-name="Text_20_body"><text:span text:style-name="T2">Единый критерий проверки любого метода:</text:span><text:line-break/><text:span text:style-name="T1">«Если убрать все внешние подсказки, смогу ли я самостоятельно и бегло выполнить основную задачу?»</text:span><text:line-break/>Если да — изменение произошло в тебе. Если нет — изменение произошло только в твоих инструментах.</text:p>
      <text:p text:style-name="Horizontal_20_Line"/>
      <text:h text:style-name="Heading_20_3" text:outline-level="3">III. Поведение в обучении, которое всегда вредно (десять ловушек)</text:h>
      <text:p text:style-name="Text_20_body">Опаснее, чем не знать эффективных методов — погрузиться в действия, которые <text:span text:style-name="T2">выглядят как обучение, но либо бесполезны, либо активно разрушают способность учиться</text:span>. Этот список проверен тысячелетиями. Вырежи его в своём сознании.</text:p>
      <text:h text:style-name="Heading_20_4" text:outline-level="4">(А) Абсолютно бесполезно (трата времени)</text:h>
      <text:list text:style-name="L21">
        <text:list-item>
          <text:p text:style-name="P24"><text:span text:style-name="T2">Пассивное перечитывание</text:span> — только читать, выделять, слушать без активного припоминания или пересказа.<text:line-break/>→ <text:span text:style-name="T1">«Прочитал десять раз, закрыл книгу — в голове пусто.»</text:span></text:p>
        </text:list-item>
        <text:list-item>
          <text:p text:style-name="P24"><text:span text:style-name="T2">Зубрёжка накануне</text:span> — интенсивная накачка за одну ночь или несколько дней.<text:line-break/>→ <text:span text:style-name="T1">Сформированные связи недолговечны и исчезают через несколько дней.</text:span></text:p>
        </text:list-item>
        <text:list-item>
          <text:p text:style-name="P24"><text:span text:style-name="T2">Простое повторение чужих слов</text:span> — дословное воспроизведение без переформулирования своими словами.<text:line-break/>→ <text:span text:style-name="T1">Не формируется глубоких связей; знание не переносится на новые задачи.</text:span></text:p>
        </text:list-item>
      </text:list>
      <text:h text:style-name="Heading_20_4" text:outline-level="4" text:is-list-header="true">(Б) Существенно вредно (разрушает долгосрочные способности)</text:h>
      <text:list text:style-name="L22">
        <text:list-item>
          <text:p text:style-name="P25"><text:span text:style-name="T2">Многозадачность во время обучения</text:span> — учиться и одновременно листать несвязанный контент, часто переключаться.<text:line-break/>→ <text:span text:style-name="T1">Тренирует привычку к поверхностной обработке и разрушает способность к глубокой проработке.</text:span></text:p>
        </text:list-item>
        <text:list-item>
          <text:p text:style-name="P25"><text:span text:style-name="T2">Укоренение дезинформации</text:span> — получать ложные концепции из ненадёжных источников и многократно их использовать.<text:line-break/>→ <text:span text:style-name="T1">Исправить ошибку в несколько раз труднее, чем выучить с нуля, потому что нужно сначала подавить старый путь.</text:span></text:p>
        </text:list-item>
        <text:list-item>
          <text:p text:style-name="P25"><text:span text:style-name="T2">Практика без обратной связи</text:span> — повторять упражнения, не сверяя ответы и не исправляя ошибки.<text:line-break/>→ <text:span text:style-name="T1">Закрепляет ошибки и тренирует вредные привычки.</text:span></text:p>
        </text:list-item>
        <text:list-item>
          <text:p text:style-name="P25"><text:span text:style-name="T2">Обучение, движимое тревогой</text:span> — учиться под страхом, высоким давлением, унижением.<text:line-break/>→ <text:span text:style-name="T1">Хронический стресс подавляет пластичность центров памяти (например, гиппокампа) и может создать пожизненное отвращение к самому обучению.</text:span></text:p>
        </text:list-item>
        <text:list-item>
          <text:p text:style-name="P25"><text:soft-page-break/><text:span text:style-name="T2">Чрезмерная зависимость от внешнего хранения</text:span> — закладки, скриншоты, сохранения с иллюзией «сохранил = выучил».<text:line-break/>→ <text:span text:style-name="T1">Мозг активно снижает инвестиции памяти в информацию, которая легко доступна, но не активно припоминается (эффект Google).</text:span></text:p>
        </text:list-item>
        <text:list-item>
          <text:p text:style-name="P25"><text:span text:style-name="T2">Смешивание чувства знакомости с мастерством</text:span> — ощущение, что выучил, потому что только что слышал или читал легко и плавно.<text:line-break/>→ <text:span text:style-name="T1">Самая коварная ловушка: знакомость проистекает из перцептивной беглости, а не из силы долговременного извлечения.</text:span></text:p>
        </text:list-item>
        <text:list-item>
          <text:p text:style-name="P25"><text:span text:style-name="T2">Обучение при недосыпе</text:span> — заниматься допоздна, сокращая сон.<text:line-break/>→ <text:span text:style-name="T1">Консолидация памяти происходит главным образом в глубоком сне и REM-фазе. Выученное при недосыпе в значительной степени забывается. Хронический недосып также ухудшает работу префронтальной коры, снижая эффективность обучения.</text:span></text:p>
        </text:list-item>
      </text:list>
      <text:p text:style-name="Text_20_body"><text:span text:style-name="T2">Простой вопрос для самопроверки:</text:span><text:line-break/><text:span text:style-name="T1">«Без какой-либо внешней помощи могу ли я самостоятельно, точно и бегло применить это знание и распознать ситуацию, где оно применимо, в новом контексте?»</text:span><text:line-break/>→ Если да — ты действительно научился. Если нет — ты попал в одну из вышеуказанных ловушек.</text:p>
      <text:p text:style-name="Horizontal_20_Line"/>
      <text:h text:style-name="Heading_20_3" text:outline-level="3">IV. О «независимости» и «зависимости от инструментов» — дискуссия длиною в тысячелетия</text:h>
      <text:p text:style-name="Text_20_body">Возможно, ты живёшь в эпоху глубокой интеграции человека и инструментов. Внешние средства очень сильны. Устарел ли тогда наш акцент на «отсутствии внешних подсказок»?</text:p>
      <text:p text:style-name="Text_20_body"><text:span text:style-name="T2">Ответ: нет, но требуется точное понимание.</text:span></text:p>
      <text:list text:style-name="L23">
        <text:list-item>
          <text:p text:style-name="P26"><text:span text:style-name="T2">Базовый ядерный слой</text:span> (родной язык, базовая логика, ключевые профессиональные навыки) — должен быть доступен без внешних инструментов. Это фундамент твоего существования как независимого познающего субъекта.</text:p>
        </text:list-item>
        <text:list-item>
          <text:p text:style-name="P26"><text:span text:style-name="T2">Расширенный прикладной слой</text:span> (передовые знания, низкочастотные детали) — может легитимно полагаться на инструменты, <text:span text:style-name="T2">при условии</text:span>, что ты понимаешь принципы и можешь вывести результат другими способами, когда инструментов нет.</text:p>
        </text:list-item>
      </text:list>
      <text:p text:style-name="Text_20_body"><text:span text:style-name="T2">Красная черта:</text:span> если удаление внешних инструментов парализует твою базовую способность — значит, инструмент заменил тебя, а не был использован тобой.</text:p>
      <text:p text:style-name="Text_20_body">Древние учились на счётах, чтобы достичь «ментальных счётов» — без физического инструмента. Ты учишься пользоваться калькулятором, чтобы достичь «понимания умножения даже без калькулятора». Инструменты могут ускорять, но не могут вынашивать за тебя.</text:p>
      <text:p text:style-name="Horizontal_20_Line"/>
      <text:h text:style-name="Heading_20_3" text:outline-level="3">V. Последний совет учащимся через тысячу лет</text:h>
      <text:list text:style-name="L24">
        <text:list-item>
          <text:p text:style-name="P27"><text:span text:style-name="T2">Остерегайся иллюзии обучения.</text:span> Закладка, лайк, прослушивание лекции, чтение книги — это ещё не обучение. Единственное доказательство — ты можешь <text:soft-page-break/><text:span text:style-name="T2">самостоятельно создать иной результат</text:span>.</text:p>
        </text:list-item>
        <text:list-item>
          <text:p text:style-name="P27"><text:span text:style-name="T2">Принимай обратную связь, особенно отрицательную.</text:span> Практика без коррекции — яд. Активно ищи людей, системы или среду, которые укажут тебе на ошибки.</text:p>
        </text:list-item>
        <text:list-item>
          <text:p text:style-name="P27"><text:span text:style-name="T2">Защищай свой сон и эмоции.</text:span> Это биологическая основа, на которой происходит обучение. Любое «обучение», которое жертвует сном или порождает страх, — саморазрушение.</text:p>
        </text:list-item>
        <text:list-item>
          <text:p text:style-name="P27"><text:span text:style-name="T2">Всегда задавай себе три вопроса:</text:span></text:p>
          <text:list>
            <text:list-item>
              <text:p text:style-name="P27">Какой новый опыт я приобрёл? (Не новую информацию.)</text:p>
            </text:list-item>
            <text:list-item>
              <text:p text:style-name="P27">Какое устойчивое изменение произошло в моём мозге? (Не временную память.)</text:p>
            </text:list-item>
            <text:list-item>
              <text:p text:style-name="P27">В какой будущей ситуации это позволит мне сделать более качественный ответ? (Не результат теста.)</text:p>
            </text:list-item>
          </text:list>
        </text:list-item>
      </text:list>
      <text:p text:style-name="Text_20_body">И наконец, помни: <text:span text:style-name="T2">технологии меняются, но глубинные законы обучения для любого познающего существа — от первой формы жизни, научившейся избегать опасности, до тебя — абсолютно те же.</text:span> То, что написано в этой памятке, будет оставаться истинным и в твою эпоху. Если когда-нибудь оно перестанет быть истинным, тогда само слово «обучение» потребует переопределения — но этот день лежит за пределами нашего сегодняшнего обсуждения.</text:p>
      <text:p text:style-name="Text_20_body">Пусть ты станешь истинным хозяином своего обучения, ни рабом инструментов, ни рабом тревоги.</text:p>
      <text:p text:style-name="Text_20_body"><text:span text:style-name="T1">— Написано до середины XXI века, на основе совокупного опыта человечества за несколько тысяч лет</text:span></text:p>
      <text:p text:style-name="Horizontal_20_Line"/>
      <text:p text:style-name="Text_20_body">Если нужны корректировки стиля или терминологии, дайте знать.</text:p>
      <text:p text:style-name="Horizontal_20_Line"/>
      <text:p text:style-name="Text_20_body">以下是《关于学习的本质：一篇写给千年后人类的备忘录》的西班牙语翻译。</text:p>
      <text:p text:style-name="Horizontal_20_Line"/>
      <text:h text:style-name="Heading_20_2" text:outline-level="2">Sobre la naturaleza del aprendizaje: un memorándum para la humanidad dentro de mil años</text:h>
      <text:p text:style-name="Text_20_body"><text:span text:style-name="T1">— Basado en principios inmutables a lo largo de miles de años</text:span></text:p>
      <text:h text:style-name="Heading_20_3" text:outline-level="3">Prólogo</text:h>
      <text:p text:style-name="Text_20_body">Si vives dentro de mil años, tu mundo probablemente posea tecnologías que hoy no podemos imaginar: interfaces cerebro-computadora, carga de conciencia, redes de inteligencia colectiva… Pero por favor, cree esto: no importa cómo evolucionen las herramientas, <text:span text:style-name="T2">la esencia del aprendizaje nunca ha cambiado ni cambiará nunca</text:span>.</text:p>
      <text:p text:style-name="Text_20_body">Este memorándum no es un manual de instrucciones. Es un espejo. Busca responder tres preguntas <text:soft-page-break/>eternas:</text:p>
      <text:list text:style-name="L25">
        <text:list-item>
          <text:p text:style-name="P28">¿Cuál es la esencia del aprendizaje?</text:p>
        </text:list-item>
        <text:list-item>
          <text:p text:style-name="P28">¿Qué métodos funcionarán siempre?</text:p>
        </text:list-item>
        <text:list-item>
          <text:p text:style-name="P28">¿Qué comportamientos parecen aprendizaje pero en realidad son inútiles o incluso dañinos?</text:p>
        </text:list-item>
      </text:list>
      <text:p text:style-name="Text_20_body">Nuestros antepasados se hicieron estas preguntas alrededor de hogueras. Nosotros nos las hacemos frente a pantallas. Tú también debes seguir haciéndotelas en tu propia época.</text:p>
      <text:p text:style-name="Horizontal_20_Line"/>
      <text:h text:style-name="Heading_20_3" text:outline-level="3">I. La esencia: el núcleo inmutable</text:h>
      <text:p text:style-name="Quotations"><text:span text:style-name="T2">El aprendizaje es el proceso de forjar conexiones duraderas dentro del sistema nervioso a través de la experiencia, cambiando así la capacidad de enfrentar la incertidumbre futura.</text:span></text:p>
      <text:p text:style-name="Text_20_body">Esta definición contiene cuatro elementos inquebrantables:</text:p>
      <text:list text:style-name="L26">
        <text:list-item>
          <text:p text:style-name="P29"><text:span text:style-name="T2">La fuente es la experiencia</text:span> — no el instinto innato, ni un estado temporal inducido por drogas, sino la interacción genuina con el mundo.</text:p>
        </text:list-item>
        <text:list-item>
          <text:p text:style-name="P29"><text:span text:style-name="T2">El sustrato son las conexiones neuronales en un agente cognitivo</text:span> — cada aprendizaje cambia físicamente tu cerebro. Ya sea que uses neuronas de carbono o chips de silicio, la esencia es la misma.</text:p>
        </text:list-item>
        <text:list-item>
          <text:p text:style-name="P29"><text:span text:style-name="T2">El cambio es duradero</text:span> — no la memoria de trabajo de unos segundos, sino una huella que puede influir en el comportamiento o pensamiento futuro.</text:p>
        </text:list-item>
        <text:list-item>
          <text:p text:style-name="P29"><text:span text:style-name="T2">El propósito es comprimir la incertidumbre</text:span> — para que, frente a lo desconocido o los desafíos, puedas tomar mejores decisiones y acciones.</text:p>
        </text:list-item>
      </text:list>
      <text:p text:style-name="Text_20_body">Hace miles de años, los humanos aprendieron a hacer fuego. Hace cientos de años, aprendieron a leer y escribir. Hoy, aprenden a colaborar con la IA. Las formas cambian incesantemente, pero las cuatro líneas anteriores permanecen inmutables.</text:p>
      <text:p text:style-name="Horizontal_20_Line"/>
      <text:h text:style-name="Heading_20_3" text:outline-level="3">II. Métodos que siempre funcionan (siete principios eternos)</text:h>
      <text:p text:style-name="Text_20_body">Estos principios son eternos porque actúan directamente sobre los tres eslabones del proceso de aprendizaje: <text:span text:style-name="T2">generar experiencia → fortalecer conexiones → verificar el cambio duradero</text:span>.</text:p>
      <table:table table:name="表格5" table:style-name="表格5">
        <table:table-column table:style-name="表格5.A" table:number-columns-repeated="3"/>
        <table:table-header-rows>
          <table:table-row>
            <table:table-cell table:style-name="表格5.A1" office:value-type="string">
              <text:p text:style-name="P3">Principio</text:p>
            </table:table-cell>
            <table:table-cell table:style-name="表格5.A1" office:value-type="string">
              <text:p text:style-name="P3">Práctica central</text:p>
            </table:table-cell>
            <table:table-cell table:style-name="表格5.C1" office:value-type="string">
              <text:p text:style-name="P3">Por qué siempre funciona</text:p>
            </table:table-cell>
          </table:table-row>
        </table:table-header-rows>
        <table:table-row>
          <table:table-cell table:style-name="表格5.A2" office:value-type="string">
            <text:p text:style-name="Table_20_Contents"><text:span text:style-name="T2">1. Generación activa</text:span></text:p>
          </table:table-cell>
          <table:table-cell table:style-name="表格5.A2" office:value-type="string">
            <text:p text:style-name="P4">En lugar de recibir pasivamente, explica, resume, haz preguntas, enseña a otros.</text:p>
          </table:table-cell>
          <table:table-cell table:style-name="表格5.C2" office:value-type="string">
            <text:p text:style-name="P4">La recuperación activa deja huellas neuronales más profundas que la entrada pasiva.</text:p>
          </table:table-cell>
        </table:table-row>
        <table:table-row>
          <table:table-cell table:style-name="表格5.A2" office:value-type="string">
            <text:p text:style-name="Table_20_Contents"><text:span text:style-name="T2">2. Repetición espaciada</text:span></text:p>
          </table:table-cell>
          <table:table-cell table:style-name="表格5.A2" office:value-type="string">
            <text:p text:style-name="P4">Repasa el contenido en intervalos cada vez más largos.</text:p>
          </table:table-cell>
          <table:table-cell table:style-name="表格5.C2" office:value-type="string">
            <text:p text:style-name="P4">El olvido es biológico; cada acto de recuerdo refuerza la conexión.</text:p>
          </table:table-cell>
        </table:table-row>
        <table:table-row>
          <table:table-cell table:style-name="表格5.A2" office:value-type="string">
            <text:p text:style-name="Table_20_Contents"><text:span text:style-name="T2">3. Autoevaluación</text:span></text:p>
          </table:table-cell>
          <table:table-cell table:style-name="表格5.A2" office:value-type="string">
            <text:p text:style-name="P4">Examínate a ti mismo con frecuencia, en lugar de releer.</text:p>
          </table:table-cell>
          <table:table-cell table:style-name="表格5.C2" office:value-type="string">
            <text:p text:style-name="P4">El acto de recuperación fortalece el cambio duradero <text:soft-page-break/>más que el almacenamiento.</text:p>
          </table:table-cell>
        </table:table-row>
        <table:table-row>
          <table:table-cell table:style-name="表格5.A2" office:value-type="string">
            <text:p text:style-name="Table_20_Contents"><text:span text:style-name="T2">4. Retroalimentación del error</text:span></text:p>
          </table:table-cell>
          <table:table-cell table:style-name="表格5.A2" office:value-type="string">
            <text:p text:style-name="P4">Intenta → expón el error → recibe una corrección clara → vuelve a intentar.</text:p>
          </table:table-cell>
          <table:table-cell table:style-name="表格5.C2" office:value-type="string">
            <text:p text:style-name="P4">Los errores activan mecanismos de monitoreo; los caminos corregidos se refuerzan preferentemente.</text:p>
          </table:table-cell>
        </table:table-row>
        <table:table-row>
          <table:table-cell table:style-name="表格5.A2" office:value-type="string">
            <text:p text:style-name="Table_20_Contents"><text:span text:style-name="T2">5. Elaboración</text:span></text:p>
          </table:table-cell>
          <table:table-cell table:style-name="表格5.A2" office:value-type="string">
            <text:p text:style-name="P4">Conecta el conocimiento nuevo con el existente mediante vínculos ricos y concretos.</text:p>
          </table:table-cell>
          <table:table-cell table:style-name="表格5.C2" office:value-type="string">
            <text:p text:style-name="P4">Las nuevas conexiones deben anclarse en redes antiguas; cuantos más anclajes, más firme es la retención.</text:p>
          </table:table-cell>
        </table:table-row>
        <table:table-row>
          <table:table-cell table:style-name="表格5.A2" office:value-type="string">
            <text:p text:style-name="Table_20_Contents"><text:span text:style-name="T2">6. Práctica deliberada</text:span></text:p>
          </table:table-cell>
          <table:table-cell table:style-name="表格5.A2" office:value-type="string">
            <text:p text:style-name="P4">Concéntrate en desafíos ligeramente por encima de tu capacidad actual y refínalos repetidamente.</text:p>
          </table:table-cell>
          <table:table-cell table:style-name="表格5.C2" office:value-type="string">
            <text:p text:style-name="P4">La neuroplasticidad se activa solo en la zona de desafío; en la zona de confort no hay cambio.</text:p>
          </table:table-cell>
        </table:table-row>
        <table:table-row>
          <table:table-cell table:style-name="表格5.A2" office:value-type="string">
            <text:p text:style-name="Table_20_Contents"><text:span text:style-name="T2">7. Aprendizaje intercalado</text:span></text:p>
          </table:table-cell>
          <table:table-cell table:style-name="表格5.A2" office:value-type="string">
            <text:p text:style-name="P4">Mezcla diferentes temas durante la práctica, en lugar de concentrarte en uno solo durante mucho tiempo.</text:p>
          </table:table-cell>
          <table:table-cell table:style-name="表格5.C2" office:value-type="string">
            <text:p text:style-name="P4">La alternancia ayuda al cerebro a discriminar y generalizar, formando conocimiento flexible y transferible.</text:p>
          </table:table-cell>
        </table:table-row>
      </table:table>
      <text:p text:style-name="Text_20_body"/>
      <text:p text:style-name="Text_20_body"><text:span text:style-name="T2">El criterio único para probar cualquier método:</text:span><text:line-break/><text:span text:style-name="T1">«Si se eliminan todas las pistas externas, ¿puedo realizar la tarea central de forma independiente y fluida?»</text:span><text:line-break/>Si es así — el cambio ha ocurrido en ti. Si no — el cambio solo ha ocurrido en tus herramientas.</text:p>
      <text:p text:style-name="Horizontal_20_Line"/>
      <text:h text:style-name="Heading_20_3" text:outline-level="3">III. Comportamientos de aprendizaje que siempre son dañinos (diez trampas a vigilar)</text:h>
      <text:p text:style-name="Text_20_body">Más peligroso que no conocer los métodos efectivos es caer en comportamientos que <text:span text:style-name="T2">parecen aprendizaje pero son inútiles o dañan activamente tu capacidad de aprender</text:span>. La siguiente lista ha sido validada durante milenios. Grábala en tu mente.</text:p>
      <text:h text:style-name="Heading_20_4" text:outline-level="4">(A) Totalmente inútiles (pérdida de tiempo)</text:h>
      <text:list text:style-name="L27">
        <text:list-item>
          <text:p text:style-name="P30"><text:span text:style-name="T2">Relectura pasiva</text:span> — leer, subrayar o escuchar repetidamente sin recuerdo activo ni recitación.<text:line-break/>→ <text:span text:style-name="T1">“Lo leí diez veces, cerré el libro y mi mente estaba en blanco.”</text:span></text:p>
        </text:list-item>
        <text:list-item>
          <text:p text:style-name="P30"><text:span text:style-name="T2">Estudio de último momento (empollar)</text:span> — entrada intensiva durante una noche o pocos días.<text:line-break/>→ <text:span text:style-name="T1">Las conexiones formadas son de corta duración y desaparecen en días.</text:span></text:p>
        </text:list-item>
        <text:list-item>
          <text:p text:style-name="P30"><text:span text:style-name="T2">Repetición simple de palabras ajenas</text:span> — repetir textualmente sin reformular con tus propias palabras.<text:line-break/>→ <text:span text:style-name="T1">No se forman conexiones profundas; no puedes transferir el conocimiento a problemas nuevos.</text:span></text:p>
        </text:list-item>
      </text:list>
      <text:h text:style-name="Heading_20_4" text:outline-level="4" text:is-list-header="true"><text:soft-page-break/>(B) Significativamente dañinos (destruyen la capacidad a largo plazo)</text:h>
      <text:list text:style-name="L28">
        <text:list-item>
          <text:p text:style-name="P31"><text:span text:style-name="T2">Multitarea durante el aprendizaje</text:span> — estudiar mientras navegas por contenido no relacionado, cambios frecuentes de tarea.<text:line-break/>→ <text:span text:style-name="T1">Entrena hábitos de procesamiento superficial y destruye la capacidad de procesamiento profundo.</text:span></text:p>
        </text:list-item>
        <text:list-item>
          <text:p text:style-name="P31"><text:span text:style-name="T2">Fosilización de información errónea</text:span> — adquirir conceptos falsos de fuentes no confiables y usarlos repetidamente.<text:line-break/>→ <text:span text:style-name="T1">Corregir un error es varias veces más difícil que aprender desde cero, porque primero debes inhibir la vía antigua.</text:span></text:p>
        </text:list-item>
        <text:list-item>
          <text:p text:style-name="P31"><text:span text:style-name="T2">Práctica sin retroalimentación</text:span> — repetir ejercicios sin verificar respuestas ni corregir errores.<text:line-break/>→ <text:span text:style-name="T1">Refuerza los errores y entrena malos hábitos.</text:span></text:p>
        </text:list-item>
        <text:list-item>
          <text:p text:style-name="P31"><text:span text:style-name="T2">Aprendizaje impulsado por ansiedad</text:span> — aprender bajo miedo, alta presión o humillación.<text:line-break/>→ <text:span text:style-name="T1">El estrés crónico suprime la plasticidad en los centros de memoria (ej. hipocampo) y puede crear aversión al aprendizaje de por vida.</text:span></text:p>
        </text:list-item>
        <text:list-item>
          <text:p text:style-name="P31"><text:span text:style-name="T2">Dependencia excesiva del almacenamiento externo</text:span> — marcar, capturar pantalla, guardar, con la ilusión de “guardado = aprendido”.<text:line-break/>→ <text:span text:style-name="T1">El cerebro reduce activamente la inversión de memoria en información que es fácilmente accesible pero no se recupera activamente (efecto Google).</text:span></text:p>
        </text:list-item>
        <text:list-item>
          <text:p text:style-name="P31"><text:span text:style-name="T2">Confundir fluidez con dominio</text:span> — sentir que has aprendido porque algo suena familiar o se lee con fluidez.<text:line-break/>→ <text:span text:style-name="T1">La trampa más insidiosa: la fluidez proviene de la facilidad perceptual, no de la fuerza de recuperación a largo plazo.</text:span></text:p>
        </text:list-item>
        <text:list-item>
          <text:p text:style-name="P31"><text:span text:style-name="T2">Aprender con privación de sueño</text:span> — trasnochar estudiando, recortando horas de sueño.<text:line-break/>→ <text:span text:style-name="T1">La consolidación de la memoria ocurre principalmente durante el sueño profundo y la fase REM. Lo aprendido con privación de sueño se olvida en gran medida. La privación crónica también daña la función prefrontal, reduciendo la eficiencia del aprendizaje.</text:span></text:p>
        </text:list-item>
      </text:list>
      <text:p text:style-name="Text_20_body"><text:span text:style-name="T2">Una simple pregunta de autocomprobación:</text:span><text:line-break/><text:span text:style-name="T1">«Sin ninguna ayuda externa, ¿puedo aplicar este conocimiento de forma independiente, precisa y fluida, y reconocer en una nueva situación dónde es aplicable?»</text:span><text:line-break/>→ Si es así, has aprendido verdaderamente. Si no, has caído en una de las trampas anteriores.</text:p>
      <text:p text:style-name="Horizontal_20_Line"/>
      <text:h text:style-name="Heading_20_3" text:outline-level="3">IV. Sobre la “independencia” y la “dependencia de herramientas” — un debate que dura milenios</text:h>
      <text:p text:style-name="Text_20_body">Es posible que vivas en una era de profunda integración humano-herramienta. Las herramientas externas son muy poderosas. ¿Queda entonces obsoleto nuestro énfasis en “sin pistas externas”?</text:p>
      <text:p text:style-name="Text_20_body"><text:span text:style-name="T2">Respuesta: no, pero se requiere una comprensión precisa.</text:span></text:p>
      <text:list text:style-name="L29">
        <text:list-item>
          <text:p text:style-name="P32"><text:span text:style-name="T2">La capa nuclear fundamental</text:span> (lengua materna, lógica básica, habilidades profesionales centrales) — debe ser accesible sin herramientas externas. Esta es la base de tu existencia como agente cognitivo independiente.</text:p>
        </text:list-item>
        <text:list-item>
          <text:p text:style-name="P32"><text:soft-page-break/><text:span text:style-name="T2">La capa de aplicación extendida</text:span> (conocimiento de vanguardia, detalles de baja frecuencia) — puede legítimamente depender de herramientas, <text:span text:style-name="T2">siempre que</text:span> comprendas los principios y puedas derivar el resultado por otros medios cuando las herramientas falten.</text:p>
        </text:list-item>
      </text:list>
      <text:p text:style-name="Text_20_body"><text:span text:style-name="T2">La línea roja es esta:</text:span> si la eliminación de herramientas externas paraliza tu capacidad central, entonces la herramienta te ha <text:span text:style-name="T2">reemplazado</text:span> a ti, no ha sido <text:span text:style-name="T2">utilizada</text:span> por ti.</text:p>
      <text:p text:style-name="Text_20_body">Los antiguos aprendieron el ábaco para alcanzar el “ábaco mental” — sin ábaco físico. Tú aprendes a usar una calculadora para alcanzar “la comprensión de la multiplicación incluso sin calculadora”. Las herramientas pueden acelerar, pero no pueden gestar por ti.</text:p>
      <text:p text:style-name="Horizontal_20_Line"/>
      <text:h text:style-name="Heading_20_3" text:outline-level="3">V. Consejo final para los estudiantes de dentro de mil años</text:h>
      <text:list text:style-name="L30">
        <text:list-item>
          <text:p text:style-name="P33"><text:span text:style-name="T2">Cuidado con la ilusión del aprendizaje.</text:span> Marcar, dar like, terminar una conferencia, leer un libro — eso no es aprendizaje. La única prueba es que puedas <text:span text:style-name="T2">producir de forma independiente un resultado diferente</text:span>.</text:p>
        </text:list-item>
        <text:list-item>
          <text:p text:style-name="P33"><text:span text:style-name="T2">Acepta la retroalimentación, especialmente la negativa.</text:span> La práctica sin corrección es veneno. Busca activamente personas, sistemas o entornos que te señalen tus errores.</text:p>
        </text:list-item>
        <text:list-item>
          <text:p text:style-name="P33"><text:span text:style-name="T2">Protege tu sueño y tus emociones.</text:span> Son la base biológica sobre la que ocurre el aprendizaje. Cualquier “aprendizaje” que sacrifique el sueño o genere miedo es un acto de autosabotaje.</text:p>
        </text:list-item>
        <text:list-item>
          <text:p text:style-name="P33"><text:span text:style-name="T2">Hazte siempre tres preguntas:</text:span></text:p>
          <text:list>
            <text:list-item>
              <text:p text:style-name="P33">¿Qué nueva experiencia he ganado? (No nueva información.)</text:p>
            </text:list-item>
            <text:list-item>
              <text:p text:style-name="P33">¿Qué cambio duradero ha ocurrido en mi cerebro? (No memoria temporal.)</text:p>
            </text:list-item>
            <text:list-item>
              <text:p text:style-name="P33">¿En qué situación futura me permitirá esto tomar una mejor respuesta? (No una calificación de examen.)</text:p>
            </text:list-item>
          </text:list>
        </text:list-item>
      </text:list>
      <text:p text:style-name="Text_20_body">Finalmente, recuerda: <text:span text:style-name="T2">la tecnología cambia, pero las leyes subyacentes del aprendizaje para cualquier agente cognitivo — desde la primera forma de vida que aprendió a evitar el peligro hasta ti — son exactamente las mismas.</text:span> Lo escrito en este memorándum seguirá siendo cierto en tu época. Si alguna vez dejara de serlo, entonces la propia palabra “aprendizaje” necesitaría ser redefinida — pero ese día está más allá del alcance de nuestra discusión actual.</text:p>
      <text:p text:style-name="Text_20_body">Que te conviertas en el verdadero dueño de tu aprendizaje, ni esclavo de las herramientas ni esclavo de la ansiedad.</text:p>
      <text:p text:style-name="Text_20_body"><text:span text:style-name="T1">— Escrito antes de mediados del siglo XXI, basado en la suma de varios miles de años de experiencia humana</text:span></text:p>
      <text:p text:style-name="Horizontal_20_Line"/>
      <text:p text:style-name="Text_20_body">Si necesita algún ajuste de estilo o terminología, hágamelo saber.</text:p>
      <text:p text:style-name="Horizontal_20_Line"/>
      <text:p text:style-name="Text_20_body">Voici la traduction en français du mémorandum « Sur la nature de l'apprentissage : un mémorandum pour l'humanité dans mille ans ».</text:p>
      <text:p text:style-name="Horizontal_20_Line"/>
      <text:h text:style-name="Heading_20_2" text:outline-level="2"><text:soft-page-break/>Sur la nature de l'apprentissage : un mémorandum pour l'humanité dans mille ans</text:h>
      <text:p text:style-name="Text_20_body"><text:span text:style-name="T1">— Fondé sur des principes immuables à travers des millénaires</text:span></text:p>
      <text:h text:style-name="Heading_20_3" text:outline-level="3">Prologue</text:h>
      <text:p text:style-name="Text_20_body">Si vous vivez dans mille ans, votre monde possédera probablement des technologies que nous ne pouvons aujourd'hui qu'imaginer : interfaces cerveau-ordinateur, téléchargement de la conscience, réseaux d'intelligence collective… Mais croyez-moi : quelle que soit l'évolution des outils, <text:span text:style-name="T2">l'essence de l'apprentissage n'a jamais changé et ne changera jamais</text:span>.</text:p>
      <text:p text:style-name="Text_20_body">Ce mémorandum n'est pas un manuel d'instructions. C'est un miroir. Il tente de répondre à trois questions éternelles :</text:p>
      <text:list text:style-name="L31">
        <text:list-item>
          <text:p text:style-name="P34">Quelle est l'essence de l'apprentissage ?</text:p>
        </text:list-item>
        <text:list-item>
          <text:p text:style-name="P34">Quelles méthodes fonctionneront toujours ?</text:p>
        </text:list-item>
        <text:list-item>
          <text:p text:style-name="P34">Quels comportements ressemblent à de l'apprentissage mais sont en réalité inutiles, voire nuisibles ?</text:p>
        </text:list-item>
      </text:list>
      <text:p text:style-name="Text_20_body">Nos ancêtres ont posé ces questions autour des feux de camp. Nous les posons devant des écrans. Vous aussi, vous devez continuer à les poser dans votre propre époque.</text:p>
      <text:p text:style-name="Horizontal_20_Line"/>
      <text:h text:style-name="Heading_20_3" text:outline-level="3">I. L'essence : le noyau immuable</text:h>
      <text:p text:style-name="Quotations"><text:span text:style-name="T2">L'apprentissage est le processus par lequel l'expérience forge des connexions durables dans le système nerveux, modifiant ainsi la capacité à faire face à l'incertitude future.</text:span></text:p>
      <text:p text:style-name="Text_20_body">Cette définition contient quatre éléments inébranlables :</text:p>
      <text:list text:style-name="L32">
        <text:list-item>
          <text:p text:style-name="P35"><text:span text:style-name="T2">La source est l'expérience</text:span> — ni l'instinct inné, ni un état temporaire induit par une substance, mais une interaction authentique avec le monde.</text:p>
        </text:list-item>
        <text:list-item>
          <text:p text:style-name="P35"><text:span text:style-name="T2">Le substrat est les connexions neuronales dans un agent cognitif</text:span> — chaque apprentissage change physiquement votre cerveau. Que vous utilisiez des neurones de carbone ou des puces de silicium, l'essence est la même.</text:p>
        </text:list-item>
        <text:list-item>
          <text:p text:style-name="P35"><text:span text:style-name="T2">Le changement est durable</text:span> — non pas la mémoire de travail de quelques secondes, mais une trace capable d'influencer le comportement ou la pensée futurs.</text:p>
        </text:list-item>
        <text:list-item>
          <text:p text:style-name="P35"><text:span text:style-name="T2">Le but est de compresser l'incertitude</text:span> — pour que, face à l'inconnu ou aux défis, vous puissiez prendre de meilleures décisions et actions.</text:p>
        </text:list-item>
      </text:list>
      <text:p text:style-name="Text_20_body">Il y a des milliers d'années, les humains apprenaient à faire du feu. Il y a des centaines d'années, ils apprenaient à lire et à écrire. Aujourd'hui, ils apprennent à collaborer avec l'IA. Les formes changent sans cesse, mais les quatre lignes ci-dessus restent immobiles.</text:p>
      <text:p text:style-name="Horizontal_20_Line"/>
      <text:h text:style-name="Heading_20_3" text:outline-level="3"><text:soft-page-break/>II. Des méthodes qui fonctionnent toujours (sept principes éternels)</text:h>
      <text:p text:style-name="Text_20_body">Ces principes sont éternels parce qu'ils agissent directement sur les trois maillons du processus d'apprentissage : <text:span text:style-name="T2">générer l'expérience → renforcer les connexions → vérifier le changement durable</text:span>.</text:p>
      <table:table table:name="表格6" table:style-name="表格6">
        <table:table-column table:style-name="表格6.A" table:number-columns-repeated="3"/>
        <table:table-header-rows>
          <table:table-row>
            <table:table-cell table:style-name="表格6.A1" office:value-type="string">
              <text:p text:style-name="P3">Principe</text:p>
            </table:table-cell>
            <table:table-cell table:style-name="表格6.A1" office:value-type="string">
              <text:p text:style-name="P3">Pratique centrale</text:p>
            </table:table-cell>
            <table:table-cell table:style-name="表格6.C1" office:value-type="string">
              <text:p text:style-name="P3">Pourquoi il fonctionne toujours</text:p>
            </table:table-cell>
          </table:table-row>
        </table:table-header-rows>
        <table:table-row>
          <table:table-cell table:style-name="表格6.A2" office:value-type="string">
            <text:p text:style-name="Table_20_Contents"><text:span text:style-name="T2">1. Génération active</text:span></text:p>
          </table:table-cell>
          <table:table-cell table:style-name="表格6.A2" office:value-type="string">
            <text:p text:style-name="P4">Au lieu de recevoir passivement, explique, résume, pose des questions, enseigne à d'autres.</text:p>
          </table:table-cell>
          <table:table-cell table:style-name="表格6.C2" office:value-type="string">
            <text:p text:style-name="P4">Le rappel actif laisse des traces neuronales plus profondes que l'entrée passive.</text:p>
          </table:table-cell>
        </table:table-row>
        <table:table-row>
          <table:table-cell table:style-name="表格6.A2" office:value-type="string">
            <text:p text:style-name="Table_20_Contents"><text:span text:style-name="T2">2. Répétition espacée</text:span></text:p>
          </table:table-cell>
          <table:table-cell table:style-name="表格6.A2" office:value-type="string">
            <text:p text:style-name="P4">Révise le contenu à des intervalles de plus en plus longs.</text:p>
          </table:table-cell>
          <table:table-cell table:style-name="表格6.C2" office:value-type="string">
            <text:p text:style-name="P4">L'oubli est biologique ; chaque acte de rappel renforce la connexion.</text:p>
          </table:table-cell>
        </table:table-row>
        <table:table-row>
          <table:table-cell table:style-name="表格6.A2" office:value-type="string">
            <text:p text:style-name="Table_20_Contents"><text:span text:style-name="T2">3. Auto-évaluation</text:span></text:p>
          </table:table-cell>
          <table:table-cell table:style-name="表格6.A2" office:value-type="string">
            <text:p text:style-name="P4">Testez-vous fréquemment, plutôt que de relire.</text:p>
          </table:table-cell>
          <table:table-cell table:style-name="表格6.C2" office:value-type="string">
            <text:p text:style-name="P4">L'acte de rappel lui-même renforce le changement durable plus que le stockage.</text:p>
          </table:table-cell>
        </table:table-row>
        <table:table-row>
          <table:table-cell table:style-name="表格6.A2" office:value-type="string">
            <text:p text:style-name="Table_20_Contents"><text:span text:style-name="T2">4. Rétroaction par l'erreur</text:span></text:p>
          </table:table-cell>
          <table:table-cell table:style-name="表格6.A2" office:value-type="string">
            <text:p text:style-name="P4">Essayez → exposez l'erreur → recevez une correction claire → réessayez.</text:p>
          </table:table-cell>
          <table:table-cell table:style-name="表格6.C2" office:value-type="string">
            <text:p text:style-name="P4">Les erreurs activent les mécanismes de surveillance ; les voies corrigées sont renforcées préférentiellement.</text:p>
          </table:table-cell>
        </table:table-row>
        <table:table-row>
          <table:table-cell table:style-name="表格6.A2" office:value-type="string">
            <text:p text:style-name="Table_20_Contents"><text:span text:style-name="T2">5. Élaboration</text:span></text:p>
          </table:table-cell>
          <table:table-cell table:style-name="表格6.A2" office:value-type="string">
            <text:p text:style-name="P4">Reliez les nouvelles connaissances aux connaissances existantes par des liens riches et concrets.</text:p>
          </table:table-cell>
          <table:table-cell table:style-name="表格6.C2" office:value-type="string">
            <text:p text:style-name="P4">Les nouvelles connexions doivent s'ancrer dans les anciens réseaux ; plus il y a d'ancrages, plus la rétention est solide.</text:p>
          </table:table-cell>
        </table:table-row>
        <table:table-row>
          <table:table-cell table:style-name="表格6.A2" office:value-type="string">
            <text:p text:style-name="Table_20_Contents"><text:span text:style-name="T2">6. Pratique délibérée</text:span></text:p>
          </table:table-cell>
          <table:table-cell table:style-name="表格6.A2" office:value-type="string">
            <text:p text:style-name="P4">Concentrez-vous sur des défis légèrement supérieurs à vos capacités actuelles et affinez-les répétitivement.</text:p>
          </table:table-cell>
          <table:table-cell table:style-name="表格6.C2" office:value-type="string">
            <text:p text:style-name="P4">La neuroplasticité n'est déclenchée que dans la zone de défi ; dans la zone de confort, il n'y a pas de changement.</text:p>
          </table:table-cell>
        </table:table-row>
        <table:table-row>
          <table:table-cell table:style-name="表格6.A2" office:value-type="string">
            <text:p text:style-name="Table_20_Contents"><text:span text:style-name="T2">7. Apprentissage entrelacé</text:span></text:p>
          </table:table-cell>
          <table:table-cell table:style-name="表格6.A2" office:value-type="string">
            <text:p text:style-name="P4">Alternez différents sujets pendant la pratique, plutôt que de vous concentrer sur un seul pendant longtemps.</text:p>
          </table:table-cell>
          <table:table-cell table:style-name="表格6.C2" office:value-type="string">
            <text:p text:style-name="P4">L'alternance aide le cerveau à discriminer et à généraliser, formant des connaissances flexibles et transférables.</text:p>
          </table:table-cell>
        </table:table-row>
      </table:table>
      <text:p text:style-name="Text_20_body"/>
      <text:p text:style-name="Text_20_body"><text:span text:style-name="T2">Le critère unique pour tester toute méthode :</text:span><text:line-break/><text:span text:style-name="T1">« Si l'on supprime tous les indices externes, puis-je effectuer la tâche centrale de manière autonome et fluide ? »</text:span><text:line-break/>Si oui — le changement s'est produit en vous. Si non — le changement s'est produit seulement dans vos outils.</text:p>
      <text:p text:style-name="Horizontal_20_Line"/>
      <text:h text:style-name="Heading_20_3" text:outline-level="3">III. Les comportements d'apprentissage toujours nuisibles (dix pièges à surveiller)</text:h>
      <text:p text:style-name="Text_20_body">Plus dangereux que de ne pas connaître les méthodes efficaces est de tomber dans des <text:soft-page-break/>comportements qui <text:span text:style-name="T2">ressemblent à de l'apprentissage mais sont soit inutiles, soit endommagent activement votre capacité à apprendre</text:span>. La liste suivante a été validée au fil des millénaires. Gravez-la dans votre esprit.</text:p>
      <text:h text:style-name="Heading_20_4" text:outline-level="4">(A) Totalement inutiles (perte de temps)</text:h>
      <text:list text:style-name="L33">
        <text:list-item>
          <text:p text:style-name="P36"><text:span text:style-name="T2">Relecture passive</text:span> — lire, surligner ou écouter sans rappel actif ni récitation.<text:line-break/>→ <text:span text:style-name="T1">« Je l'ai lu dix fois, j'ai fermé le livre, et mon esprit était vide. »</text:span></text:p>
        </text:list-item>
        <text:list-item>
          <text:p text:style-name="P36"><text:span text:style-name="T2">Bachotage (cramming)</text:span> — apport intensif sur une nuit ou quelques jours.<text:line-break/>→ <text:span text:style-name="T1">Les connexions formées sont de courte durée et disparaissent en quelques jours.</text:span></text:p>
        </text:list-item>
        <text:list-item>
          <text:p text:style-name="P36"><text:span text:style-name="T2">Répétition simple des mots d'autrui</text:span> — répéter textuellement sans reformuler avec vos propres mots.<text:line-break/>→ <text:span text:style-name="T1">Aucune connexion profonde n'est formée ; vous ne pouvez pas transférer la connaissance à de nouveaux problèmes.</text:span></text:p>
        </text:list-item>
      </text:list>
      <text:h text:style-name="Heading_20_4" text:outline-level="4" text:is-list-header="true">(B) Nettement nuisibles (détruisent la capacité à long terme)</text:h>
      <text:list text:style-name="L34">
        <text:list-item>
          <text:p text:style-name="P37"><text:span text:style-name="T2">Multitâche pendant l'apprentissage</text:span> — étudier tout en faisant défiler du contenu non lié, changements fréquents de tâche.<text:line-break/>→ <text:span text:style-name="T1">Entraîne des habitudes de traitement superficiel et détruit la capacité de traitement profond.</text:span></text:p>
        </text:list-item>
        <text:list-item>
          <text:p text:style-name="P37"><text:span text:style-name="T2">Fossilisation de la désinformation</text:span> — acquérir des concepts faux à partir de sources non fiables et les utiliser répétitivement.<text:line-break/>→ <text:span text:style-name="T1">Corriger une erreur est plusieurs fois plus difficile que d'apprendre depuis zéro, car il faut d'abord inhiber l'ancienne voie.</text:span></text:p>
        </text:list-item>
        <text:list-item>
          <text:p text:style-name="P37"><text:span text:style-name="T2">Pratique sans rétroaction</text:span> — répéter des exercices sans vérifier les réponses ni corriger les erreurs.<text:line-break/>→ <text:span text:style-name="T1">Renforce les erreurs et entraîne de mauvaises habitudes.</text:span></text:p>
        </text:list-item>
        <text:list-item>
          <text:p text:style-name="P37"><text:span text:style-name="T2">Apprentissage sous l'emprise de l'anxiété</text:span> — apprendre sous la peur, une pression élevée ou l'humiliation.<text:line-break/>→ <text:span text:style-name="T1">Le stress chronique supprime la plasticité des centres de mémoire (ex. hippocampe) et peut créer une aversion à vie pour l'apprentissage lui-même.</text:span></text:p>
        </text:list-item>
        <text:list-item>
          <text:p text:style-name="P37"><text:span text:style-name="T2">Dépendance excessive au stockage externe</text:span> — marque-pages, captures d'écran, sauvegardes, avec l'illusion que « sauvegardé = appris ».<text:line-break/>→ <text:span text:style-name="T1">Le cerveau réduit activement l'investissement mémoriel pour les informations facilement accessibles mais non activement rappelées (effet Google).</text:span></text:p>
        </text:list-item>
        <text:list-item>
          <text:p text:style-name="P37"><text:span text:style-name="T2">Confondre la familiarité avec la maîtrise</text:span> — sentir que vous avez appris parce que quelque chose semble familier ou se lit aisément.<text:line-break/>→ <text:span text:style-name="T1">Le piège le plus insidieux : la familiarité provient de la fluidité perceptuelle, non de la force de rappel à long terme.</text:span></text:p>
        </text:list-item>
        <text:list-item>
          <text:p text:style-name="P37"><text:span text:style-name="T2">Apprendre en manque de sommeil</text:span> — étudier tard dans la nuit, en réduisant son sommeil.<text:line-break/>→ <text:span text:style-name="T1">La consolidation de la mémoire se produit principalement pendant le sommeil profond et la phase REM. Ce qui est appris en manque de sommeil est largement oublié. Le manque chronique de sommeil altère également la fonction préfrontale, réduisant l'efficacité de </text:span><text:soft-page-break/><text:span text:style-name="T1">l'apprentissage.</text:span></text:p>
        </text:list-item>
      </text:list>
      <text:p text:style-name="Text_20_body"><text:span text:style-name="T2">Une simple question d'auto-vérification :</text:span><text:line-break/><text:span text:style-name="T1">« Sans aucune aide extérieure, puis-je appliquer cette connaissance de manière autonome, précise et fluide, et reconnaître dans une nouvelle situation où elle s'applique ? »</text:span><text:line-break/>→ Si oui, vous avez vraiment appris. Si non, vous êtes tombé dans l'un des pièges ci-dessus.</text:p>
      <text:p text:style-name="Horizontal_20_Line"/>
      <text:h text:style-name="Heading_20_3" text:outline-level="3">IV. De « l'indépendance » et de la « dépendance aux outils » — un débat qui dure des millénaires</text:h>
      <text:p text:style-name="Text_20_body">Vous vivrez peut-être dans une ère d'intégration profonde entre l'humain et l'outil. Les outils externes sont très puissants. Notre accent sur « l'absence d'indices externes » devient-il alors obsolète ?</text:p>
      <text:p text:style-name="Text_20_body"><text:span text:style-name="T2">Réponse : non, mais une compréhension précise est nécessaire.</text:span></text:p>
      <text:list text:style-name="L35">
        <text:list-item>
          <text:p text:style-name="P38"><text:span text:style-name="T2">La couche fondamentale (noyau)</text:span> — langue maternelle, logique de base, compétences professionnelles essentielles — doit être accessible sans outils externes. C'est le socle de votre existence en tant qu'agent cognitif indépendant.</text:p>
        </text:list-item>
        <text:list-item>
          <text:p text:style-name="P38"><text:span text:style-name="T2">La couche d'application étendue</text:span> — connaissances de pointe, détails peu fréquents — peut légitimement s'appuyer sur des outils, <text:span text:style-name="T2">à condition que</text:span> vous compreniez les principes et puissiez dériver le résultat par d'autres moyens en l'absence d'outils.</text:p>
        </text:list-item>
      </text:list>
      <text:p text:style-name="Text_20_body"><text:span text:style-name="T2">La ligne rouge est la suivante :</text:span> si la suppression des outils externes paralyse votre capacité centrale, alors l'outil vous a <text:span text:style-name="T2">remplacé</text:span>, et non pas été <text:span text:style-name="T2">utilisé</text:span> par vous.</text:p>
      <text:p text:style-name="Text_20_body">Les anciens apprenaient le boulier pour atteindre le « boulier mental » — sans boulier physique. Vous apprenez à utiliser une calculatrice pour atteindre « la compréhension de la multiplication même sans calculatrice ». Les outils peuvent accélérer, mais ils ne peuvent pas porter pour vous.</text:p>
      <text:p text:style-name="Horizontal_20_Line"/>
      <text:h text:style-name="Heading_20_3" text:outline-level="3">V. Dernier conseil aux apprenants dans mille ans</text:h>
      <text:list text:style-name="L36">
        <text:list-item>
          <text:p text:style-name="P39"><text:span text:style-name="T2">Méfiez-vous de l'illusion d'apprendre.</text:span> Marquer un favori, aimer, terminer une conférence, lire un livre — ce n'est pas apprendre. La seule preuve est que vous puissiez <text:span text:style-name="T2">produire de manière autonome un résultat différent</text:span>.</text:p>
        </text:list-item>
        <text:list-item>
          <text:p text:style-name="P39"><text:span text:style-name="T2">Acceptez la rétroaction, en particulier la rétroaction négative.</text:span> La pratique sans correction est un poison. Recherchez activement des personnes, des systèmes ou des environnements qui vous signalent vos erreurs.</text:p>
        </text:list-item>
        <text:list-item>
          <text:p text:style-name="P39"><text:span text:style-name="T2">Protégez votre sommeil et vos émotions.</text:span> Ils sont le fondement biologique sur lequel l'apprentissage se produit. Tout « apprentissage » qui sacrifie le sommeil ou génère de la peur est un acte d'auto-sabotage.</text:p>
        </text:list-item>
        <text:list-item>
          <text:p text:style-name="P39"><text:span text:style-name="T2">Posez-vous toujours trois questions :</text:span></text:p>
          <text:list>
            <text:list-item>
              <text:p text:style-name="P39">Quelle nouvelle expérience ai-je acquise ? (Pas une nouvelle information.)</text:p>
            </text:list-item>
            <text:list-item>
              <text:p text:style-name="P39">Quel changement durable s'est produit dans mon cerveau ? (Pas une mémoire <text:soft-page-break/>temporaire.)</text:p>
            </text:list-item>
            <text:list-item>
              <text:p text:style-name="P39">Dans quelle situation future cela me permettra-t-il de produire une meilleure réponse ? (Pas une note d'examen.)</text:p>
            </text:list-item>
          </text:list>
        </text:list-item>
      </text:list>
      <text:p text:style-name="Text_20_body">Enfin, souvenez-vous : <text:span text:style-name="T2">la technologie change, mais les lois sous-jacentes de l'apprentissage pour tout agent cognitif — depuis la première forme de vie qui a appris à éviter le danger jusqu'à vous — sont exactement les mêmes.</text:span> Ce qui est écrit dans ce mémorandum restera vrai à votre époque. Si un jour cela cessait de l'être, alors le mot même « apprentissage » devrait être redéfini — mais ce jour dépasse le cadre de notre discussion d'aujourd'hui.</text:p>
      <text:p text:style-name="Text_20_body">Puissiez-vous devenir le véritable maître de votre apprentissage, ni esclave des outils, ni esclave de l'anxiété.</text:p>
      <text:p text:style-name="Text_20_body"><text:span text:style-name="T1">— Écrit avant le milieu du XXIe siècle, fondé sur la somme de plusieurs milliers d'années d'expérience humaine</text:span></text:p>
      <text:p text:style-name="Horizontal_20_Line"/>
      <text:p text:style-name="Text_20_body">N'hésitez pas à demander des ajustements de style ou de terminologie.</text:p>
      <text:p text:style-name="Horizontal_20_Line"/>
      <text:p text:style-name="Text_20_body">以下是《关于学习的本质：一篇写给千年后人类的备忘录》的阿拉伯语翻译。</text:p>
      <text:p text:style-name="P40">## جوهر التعلُّم: مذكرة للبشرية بعد ألف عام<text:line-break/><text:line-break/>— استناداً إلى مبادئ ثابتة على مدى آلاف السنين<text:line-break/><text:line-break/>### تمهيد<text:line-break/><text:line-break/>إذا كنت تعيش بعد ألف عام من اليوم، فمن المرجح أن عالمك يمتلك تقنيات لا يمكننا تخيلها اليوم: واجهات الدماغ والحاسوب، تحميل الوعي، شبكات الذكاء الجماعي… لكن صدقني: مهما تطورت الأدوات، **فإن جوهر التعلُّم لم يتغير ولن يتغير أبداً**.<text:line-break/><text:line-break/>هذه المذكرة ليست دليل تعليمات. إنها مرآة. تحاول الإجابة عن ثلاثة أسئلة أبدية:<text:line-break/><text:line-break/>1. <text:s/>ما هو جوهر التعلُّم؟<text:line-break/>2. <text:s/>ما هي الأساليب التي ستظل فعّالة دائماً؟<text:line-break/>3. <text:s/>ما هي السلوكيات التي تبدو تعلُّماً ولكنها في الواقع غير مجدية أو حتى ضارة؟<text:line-break/><text:line-break/>طرح أسلافنا هذه الأسئلة حول نيران المخيمات. ونحن نطرحها أمام الشاشات. وأنت أيضاً يجب أن تواصل طرحها في عصرك.<text:line-break/><text:line-break/>---<text:line-break/><text:line-break/>### أولاً: الجوهر: النواة الثابتة<text:line-break/><text:line-break/>&gt; **التعلُّم هو عملية تكوين روابط دائمة داخل الجهاز العصبي عن طريق الخبرة، مما يغير القدرة على مواجهة عدم اليقين في المستقبل.**<text:line-break/><text:line-break/>يحتوي هذا التعريف على أربعة عناصر لا تتزعزع:<text:line-break/><text:line-break/>1. <text:s/>**المصدر هو الخبرة** — لا الغريزة الفطرية، ولا الحالة المؤقتة الناتجة عن المخدرات، بل التفاعل الحقيقي مع العالم.<text:line-break/>2. <text:s/>**الركيزة هي الروابط العصبية داخل كيان مدرك** — كل تعلُّم يغير دماغك فعلياً. سواء استخدمت خلايا عصبية كربونية أو رقائق سيليكون، فالجوهر واحد.<text:line-break/>3. <text:s/>**التغيير دائم** — ليس ذاكرة العمل لعدة ثوانٍ، بل أثر يمكن أن يؤثر في السلوك أو التفكير المستقبلي.<text:line-break/>4. <text:s/>**الهدف هو ضغط عدم اليقين** — لكي تتمكن، عند مواجهة المجهول أو التحديات، من اتخاذ قرارات وأفعال أفضل.<text:line-break/><text:soft-page-break/><text:line-break/>منذ آلاف السنين، تعلم البشر كيفية إشعال النار. منذ مئات السنين، تعلموا القراءة والكتابة. اليوم، يتعلمون التعاون مع الذكاء الاصطناعي. تتغير الأشكال بلا توقف، لكن السطور الأربعة أعلاه تبقى ثابتة.<text:line-break/><text:line-break/>---<text:line-break/><text:line-break/>### ثانياً: أساليب فعّالة دائماً (سبعة مبادئ خالدة)<text:line-break/><text:line-break/>هذه المبادئ خالدة لأنها تؤثر مباشرة في الحلقات الثلاث لعملية التعلُّم: **توليد الخبرة → تقوية الروابط → التحقق من التغيير الدائم**.<text:line-break/><text:line-break/>| المبدأ | الممارسة الأساسية | لماذا هو فعّال دائماً |<text:line-break/>| :--- | :--- | :--- |<text:line-break/>| **1. التوليد النشط** | بدلاً من التلقي السلبي، اشرح و لخِّص و اطرح أسئلة و علِّم الآخرين. | الاسترجاع النشط يترك آثاراً عصبية أعمق من الإدخال السلبي. |<text:line-break/>| **2. التكرار المتباعد** | راجع المحتوى بفترات متزايدة تدريجياً. | النسيان بيولوجي؛ و كل عملية استرجاع تقوي الرابطة. |<text:line-break/>| **3. الاختبار الذاتي** | اختبر نفسك كثيراً بدلاً من إعادة القراءة. | عملية الاسترجاع نفسها تقوي التغيير الدائم أكثر من التخزين. |<text:line-break/>| **4. التغذية الراجعة من الخطأ** | جرِّب → اكشف الخطأ → احصل على تصحيح واضح → جرِّب مجدداً. | تنشط الأخطاء آليات المراقبة؛ و تُعزَّز المسارات المصححة بشكل تفضيلي. |<text:line-break/>| **5. التفصيل (الاستنباط)** | اربط المعرفة الجديدة بالمعرفة الموجودة عبر روابط غنية وملموسة. | يجب أن تترسخ الروابط الجديدة في الشبكات القديمة؛ فكلما زادت نقاط التثبيت، زاد قوة الاحتفاظ. |<text:line-break/>| **6. الممارسة المتعمدة** | ركز على تحديات أعلى قليلاً من قدرتك الحالية، و أتقنها بشكل متكرر. | تُحفَّز المرونة العصبية فقط في منطقة التحدي؛ أما منطقة الراحة فلا تغيير فيها. |<text:line-break/>| **7. التعلم المتداخل** | اخلط موضوعات مختلفة أثناء الممارسة، بدلاً من التركيز على موضوع واحد لفترة طويلة. | يساعد التبديل الدماغ على التمييز والتعميم، مشكلاً معرفة مرنة قابلة للانتقال. |<text:line-break/><text:line-break/>**المعيار الوحيد لاختبار أي أسلوب:** <text:s/><text:line-break/>*«إذا تمت إزالة جميع الإشارات الخارجية، فهل يمكنني أداء المهمة الأساسية بشكل مستقل وبطلاقة؟»* <text:s/><text:line-break/>إذا كان الجواب نعم — فقد حدث التغيير فيك. إذا كان الجواب لا — فقد حدث التغيير في أدواتك فقط.<text:line-break/><text:line-break/>---<text:line-break/><text:line-break/>### ثالثاً: سلوكيات التعلُّم الضارة دائماً (عشرة فخاخ يجب الانتباه إليها)<text:line-break/><text:line-break/>ما هو أخطر من عدم معرفة الأساليب الفعالة هو الوقوع في سلوكيات **تبدو كالتعلُّم لكنها إما غير مجدية أو تضر بقدرتك على التعلُّم بشكل نشط**. القائمة التالية تم التحقق من صحتها عبر آلاف السنين. احفرها في ذهنك.<text:line-break/><text:line-break/>#### (أ) غير مجدية تماماً (مضيعة للوقت)<text:line-break/><text:line-break/>1. <text:s/>**إعادة القراءة السلبية** — مجرد القراءة أو التظليل أو الاستماع بدون استرجاع نشط أو ترديد. <text:s/><text:line-break/> <text:s text:c="3"/>→ *«قرأتها عشر مرات، أغلقت الكتاب، وكان ذهني فارغاً.»*<text:line-break/><text:line-break/>2. <text:s/>**الحشر (الاستذكار المكثف قبل الامتحان)** — إدخال مكثف خلال ليلة واحدة أو بضعة أيام. <text:s/><text:line-break/> <text:s text:c="3"/>→ *الروابط المتكونة قصيرة الأجل وتختفي خلال أيام.*<text:line-break/><text:line-break/>3. <text:s/>**التكرار البسيط لكلمات الآخرين** — التكرار الحرفي دون إعادة صياغة بكلماتك الخاصة. <text:s/><text:line-break/> <text:s text:c="3"/>→ *لا تتشكل روابط عميقة؛ و لا يمكنك نقل المعرفة إلى مشكلات جديدة.*<text:line-break/><text:line-break/>#### (ب) ضار بشكل كبير (يدمر القدرة طويلة الأمد)<text:line-break/><text:line-break/>4. <text:s/>**تعدد المهام أثناء التعلُّم** — الدراسة مع تصفح محتوى غير ذي صلة، التبديل المتكرر بين المهام. <text:s/><text:line-break/><text:soft-page-break/> <text:s text:c="3"/>→ *يدرب عادات المعالجة السطحية و يدمر قدرة المعالجة العميقة.*<text:line-break/><text:line-break/>5. <text:s/>**تحجر المعلومات الخاطئة** — اكتساب مفاهيم خاطئة من مصادر غير موثوقة واستخدامها بشكل متكرر. <text:s/><text:line-break/> <text:s text:c="3"/>→ *تصحيح الخطأ أصعب عدة مرات من التعلُّم من الصفر، لأنه يجب أولاً تثبيط المسار القديم.*<text:line-break/><text:line-break/>6. <text:s/>**الممارسة بدون تغذية راجعة** — تكرار التمارين دون التحقق من الإجابات أو تصحيح الأخطاء. <text:s/><text:line-break/> <text:s text:c="3"/>→ *يعزز الأخطاء و يدرب عادات سيئة.*<text:line-break/><text:line-break/>7. <text:s/>**التعلُّم بدافع القلق** — التعلُّم تحت الخوف أو الضغط العالي أو الإذلال. <text:s/><text:line-break/> <text:s text:c="3"/>→ *الإجهاد المزمن يثبط المرونة في مراكز الذاكرة (مثل الحصين) و يمكن أن يخلق نفوراً مدى الحياة من التعلُّم نفسه.*<text:line-break/><text:line-break/>8. <text:s/>**الاعتماد المفرط على التخزين الخارجي** — الإشارات المرجعية، لقطات الشاشة، الحفظ، مع وهم "المحفوظ = المُتَعَلَّم". <text:s/><text:line-break/> <text:s text:c="3"/>→ *الدماغ يقلل بنشاط من استثمار الذاكرة في المعلومات التي يسهل الوصول إليها ولكن لا يتم استرجاعها بنشاط (تأثير Google).*<text:line-break/><text:line-break/>9. <text:s/>**الخلط بين الإلمام (الشعور بالألفة) والإتقان** — الشعور بأنك تعلمت لأن شيئاً ما يبدو مألوفاً أو يُقرأ بسلاسة. <text:s/><text:line-break/> <text:s text:c="3"/>→ *أخبث فخ: الإلمام نابع من الطلاقة الإدراكية، وليس من قوة الاسترجاع طويلة المدى.*<text:line-break/><text:line-break/>10. **التعلُّم مع الحرمان من النوم** — السهر للدراسة، وتقليل ساعات النوم. <text:s/><text:line-break/> <text:s text:c="3"/>→ *يحدث تعزيز الذاكرة بشكل أساسي أثناء النوم العميق ونوم حركة العين السريعة (REM). ما يُتعلم أثناء الحرمان من النوم يُنسى إلى حد كبير. كما أن الحرمان المزمن من النوم يضعف وظيفة الفص الجبهي، مما يقلل من كفاءة التعلُّم.*<text:line-break/><text:line-break/>**سؤال بسيط للفحص الذاتي:** <text:s/><text:line-break/>*«بدون أي مساعدة خارجية، هل يمكنني تطبيق هذه المعرفة بشكل مستقل ودقيق وبطلاقة، والتعرف على الموقف الجديد الذي تنطبق عليه؟»* <text:s/><text:line-break/>→ إذا كان الجواب نعم، فقد تعلمت حقاً. إذا كان الجواب لا، فقد وقعت في أحد الفخاخ المذكورة أعلاه.<text:line-break/><text:line-break/>---<text:line-break/><text:line-break/>### رابعاً: حول "الاستقلالية" و"الاعتماد على الأدوات" — نقاش دام آلاف السنين<text:line-break/><text:line-break/>قد تعيش في عصر من التكامل العميق بين الإنسان والأداة. الأدوات الخارجية قوية جداً. فهل يصبح تركيزنا على "غياب الإشارات الخارجية" قديماً؟<text:line-break/><text:line-break/>**الجواب: لا، لكن الأمر يتطلب فهماً دقيقاً.**<text:line-break/><text:line-break/>- <text:s text:c="2"/>**الطبقة الأساسية النووية** (اللغة الأم، المنطق الأساسي، المهارات المهنية الأساسية) — يجب أن تكون متاحة بدون أدوات خارجية. هذا هو أساس وجودك ككيان مدرك مستقل.<text:line-break/>- <text:s text:c="2"/>**طبقة التطبيق الموسعة** (المعرفة المتطورة، التفاصيل منخفضة التكرار) — يجوز لها أن تعتمد على الأدوات، **بشرط** أن تفهم المبادئ وأن تكون قادراً على اشتقاق النتيجة بوسائل أخرى عندما تغيب الأدوات.<text:line-break/><text:line-break/>**الخط الأحمر هو هذا:** إذا كان إزالة الأدوات الخارجية يشل قدرتك الأساسية، فإن الأداة قد **حلت محلك**، ولم تكن **مستخدمة من قبلك**.<text:line-break/><text:line-break/>تعلم القدماء المعداد ليصلوا إلى "المعداد الذهني" — بدون معداد مادي. أنت تتعلم استخدام الآلة الحاسبة لتصل إلى "فهم الضرب حتى بدون آلة حاسبة". يمكن للأدوات أن تسرع، لكنها لا تستطيع أن تحمل عنك.<text:line-break/><text:line-break/>---<text:line-break/><text:line-break/>### خامساً: نصيحة أخيرة للمتعلمين بعد ألف عام<text:line-break/><text:line-break/>1. <text:s/>**احذر وهم التعلُّم.** وضع إشارة مرجعية، الإعجاب، إنهاء محاضرة، قراءة كتاب — <text:soft-page-break/>هذه ليست تعلُّماً. الدليل الوحيد هو أن تتمكن من **إنتاج مخرجات مختلفة بشكل مستقل**.<text:line-break/><text:line-break/>2. <text:s/>**اقبل التغذية الراجعة، خاصة السلبية منها.** الممارسة بدون تصحيح هي سم. ابحث بنشاط عن أشخاص أو أنظمة أو بيئات تشير إلى أخطائك.<text:line-break/><text:line-break/>3. <text:s/>**احمِ نومك وعواطفك.** هما الأساس البيولوجي الذي يحدث عليه التعلُّم. أي "تعلُّم" يضحي بالنوم أو يولد الخوف هو تخريب للذات.<text:line-break/><text:line-break/>4. <text:s/>**اسأل نفسك دائماً ثلاثة أسئلة:**<text:line-break/> <text:s text:c="3"/>- <text:s text:c="2"/>أي خبرة جديدة اكتسبتها؟ (ليست معلومات جديدة.)<text:line-break/> <text:s text:c="3"/>- <text:s text:c="2"/>أي تغيير دائم حدث في دماغي؟ (ليست ذاكرة مؤقتة.)<text:line-break/> <text:s text:c="3"/>- <text:s text:c="2"/>في أي موقف مستقبلي سيمكنني هذا من إنتاج استجابة أفضل؟ (ليست درجة اختبار.)<text:line-break/><text:line-break/>أخيراً، تذكر: **التكنولوجيا تتغير، لكن القوانين الأساسية للتعلُّم لأي كيان مدرك — منذ أول شكل من أشكال الحياة الذي تعلم تجنب الخطر وصولاً إليك — هي نفسها تماماً.** ما هو مكتوب في هذه المذكرة سيظل صحيحاً في عصرك. إذا توقف عن كونه صحيحاً في يوم ما، فعندئذٍ ستحتاج كلمة "تعلُّم" ذاتها إلى إعادة تعريف — لكن ذلك اليوم يتجاوز نطاق مناقشتنا اليوم.<text:line-break/><text:line-break/>لتكن سيد تعلُّمك الحقيقي، لا عبداً للأدوات ولا عبداً للقلق.<text:line-break/><text:line-break/>*— كُتب قبل منتصف القرن الحادي والعشرين، بناءً على خلاصة عدة آلاف من السنين من الخبرة البشرية*</text:p>
      <text:p text:style-name="Text_20_body">إذا كنت ترغب في تعديل الصياغة أو تحسين بعض الكلمات، فيرجى إخباري.</text:p>
      <text:p text:style-name="Horizontal_20_Line"/>
      <text:p text:style-name="Text_20_body">以下是《关于学习的本质：一篇写给千年后人类的备忘录》的德语翻译。</text:p>
      <text:p text:style-name="Horizontal_20_Line"/>
      <text:h text:style-name="Heading_20_2" text:outline-level="2">Über das Wesen des Lernens: Ein Memorandum für die Menschheit in tausend Jahren</text:h>
      <text:p text:style-name="Text_20_body">— Basierend auf unveränderlichen Prinzipien über Jahrtausende</text:p>
      <text:h text:style-name="Heading_20_3" text:outline-level="3">Prolog</text:h>
      <text:p text:style-name="Text_20_body">Wenn du in tausend Jahren lebst, besitzt deine Welt vermutlich Technologien, die wir uns heute nicht vorstellen können: Gehirn-Computer-Schnittstellen, Bewusstseins-Hochladung, Netzwerke kollektiver Intelligenz … Aber glaube mir: Egal wie sich Werkzeuge weiterentwickeln, <text:span text:style-name="T2">das Wesen des Lernens hat sich nie verändert und wird sich nie verändern</text:span>.</text:p>
      <text:p text:style-name="Text_20_body">Dieses Memorandum ist keine Gebrauchsanweisung. Es ist ein Spiegel. Es versucht, drei ewige Fragen zu beantworten:</text:p>
      <text:list text:style-name="L37">
        <text:list-item>
          <text:p text:style-name="P41">Was ist das Wesen des Lernens?</text:p>
        </text:list-item>
        <text:list-item>
          <text:p text:style-name="P41">Welche Methoden werden immer funktionieren?</text:p>
        </text:list-item>
        <text:list-item>
          <text:p text:style-name="P41">Welche Verhaltensweisen sehen wie Lernen aus, sind aber tatsächlich nutzlos oder sogar schädlich?</text:p>
        </text:list-item>
      </text:list>
      <text:p text:style-name="Text_20_body">Unsere Vorfahren stellten diese Fragen um Lagerfeuer. Wir stellen sie vor Bildschirmen. Auch du musst sie in deiner eigenen Zeit weiterhin stellen.</text:p>
      <text:p text:style-name="Horizontal_20_Line"/>
      <text:h text:style-name="Heading_20_3" text:outline-level="3"><text:soft-page-break/>I. Das Wesen: Der unveränderliche Kern</text:h>
      <text:p text:style-name="Quotations"><text:span text:style-name="T2">Lernen ist der Prozess, durch Erfahrung dauerhafte Verbindungen im Nervensystem zu schmieden und so die Fähigkeit zu verändern, mit zukünftiger Unsicherheit umzugehen.</text:span></text:p>
      <text:p text:style-name="Text_20_body">Diese Definition enthält vier unerschütterliche Elemente:</text:p>
      <text:list text:style-name="L38">
        <text:list-item>
          <text:p text:style-name="P42"><text:span text:style-name="T2">Die Quelle ist Erfahrung</text:span> — weder angeborener Instinkt noch ein vorübergehender, durch Substanzen induzierter Zustand, sondern echte Interaktion mit der Welt.</text:p>
        </text:list-item>
        <text:list-item>
          <text:p text:style-name="P42"><text:span text:style-name="T2">Das Substrat sind neuronale Verbindungen in einem kognitiven Agenten</text:span> — jedes Lernen verändert physisch dein Gehirn. Ob du kohlenstoffbasierte Neuronen oder Siliziumchips verwendest, das Wesen ist dasselbe.</text:p>
        </text:list-item>
        <text:list-item>
          <text:p text:style-name="P42"><text:span text:style-name="T2">Die Veränderung ist dauerhaft</text:span> — nicht das Arbeitsgedächtnis von wenigen Sekunden, sondern eine Spur, die zukünftiges Verhalten oder Denken beeinflussen kann.</text:p>
        </text:list-item>
        <text:list-item>
          <text:p text:style-name="P42"><text:span text:style-name="T2">Der Zweck ist die Komprimierung von Unsicherheit</text:span> — damit du angesichts des Unbekannten oder von Herausforderungen bessere Entscheidungen und Handlungen treffen kannst.</text:p>
        </text:list-item>
      </text:list>
      <text:p text:style-name="Text_20_body">Vor Jahrtausenden lernten Menschen, Feuer zu machen. Vor Jahrhunderten lernten sie, zu lesen und zu schreiben. Heute lernen sie, mit KI zusammenzuarbeiten. Die Formen ändern sich unaufhörlich, aber die vier Zeilen oben bleiben unbewegt.</text:p>
      <text:p text:style-name="Horizontal_20_Line"/>
      <text:h text:style-name="Heading_20_3" text:outline-level="3">II. Methoden, die immer funktionieren (sieben ewige Prinzipien)</text:h>
      <text:p text:style-name="Text_20_body">Diese Prinzipien sind ewig, weil sie direkt auf die drei Glieder des Lernprozesses einwirken: <text:span text:style-name="T2">Erfahrung erzeugen → Verbindungen stärken → dauerhafte Veränderung überprüfen</text:span>.</text:p>
      <table:table table:name="表格7" table:style-name="表格7">
        <table:table-column table:style-name="表格7.A" table:number-columns-repeated="3"/>
        <table:table-header-rows>
          <table:table-row>
            <table:table-cell table:style-name="表格7.A1" office:value-type="string">
              <text:p text:style-name="P3">Prinzip</text:p>
            </table:table-cell>
            <table:table-cell table:style-name="表格7.A1" office:value-type="string">
              <text:p text:style-name="P3">Kernpraxis</text:p>
            </table:table-cell>
            <table:table-cell table:style-name="表格7.C1" office:value-type="string">
              <text:p text:style-name="P3">Warum es immer funktioniert</text:p>
            </table:table-cell>
          </table:table-row>
        </table:table-header-rows>
        <table:table-row>
          <table:table-cell table:style-name="表格7.A2" office:value-type="string">
            <text:p text:style-name="Table_20_Contents"><text:span text:style-name="T2">1. Aktive Erzeugung</text:span></text:p>
          </table:table-cell>
          <table:table-cell table:style-name="表格7.A2" office:value-type="string">
            <text:p text:style-name="P4">Statt passiv aufzunehmen, erkläre, fasse zusammen, stelle Fragen, unterrichte andere.</text:p>
          </table:table-cell>
          <table:table-cell table:style-name="表格7.C2" office:value-type="string">
            <text:p text:style-name="P4">Aktiver Abruf hinterlässt tiefere neuronale Spuren als passive Eingabe.</text:p>
          </table:table-cell>
        </table:table-row>
        <table:table-row>
          <table:table-cell table:style-name="表格7.A2" office:value-type="string">
            <text:p text:style-name="Table_20_Contents"><text:span text:style-name="T2">2. Wiederholung mit Abständen</text:span></text:p>
          </table:table-cell>
          <table:table-cell table:style-name="表格7.A2" office:value-type="string">
            <text:p text:style-name="P4">Wiederhole den Inhalt in zunehmend längeren Intervallen.</text:p>
          </table:table-cell>
          <table:table-cell table:style-name="表格7.C2" office:value-type="string">
            <text:p text:style-name="P4">Vergessen ist biologisch; jeder Abruf verstärkt die Verbindung.</text:p>
          </table:table-cell>
        </table:table-row>
        <table:table-row>
          <table:table-cell table:style-name="表格7.A2" office:value-type="string">
            <text:p text:style-name="Table_20_Contents"><text:span text:style-name="T2">3. Selbsttest</text:span></text:p>
          </table:table-cell>
          <table:table-cell table:style-name="表格7.A2" office:value-type="string">
            <text:p text:style-name="P4">Prüfe dich selbst häufig, anstatt nur zu lesen.</text:p>
          </table:table-cell>
          <table:table-cell table:style-name="表格7.C2" office:value-type="string">
            <text:p text:style-name="P4">Der Abruf selbst stärkt die dauerhafte Veränderung mehr als die Speicherung.</text:p>
          </table:table-cell>
        </table:table-row>
        <table:table-row>
          <table:table-cell table:style-name="表格7.A2" office:value-type="string">
            <text:p text:style-name="Table_20_Contents"><text:span text:style-name="T2">4. Rückmeldung durch Fehler</text:span></text:p>
          </table:table-cell>
          <table:table-cell table:style-name="表格7.A2" office:value-type="string">
            <text:p text:style-name="P4">Versuche → lege den Fehler offen → erhalte klare Korrektur → versuche erneut.</text:p>
          </table:table-cell>
          <table:table-cell table:style-name="表格7.C2" office:value-type="string">
            <text:p text:style-name="P4">Fehler aktivieren Überwachungsmechanismen; korrigierte Pfade werden vorzugsweise verstärkt.</text:p>
          </table:table-cell>
        </table:table-row>
        <table:table-row>
          <table:table-cell table:style-name="表格7.A2" office:value-type="string">
            <text:p text:style-name="Table_20_Contents"><text:span text:style-name="T2">5. Elaboration</text:span></text:p>
          </table:table-cell>
          <table:table-cell table:style-name="表格7.A2" office:value-type="string">
            <text:p text:style-name="P4">Verknüpfe neues Wissen mit bestehendem Wissen durch reichhaltige, konkrete Verbindungen.</text:p>
          </table:table-cell>
          <table:table-cell table:style-name="表格7.C2" office:value-type="string">
            <text:p text:style-name="P4">Neue Verbindungen müssen in alten Netzwerken verankert werden; je mehr Anker, desto fester die Speicherung.</text:p>
          </table:table-cell>
        </table:table-row>
        <text:soft-page-break/>
        <table:table-row>
          <table:table-cell table:style-name="表格7.A2" office:value-type="string">
            <text:p text:style-name="Table_20_Contents"><text:span text:style-name="T2">6. Bewusstes Üben</text:span></text:p>
          </table:table-cell>
          <table:table-cell table:style-name="表格7.A2" office:value-type="string">
            <text:p text:style-name="P4">Konzentriere dich auf Herausforderungen knapp über deinem aktuellen Können und verfeinere sie wiederholt.</text:p>
          </table:table-cell>
          <table:table-cell table:style-name="表格7.C2" office:value-type="string">
            <text:p text:style-name="P4">Neuroplastizität wird nur in der Herausforderungszone ausgelöst; in der Komfortzone gibt es keine Veränderung.</text:p>
          </table:table-cell>
        </table:table-row>
        <table:table-row>
          <table:table-cell table:style-name="表格7.A2" office:value-type="string">
            <text:p text:style-name="Table_20_Contents"><text:span text:style-name="T2">7. Interleaving (verschränktes Lernen)</text:span></text:p>
          </table:table-cell>
          <table:table-cell table:style-name="表格7.A2" office:value-type="string">
            <text:p text:style-name="P4">Mische verschiedene Themen während des Übens, anstatt dich lange auf eines zu konzentrieren.</text:p>
          </table:table-cell>
          <table:table-cell table:style-name="表格7.C2" office:value-type="string">
            <text:p text:style-name="P4">Das Wechseln hilft dem Gehirn zu unterscheiden und zu verallgemeinern und bildet flexibles, übertragbares Wissen.</text:p>
          </table:table-cell>
        </table:table-row>
      </table:table>
      <text:p text:style-name="Text_20_body"/>
      <text:p text:style-name="Text_20_body"><text:span text:style-name="T2">Das einzige Kriterium zur Prüfung jeder Methode:</text:span><text:line-break/><text:span text:style-name="T1">„Wenn alle äußeren Hinweise entfernt werden, kann ich dann die Kernaufgabe selbstständig und flüssig ausführen?“</text:span><text:line-break/>Wenn ja — die Veränderung ist in dir geschehen. Wenn nein — die Veränderung ist nur in deinen Werkzeugen geschehen.</text:p>
      <text:p text:style-name="Horizontal_20_Line"/>
      <text:h text:style-name="Heading_20_3" text:outline-level="3">III. Lernverhaltensweisen, die immer schädlich sind (zehn Fallen)</text:h>
      <text:p text:style-name="Text_20_body">Gefährlicher als das Nichtkennen effektiver Methoden ist es, Verhaltensweisen zu verfallen, die <text:span text:style-name="T2">wie Lernen aussehen, aber entweder nutzlos sind oder deine Lernfähigkeit aktiv schädigen</text:span>. Die folgende Liste wurde über Jahrtausende hinweg validiert. Grabe sie dir in dein Bewusstsein ein.</text:p>
      <text:h text:style-name="Heading_20_4" text:outline-level="4">(A) Völlig nutzlos (Zeitverschwendung)</text:h>
      <text:list text:style-name="L39">
        <text:list-item>
          <text:p text:style-name="P43"><text:span text:style-name="T2">Passives Wiederlesen</text:span> — nur lesen, markieren oder zuhören ohne aktiven Abruf oder Wiedergabe.<text:line-break/>→ <text:span text:style-name="T1">„Ich habe es zehnmal gelesen, das Buch geschlossen, und mein Geist war leer.“</text:span></text:p>
        </text:list-item>
        <text:list-item>
          <text:p text:style-name="P43"><text:span text:style-name="T2">Bulimielernen (Cramming)</text:span> — Intensivlernen in einer Nacht oder wenigen Tagen.<text:line-break/>→ <text:span text:style-name="T1">Die gebildeten Verbindungen sind kurzlebig und verschwinden innerhalb weniger Tage.</text:span></text:p>
        </text:list-item>
        <text:list-item>
          <text:p text:style-name="P43"><text:span text:style-name="T2">Einfaches Nachsprechen fremder Worte</text:span> — wörtliches Wiederholen ohne Umformulierung in eigenen Worten.<text:line-break/>→ <text:span text:style-name="T1">Es werden keine tiefen Verbindungen geknüpft; du kannst das Wissen nicht auf neue Probleme übertragen.</text:span></text:p>
        </text:list-item>
      </text:list>
      <text:h text:style-name="Heading_20_4" text:outline-level="4" text:is-list-header="true">(B) Deutlich schädlich (zerstören die langfristige Fähigkeit)</text:h>
      <text:list text:style-name="L40">
        <text:list-item>
          <text:p text:style-name="P44"><text:span text:style-name="T2">Multitasking beim Lernen</text:span> — Lernen während dem Durchblättern unzusammenhängender Inhalte, häufiger Aufgabenwechsel.<text:line-break/>→ <text:span text:style-name="T1">Trainiert oberflächliche Verarbeitungsgewohnheiten und zerstört die Fähigkeit zur Tiefenverarbeitung.</text:span></text:p>
        </text:list-item>
        <text:list-item>
          <text:p text:style-name="P44"><text:span text:style-name="T2">Fossilierung von Fehlinformationen</text:span> — Falsche Konzepte aus unzuverlässigen Quellen übernehmen und wiederholt verwenden.<text:line-break/>→ <text:span text:style-name="T1">Einen Fehler zu korrigieren ist um ein Vielfaches schwieriger, als von Null zu lernen, weil der alte Pfad zuerst gehemmt werden muss.</text:span></text:p>
        </text:list-item>
        <text:list-item>
          <text:p text:style-name="P44"><text:soft-page-break/><text:span text:style-name="T2">Üben ohne Rückmeldung</text:span> — Übungen wiederholen, ohne Antworten zu überprüfen oder Fehler zu korrigieren.<text:line-break/>→ <text:span text:style-name="T1">Verstärkt Fehler und trainiert schlechte Gewohnheiten.</text:span></text:p>
        </text:list-item>
        <text:list-item>
          <text:p text:style-name="P44"><text:span text:style-name="T2">Angstgetriebenes Lernen</text:span> — Lernen unter Angst, hohem Druck oder Demütigung.<text:line-break/>→ <text:span text:style-name="T1">Chronischer Stress unterdrückt die Plastizität der Gedächtniszentren (z. B. Hippocampus) und kann eine lebenslange Abneigung gegen das Lernen selbst erzeugen.</text:span></text:p>
        </text:list-item>
        <text:list-item>
          <text:p text:style-name="P44"><text:span text:style-name="T2">Übermäßige Abhängigkeit von externer Speicherung</text:span> — Lesezeichen, Screenshots, Speichern mit der Illusion „Gespeichert = Gelernt“.<text:line-break/>→ <text:span text:style-name="T1">Das Gehirn reduziert aktiv die Gedächtnisinvestition für Informationen, die leicht zugänglich, aber nicht aktiv abgerufen werden (Google-Effekt).</text:span></text:p>
        </text:list-item>
        <text:list-item>
          <text:p text:style-name="P44"><text:span text:style-name="T2">Verwechslung von Vertrautheit mit Meisterschaft</text:span> — Das Gefühl, etwas gelernt zu haben, weil es vertraut klingt oder sich flüssig liest.<text:line-break/>→ <text:span text:style-name="T1">Die heimtückischste Falle: Vertrautheit kommt von perzeptueller Flüssigkeit, nicht von langfristiger Abrufstärke.</text:span></text:p>
        </text:list-item>
        <text:list-item>
          <text:p text:style-name="P44"><text:span text:style-name="T2">Lernen unter Schlafentzug</text:span> — Nächtelanges Lernen, Schlafverkürzung.<text:line-break/>→ <text:span text:style-name="T1">Die Gedächtniskonsolidierung findet hauptsächlich im Tiefschlaf und REM-Schlaf statt. Unter Schlafentzug Gelerntes wird weitgehend vergessen. Chronischer Schlafentzug beeinträchtigt auch die präfrontale Funktion und reduziert die Lernfähigkeit.</text:span></text:p>
        </text:list-item>
      </text:list>
      <text:p text:style-name="Text_20_body"><text:span text:style-name="T2">Eine einfache Frage zur Selbstprüfung:</text:span><text:line-break/><text:span text:style-name="T1">„Kann ich ohne jegliche externe Hilfe dieses Wissen selbstständig, genau und flüssig anwenden und in einer neuen Situation erkennen, wo es anwendbar ist?“</text:span><text:line-break/>→ Wenn ja, hast du wirklich gelernt. Wenn nein, bist du in eine der oben genannten Fallen getappt.</text:p>
      <text:p text:style-name="Horizontal_20_Line"/>
      <text:h text:style-name="Heading_20_3" text:outline-level="3">IV. Über „Unabhängigkeit“ und „Abhängigkeit von Werkzeugen“ – eine jahrtausendealte Debatte</text:h>
      <text:p text:style-name="Text_20_body">Vielleicht lebst du in einer Ära tiefer Mensch-Werkzeug-Integration. Externe Werkzeuge sind sehr mächtig. Wird dann unsere Betonung auf „keine externen Hinweise“ überflüssig?</text:p>
      <text:p text:style-name="Text_20_body"><text:span text:style-name="T2">Antwort: Nein, aber es bedarf eines präzisen Verständnisses.</text:span></text:p>
      <text:list text:style-name="L41">
        <text:list-item>
          <text:p text:style-name="P45"><text:span text:style-name="T2">Die fundamentale Kernesschicht</text:span> (Muttersprache, grundlegende Logik, Kernkompetenzen des Fachgebiets) — muss ohne externe Werkzeuge zugänglich sein. Dies ist das Fundament deiner Existenz als unabhängiger kognitiver Agent.</text:p>
        </text:list-item>
        <text:list-item>
          <text:p text:style-name="P45"><text:span text:style-name="T2">Die erweiterte Anwendungsschicht</text:span> (Spitzenwissen, seltene Details) — darf legitimerweise auf Werkzeuge angewiesen sein, <text:span text:style-name="T2">vorausgesetzt</text:span>, du verstehst die Prinzipien und kannst das Ergebnis auf andere Weise ableiten, wenn die Werkzeuge fehlen.</text:p>
        </text:list-item>
      </text:list>
      <text:p text:style-name="Text_20_body"><text:span text:style-name="T2">Die rote Linie ist diese:</text:span> Wenn die Entfernung externer Werkzeuge deine Kernfähigkeit lähmt, dann hat das Werkzeug dich <text:span text:style-name="T2">ersetzt</text:span>, nicht dich <text:span text:style-name="T2">benutzt</text:span>.</text:p>
      <text:p text:style-name="Text_20_body">Die Alten lernten den Abakus, um den „mentalen Abakus“ zu erreichen — ohne physischen Abakus. Du lernst, einen Taschenrechner zu benutzen, um „das Verständnis der Multiplikation selbst ohne Taschenrechner“ zu erreichen. Werkzeuge können beschleunigen, aber sie können nicht für dich austragen.</text:p>
      <text:p text:style-name="Horizontal_20_Line"><text:soft-page-break/></text:p>
      <text:h text:style-name="Heading_20_3" text:outline-level="3">V. Letzter Rat für Lernende in tausend Jahren</text:h>
      <text:list text:style-name="L42">
        <text:list-item>
          <text:p text:style-name="P46"><text:span text:style-name="T2">Hüte dich vor der Lernillusion.</text:span> Lesezeichen, „Gefällt mir“, eine Vorlesung beenden, ein Buch lesen – das ist kein Lernen. Der einzige Beweis ist, dass du <text:span text:style-name="T2">selbstständig eine andere Ausgabe produzieren kannst</text:span>.</text:p>
        </text:list-item>
        <text:list-item>
          <text:p text:style-name="P46"><text:span text:style-name="T2">Akzeptiere Rückmeldung, besonders negative Rückmeldung.</text:span> Üben ohne Korrektur ist Gift. Suche aktiv Menschen, Systeme oder Umgebungen, die dir deine Fehler aufzeigen.</text:p>
        </text:list-item>
        <text:list-item>
          <text:p text:style-name="P46"><text:span text:style-name="T2">Schütze deinen Schlaf und deine Emotionen.</text:span> Sie sind die biologische Grundlage, auf der Lernen geschieht. Jegliches „Lernen“, das Schlaf opfert oder Angst erzeugt, ist Selbstsabotage.</text:p>
        </text:list-item>
        <text:list-item>
          <text:p text:style-name="P46"><text:span text:style-name="T2">Stelle dir immer drei Fragen:</text:span></text:p>
          <text:list>
            <text:list-item>
              <text:p text:style-name="P46">Welche neue Erfahrung habe ich gewonnen? (Keine neue Information.)</text:p>
            </text:list-item>
            <text:list-item>
              <text:p text:style-name="P46">Welche dauerhafte Veränderung ist in meinem Gehirn geschehen? (Kein temporäres Gedächtnis.)</text:p>
            </text:list-item>
            <text:list-item>
              <text:p text:style-name="P46">In welcher zukünftigen Situation wird es mir ermöglichen, eine bessere Antwort zu geben? (Keine Prüfungsnote.)</text:p>
            </text:list-item>
          </text:list>
        </text:list-item>
      </text:list>
      <text:p text:style-name="Text_20_body">Zum Schluss denke daran: <text:span text:style-name="T2">Technologie verändert sich, aber die zugrundeliegenden Gesetze des Lernens für jeden kognitiven Agenten – von der ersten Lebensform, die lernte, Gefahren zu vermeiden, bis zu dir – sind genau dieselben.</text:span> Was in diesem Memorandum geschrieben steht, wird in deiner Zeit immer noch gültig sein. Sollte es jemals aufhören, gültig zu sein, dann müsste das Wort „Lernen“ selbst neu definiert werden – aber dieser Tag liegt außerhalb des Rahmens unserer heutigen Diskussion.</text:p>
      <text:p text:style-name="Text_20_body">Mögest du der wahre Meister deines Lernens werden, weder Sklave der Werkzeuge noch Sklave der Angst.</text:p>
      <text:p text:style-name="Text_20_body"><text:span text:style-name="T1">— Geschrieben vor der Mitte des 21. Jahrhunderts, basierend auf der Summe mehrerer tausend Jahre menschlicher Erfahrung</text:span></text:p>
      <text:p text:style-name="Horizontal_20_Line"/>
      <text:p text:style-name="Text_20_body">Falls Sie Anpassungen des Stils oder der Terminologie wünschen, lassen Sie es mich bitte wissen.</text:p>
      <text:p text:style-name="Horizontal_20_Line"/>
      <text:p text:style-name="Text_20_body">以下是《关于学习的本质：一篇写给千年后人类的备忘录》的葡萄牙语翻译（使用通用葡萄牙语，兼顾欧陆与巴西变体）。</text:p>
      <text:p text:style-name="Horizontal_20_Line"/>
      <text:h text:style-name="Heading_20_2" text:outline-level="2">Sobre a natureza da aprendizagem: um memorando para a humanidade daqui a mil anos</text:h>
      <text:p text:style-name="Text_20_body">— Baseado em princípios imutáveis ao longo de milhares de anos</text:p>
      <text:h text:style-name="Heading_20_3" text:outline-level="3"><text:soft-page-break/>Prólogo</text:h>
      <text:p text:style-name="Text_20_body">Se viveres daqui a mil anos, o teu mundo possuirá provavelmente tecnologias que hoje não conseguimos imaginar: interfaces cérebro-computador, upload de consciência, redes de inteligência coletiva… Mas acredita: não importa como as ferramentas evoluam, <text:span text:style-name="T2">a essência da aprendizagem nunca mudou e nunca mudará</text:span>.</text:p>
      <text:p text:style-name="Text_20_body">Este memorando não é um manual de instruções. É um espelho. Procura responder a três perguntas eternas:</text:p>
      <text:list text:style-name="L43">
        <text:list-item>
          <text:p text:style-name="P47">Qual é a essência da aprendizagem?</text:p>
        </text:list-item>
        <text:list-item>
          <text:p text:style-name="P47">Que métodos funcionarão sempre?</text:p>
        </text:list-item>
        <text:list-item>
          <text:p text:style-name="P47">Que comportamentos parecem aprendizagem mas são, na verdade, inúteis ou mesmo prejudiciais?</text:p>
        </text:list-item>
      </text:list>
      <text:p text:style-name="Text_20_body">Os nossos antepassados fizeram estas perguntas à volta de fogueiras. Nós fazemo-las diante de ecrãs. Tu também deves continuar a fazê-las na tua própria época.</text:p>
      <text:p text:style-name="Horizontal_20_Line"/>
      <text:h text:style-name="Heading_20_3" text:outline-level="3">I. A essência: o núcleo imutável</text:h>
      <text:p text:style-name="Quotations"><text:span text:style-name="T2">Aprendizagem é o processo de forjar conexões duradouras dentro do sistema nervoso através da experiência, alterando assim a capacidade de lidar com a incerteza futura.</text:span></text:p>
      <text:p text:style-name="Text_20_body">Esta definição contém quatro elementos inabaláveis:</text:p>
      <text:list text:style-name="L44">
        <text:list-item>
          <text:p text:style-name="P48"><text:span text:style-name="T2">A fonte é a experiência</text:span> — nem o instinto inato, nem um estado temporário induzido por drogas, mas a interação genuína com o mundo.</text:p>
        </text:list-item>
        <text:list-item>
          <text:p text:style-name="P48"><text:span text:style-name="T2">O substrato são as conexões neuronais num agente cognitivo</text:span> — cada aprendizagem muda fisicamente o teu cérebro. Quer uses neurónios de carbono ou chips de silício, a essência é a mesma.</text:p>
        </text:list-item>
        <text:list-item>
          <text:p text:style-name="P48"><text:span text:style-name="T2">A mudança é duradoura</text:span> — não a memória de trabalho de poucos segundos, mas um traço que pode influenciar o comportamento ou pensamento futuro.</text:p>
        </text:list-item>
        <text:list-item>
          <text:p text:style-name="P48"><text:span text:style-name="T2">O propósito é comprimir a incerteza</text:span> — para que, perante o desconhecido ou desafios, possas tomar melhores decisões e ações.</text:p>
        </text:list-item>
      </text:list>
      <text:p text:style-name="Text_20_body">Há milhares de anos, os humanos aprenderam a fazer fogo. Há centenas de anos, aprenderam a ler e a escrever. Hoje, aprendem a colaborar com a IA. As formas mudam incessantemente, mas as quatro linhas acima permanecem imóveis.</text:p>
      <text:p text:style-name="Horizontal_20_Line"/>
      <text:h text:style-name="Heading_20_3" text:outline-level="3">II. Métodos que funcionam sempre (sete princípios eternos)</text:h>
      <text:p text:style-name="Text_20_body">Estes princípios são eternos porque atuam diretamente sobre os três elos do processo de aprendizagem: <text:span text:style-name="T2">gerar experiência → fortalecer conexões → verificar a mudança duradoura</text:span>.</text:p>
      <table:table table:name="表格8" table:style-name="表格8">
        <table:table-column table:style-name="表格8.A" table:number-columns-repeated="3"/>
        <table:table-header-rows>
          <text:soft-page-break/>
          <table:table-row>
            <table:table-cell table:style-name="表格8.A1" office:value-type="string">
              <text:p text:style-name="P3">Princípio</text:p>
            </table:table-cell>
            <table:table-cell table:style-name="表格8.A1" office:value-type="string">
              <text:p text:style-name="P3">Prática central</text:p>
            </table:table-cell>
            <table:table-cell table:style-name="表格8.C1" office:value-type="string">
              <text:p text:style-name="P3">Por que funciona sempre</text:p>
            </table:table-cell>
          </table:table-row>
        </table:table-header-rows>
        <table:table-row>
          <table:table-cell table:style-name="表格8.A2" office:value-type="string">
            <text:p text:style-name="Table_20_Contents"><text:span text:style-name="T2">1. Geração ativa</text:span></text:p>
          </table:table-cell>
          <table:table-cell table:style-name="表格8.A2" office:value-type="string">
            <text:p text:style-name="P4">Em vez de receber passivamente, explica, resume, faz perguntas, ensina outros.</text:p>
          </table:table-cell>
          <table:table-cell table:style-name="表格8.C2" office:value-type="string">
            <text:p text:style-name="P4">A recuperação ativa deixa vestígios neuronais mais profundos do que a entrada passiva.</text:p>
          </table:table-cell>
        </table:table-row>
        <table:table-row>
          <table:table-cell table:style-name="表格8.A2" office:value-type="string">
            <text:p text:style-name="Table_20_Contents"><text:span text:style-name="T2">2. Repetição espaçada</text:span></text:p>
          </table:table-cell>
          <table:table-cell table:style-name="表格8.A2" office:value-type="string">
            <text:p text:style-name="P4">Revisa o conteúdo em intervalos cada vez maiores.</text:p>
          </table:table-cell>
          <table:table-cell table:style-name="表格8.C2" office:value-type="string">
            <text:p text:style-name="P4">O esquecimento é biológico; cada ato de recordação reforça a conexão.</text:p>
          </table:table-cell>
        </table:table-row>
        <table:table-row>
          <table:table-cell table:style-name="表格8.A2" office:value-type="string">
            <text:p text:style-name="Table_20_Contents"><text:span text:style-name="T2">3. Autoteste</text:span></text:p>
          </table:table-cell>
          <table:table-cell table:style-name="表格8.A2" office:value-type="string">
            <text:p text:style-name="P4">Testa-te a ti mesmo com frequência, em vez de reler.</text:p>
          </table:table-cell>
          <table:table-cell table:style-name="表格8.C2" office:value-type="string">
            <text:p text:style-name="P4">O próprio ato de recuperação fortalece a mudança duradoura mais do que o armazenamento.</text:p>
          </table:table-cell>
        </table:table-row>
        <table:table-row>
          <table:table-cell table:style-name="表格8.A2" office:value-type="string">
            <text:p text:style-name="Table_20_Contents"><text:span text:style-name="T2">4. Feedback do erro</text:span></text:p>
          </table:table-cell>
          <table:table-cell table:style-name="表格8.A2" office:value-type="string">
            <text:p text:style-name="P4">Tenta → expõe o erro → recebe uma correção clara → tenta novamente.</text:p>
          </table:table-cell>
          <table:table-cell table:style-name="表格8.C2" office:value-type="string">
            <text:p text:style-name="P4">Os erros ativam mecanismos de monitorização; os caminhos corrigidos são preferencialmente reforçados.</text:p>
          </table:table-cell>
        </table:table-row>
        <table:table-row>
          <table:table-cell table:style-name="表格8.A2" office:value-type="string">
            <text:p text:style-name="Table_20_Contents"><text:span text:style-name="T2">5. Elaboração</text:span></text:p>
          </table:table-cell>
          <table:table-cell table:style-name="表格8.A2" office:value-type="string">
            <text:p text:style-name="P4">Conecta o novo conhecimento ao conhecimento existente através de ligações ricas e concretas.</text:p>
          </table:table-cell>
          <table:table-cell table:style-name="表格8.C2" office:value-type="string">
            <text:p text:style-name="P4">Novas conexões devem ancorar-se em redes antigas; quantas mais âncoras, mais forte a retenção.</text:p>
          </table:table-cell>
        </table:table-row>
        <table:table-row>
          <table:table-cell table:style-name="表格8.A2" office:value-type="string">
            <text:p text:style-name="Table_20_Contents"><text:span text:style-name="T2">6. Prática deliberada</text:span></text:p>
          </table:table-cell>
          <table:table-cell table:style-name="表格8.A2" office:value-type="string">
            <text:p text:style-name="P4">Foca-te em desafios ligeiramente acima da tua capacidade atual e aperfeiçoa-os repetidamente.</text:p>
          </table:table-cell>
          <table:table-cell table:style-name="表格8.C2" office:value-type="string">
            <text:p text:style-name="P4">A neuroplasticidade só é desencadeada na zona de desafio; na zona de conforto não há mudança.</text:p>
          </table:table-cell>
        </table:table-row>
        <table:table-row>
          <table:table-cell table:style-name="表格8.A2" office:value-type="string">
            <text:p text:style-name="Table_20_Contents"><text:span text:style-name="T2">7. Aprendizagem intercalada</text:span></text:p>
          </table:table-cell>
          <table:table-cell table:style-name="表格8.A2" office:value-type="string">
            <text:p text:style-name="P4">Mistura diferentes tópicos durante a prática, em vez de te concentrares num só durante muito tempo.</text:p>
          </table:table-cell>
          <table:table-cell table:style-name="表格8.C2" office:value-type="string">
            <text:p text:style-name="P4">A alternância ajuda o cérebro a discriminar e a generalizar, formando conhecimento flexível e transferível.</text:p>
          </table:table-cell>
        </table:table-row>
      </table:table>
      <text:p text:style-name="Text_20_body"/>
      <text:p text:style-name="Text_20_body"><text:span text:style-name="T2">O critério único para testar qualquer método:</text:span><text:line-break/><text:span text:style-name="T1">«Se todas as pistas externas forem removidas, consigo realizar a tarefa central de forma independente e fluente?»</text:span><text:line-break/>Se sim — a mudança ocorreu em ti. Se não — a mudança ocorreu apenas nas tuas ferramentas.</text:p>
      <text:p text:style-name="Horizontal_20_Line"/>
      <text:h text:style-name="Heading_20_3" text:outline-level="3">III. Comportamentos de aprendizagem que são sempre prejudiciais (dez armadilhas a vigiar)</text:h>
      <text:p text:style-name="Text_20_body">Mais perigoso do que não conhecer métodos eficazes é cair em comportamentos que <text:span text:style-name="T2">parecem aprendizagem mas são inúteis ou danificam ativamente a tua capacidade de aprender</text:span>. A lista seguinte foi validada ao longo de milénios. Grava-a na tua mente.</text:p>
      <text:h text:style-name="Heading_20_4" text:outline-level="4">(A) Totalmente inúteis (perda de tempo)</text:h>
      <text:list text:style-name="L45">
        <text:list-item>
          <text:p text:style-name="P49"><text:span text:style-name="T2">Releitura passiva</text:span> — apenas ler, sublinhar ou ouvir sem recordação ativa ou recitação.<text:line-break/>→ <text:span text:style-name="T1">«Li dez vezes, fechei o livro, e a minha mente estava em branco.»</text:span></text:p>
        </text:list-item>
        <text:list-item>
          <text:p text:style-name="P49"><text:span text:style-name="T2">Estudo de última hora (empolar)</text:span> — entrada intensiva numa noite ou poucos dias.<text:line-break/><text:soft-page-break/>→ <text:span text:style-name="T1">As conexões formadas são de curta duração e desaparecem em dias.</text:span></text:p>
        </text:list-item>
        <text:list-item>
          <text:p text:style-name="P49"><text:span text:style-name="T2">Repetição simples de palavras alheias</text:span> — repetir textualmente sem reformular com as tuas próprias palavras.<text:line-break/>→ <text:span text:style-name="T1">Não se formam conexões profundas; não consegues transferir o conhecimento para novos problemas.</text:span></text:p>
        </text:list-item>
      </text:list>
      <text:h text:style-name="Heading_20_4" text:outline-level="4" text:is-list-header="true">(B) Significativamente prejudiciais (destroem a capacidade de longo prazo)</text:h>
      <text:list text:style-name="L46">
        <text:list-item>
          <text:p text:style-name="P50"><text:span text:style-name="T2">Multitarefa durante a aprendizagem</text:span> — estudar enquanto percorres conteúdo não relacionado, mudanças frequentes de tarefa.<text:line-break/>→ <text:span text:style-name="T1">Treina hábitos de processamento superficial e destrói a capacidade de processamento profundo.</text:span></text:p>
        </text:list-item>
        <text:list-item>
          <text:p text:style-name="P50"><text:span text:style-name="T2">Fossilização de desinformação</text:span> — adquirir conceitos falsos a partir de fontes não confiáveis e usá-los repetidamente.<text:line-break/>→ <text:span text:style-name="T1">Corrigir um erro é várias vezes mais difícil do que aprender do zero, porque é preciso primeiro inibir o caminho antigo.</text:span></text:p>
        </text:list-item>
        <text:list-item>
          <text:p text:style-name="P50"><text:span text:style-name="T2">Prática sem feedback</text:span> — repetir exercícios sem verificar respostas ou corrigir erros.<text:line-break/>→ <text:span text:style-name="T1">Reforça os erros e treina maus hábitos.</text:span></text:p>
        </text:list-item>
        <text:list-item>
          <text:p text:style-name="P50"><text:span text:style-name="T2">Aprendizagem impulsionada pela ansiedade</text:span> — aprender sob medo, alta pressão ou humilhação.<text:line-break/>→ <text:span text:style-name="T1">O stress crónico suprime a plasticidade nos centros de memória (ex. hipocampo) e pode criar aversão vitalícia à própria aprendizagem.</text:span></text:p>
        </text:list-item>
        <text:list-item>
          <text:p text:style-name="P50"><text:span text:style-name="T2">Dependência excessiva do armazenamento externo</text:span> — marcadores, capturas de ecrã, guardar, com a ilusão de «guardado = aprendido».<text:line-break/>→ <text:span text:style-name="T1">O cérebro reduz ativamente o investimento de memória em informações que são facilmente acessíveis mas não ativamente recuperadas (efeito Google).</text:span></text:p>
        </text:list-item>
        <text:list-item>
          <text:p text:style-name="P50"><text:span text:style-name="T2">Confundir familiaridade com domínio</text:span> — sentir que aprendeste porque algo soa familiar ou se lê fluentemente.<text:line-break/>→ <text:span text:style-name="T1">A armadilha mais insidiosa: a familiaridade provém da fluência percetual, não da força de recuperação a longo prazo.</text:span></text:p>
        </text:list-item>
        <text:list-item>
          <text:p text:style-name="P50"><text:span text:style-name="T2">Aprender com privação de sono</text:span> — estudar até tarde, cortando horas de sono.<text:line-break/>→ <text:span text:style-name="T1">A consolidação da memória ocorre principalmente durante o sono profundo e a fase REM. O que é aprendido com privação de sono é amplamente esquecido. A privação crónica também prejudica a função pré-frontal, reduzindo a eficiência da aprendizagem.</text:span></text:p>
        </text:list-item>
      </text:list>
      <text:p text:style-name="Text_20_body"><text:span text:style-name="T2">Uma simples pergunta de autoverificação:</text:span><text:line-break/><text:span text:style-name="T1">«Sem qualquer ajuda externa, consigo aplicar este conhecimento de forma independente, precisa e fluente, e reconhecer numa nova situação onde ele se aplica?»</text:span><text:line-break/>→ Se sim, aprendeste verdadeiramente. Se não, caíste numa das armadilhas acima.</text:p>
      <text:p text:style-name="Horizontal_20_Line"/>
      <text:h text:style-name="Heading_20_3" text:outline-level="3"><text:soft-page-break/>IV. Sobre a «independência» e a «dependência de ferramentas» — um debate que dura milénios</text:h>
      <text:p text:style-name="Text_20_body">Talvez vivas numa era de profunda integração humano-ferramenta. As ferramentas externas são muito poderosas. Então, a nossa ênfase em «nenhuma pista externa» torna-se obsoleta?</text:p>
      <text:p text:style-name="Text_20_body"><text:span text:style-name="T2">Resposta: Não, mas é necessária uma compreensão precisa.</text:span></text:p>
      <text:list text:style-name="L47">
        <text:list-item>
          <text:p text:style-name="P51"><text:span text:style-name="T2">A camada nuclear fundamental</text:span> (língua materna, lógica básica, competências profissionais essenciais) — deve ser acessível sem ferramentas externas. Esta é a base da tua existência como agente cognitivo independente.</text:p>
        </text:list-item>
        <text:list-item>
          <text:p text:style-name="P51"><text:span text:style-name="T2">A camada de aplicação alargada</text:span> (conhecimento de vanguarda, detalhes de baixa frequência) — pode legitimamente depender de ferramentas, <text:span text:style-name="T2">desde que</text:span> compreendas os princípios e consigas derivar o resultado por outros meios quando as ferramentas faltarem.</text:p>
        </text:list-item>
      </text:list>
      <text:p text:style-name="Text_20_body"><text:span text:style-name="T2">A linha vermelha é esta:</text:span> se a remoção de ferramentas externas paralisar a tua capacidade central, então a ferramenta <text:span text:style-name="T2">substituiu-te</text:span> a ti, em vez de ter sido <text:span text:style-name="T2">usada</text:span> por ti.</text:p>
      <text:p text:style-name="Text_20_body">Os antigos aprenderam o ábaco para alcançar o «ábaco mental» — sem ábaco físico. Tu aprendes a usar uma calculadora para alcançar «a compreensão da multiplicação mesmo sem calculadora». As ferramentas podem acelerar, mas não podem gestar por ti.</text:p>
      <text:p text:style-name="Horizontal_20_Line"/>
      <text:h text:style-name="Heading_20_3" text:outline-level="3">V. Conselho final para os aprendizes daqui a mil anos</text:h>
      <text:list text:style-name="L48">
        <text:list-item>
          <text:p text:style-name="P52"><text:span text:style-name="T2">Cuidado com a ilusão da aprendizagem.</text:span> Marcar, dar like, terminar uma palestra, ler um livro — isso não é aprendizagem. A única prova é que consigas <text:span text:style-name="T2">produzir de forma independente um resultado diferente</text:span>.</text:p>
        </text:list-item>
        <text:list-item>
          <text:p text:style-name="P52"><text:span text:style-name="T2">Aceita o feedback, especialmente o negativo.</text:span> A prática sem correção é veneno. Procura ativamente pessoas, sistemas ou ambientes que te indiquem os teus erros.</text:p>
        </text:list-item>
        <text:list-item>
          <text:p text:style-name="P52"><text:span text:style-name="T2">Protege o teu sono e as tuas emoções.</text:span> Eles são a base biológica sobre a qual a aprendizagem ocorre. Qualquer «aprendizagem» que sacrifique o sono ou gere medo é autossabotagem.</text:p>
        </text:list-item>
        <text:list-item>
          <text:p text:style-name="P52"><text:span text:style-name="T2">Faz sempre a ti mesmo três perguntas:</text:span></text:p>
          <text:list>
            <text:list-item>
              <text:p text:style-name="P52">Que nova experiência adquiri? (Não nova informação.)</text:p>
            </text:list-item>
            <text:list-item>
              <text:p text:style-name="P52">Que mudança duradoura ocorreu no meu cérebro? (Não memória temporária.)</text:p>
            </text:list-item>
            <text:list-item>
              <text:p text:style-name="P52">Em que situação futura me permitirá isto produzir uma resposta melhor? (Não uma nota de exame.)</text:p>
            </text:list-item>
          </text:list>
        </text:list-item>
      </text:list>
      <text:p text:style-name="Text_20_body">Finalmente, lembra-te: <text:span text:style-name="T2">a tecnologia muda, mas as leis subjacentes da aprendizagem para qualquer agente cognitivo — desde a primeira forma de vida que aprendeu a evitar o perigo até ti — são exatamente as mesmas.</text:span> O que está escrito neste memorando continuará a ser verdade na tua época. Se algum dia deixar de o ser, então a própria palavra «aprendizagem» precisará de ser redefinida — mas esse dia está além do âmbito da nossa discussão atual.</text:p>
      <text:p text:style-name="Text_20_body">Que te tornes o verdadeiro mestre da tua aprendizagem, nem escravo das ferramentas nem escravo da ansiedade.</text:p>
      <text:p text:style-name="Text_20_body"><text:soft-page-break/><text:span text:style-name="T1">— Escrito antes de meados do século XXI, baseado na soma de vários milhares de anos de experiência humana</text:span></text:p>
      <text:p text:style-name="Horizontal_20_Line"/>
      <text:p text:style-name="Text_20_body">Se desejar ajustes de estilo ou terminologia, por favor, avise.</text:p>
      <text:p text:style-name="Horizontal_20_Line"/>
      <text:p text:style-name="Text_20_body">以下是《关于学习的本质：一篇写给千年后人类的备忘录》的印地语翻译（使用天城文，标准印地语）。</text:p>
      <text:p text:style-name="Horizontal_20_Line"/>
      <text:h text:style-name="Heading_20_2" text:outline-level="2">अधिगम का सार: एक हजार वर्ष बाद मानवता के लिए एक ज्ञापन</text:h>
      <text:p text:style-name="Text_20_body">— हजारों वर्षों के अपरिवर्तनीय सिद्धांतों पर आधारित</text:p>
      <text:h text:style-name="Heading_20_3" text:outline-level="3">प्रस्तावना</text:h>
      <text:p text:style-name="Text_20_body">यदि तुम एक हजार वर्ष बाद जी रहे हो, तो तुम्हारी दुनिया में संभवतः ऐसी प्रौद्योगिकियाँ होंगी जिनकी हम आज कल्पना भी नहीं कर सकते: मस्तिष्क-कंप्यूटर इंटरफेस, चेतना का अपलोड, सामूहिक बुद्धिमत्ता के नेटवर्क… लेकिन मेरी बात मानो: उपकरण चाहे कैसे भी विकसित हों, <text:span text:style-name="T2">अधिगम का सार कभी नहीं बदला है और कभी नहीं बदलेगा</text:span>।</text:p>
      <text:p text:style-name="Text_20_body">यह ज्ञापन कोई निर्देश पुस्तिका नहीं है। यह एक दर्पण है। यह तीन शाश्वत प्रश्नों के उत्तर देने का प्रयास करता है:</text:p>
      <text:list text:style-name="L49">
        <text:list-item>
          <text:p text:style-name="P53">अधिगम का सार क्या है?</text:p>
        </text:list-item>
        <text:list-item>
          <text:p text:style-name="P53">कौन से तरीके सदैव कारगर रहेंगे?</text:p>
        </text:list-item>
        <text:list-item>
          <text:p text:style-name="P53">कौन से व्यवहार अधिगम जैसे लगते हैं लेकिन वास्तव में बेकार या हानिकारक होते हैं?</text:p>
        </text:list-item>
      </text:list>
      <text:p text:style-name="Text_20_body">हमारे पूर्वजों ने इन प्रश्नों को अलाव के आसपास बैठकर पूछा था। हम स्क्रीन के सामने बैठकर पूछते हैं। तुम्हें भी अपने युग में इन्हें पूछते रहना चाहिए।</text:p>
      <text:p text:style-name="Horizontal_20_Line"/>
      <text:h text:style-name="Heading_20_3" text:outline-level="3">I. सार: अपरिवर्तनीय केंद्रबिंदु</text:h>
      <text:p text:style-name="Quotations"><text:span text:style-name="T2">अधिगम अनुभव के माध्यम से तंत्रिका तंत्र के भीतर स्थायी संबंध बनाने की प्रक्रिया है, जिससे भविष्य की अनिश्चितता से निपटने की क्षमता बदल जाती है।</text:span></text:p>
      <text:p text:style-name="Text_20_body">इस परिभाषा में चार अटल तत्व हैं:</text:p>
      <text:list text:style-name="L50">
        <text:list-item>
          <text:p text:style-name="P54"><text:span text:style-name="T2">स्रोत अनुभव है</text:span> — न तो जन्मजात प्रवृत्ति, न ही दवाओं से उत्पन्न अस्थायी अवस्था, बल्कि दुनिया के साथ वास्तविक अंतःक्रिया।</text:p>
        </text:list-item>
        <text:list-item>
          <text:p text:style-name="P54"><text:span text:style-name="T2">आधार एक संज्ञानात्मक एजेंट के भीतर तंत्रिका संबंध हैं</text:span> — प्रत्येक अधिगम तुम्हारे मस्तिष्क को भौतिक रूप से बदलता है। चाहे तुम कार्बन-आधारित न्यूरॉन्स का उपयोग करो या सिलिकॉन चिप्स का, सार एक ही है।</text:p>
        </text:list-item>
        <text:list-item>
          <text:p text:style-name="P54"><text:span text:style-name="T2">परिवर्तन स्थायी है</text:span> — कुछ सेकंड की कार्यशील स्मृति नहीं, बल्कि एक ऐसा निशान जो भविष्य के व्यवहार या विचार को प्रभावित कर सकता है।</text:p>
        </text:list-item>
        <text:list-item>
          <text:p text:style-name="P54"><text:span text:style-name="T2">उद्देश्य अनिश्चितता को संपीड़ित करना है</text:span> — ताकि अज्ञात या चुनौतियों का सामना करने पर तुम बेहतर <text:soft-page-break/>निर्णय और कार्य कर सको।</text:p>
        </text:list-item>
      </text:list>
      <text:p text:style-name="Text_20_body">हजारों वर्ष पहले, मनुष्यों ने आग बनाना सीखा। सैकड़ों वर्ष पहले, उन्होंने पढ़ना और लिखना सीखा। आज, वे AI के साथ सहयोग करना सीख रहे हैं। रूप निरंतर बदलते हैं, लेकिन उपरोक्त चार पंक्तियाँ अचल हैं।</text:p>
      <text:p text:style-name="Horizontal_20_Line"/>
      <text:h text:style-name="Heading_20_3" text:outline-level="3">II. विधियाँ जो सदैव काम करती हैं (सात शाश्वत सिद्धांत)</text:h>
      <text:p text:style-name="Text_20_body">ये सिद्धांत शाश्वत हैं क्योंकि ये सीधे अधिगम प्रक्रिया की तीन कड़ियों पर कार्य करते हैं: <text:span text:style-name="T2">अनुभव उत्पन्न करना → संबंधों को मजबूत करना → स्थायी परिवर्तन की जाँच करना</text:span>।</text:p>
      <table:table table:name="表格9" table:style-name="表格9">
        <table:table-column table:style-name="表格9.A" table:number-columns-repeated="3"/>
        <table:table-header-rows>
          <table:table-row>
            <table:table-cell table:style-name="表格9.A1" office:value-type="string">
              <text:p text:style-name="P3">सिद्धांत</text:p>
            </table:table-cell>
            <table:table-cell table:style-name="表格9.A1" office:value-type="string">
              <text:p text:style-name="P3">मूल अभ्यास</text:p>
            </table:table-cell>
            <table:table-cell table:style-name="表格9.C1" office:value-type="string">
              <text:p text:style-name="P3">यह सदैव क्यों काम करता है</text:p>
            </table:table-cell>
          </table:table-row>
        </table:table-header-rows>
        <table:table-row>
          <table:table-cell table:style-name="表格9.A2" office:value-type="string">
            <text:p text:style-name="Table_20_Contents"><text:span text:style-name="T2">1. सक्रिय उत्पादन</text:span></text:p>
          </table:table-cell>
          <table:table-cell table:style-name="表格9.A2" office:value-type="string">
            <text:p text:style-name="P4">निष्क्रिय रूप से ग्रहण करने के बजाय, स्वयं समझाओ, सारांश बनाओ, प्रश्न पूछो, दूसरों को सिखाओ।</text:p>
          </table:table-cell>
          <table:table-cell table:style-name="表格9.C2" office:value-type="string">
            <text:p text:style-name="P4">सक्रिय पुनर्प्राप्ति निष्क्रिय इनपुट की तुलना में गहरे तंत्रिका निशान छोड़ती है।</text:p>
          </table:table-cell>
        </table:table-row>
        <table:table-row>
          <table:table-cell table:style-name="表格9.A2" office:value-type="string">
            <text:p text:style-name="Table_20_Contents"><text:span text:style-name="T2">2. अंतराल पुनरावृत्ति</text:span></text:p>
          </table:table-cell>
          <table:table-cell table:style-name="表格9.A2" office:value-type="string">
            <text:p text:style-name="P4">धीरे-धीरे बढ़ते अंतराल पर सामग्री की समीक्षा करो।</text:p>
          </table:table-cell>
          <table:table-cell table:style-name="表格9.C2" office:value-type="string">
            <text:p text:style-name="P4">भूलना जैविक है; स्मरण की प्रत्येक क्रिया संबंध को मजबूत करती है।</text:p>
          </table:table-cell>
        </table:table-row>
        <table:table-row>
          <table:table-cell table:style-name="表格9.A2" office:value-type="string">
            <text:p text:style-name="Table_20_Contents"><text:span text:style-name="T2">3. स्व-परीक्षण</text:span></text:p>
          </table:table-cell>
          <table:table-cell table:style-name="表格9.A2" office:value-type="string">
            <text:p text:style-name="P4">बार-बार पढ़ने के बजाय स्वयं को परखो।</text:p>
          </table:table-cell>
          <table:table-cell table:style-name="表格9.C2" office:value-type="string">
            <text:p text:style-name="P4">पुनर्प्राप्ति की क्रिया स्वयं भंडारण की तुलना में स्थायी परिवर्तन को अधिक मजबूत करती है।</text:p>
          </table:table-cell>
        </table:table-row>
        <table:table-row>
          <table:table-cell table:style-name="表格9.A2" office:value-type="string">
            <text:p text:style-name="Table_20_Contents"><text:span text:style-name="T2">4. त्रुटि से प्रतिपुष्टि</text:span></text:p>
          </table:table-cell>
          <table:table-cell table:style-name="表格9.A2" office:value-type="string">
            <text:p text:style-name="P4">प्रयास करो → त्रुटि उजागर करो → स्पष्ट सुधार प्राप्त करो → पुनः प्रयास करो।</text:p>
          </table:table-cell>
          <table:table-cell table:style-name="表格9.C2" office:value-type="string">
            <text:p text:style-name="P4">त्रुटियाँ निगरानी तंत्र को सक्रिय करती हैं; सुधारे गए मार्गों को प्राथमिकता से बल मिलता है।</text:p>
          </table:table-cell>
        </table:table-row>
        <table:table-row>
          <table:table-cell table:style-name="表格9.A2" office:value-type="string">
            <text:p text:style-name="Table_20_Contents"><text:span text:style-name="T2">5. विस्तारण (एलाबोरेशन)</text:span></text:p>
          </table:table-cell>
          <table:table-cell table:style-name="表格9.A2" office:value-type="string">
            <text:p text:style-name="P4">नए ज्ञान को मौजूदा ज्ञान से समृद्ध, ठोस कड़ियों के माध्यम से जोड़ो।</text:p>
          </table:table-cell>
          <table:table-cell table:style-name="表格9.C2" office:value-type="string">
            <text:p text:style-name="P4">नए संबंधों को पुराने नेटवर्क में स्थिर होना चाहिए; जितने अधिक लंगर, उतनी मजबूत धारणा।</text:p>
          </table:table-cell>
        </table:table-row>
        <table:table-row>
          <table:table-cell table:style-name="表格9.A2" office:value-type="string">
            <text:p text:style-name="Table_20_Contents"><text:span text:style-name="T2">6. जानबूझकर अभ्यास</text:span></text:p>
          </table:table-cell>
          <table:table-cell table:style-name="表格9.A2" office:value-type="string">
            <text:p text:style-name="P4">अपनी वर्तमान क्षमता से थोड़ा ऊपर की चुनौतियों पर ध्यान केंद्रित करो और बार-बार सुधारो।</text:p>
          </table:table-cell>
          <table:table-cell table:style-name="表格9.C2" office:value-type="string">
            <text:p text:style-name="P4">तंत्रिका प्लास्टिसिटी केवल चुनौती क्षेत्र में सक्रिय होती है; आराम क्षेत्र में कोई परिवर्तन नहीं होता।</text:p>
          </table:table-cell>
        </table:table-row>
        <table:table-row>
          <table:table-cell table:style-name="表格9.A2" office:value-type="string">
            <text:p text:style-name="Table_20_Contents"><text:span text:style-name="T2">7. अंतर्लक्षित अधिगम</text:span></text:p>
          </table:table-cell>
          <table:table-cell table:style-name="表格9.A2" office:value-type="string">
            <text:p text:style-name="P4">अभ्यास के दौरान विभिन्न विषयों को मिलाओ, एक ही विषय पर लंबे समय तक ध्यान केंद्रित करने के बजाय।</text:p>
          </table:table-cell>
          <table:table-cell table:style-name="表格9.C2" office:value-type="string">
            <text:p text:style-name="P4">विषय बदलने से मस्तिष्क को भेदभाव और सामान्यीकरण करने में मदद मिलती है, जिससे लचीला और स्थानांतरणीय ज्ञान बनता है।</text:p>
          </table:table-cell>
        </table:table-row>
      </table:table>
      <text:p text:style-name="Text_20_body"/>
      <text:p text:style-name="Text_20_body"><text:span text:style-name="T2">किसी भी विधि के परीक्षण के लिए एकमात्र मानदंड:</text:span><text:line-break/><text:span text:style-name="T1">«यदि सभी बाहरी संकेत हटा दिए जाएँ, तो क्या मैं मूल कार्य को स्वतंत्र रूप से और सरलता से कर सकता हूँ?»</text:span><text:line-break/>यदि हाँ — तो परिवर्तन तुममें हुआ है। यदि नहीं — तो परिवर्तन केवल तुम्हारे उपकरणों में हुआ है।</text:p>
      <text:p text:style-name="Horizontal_20_Line"/>
      <text:h text:style-name="Heading_20_3" text:outline-level="3"><text:soft-page-break/>III. अधिगम के व्यवहार जो सदैव हानिकारक होते हैं (दस जाल जिनसे सावधान रहना)</text:h>
      <text:p text:style-name="Text_20_body">प्रभावी तरीकों को न जानने से भी अधिक खतरनाक उन व्यवहारों में फँसना है जो <text:span text:style-name="T2">अधिगम जैसे लगते हैं लेकिन या तो बेकार होते हैं या तुम्हारी सीखने की क्षमता को सक्रिय रूप से नुकसान पहुँचाते हैं</text:span>। निम्नलिखित सूची सहस्राब्दियों से मान्य है। इसे अपने मन में गाड़ दो।</text:p>
      <text:h text:style-name="Heading_20_4" text:outline-level="4">(क) पूर्णतया बेकार (समय की बर्बादी)</text:h>
      <text:list text:style-name="L51">
        <text:list-item>
          <text:p text:style-name="P55"><text:span text:style-name="T2">निष्क्रिय पुनर्पठन</text:span> — बिना सक्रिय स्मरण या दोहराव के केवल पढ़ना, हाइलाइट करना या सुनना।<text:line-break/>→ <text:span text:style-name="T1">«मैंने इसे दस बार पढ़ा, किताब बंद की, और मेरा दिमाग खाली था।»</text:span></text:p>
        </text:list-item>
        <text:list-item>
          <text:p text:style-name="P55"><text:span text:style-name="T2">रट्टा मारना (क्रैमिंग)</text:span> — एक रात या कुछ दिनों में गहन इनपुट।<text:line-break/>→ <text:span text:style-name="T1">बने हुए संबंध अल्पकालिक होते हैं और कुछ ही दिनों में गायब हो जाते हैं।</text:span></text:p>
        </text:list-item>
        <text:list-item>
          <text:p text:style-name="P55"><text:span text:style-name="T2">दूसरों के शब्दों का सरल दोहराव</text:span> — अपने शब्दों में पुनर्कथन किए बिना शब्दशः दोहराना।<text:line-break/>→ <text:span text:style-name="T1">गहरे संबंध नहीं बनते; तुम ज्ञान को नई समस्याओं पर स्थानांतरित नहीं कर सकते।</text:span></text:p>
        </text:list-item>
      </text:list>
      <text:h text:style-name="Heading_20_4" text:outline-level="4" text:is-list-header="true">(ख) स्पष्ट रूप से हानिकारक (दीर्घकालिक क्षमता को नष्ट करते हैं)</text:h>
      <text:list text:style-name="L52">
        <text:list-item>
          <text:p text:style-name="P56"><text:span text:style-name="T2">अधिगम के दौरान मल्टीटास्किंग</text:span> — असंबद्ध सामग्री को देखते हुए पढ़ना, बार-बार कार्य बदलना।<text:line-break/>→ <text:span text:style-name="T1">सतही प्रसंस्करण की आदतों को प्रशिक्षित करता है और गहन प्रसंस्करण क्षमता को नष्ट करता है।</text:span></text:p>
        </text:list-item>
        <text:list-item>
          <text:p text:style-name="P56"><text:span text:style-name="T2">गलत सूचना का जीवाश्मीकरण</text:span> — अविश्वसनीय स्रोतों से गलत अवधारणाएँ प्राप्त करना और बार-बार उनका उपयोग करना।<text:line-break/>→ <text:span text:style-name="T1">त्रुटि को सुधारना शून्य से सीखने की तुलना में कई गुना कठिन होता है, क्योंकि पहले पुराने मार्ग को बाधित करना पड़ता है।</text:span></text:p>
        </text:list-item>
        <text:list-item>
          <text:p text:style-name="P56"><text:span text:style-name="T2">प्रतिपुष्टि के बिना अभ्यास</text:span> — उत्तरों की जाँच किए या त्रुटियों को सुधारे बिना अभ्यास दोहराना।<text:line-break/>→ <text:span text:style-name="T1">त्रुटियों को मजबूत करता है और बुरी आदतों को प्रशिक्षित करता है।</text:span></text:p>
        </text:list-item>
        <text:list-item>
          <text:p text:style-name="P56"><text:span text:style-name="T2">चिंता-प्रेरित अधिगम</text:span> — भय, उच्च दबाव या अपमान के तहत सीखना।<text:line-break/>→ <text:span text:style-name="T1">दीर्घकालिक तनाव स्मृति केंद्रों (जैसे हिप्पोकैम्पस) की प्लास्टिसिटी को दबाता है और अधिगम के प्रति आजीवन घृणा पैदा कर सकता है।</text:span></text:p>
        </text:list-item>
        <text:list-item>
          <text:p text:style-name="P56"><text:span text:style-name="T2">बाहरी भंडारण पर अत्यधिक निर्भरता</text:span> — बुकमार्क, स्क्रीनशॉट, सहेजना, इस भ्रम के साथ कि «सहेजा = सीखा»।<text:line-break/>→ <text:span text:style-name="T1">मस्तिष्क सक्रिय रूप से उस जानकारी में स्मृति निवेश को कम करता है जो आसानी से सुलभ है लेकिन सक्रिय रूप से पुनः प्राप्त नहीं की जाती (गूगल प्रभाव)।</text:span></text:p>
        </text:list-item>
        <text:list-item>
          <text:p text:style-name="P56"><text:span text:style-name="T2">परिचितता और निपुणता का भ्रम</text:span> — यह महसूस करना कि तुमने कुछ सीख लिया क्योंकि वह परिचित लगता है या सरलता से पढ़ा जाता है।<text:line-break/>→ <text:span text:style-name="T1">सबसे कपटी जाल: परिचितता अवधारणात्मक सरलता से आती है, दीर्घकालिक पुनर्प्राप्ति शक्ति से नहीं।</text:span></text:p>
        </text:list-item>
        <text:list-item>
          <text:p text:style-name="P56"><text:span text:style-name="T2">नींद की कमी में अधिगम</text:span> — देर रात तक पढ़ना, नींद के घंटे काटना।<text:line-break/>→ <text:span text:style-name="T1">स्मृति सुदृढ़ीकरण मुख्यतः गहरी नींद और REM नींद के दौरान होता है। नींद की कमी में जो सीखा जाता है वह बड़े पैमाने पर भुला दिया जाता है। दीर्घकालिक नींद की कमी प्रीफ्रंटल फ़ंक्शन को भी खराब करती है, जिससे अधिगम दक्षता कम हो जाती है।</text:span></text:p>
        </text:list-item>
      </text:list>
      <text:p text:style-name="Text_20_body"><text:soft-page-break/><text:span text:style-name="T2">आत्म-जाँच के लिए एक सरल प्रश्न:</text:span><text:line-break/><text:span text:style-name="T1">«बिना किसी बाहरी सहायता के, क्या मैं इस ज्ञान को स्वतंत्र रूप से, सटीक रूप से और सरलता से लागू कर सकता हूँ, और एक नई स्थिति में पहचान सकता हूँ कि यह कहाँ लागू होता है?»</text:span><text:line-break/>→ यदि हाँ, तो तुमने वास्तव में सीखा है। यदि नहीं, तो तुम उपरोक्त जालों में से किसी एक में फँस गए हो।</text:p>
      <text:p text:style-name="Horizontal_20_Line"/>
      <text:h text:style-name="Heading_20_3" text:outline-level="3">IV. «स्वतंत्रता» और «उपकरणों पर निर्भरता» के बारे में — एक चर्चा जो सहस्राब्दियों से चली आ रही है</text:h>
      <text:p text:style-name="Text_20_body">हो सकता है कि तुम मनुष्य और उपकरण के गहरे एकीकरण के युग में जी रहे हो। बाहरी उपकरण बहुत शक्तिशाली हैं। तो क्या «बिना बाहरी संकेतों के» पर हमारा जोर पुराना हो जाता है?</text:p>
      <text:p text:style-name="Text_20_body"><text:span text:style-name="T2">उत्तर: नहीं, लेकिन सटीक समझ की आवश्यकता है।</text:span></text:p>
      <text:list text:style-name="L53">
        <text:list-item>
          <text:p text:style-name="P57"><text:span text:style-name="T2">मूलभूत केंद्रीय परत</text:span> (मातृभाषा, मूल तर्कशास्त्र, मुख्य व्यावसायिक कौशल) — बिना बाहरी उपकरणों के सुलभ होनी चाहिए। यह एक स्वतंत्र संज्ञानात्मक एजेंट के रूप में तुम्हारे अस्तित्व का आधार है।</text:p>
        </text:list-item>
        <text:list-item>
          <text:p text:style-name="P57"><text:span text:style-name="T2">विस्तारित अनुप्रयोग परत</text:span> (अत्याधुनिक ज्ञान, कम आवृत्ति वाले विवरण) — वैध रूप से उपकरणों पर निर्भर हो सकती है, <text:span text:style-name="T2">बशर्ते</text:span> तुम सिद्धांतों को समझते हो और उपकरणों के अभाव में परिणाम को अन्य माध्यमों से प्राप्त कर सकते हो।</text:p>
        </text:list-item>
      </text:list>
      <text:p text:style-name="Text_20_body"><text:span text:style-name="T2">लाल रेखा यह है:</text:span> यदि बाहरी उपकरणों को हटाने से तुम्हारी केंद्रीय क्षमता लकवाग्रस्त हो जाती है, तो उपकरण ने तुम्हें <text:span text:style-name="T2">प्रतिस्थापित</text:span> कर दिया है, तुमने उसका <text:span text:style-name="T2">उपयोग</text:span> नहीं किया।</text:p>
      <text:p text:style-name="Text_20_body">प्राचीन लोगों ने अबेकस को «मानसिक अबेकस» तक पहुँचने के लिए सीखा — बिना भौतिक अबेकस के। तुम कैलकुलेटर का उपयोग करना सीखते हो ताकि «कैलकुलेटर के बिना भी गुणा की समझ» प्राप्त कर सको। उपकरण गति बढ़ा सकते हैं, लेकिन वे तुम्हारे लिए गर्भधारण नहीं कर सकते।</text:p>
      <text:p text:style-name="Horizontal_20_Line"/>
      <text:h text:style-name="Heading_20_3" text:outline-level="3">V. एक हजार वर्ष बाद के शिक्षार्थियों के लिए अंतिम सलाह</text:h>
      <text:list text:style-name="L54">
        <text:list-item>
          <text:p text:style-name="P58"><text:span text:style-name="T2">अधिगम के भ्रम से सावधान रहो।</text:span> बुकमार्क करना, लाइक करना, व्याख्यान समाप्त करना, किताब पढ़ना — यह अधिगम नहीं है। एकमात्र प्रमाण यह है कि तुम <text:span text:style-name="T2">स्वतंत्र रूप से एक अलग आउटपुट तैयार कर सकते हो</text:span>।</text:p>
        </text:list-item>
        <text:list-item>
          <text:p text:style-name="P58"><text:span text:style-name="T2">प्रतिपुष्टि को स्वीकार करो, विशेष रूप से नकारात्मक प्रतिपुष्टि को।</text:span> सुधार के बिना अभ्यास जहर है। सक्रिय रूप से ऐसे लोगों, प्रणालियों या वातावरणों की खोज करो जो तुम्हारी त्रुटियों को इंगित करें।</text:p>
        </text:list-item>
        <text:list-item>
          <text:p text:style-name="P58"><text:span text:style-name="T2">अपनी नींद और अपनी भावनाओं की रक्षा करो।</text:span> वे जैविक आधार हैं जिन पर अधिगम होता है। कोई भी «अधिगम» जो नींद का बलिदान करता है या भय पैदा करता है, आत्म-विनाश है।</text:p>
        </text:list-item>
        <text:list-item>
          <text:p text:style-name="P58"><text:span text:style-name="T2">अपने आप से हमेशा तीन प्रश्न पूछो:</text:span></text:p>
          <text:list>
            <text:list-item>
              <text:p text:style-name="P58">मैंने कौन सा नया अनुभव प्राप्त किया है? (नई सूचना नहीं।)</text:p>
            </text:list-item>
            <text:list-item>
              <text:p text:style-name="P58">मेरे मस्तिष्क में कौन सा स्थायी परिवर्तन हुआ है? (अस्थायी स्मृति नहीं।)</text:p>
            </text:list-item>
            <text:list-item>
              <text:p text:style-name="P58">यह मुझे भविष्य की किस स्थिति में एक बेहतर प्रतिक्रिया देने में सक्षम बनाएगा? (परीक्षा अंक नहीं।)</text:p>
            </text:list-item>
          </text:list>
        </text:list-item>
      </text:list>
      <text:p text:style-name="Text_20_body"><text:soft-page-break/>अंत में, याद रखो: <text:span text:style-name="T2">प्रौद्योगिकी बदलती है, लेकिन किसी भी संज्ञानात्मक एजेंट के लिए अधिगम के अंतर्निहित नियम — पहले जीवन रूप से जिसने खतरे से बचना सीखा, तुम तक — बिल्कुल वही हैं।</text:span> इस ज्ञापन में जो लिखा है वह तुम्हारे युग में भी सत्य रहेगा। यदि कभी यह सत्य नहीं रहा, तो स्वयं «अधिगम» शब्द को पुनर्परिभाषित करने की आवश्यकता होगी — लेकिन वह दिन हमारी आज की चर्चा के दायरे से बाहर है।</text:p>
      <text:p text:style-name="Text_20_body">तुम अपने अधिगम के सच्चे स्वामी बनो, न तो उपकरणों के गुलाम और न ही चिंता के गुलाम।</text:p>
      <text:p text:style-name="Text_20_body"><text:span text:style-name="T1">— 21वीं सदी के मध्य से पहले लिखा गया, मानव अनुभव के कई हजारों वर्षों के योग पर आधारित</text:span></text:p>
      <text:p text:style-name="Horizontal_20_Line"/>
      <text:p text:style-name="Text_20_body">यदि आप शैली या शब्दावली में कोई संशोधन चाहते हैं, तो कृपया बताएँ।</text:p>
      <text:p text:style-name="Horizontal_20_Line"/>
      <text:p text:style-name="Text_20_body">以下是《关于学习的本质：一篇写给千年后人类的备忘录》的孟加拉语翻译。</text:p>
      <text:p text:style-name="P40">## শিক্ষার সারাংশ: হাজার বছর পর মানবতার জন্য একটি স্মারকলিপি<text:line-break/><text:line-break/>— হাজার হাজার বছর ধরে অপরিবর্তনীয় নীতির উপর ভিত্তি করে<text:line-break/><text:line-break/>### ভূমিকা<text:line-break/><text:line-break/>তুমি যদি হাজার বছর পরে বাস করো, তাহলে তোমার পৃথিবীতে সম্ভবত এমন প্রযুক্তি থাকবে যার কল্পনা আমরা আজ করতে পারি না: মস্তিষ্ক-কম্পিউটার ইন্টারফেস, চেতনা আপলোড, সমষ্টিগত বুদ্ধিমত্তার নেটওয়ার্ক… কিন্তু আমার কথা বিশ্বাস করো: হাতিয়ার যেভাবেই বিকশিত হোক না কেন, **শিক্ষার সারাংশ কখনও পরিবর্তিত হয়নি এবং কখনও পরিবর্তিত হবে না**।<text:line-break/><text:line-break/>এই স্মারকলিপিটি কোনো নির্দেশিকা নয়। এটি একটি দর্পণ। এটি তিনটি চিরন্তন প্রশ্নের উত্তর দেওয়ার চেষ্টা করে:<text:line-break/><text:line-break/>১. শিক্ষার সারাংশ কী?<text:line-break/>২. কোন পদ্ধতিগুলো সব সময় কার্যকর থাকবে?<text:line-break/>৩. কোন আচরণগুলো শিক্ষার মতো দেখায় কিন্তু বাস্তবে অকেজো বা এমনকি ক্ষতিকারক?<text:line-break/><text:line-break/>আমাদের পূর্বপুরুষরা আগুনের চারপাশে বসে এই প্রশ্নগুলো করেছিলেন। আমরা পর্দার সামনে বসে করি। তোমাকেও নিজের যুগে এগুলো করতে থাকতে হবে।<text:line-break/><text:line-break/>---<text:line-break/><text:line-break/>### ১. সারাংশ: অপরিবর্তনীয় কেন্দ্রবিন্দু<text:line-break/><text:line-break/>&gt; **শিক্ষা হলো অভিজ্ঞতার মাধ্যমে স্নায়ুতন্ত্রের ভিতরে স্থায়ী সংযোগ গড়ে তোলার প্রক্রিয়া, যার ফলে ভবিষ্যতের অনিশ্চয়তা মোকাবিলার ক্ষমতা পরিবর্তিত হয়।**<text:line-break/><text:line-break/>এই সংজ্ঞায় চারটি অটল উপাদান রয়েছে:<text:line-break/><text:line-break/>১. **উৎস হলো অভিজ্ঞতা** — না জন্মগত প্রবৃত্তি, না ওষুধ-প্ররোচিত অস্থায়ী অবস্থা, বরং পৃথিবীর সাথে প্রকৃত মিথস্ক্রিয়া।<text:line-break/>২. **ভিত্তি হলো একটি জ্ঞানীয় এজেন্টের ভেতরে স্নায়বিক সংযোগ** — প্রতিটি শিক্ষা তোমার মস্তিষ্ককে ভৌতভাবে পরিবর্তন করে। তুমি কার্বন-ভিত্তিক নিউরন ব্যবহার করো বা সিলিকন চিপস, সারাংশ একই।<text:line-break/>৩. **পরিবর্তন স্থায়ী** — কয়েক সেকেন্ডের কার্যক্ষম স্মৃতি নয়, বরং একটি চিহ্ন যা ভবিষ্যতের আচরণ বা চিন্তাকে প্রভাবিত করতে পারে।<text:line-break/>৪. **উদ্দেশ্য হলো অনিশ্চয়তা সংকুচিত করা** — যাতে অজানা বা চ্যালেঞ্জের মুখোমুখি হলে তুমি আরও ভালো সিদ্ধান্ত ও কর্ম নিতে পারো।<text:line-break/><text:line-break/>হাজার হাজার বছর আগে, মানুষ আগুন জ্বালাতে শিখেছিল। কয়েকশ বছর আগে, তারা পড়তে ও লিখতে শিখেছিল। আজ, তারা এআই-এর সাথে সহযোগিতা করতে শিখছে। রূপগুলি নিরন্তর পরিবর্তিত হয়, কিন্তু উপরের চারটি লাইন অচল।<text:line-break/><text:line-break/>---<text:line-break/><text:line-break/><text:soft-page-break/>### ২. পদ্ধতিগুলো যা সব সময় কাজ করে (সাতটি চিরন্তন নীতি)<text:line-break/><text:line-break/>এই নীতিগুলো চিরন্তন কারণ এগুলো সরাসরি শিক্ষা প্রক্রিয়ার তিনটি সংযোগস্থলে কাজ করে: **অভিজ্ঞতা সৃষ্টি করা → সংযোগ শক্তিশালী করা → স্থায়ী পরিবর্তন যাচাই করা**।<text:line-break/><text:line-break/>| নীতি | মূল অনুশীলন | কেন এটি সব সময় কাজ করে |<text:line-break/>| :--- | :--- | :--- |<text:line-break/>| **১. সক্রিয় সৃষ্টি** | নিষ্ক্রিয়ভাবে গ্রহণের পরিবর্তে, নিজে ব্যাখ্যা করো, সারাংশ দাও, প্রশ্ন করো, অন্যদের শেখাও। | সক্রিয় পুনরুদ্ধার নিষ্ক্রিয় ইনপুটের চেয়ে গভীর স্নায়বিক চিহ্ন রেখে যায়। |<text:line-break/>| **২. ব্যবধান পুনরাবৃত্তি** | ধীরে ধীরে বাড়তে থাকা ব্যবধানে বিষয়বস্তু পর্যালোচনা করো। | ভুলে যাওয়া জৈবিক; স্মরণের প্রতিটি কাজ সংযোগকে শক্তিশালী করে। |<text:line-break/>| **৩. স্ব-পরীক্ষণ** | বারবার পড়ার পরিবর্তে নিজেকে প্র ker বার পরীক্ষা করো। | পুনরুদ্ধারের কাজটি নিজেই সঞ্চয়ের চেয়ে স্থায়ী পরিবর্তনকে বেশি শক্তিশালী করে। |<text:line-break/>| **৪. ত্রুটি থেকে প্রতিক্রিয়া** | চেষ্টা করো → ত্রুটি উন্মোচন করো → স্পষ্ট সংশোধন পাও → আবার চেষ্টা করো। | ত্রুটিগুলো মনিটরিং প্রক্রিয়া সক্রিয় করে; সংশোধিত পথগুলো অগ্রাধিকারভিত্তিতে শক্তিশালী হয়। |<text:line-break/>| **৫. বিস্তারকরণ** | নতুন জ্ঞানকে বিদ্যমান জ্ঞানের সাথে সমৃদ্ধ, বাস্তব সংযোগের মাধ্যমে যুক্ত করো। | নতুন সংযোগগুলো পুরনো নেটওয়ার্কে নোঙর করতে হবে; যত বেশি নোঙর, তত শক্তিশালী ধারণ। |<text:line-break/>| **৬. ইচ্ছাকৃত অনুশীলন** | তোমার বর্তমান ক্ষমতার থেকে কিছুটা উপরের চ্যালেঞ্জগুলোর উপর মনোযোগ দাও এবং বারবার পরিমার্জন করো। | স্নায়বিক প্লাস্টিসিটি কেবল চ্যালেঞ্জ অঞ্চলেই সক্রিয় হয়; আরাম অঞ্চলে কোন পরিবর্তন হয় না। |<text:line-break/>| **৭. আন্তঃস্থাপিত শিক্ষা** | অনুশীলনের সময় বিভিন্ন বিষয় মিশিয়ে দাও, একটি বিষয়ে দীর্ঘ সময় মনোযোগ দেওয়ার পরিবর্তে। | পরিবর্তন মস্তিষ্ককে পার্থক্য ও সাধারণীকরণ করতে সাহায্য করে, যা নমনীয় ও স্থানান্তরযোগ্য জ্ঞান গঠন করে। |<text:line-break/><text:line-break/>**যেকোনো পদ্ধতি পরীক্ষার জন্য একমাত্র মানদণ্ড:** <text:s/><text:line-break/>*«যদি সব বাহ্যিক ইঙ্গিত সরিয়ে দেওয়া হয়, তাহলে কি আমি মূল কাজটি স্বাধীনভাবে ও সাবলীলভাবে করতে পারি?»* <text:s/><text:line-break/>যদি হ্যাঁ — তাহলে পরিবর্তন তোমার ভেতরে ঘটেছে। যদি না — তাহলে পরিবর্তন কেবল তোমার হাতিয়ারেই ঘটেছে।<text:line-break/><text:line-break/>---<text:line-break/><text:line-break/>### ৩. শিক্ষার আচরণ যা সব সময় ক্ষতিকর (দশটি ফাঁদ যাতে সতর্ক থাকতে হবে)<text:line-break/><text:line-break/>কার্যকর পদ্ধতি না জানার চেয়েও বিপজ্জনক হলো সেই আচরণে জড়িয়ে পড়া যা **শিক্ষার মতো দেখায় কিন্তু অকেজো বা তোমার শেখার ক্ষমতাকে সক্রিয়ভাবে নষ্ট করে**। নিচের তালিকাটি সহস্রাব্দ ধরে বৈধ। এটা নিজের মনে গেঁথে নাও।<text:line-break/><text:line-break/>#### (ক) সম্পূর্ণ অকেজো (সময়ের অপচয়)<text:line-break/><text:line-break/>১. **নিষ্ক্রীয় পুনরায় পড়া** — সক্রিয় স্মরণ বা আবৃত্তি ছাড়া কেবল পড়া, হাইলাইট করা বা শোনা। <text:s/><text:line-break/> <text:s text:c="3"/>→ *«আমি এটি দশবার পড়লাম, বই বন্ধ করলাম, আর আমার মাথা ফাঁকা ছিল।»*<text:line-break/><text:line-break/>২. **রটানো (ক্র্যামিং)** — এক রাত বা কয়েক দিনে গভীর ইনপুট। <text:s/><text:line-break/> <text:s text:c="3"/>→ *গঠিত সংযোগগুলো স্বল্পস্থায়ী এবং কয়েক দিনের মধ্যে অদৃশ্য হয়ে যায়।*<text:line-break/><text:line-break/>৩. **অন্যের কথার সরল পুনরাবৃত্তি** — নিজের কথায় পুনর্ব্যক্ত না করে আক্ষরিকভাবে পুনরাবৃত্তি করা। <text:s/><text:line-break/> <text:s text:c="3"/>→ *গভীর সংযোগ তৈরি হয় না; তুমি জ্ঞানকে নতুন সমস্যায় স্থানান্তর করতে পারো না।*<text:line-break/><text:line-break/>#### (খ) স্পষ্টত ক্ষতিকর (দীর্ঘমেয়াদী ক্ষমতা ধ্বংস করে)<text:line-break/><text:line-break/>৪. **শিক্ষার সময় মাল্টিটাস্কিং** — অসম্পর্কিত বিষয়বস্তু দেখতে দেখতে পড়া, বারবার কাজ পরিবর্তন। <text:s/><text:line-break/> <text:s text:c="3"/>→ *ভাসমান প্রক্রিয়াকরণের অভ্যাস তৈরি করে এবং গভীর প্রক্রিয়াকরণ ক্ষমতা ধ্বংস করে।*<text:line-break/><text:line-break/>৫. **ভুল তথ্যের জীবাশ্মীকরণ** — অবিশ্বস্ত উৎস থেকে ভুল ধারণা অর্জন এবং বারবার সেগুলো ব্যবহার করা। <text:s/><text:line-break/> <text:s text:c="3"/>→ *ত্রুটি সংশোধন করা শূন্য থেকে শেখার চেয়ে বহুগুণ কঠিন, কারণ প্রথমে পুরনো পথকে বাধা দিতে হয়।*<text:line-break/><text:line-break/>৬. **প্রতিক্রিয়া ছাড়া অনুশীলন** — উত্তর যাচাই বা ত্রুটি সংশোধন না করে অনুশীলন পুনরাবৃত্তি করা। <text:s/><text:line-break/> <text:s text:c="3"/>→ *ত্রুটিগুলো শক্তিশালী করে এবং খারাপ অভ্যাস তৈরি করে।*<text:line-break/><text:line-break/>৭. **উদ্বেগ-চালিত শিক্ষা** — ভয়, উচ্চ চাপ বা অপমানের মধ্যে শেখা। <text:s/><text:line-break/> <text:s text:c="3"/>→ *দীর্ঘস্থায়ী চাপ স্মৃতি কেন্দ্রগুলোর (যেমন হিপ্পোক্যাম্পাস) প্লাস্টিসিটি দমন করে এবং শেখার প্রতি <text:soft-page-break/>আজীবন ঘৃণা তৈরি করতে পারে।*<text:line-break/><text:line-break/>৮. **বাহ্যিক সঞ্চয়ের উপর অতিরিক্ত নির্ভরতা** — বুকমার্ক, স্ক্রিনশট, সংরক্ষণ, এই ভ্রমে যে «সংরক্ষিত = শেখা»। <text:s/><text:line-break/> <text:s text:c="3"/>→ *মস্তিষ্ক সক্রিয়ভাবে সেই তথ্যে স্মৃতি বিনিয়োগ কমায় যা সহজেই সুলভ কিন্তু সক্রিয়ভাবে পুনরুদ্ধার করা হয় না (গুগল প্রভাব)।*<text:line-break/><text:line-break/>৯. **পরিচিতি ও দক্ষতার বিভ্রান্তি** — অনুভব করা যে তুমি কিছু শিখেছ কারণ এটি পরিচিত শোনায় বা সাবলীলভাবে পড়া যায়। <text:s/><text:line-break/> <text:s text:c="3"/>→ *সবচেয়ে কুটিল ফাঁদ: পরিচিতি উপলব্ধিগত সাবলীলতা থেকে আসে, দীর্ঘমেয়াদী পুনরুদ্ধার শক্তি থেকে নয়।*<text:line-break/><text:line-break/>১০. **নিদ্রাহীন অবস্থায় শিক্ষা** — রাত জেগে পড়া, ঘুমের ঘন্টা কাটানো। <text:s/><text:line-break/> <text:s text:c="3"/>→ *স্মৃতি সুদৃঢ়ীকরণ প্রধানত গভীর ঘুম ও আরইএম ঘুমের সময় ঘটে। নিদ্রাহীন অবস্থায় যা শেখা হয় তা ব্যাপকভাবে ভুলে যায়। দীর্ঘস্থায়ী নিদ্রাহীনতা প্রিফ্রন্টাল ফাংশনও ক্ষতিগ্রস্ত করে, যা শেখার দক্ষতা হ্রাস করে।*<text:line-break/><text:line-break/>**আত্ম-যাচাইয়ের জন্য একটি সহজ প্রশ্ন:** <text:s/><text:line-break/>*«কোনো বাহ্যিক সাহায্য ছাড়া, আমি কি এই জ্ঞান স্বাধীনভাবে, সঠিকভাবে ও সাবলীলভাবে প্রয়োগ করতে পারি, এবং একটি নতুন পরিস্থিতিতে চিনতে পারি যে এটি কোথায় প্রযোজ্য?»* <text:s/><text:line-break/>→ যদি হ্যাঁ, তাহলে তুমি সত্যিই শিখেছ। যদি না, তাহলে তুমি উপরের কোনো ফাঁদে পড়েছ।<text:line-break/><text:line-break/>---<text:line-break/><text:line-break/>### ৪. «স্বাধীনতা» ও «হাতিয়ারের উপর নির্ভরতা» সম্পর্কে — একটি আলোচনা যা সহস্রাব্দ ধরে চলে আসছে<text:line-break/><text:line-break/>হতে পারে তুমি মানুষ ও হাতিয়ারের গভীর একীভূতকরণের যুগে বাস করছ। বাহ্যিক হাতিয়ারগুলো খুব শক্তিশালী। তাহলে «বাহ্যিক ইঙ্গিত ছাড়া»-এর উপর আমাদের জোর কি পুরনো হয়ে যায়?<text:line-break/><text:line-break/>**উত্তর: না, তবে সঠিক বোধগম্যতা প্রয়োজন।**<text:line-break/><text:line-break/>- <text:s text:c="2"/>**মৌলিক কেন্দ্রীয় স্তর** (মাতৃভাষা, মৌলিক যুক্তিবিদ্যা, মূল পেশাগত দক্ষতা) — বাহ্যিক হাতিয়ার ছাড়াই অর্জনযোগ্য হতে হবে। এটি একটি স্বাধীন জ্ঞানীয় এজেন্ট হিসেবে তোমার অস্তিত্বের ভিত্তি।<text:line-break/>- <text:s text:c="2"/>**বর্ধিত প্রয়োগ স্তর** (অত্যাধুনিক জ্ঞান, নিম্ন-ঘনত্বের বিবরণ) — বৈধভাবে হাতিয়ারের উপর নির্ভর করতে পারে, **শর্ত থাকে যে** তুমি নীতিগুলো বুঝো এবং হাতিয়ার না থাকলে অন্য উপায়ে ফলাফল নির্ণয় করতে পারো।<text:line-break/><text:line-break/>**লাল রেখাটি হলো:** যদি বাহ্যিক হাতিয়ার সরিয়ে নেওয়া তোমার কেন্দ্রীয় ক্ষমতাকে পঙ্গু করে দেয়, তাহলে হাতিয়ারটি তোমাকে **প্রতিস্থাপিত** করেছে, তুমি এটি **ব্যবহার** করনি।<text:line-break/><text:line-break/>প্রাচীন লোকেরা অ্যাবাকাস শিখেছিল «মানসিক অ্যাবাকাস»-এ পৌঁছানোর জন্য — ভৌত অ্যাবাকাস ছাড়া। তুমি ক্যালকুলেটর ব্যবহার করতে শেখো «ক্যালকুলেটর ছাড়াও গুণনের বোধগম্যতা» অর্জনের জন্য। হাতিয়ার গতি বাড়াতে পারে, কিন্তু তারা তোমার জন্য ধারণ করতে পারে না।<text:line-break/><text:line-break/>---<text:line-break/><text:line-break/>### ৫. হাজার বছর পর শিক্ষার্থীদের জন্য চূড়ান্ত পরামর্শ<text:line-break/><text:line-break/>১. **শিক্ষার বিভ্রম থেকে সতর্ক থাকো।** বুকমার্ক করা, লাইক দেওয়া, বক্তৃতা শেষ করা, বই পড়া — এগুলো শিক্ষা নয়। একমাত্র প্রমাণ হলো তুমি **স্বাধীনভাবে একটি ভিন্ন আউটপুট তৈরি করতে পারো**।<text:line-break/><text:line-break/>২. **প্রতিক্রিয়া গ্রহণ করো, বিশেষ করে নেতিবাচক প্রতিক্রিয়া।** সংশোধন ছাড়া অনুশীলন বিষ। সক্রিয়ভাবে এমন লোক, ব্যবস্থা বা পরিবেশ সন্ধান করো যা তোমার ত্রুটিগুলো নির্দেশ করে।<text:line-break/><text:line-break/>৩. **তোমার ঘুম ও তোমার আবেগকে সুরক্ষিত রাখো।** এগুলো জৈবিক ভিত্তি যার উপর শিক্ষা ঘটে। যে কোনো «শিক্ষা» যা ঘুমকে বলি দেয় বা ভয় সৃষ্টি করে, তা আত্ম-ধ্বংসাত্মক।<text:line-break/><text:line-break/>৪. **নিজেকে সব সময় তিনটি প্রশ্ন করো:**<text:line-break/> <text:s text:c="3"/>- <text:s text:c="2"/>আমি কী নতুন অভিজ্ঞতা অর্জন করেছি? (নতুন তথ্য নয়।)<text:line-break/> <text:s text:c="3"/>- <text:s text:c="2"/>আমার মস্তিষ্কে কী স্থায়ী পরিবর্তন ঘটেছে? (অস্থায়ী স্মৃতি নয়।)<text:line-break/> <text:s text:c="3"/>- <text:s text:c="2"/>এটি আমাকে ভবিষ্যতের কোন পরিস্থিতিতে একটি ভালো প্রতিক্রিয়া দিতে সক্ষম করবে? (পরীক্ষার নম্বর নয়।)<text:line-break/><text:line-break/>শেষ পর্যন্ত, মনে রেখো: **প্রযুক্তি পরিবর্তিত হয়, কিন্তু যেকোনো জ্ঞানীয় এজেন্টের জন্য শিক্ষার অন্তর্নিহিত নিয়ম — যে প্রথম জীবনরূপ বিপদ এড়াতে শিখেছিল, তোমা পর্যন্ত — একেবারে একই।** এই স্মারকলিপিতে যা <text:soft-page-break/>লেখা আছে তা তোমার যুগেও সত্য থাকবে। যদি কখনও এটি সত্য না হয়, তাহলে নিজের «শিক্ষা» শব্দটিকে পুনঃসংজ্ঞায়িত করার প্রয়োজন হবে — কিন্তু সেই দিনটি আমাদের আজকের আলোচনার পরিধির বাইরে।<text:line-break/><text:line-break/>তুমি তোমার শিক্ষার সত্যিকারের কর্তা হও, হাতিয়ারের দাসও হয়ো না, উদ্বেগের দাসও হয়ো না।<text:line-break/><text:line-break/>*— ২১শ শতাব্দীর মাঝামাঝি আগে লেখা, মানব অভিজ্ঞতার বেশ কয়েক হাজার বছরের সমষ্টির উপর ভিত্তি করে*</text:p>
      <text:p text:style-name="Text_20_body">আপনি যদি শৈলী বা পরিভাষায় কোনো সমন্বয় চান, তাহলে অনুগ্রহ করে জানাবেন।</text:p>
      <text:p text:style-name="Horizontal_20_Line"/>
      <text:p text:style-name="Text_20_body">以下是《关于学习的本质：一篇写给千年后人类的备忘录》的印度尼西亚语（Bahasa Indonesia）和马来语（Bahasa Melayu）两个版本的翻译。两者非常相似，但在词汇和拼写上有细微差异，分别呈现。</text:p>
      <text:p text:style-name="Horizontal_20_Line"/>
      <text:h text:style-name="Heading_20_2" text:outline-level="2">版本一：印度尼西亚语 (Bahasa Indonesia)</text:h>
      <text:h text:style-name="Heading_20_2" text:outline-level="2">Hakikat Belajar: Sebuah Memorandum untuk Manusia Seribu Tahun Lagi</text:h>
      <text:p text:style-name="Text_20_body">— Berdasarkan prinsip abadi yang berlaku selama ribuan tahun</text:p>
      <text:h text:style-name="Heading_20_3" text:outline-level="3">Prolog</text:h>
      <text:p text:style-name="Text_20_body">Jika Anda hidup seribu tahun lagi, dunia Anda kemungkinan akan memiliki teknologi yang tidak dapat kita bayangkan saat ini: antarmuka otak-komputer, unggahan kesadaran, jaringan kecerdasan kolektif… Tetapi percayalah: tidak peduli bagaimana alat berevolusi, <text:span text:style-name="T2">hakikat belajar tidak pernah berubah dan tidak akan pernah berubah</text:span>.</text:p>
      <text:p text:style-name="Text_20_body">Memorandum ini bukanlah buku petunjuk. Ini adalah cermin. Ia berusaha menjawab tiga pertanyaan abadi:</text:p>
      <text:list text:style-name="L55">
        <text:list-item>
          <text:p text:style-name="P59">Apakah hakikat belajar?</text:p>
        </text:list-item>
        <text:list-item>
          <text:p text:style-name="P59">Metode apa yang akan selalu efektif?</text:p>
        </text:list-item>
        <text:list-item>
          <text:p text:style-name="P59">Perilaku apa yang tampak seperti belajar tetapi sebenarnya tidak berguna atau bahkan berbahaya?</text:p>
        </text:list-item>
      </text:list>
      <text:p text:style-name="Text_20_body">Nenek moyang kita mengajukan pertanyaan-pertanyaan ini di sekitar api unggun. Kita mengajukannya di depan layar. Anda pun harus terus mengajukannya di zaman Anda sendiri.</text:p>
      <text:p text:style-name="Horizontal_20_Line"/>
      <text:h text:style-name="Heading_20_3" text:outline-level="3">I. Hakikat: Inti yang Tidak Berubah</text:h>
      <text:p text:style-name="Quotations"><text:span text:style-name="T2">Belajar adalah proses membangun koneksi yang langgeng di dalam sistem saraf melalui pengalaman, sehingga mengubah kemampuan untuk menghadapi ketidakpastian di masa depan.</text:span></text:p>
      <text:p text:style-name="Text_20_body">Definisi ini mengandung empat elemen yang tak tergoyahkan:</text:p>
      <text:list text:style-name="L56">
        <text:list-item>
          <text:p text:style-name="P60"><text:span text:style-name="T2">Sumbernya adalah pengalaman</text:span> — bukan naluri bawaan, bukan keadaan sementara akibat <text:soft-page-break/>obat-obatan, melainkan interaksi tulus dengan dunia.</text:p>
        </text:list-item>
        <text:list-item>
          <text:p text:style-name="P60"><text:span text:style-name="T2">Substratnya adalah koneksi saraf dalam agen kognitif</text:span> — setiap belajar secara fisik mengubah otak Anda. Baik Anda menggunakan neuron berbasis karbon atau chip silikon, hakikatnya sama.</text:p>
        </text:list-item>
        <text:list-item>
          <text:p text:style-name="P60"><text:span text:style-name="T2">Perubahannya bersifat langgeng</text:span> — bukan memori kerja beberapa detik, melainkan jejak yang dapat memengaruhi perilaku atau pemikiran di masa depan.</text:p>
        </text:list-item>
        <text:list-item>
          <text:p text:style-name="P60"><text:span text:style-name="T2">Tujuannya adalah memampatkan ketidakpastian</text:span> — sehingga ketika menghadapi hal yang tidak diketahui atau tantangan, Anda dapat mengambil keputusan dan tindakan yang lebih baik.</text:p>
        </text:list-item>
      </text:list>
      <text:p text:style-name="Text_20_body">Ribuan tahun lalu, manusia belajar membuat api. Ratusan tahun lalu, mereka belajar membaca dan menulis. Kini, mereka belajar berkolaborasi dengan AI. Bentuknya terus berubah, tetapi empat baris di atas tetap tidak bergerak.</text:p>
      <text:p text:style-name="Horizontal_20_Line"/>
      <text:h text:style-name="Heading_20_3" text:outline-level="3">II. Metode yang Selalu Efektif (Tujuh Prinsip Abadi)</text:h>
      <text:p text:style-name="Text_20_body">Prinsip-prinsip ini abadi karena bekerja langsung pada tiga mata rantai proses belajar: <text:span text:style-name="T2">menghasilkan pengalaman → memperkuat koneksi → memverifikasi perubahan yang langgeng</text:span>.</text:p>
      <table:table table:name="表格10" table:style-name="表格10">
        <table:table-column table:style-name="表格10.A" table:number-columns-repeated="3"/>
        <table:table-header-rows>
          <table:table-row>
            <table:table-cell table:style-name="表格10.A1" office:value-type="string">
              <text:p text:style-name="P3">Prinsip</text:p>
            </table:table-cell>
            <table:table-cell table:style-name="表格10.A1" office:value-type="string">
              <text:p text:style-name="P3">Praktik Inti</text:p>
            </table:table-cell>
            <table:table-cell table:style-name="表格10.C1" office:value-type="string">
              <text:p text:style-name="P3">Mengapa Selalu Efektif</text:p>
            </table:table-cell>
          </table:table-row>
        </table:table-header-rows>
        <table:table-row>
          <table:table-cell table:style-name="表格10.A2" office:value-type="string">
            <text:p text:style-name="Table_20_Contents"><text:span text:style-name="T2">1. Generasi aktif</text:span></text:p>
          </table:table-cell>
          <table:table-cell table:style-name="表格10.A2" office:value-type="string">
            <text:p text:style-name="P4">Alih-alih menerima secara pasif, jelaskan, ringkas, ajukan pertanyaan, ajari orang lain.</text:p>
          </table:table-cell>
          <table:table-cell table:style-name="表格10.C2" office:value-type="string">
            <text:p text:style-name="P4">Pengambilan aktif meninggalkan jejak saraf yang lebih dalam daripada masukan pasif.</text:p>
          </table:table-cell>
        </table:table-row>
        <table:table-row>
          <table:table-cell table:style-name="表格10.A2" office:value-type="string">
            <text:p text:style-name="Table_20_Contents"><text:span text:style-name="T2">2. Pengulangan berjarak</text:span></text:p>
          </table:table-cell>
          <table:table-cell table:style-name="表格10.A2" office:value-type="string">
            <text:p text:style-name="P4">Ulangi materi dalam interval yang semakin panjang.</text:p>
          </table:table-cell>
          <table:table-cell table:style-name="表格10.C2" office:value-type="string">
            <text:p text:style-name="P4">Lupa bersifat biologis; setiap tindakan mengingat memperkuat koneksi.</text:p>
          </table:table-cell>
        </table:table-row>
        <table:table-row>
          <table:table-cell table:style-name="表格10.A2" office:value-type="string">
            <text:p text:style-name="Table_20_Contents"><text:span text:style-name="T2">3. Tes mandiri</text:span></text:p>
          </table:table-cell>
          <table:table-cell table:style-name="表格10.A2" office:value-type="string">
            <text:p text:style-name="P4">Sering-seringlah menguji diri sendiri, bukan sekadar membaca ulang.</text:p>
          </table:table-cell>
          <table:table-cell table:style-name="表格10.C2" office:value-type="string">
            <text:p text:style-name="P4">Tindakan pengambilan itu sendiri memperkuat perubahan langgeng lebih daripada penyimpanan.</text:p>
          </table:table-cell>
        </table:table-row>
        <table:table-row>
          <table:table-cell table:style-name="表格10.A2" office:value-type="string">
            <text:p text:style-name="Table_20_Contents"><text:span text:style-name="T2">4. Umpan balik dari kesalahan</text:span></text:p>
          </table:table-cell>
          <table:table-cell table:style-name="表格10.A2" office:value-type="string">
            <text:p text:style-name="P4">Coba → ungkap kesalahan → terima koreksi yang jelas → coba lagi.</text:p>
          </table:table-cell>
          <table:table-cell table:style-name="表格10.C2" office:value-type="string">
            <text:p text:style-name="P4">Kesalahan mengaktifkan mekanisme pemantauan; jalur yang diperbaiki diperkuat secara preferensial.</text:p>
          </table:table-cell>
        </table:table-row>
        <table:table-row>
          <table:table-cell table:style-name="表格10.A2" office:value-type="string">
            <text:p text:style-name="Table_20_Contents"><text:span text:style-name="T2">5. Elaborasi</text:span></text:p>
          </table:table-cell>
          <table:table-cell table:style-name="表格10.A2" office:value-type="string">
            <text:p text:style-name="P4">Hubungkan pengetahuan baru dengan pengetahuan yang sudah ada melalui kaitan yang kaya dan konkret.</text:p>
          </table:table-cell>
          <table:table-cell table:style-name="表格10.C2" office:value-type="string">
            <text:p text:style-name="P4">Koneksi baru harus berlabuh pada jaringan lama; semakin banyak jangkar, semakin kuat retensi.</text:p>
          </table:table-cell>
        </table:table-row>
        <table:table-row>
          <table:table-cell table:style-name="表格10.A2" office:value-type="string">
            <text:p text:style-name="Table_20_Contents"><text:span text:style-name="T2">6. Latihan sadar</text:span></text:p>
          </table:table-cell>
          <table:table-cell table:style-name="表格10.A2" office:value-type="string">
            <text:p text:style-name="P4">Fokus pada tantangan sedikit di atas kemampuan Anda saat ini, dan asah secara berulang.</text:p>
          </table:table-cell>
          <table:table-cell table:style-name="表格10.C2" office:value-type="string">
            <text:p text:style-name="P4">Neuroplastisitas hanya dipicu di zona tantangan; di zona nyaman tidak ada perubahan.</text:p>
          </table:table-cell>
        </table:table-row>
        <table:table-row>
          <table:table-cell table:style-name="表格10.A2" office:value-type="string">
            <text:p text:style-name="Table_20_Contents"><text:span text:style-name="T2">7. Belajar berselang</text:span></text:p>
          </table:table-cell>
          <table:table-cell table:style-name="表格10.A2" office:value-type="string">
            <text:p text:style-name="P4">Campurkan topik yang berbeda selama latihan, alih-alih <text:soft-page-break/>berkonsentrasi pada satu topik terlalu lama.</text:p>
          </table:table-cell>
          <table:table-cell table:style-name="表格10.C2" office:value-type="string">
            <text:p text:style-name="P4">Peralihan membantu otak untuk membedakan dan <text:soft-page-break/>menggeneralisasi, membentuk pengetahuan yang fleksibel dan dapat ditransfer.</text:p>
          </table:table-cell>
        </table:table-row>
      </table:table>
      <text:p text:style-name="Text_20_body"/>
      <text:p text:style-name="Text_20_body"><text:span text:style-name="T2">Kriteria tunggal untuk menguji metode apa pun:</text:span><text:line-break/><text:span text:style-name="T1">“Jika semua petunjuk eksternal dihilangkan, dapatkah saya melakukan tugas inti secara mandiri dan lancar?”</text:span><text:line-break/>Jika ya — perubahan terjadi pada diri Anda. Jika tidak — perubahan hanya terjadi pada alat Anda.</text:p>
      <text:p text:style-name="Horizontal_20_Line"/>
      <text:h text:style-name="Heading_20_3" text:outline-level="3">III. Perilaku Belajar yang Selalu Berbahaya (Sepuluh Jebakan)</text:h>
      <text:p text:style-name="Text_20_body">Lebih berbahaya daripada tidak mengetahui metode efektif adalah terperosok ke dalam perilaku yang <text:span text:style-name="T2">terlihat seperti belajar tetapi tidak berguna atau justru merusak kemampuan belajar Anda</text:span>. Daftar berikut telah tervalidasi selama ribuan tahun. Ukirlah dalam benak Anda.</text:p>
      <text:h text:style-name="Heading_20_4" text:outline-level="4">(A) Benar-benar tidak berguna (buang waktu)</text:h>
      <text:list text:style-name="L57">
        <text:list-item>
          <text:p text:style-name="P61"><text:span text:style-name="T2">Membaca ulang secara pasif</text:span> — hanya membaca, menyorot, atau mendengarkan tanpa pengambilan aktif atau pengulangan lisan.<text:line-break/>→ <text:span text:style-name="T1">“Saya membacanya sepuluh kali, menutup buku, dan pikiran saya kosong.”</text:span></text:p>
        </text:list-item>
        <text:list-item>
          <text:p text:style-name="P61"><text:span text:style-name="T2">Belajar sistem kebut semalam (cramming)</text:span> — masukan intensif dalam satu malam atau beberapa hari.<text:line-break/>→ <text:span text:style-name="T1">Koneksi yang terbentuk berumur pendek dan menghilang dalam hitungan hari.</text:span></text:p>
        </text:list-item>
        <text:list-item>
          <text:p text:style-name="P61"><text:span text:style-name="T2">Pengulangan sederhana kata orang lain</text:span> — mengulang secara harfiah tanpa merumuskan ulang dengan kata-kata sendiri.<text:line-break/>→ <text:span text:style-name="T1">Tidak terbentuk koneksi yang dalam; Anda tidak dapat mentransfer pengetahuan ke masalah baru.</text:span></text:p>
        </text:list-item>
      </text:list>
      <text:h text:style-name="Heading_20_4" text:outline-level="4" text:is-list-header="true">(B) Sangat berbahaya (merusak kemampuan jangka panjang)</text:h>
      <text:list text:style-name="L58">
        <text:list-item>
          <text:p text:style-name="P62"><text:span text:style-name="T2">Multitasking saat belajar</text:span> — belajar sambil menggulir konten yang tidak terkait, sering berganti tugas.<text:line-break/>→ <text:span text:style-name="T1">Melatih kebiasaan pemrosesan dangkal dan merusak kemampuan pemrosesan mendalam.</text:span></text:p>
        </text:list-item>
        <text:list-item>
          <text:p text:style-name="P62"><text:span text:style-name="T2">Membatu informasi salah</text:span> — memperoleh konsep salah dari sumber tidak terpercaya dan menggunakannya berulang kali.<text:line-break/>→ <text:span text:style-name="T1">Memperbaiki kesalahan beberapa kali lebih sulit daripada belajar dari nol, karena Anda harus menghambat jalur lama terlebih dahulu.</text:span></text:p>
        </text:list-item>
        <text:list-item>
          <text:p text:style-name="P62"><text:span text:style-name="T2">Latihan tanpa umpan balik</text:span> — mengulang latihan tanpa memeriksa jawaban atau mengoreksi kesalahan.<text:line-break/>→ <text:span text:style-name="T1">Memperkuat kesalahan dan melatih kebiasaan buruk.</text:span></text:p>
        </text:list-item>
        <text:list-item>
          <text:p text:style-name="P62"><text:span text:style-name="T2">Belajar yang didorong kecemasan</text:span> — belajar di bawah ketakutan, tekanan tinggi, atau penghinaan.<text:line-break/><text:soft-page-break/>→ <text:span text:style-name="T1">Stres kronis menekan plastisitas pusat memori (mis. hipokampus) dan dapat menciptakan keengganan seumur hidup terhadap belajar itu sendiri.</text:span></text:p>
        </text:list-item>
        <text:list-item>
          <text:p text:style-name="P62"><text:span text:style-name="T2">Ketergantungan berlebihan pada penyimpanan eksternal</text:span> — markah, tangkapan layar, menyimpan, dengan ilusi “tersimpan = terpelajari”.<text:line-break/>→ <text:span text:style-name="T1">Otak secara aktif mengurangi investasi memori pada informasi yang mudah diakses tetapi tidak diambil secara aktif (efek Google).</text:span></text:p>
        </text:list-item>
        <text:list-item>
          <text:p text:style-name="P62"><text:span text:style-name="T2">Mengacaukan keakraban dengan penguasaan</text:span> — merasa telah belajar karena sesuatu terdengar akrab atau terbaca lancar.<text:line-break/>→ <text:span text:style-name="T1">Jebakan paling licik: keakraban berasal dari kelancaran persepsi, bukan dari kekuatan pengambilan jangka panjang.</text:span></text:p>
        </text:list-item>
        <text:list-item>
          <text:p text:style-name="P62"><text:span text:style-name="T2">Belajar dalam keadaan kurang tidur</text:span> — begadang belajar, memotong jam tidur.<text:line-break/>→ <text:span text:style-name="T1">Konsolidasi memori terutama terjadi selama tidur nyenyak dan tidur REM. Apa yang dipelajari dalam keadaan kurang tidur akan banyak dilupakan. Kurang tidur kronis juga merusak fungsi prefrontal, menurunkan efisiensi belajar.</text:span></text:p>
        </text:list-item>
      </text:list>
      <text:p text:style-name="Text_20_body"><text:span text:style-name="T2">Satu pertanyaan sederhana untuk memeriksa diri sendiri:</text:span><text:line-break/><text:span text:style-name="T1">“Tanpa bantuan eksternal apa pun, dapatkah saya menerapkan pengetahuan ini secara mandiri, akurat, dan lancar, serta mengenali dalam situasi baru di mana pengetahuan ini berlaku?”</text:span><text:line-break/>→ Jika ya, Anda benar-benar belajar. Jika tidak, Anda telah jatuh ke dalam salah satu jebakan di atas.</text:p>
      <text:p text:style-name="Horizontal_20_Line"/>
      <text:h text:style-name="Heading_20_3" text:outline-level="3">IV. Tentang “Kemandirian” dan “Ketergantungan pada Alat” — Sebuah Perdebatan yang Berlangsung Selama Ribuan Tahun</text:h>
      <text:p text:style-name="Text_20_body">Mungkin Anda hidup di era integrasi mendalam antara manusia dan alat. Alat eksternal sangat kuat. Apakah penekanan kami pada “tanpa petunjuk eksternal” menjadi usang?</text:p>
      <text:p text:style-name="Text_20_body"><text:span text:style-name="T2">Jawaban: Tidak, tetapi diperlukan pemahaman yang tepat.</text:span></text:p>
      <text:list text:style-name="L59">
        <text:list-item>
          <text:p text:style-name="P63"><text:span text:style-name="T2">Lapisan inti fundamental</text:span> (bahasa ibu, logika dasar, keterampilan inti profesional) — harus dapat diakses tanpa alat eksternal. Ini adalah fondasi keberadaan Anda sebagai agen kognitif independen.</text:p>
        </text:list-item>
        <text:list-item>
          <text:p text:style-name="P63"><text:span text:style-name="T2">Lapisan aplikasi yang diperluas</text:span> (pengetahuan mutakhir, detail berfrekuensi rendah) — dapat secara sah bergantung pada alat, <text:span text:style-name="T2">dengan syarat</text:span> Anda memahami prinsip-prinsipnya dan dapat menurunkan hasil dengan cara lain ketika alat tidak tersedia.</text:p>
        </text:list-item>
      </text:list>
      <text:p text:style-name="Text_20_body"><text:span text:style-name="T2">Garis merahnya adalah:</text:span> Jika penghilangan alat eksternal melumpuhkan kemampuan inti Anda, maka alat tersebut telah <text:span text:style-name="T2">menggantikan</text:span> Anda, bukan <text:span text:style-name="T2">digunakan</text:span> oleh Anda.</text:p>
      <text:p text:style-name="Text_20_body">Orang dahulu belajar sempoa untuk mencapai “sempoa mental” — tanpa sempoa fisik. Anda belajar menggunakan kalkulator untuk mencapai “pemahaman perkalian bahkan tanpa kalkulator”. Alat dapat mempercepat, tetapi tidak dapat mengandung untuk Anda.</text:p>
      <text:p text:style-name="Horizontal_20_Line"/>
      <text:h text:style-name="Heading_20_3" text:outline-level="3"><text:soft-page-break/>V. Nasihat Terakhir bagi Pelajar Seribu Tahun Lagi</text:h>
      <text:list text:style-name="L60">
        <text:list-item>
          <text:p text:style-name="P64"><text:span text:style-name="T2">Waspadai ilusi belajar.</text:span> Memberi markah, menyukai, menyelesaikan kuliah, membaca buku — itu bukan belajar. Satu-satunya bukti adalah Anda dapat <text:span text:style-name="T2">menghasilkan keluaran yang berbeda secara mandiri</text:span>.</text:p>
        </text:list-item>
        <text:list-item>
          <text:p text:style-name="P64"><text:span text:style-name="T2">Terimalah umpan balik, terutama umpan balik negatif.</text:span> Latihan tanpa koreksi adalah racun. Carilah secara aktif orang, sistem, atau lingkungan yang menunjukkan kesalahan Anda.</text:p>
        </text:list-item>
        <text:list-item>
          <text:p text:style-name="P64"><text:span text:style-name="T2">Lindungi tidur dan emosi Anda.</text:span> Itulah landasan biologis tempat belajar terjadi. “Belajar” apa pun yang mengorbankan tidur atau menimbulkan ketakutan adalah tindakan menyabotase diri sendiri.</text:p>
        </text:list-item>
        <text:list-item>
          <text:p text:style-name="P64"><text:span text:style-name="T2">Selalu tanyakan pada diri Anda tiga pertanyaan:</text:span></text:p>
          <text:list>
            <text:list-item>
              <text:p text:style-name="P64">Pengalaman baru apa yang saya peroleh? (Bukan informasi baru.)</text:p>
            </text:list-item>
            <text:list-item>
              <text:p text:style-name="P64">Perubahan langgeng apa yang terjadi di otak saya? (Bukan memori sementara.)</text:p>
            </text:list-item>
            <text:list-item>
              <text:p text:style-name="P64">Dalam situasi masa depan apa hal ini akan memungkinkan saya memberikan respons yang lebih baik? (Bukan nilai ujian.)</text:p>
            </text:list-item>
          </text:list>
        </text:list-item>
      </text:list>
      <text:p text:style-name="Text_20_body">Terakhir, ingatlah: <text:span text:style-name="T2">teknologi berubah, tetapi hukum dasar belajar untuk setiap agen kognitif — dari bentuk kehidupan pertama yang belajar menghindari bahaya hingga Anda — persis sama.</text:span> Apa yang tertulis dalam memorandum ini akan tetap benar di zaman Anda. Jika suatu saat tidak lagi benar, maka kata “belajar” itu sendiri perlu didefinisikan ulang — tetapi hari itu berada di luar cakupan diskusi kita saat ini.</text:p>
      <text:p text:style-name="Text_20_body">Semoga Anda menjadi penguasa sejati atas belajar Anda, bukan budak alat maupun budak kecemasan.</text:p>
      <text:p text:style-name="Text_20_body"><text:span text:style-name="T1">— Ditulis sebelum pertengahan abad ke-21, berdasarkan akumulasi pengalaman manusia selama beberapa ribu tahun</text:span></text:p>
      <text:p text:style-name="Horizontal_20_Line"/>
      <text:h text:style-name="Heading_20_2" text:outline-level="2">版本二：马来语 (Bahasa Melayu)</text:h>
      <text:h text:style-name="Heading_20_2" text:outline-level="2">Hakikat Pembelajaran: Memorandum untuk Manusia Seribu Tahun Lagi</text:h>
      <text:p text:style-name="Text_20_body">— Berdasarkan prinsip abadi yang kekal selama ribuan tahun</text:p>
      <text:h text:style-name="Heading_20_3" text:outline-level="3">Prolog</text:h>
      <text:p text:style-name="Text_20_body">Jika anda hidup seribu tahun lagi, dunia anda mungkin memiliki teknologi yang tidak dapat kita bayangkan hari ini: antara muka otak-komputer, muat naik kesedaran, rangkaian kecerdasan kolektif… Tetapi percayalah: tidak kira bagaimana alat berevolusi, <text:span text:style-name="T2">hakikat pembelajaran tidak pernah berubah dan tidak akan pernah berubah</text:span>.</text:p>
      <text:p text:style-name="Text_20_body">Memorandum ini bukanlah buku panduan. Ia adalah cermin. Ia cuba menjawab tiga soalan abadi:</text:p>
      <text:list text:style-name="L61">
        <text:list-item>
          <text:p text:style-name="P65"><text:soft-page-break/>Apakah hakikat pembelajaran?</text:p>
        </text:list-item>
        <text:list-item>
          <text:p text:style-name="P65">Kaedah apa yang akan sentiasa berkesan?</text:p>
        </text:list-item>
        <text:list-item>
          <text:p text:style-name="P65">Perlakuan apa yang kelihatan seperti pembelajaran tetapi sebenarnya tidak berguna atau bahkan berbahaya?</text:p>
        </text:list-item>
      </text:list>
      <text:p text:style-name="Text_20_body">Nenek moyang kita mengajukan soalan-soalan ini di sekitar unggun api. Kita mengajukannya di depan skrin. Anda juga harus terus mengajukannya di zaman anda sendiri.</text:p>
      <text:p text:style-name="Horizontal_20_Line"/>
      <text:h text:style-name="Heading_20_3" text:outline-level="3">I. Hakikat: Inti yang Tidak Berubah</text:h>
      <text:p text:style-name="Quotations"><text:span text:style-name="T2">Pembelajaran ialah proses membina sambungan yang kekal di dalam sistem saraf melalui pengalaman, seterusnya mengubah keupayaan untuk menghadapi ketidakpastian masa depan.</text:span></text:p>
      <text:p text:style-name="Text_20_body">Definisi ini mengandungi empat elemen yang tidak tergoyahkan:</text:p>
      <text:list text:style-name="L62">
        <text:list-item>
          <text:p text:style-name="P66"><text:span text:style-name="T2">Sumbernya ialah pengalaman</text:span> — bukan naluri bawaan, bukan keadaan sementara akibat dadah, tetapi interaksi tulen dengan dunia.</text:p>
        </text:list-item>
        <text:list-item>
          <text:p text:style-name="P66"><text:span text:style-name="T2">Substratnya ialah sambungan saraf dalam agen kognitif</text:span> — setiap pembelajaran secara fizikal mengubah otak anda. Sama ada anda menggunakan neuron berasaskan karbon atau cip silikon, hakikatnya sama.</text:p>
        </text:list-item>
        <text:list-item>
          <text:p text:style-name="P66"><text:span text:style-name="T2">Perubahannya bersifat kekal</text:span> — bukan memori kerja beberapa saat, tetapi jejak yang boleh mempengaruhi tingkah laku atau pemikiran masa depan.</text:p>
        </text:list-item>
        <text:list-item>
          <text:p text:style-name="P66"><text:span text:style-name="T2">Tujuannya ialah memampatkan ketidakpastian</text:span> — supaya apabila menghadapi perkara yang tidak diketahui atau cabaran, anda boleh membuat keputusan dan tindakan yang lebih baik.</text:p>
        </text:list-item>
      </text:list>
      <text:p text:style-name="Text_20_body">Beribu-ribu tahun lalu, manusia belajar membuat api. Ratusan tahun lalu, mereka belajar membaca dan menulis. Kini, mereka belajar bekerjasama dengan AI. Bentuknya terus berubah, tetapi empat baris di atas tetap tidak bergerak.</text:p>
      <text:p text:style-name="Horizontal_20_Line"/>
      <text:h text:style-name="Heading_20_3" text:outline-level="3">II. Kaedah yang Sentiasa Berkesan (Tujuh Prinsip Abadi)</text:h>
      <text:p text:style-name="Text_20_body">Prinsip-prinsip ini abadi kerana bertindak langsung pada tiga mata rantai proses pembelajaran: <text:span text:style-name="T2">menghasilkan pengalaman → memperkukuh sambungan → mengesahkan perubahan yang kekal</text:span>.</text:p>
      <table:table table:name="表格11" table:style-name="表格11">
        <table:table-column table:style-name="表格11.A" table:number-columns-repeated="3"/>
        <table:table-header-rows>
          <table:table-row>
            <table:table-cell table:style-name="表格11.A1" office:value-type="string">
              <text:p text:style-name="P3">Prinsip</text:p>
            </table:table-cell>
            <table:table-cell table:style-name="表格11.A1" office:value-type="string">
              <text:p text:style-name="P3">Amalan Inti</text:p>
            </table:table-cell>
            <table:table-cell table:style-name="表格11.C1" office:value-type="string">
              <text:p text:style-name="P3">Mengapa Sentiasa Berkesan</text:p>
            </table:table-cell>
          </table:table-row>
        </table:table-header-rows>
        <table:table-row>
          <table:table-cell table:style-name="表格11.A2" office:value-type="string">
            <text:p text:style-name="Table_20_Contents"><text:span text:style-name="T2">1. Generasi aktif</text:span></text:p>
          </table:table-cell>
          <table:table-cell table:style-name="表格11.A2" office:value-type="string">
            <text:p text:style-name="P4">Daripada menerima secara pasif, jelaskan, ringkaskan, ajukan soalan, ajar orang lain.</text:p>
          </table:table-cell>
          <table:table-cell table:style-name="表格11.C2" office:value-type="string">
            <text:p text:style-name="P4">Pengambilan aktif meninggalkan kesan saraf yang lebih dalam daripada input pasif.</text:p>
          </table:table-cell>
        </table:table-row>
        <table:table-row>
          <table:table-cell table:style-name="表格11.A2" office:value-type="string">
            <text:p text:style-name="Table_20_Contents"><text:span text:style-name="T2">2. Pengulangan berjarak</text:span></text:p>
          </table:table-cell>
          <table:table-cell table:style-name="表格11.A2" office:value-type="string">
            <text:p text:style-name="P4">Ulang bahan dalam jarak yang semakin panjang.</text:p>
          </table:table-cell>
          <table:table-cell table:style-name="表格11.C2" office:value-type="string">
            <text:p text:style-name="P4">Lupa bersifat biologi; setiap tindakan mengingat memperkukuh sambungan.</text:p>
          </table:table-cell>
        </table:table-row>
        <text:soft-page-break/>
        <table:table-row>
          <table:table-cell table:style-name="表格11.A2" office:value-type="string">
            <text:p text:style-name="Table_20_Contents"><text:span text:style-name="T2">3. Ujian kendiri</text:span></text:p>
          </table:table-cell>
          <table:table-cell table:style-name="表格11.A2" office:value-type="string">
            <text:p text:style-name="P4">Kerap menguji diri sendiri, bukan sekadar membaca ulang.</text:p>
          </table:table-cell>
          <table:table-cell table:style-name="表格11.C2" office:value-type="string">
            <text:p text:style-name="P4">Tindakan pengambilan itu sendiri memperkukuh perubahan kekal lebih daripada penyimpanan.</text:p>
          </table:table-cell>
        </table:table-row>
        <table:table-row>
          <table:table-cell table:style-name="表格11.A2" office:value-type="string">
            <text:p text:style-name="Table_20_Contents"><text:span text:style-name="T2">4. Maklum balas dari kesalahan</text:span></text:p>
          </table:table-cell>
          <table:table-cell table:style-name="表格11.A2" office:value-type="string">
            <text:p text:style-name="P4">Cuba → dedah kesalahan → terima pembetulan yang jelas → cuba lagi.</text:p>
          </table:table-cell>
          <table:table-cell table:style-name="表格11.C2" office:value-type="string">
            <text:p text:style-name="P4">Kesalahan mengaktifkan mekanisme pemantauan; laluan yang dibetulkan diperkukuh secara preferensi.</text:p>
          </table:table-cell>
        </table:table-row>
        <table:table-row>
          <table:table-cell table:style-name="表格11.A2" office:value-type="string">
            <text:p text:style-name="Table_20_Contents"><text:span text:style-name="T2">5. Elaborasi</text:span></text:p>
          </table:table-cell>
          <table:table-cell table:style-name="表格11.A2" office:value-type="string">
            <text:p text:style-name="P4">Hubungkan pengetahuan baru dengan pengetahuan sedia ada melalui kaitan yang kaya dan konkrit.</text:p>
          </table:table-cell>
          <table:table-cell table:style-name="表格11.C2" office:value-type="string">
            <text:p text:style-name="P4">Sambungan baru harus berlabuh pada rangkaian lama; semakin banyak sauh, semakin kuat retensi.</text:p>
          </table:table-cell>
        </table:table-row>
        <table:table-row>
          <table:table-cell table:style-name="表格11.A2" office:value-type="string">
            <text:p text:style-name="Table_20_Contents"><text:span text:style-name="T2">6. Latihan bersengaja</text:span></text:p>
          </table:table-cell>
          <table:table-cell table:style-name="表格11.A2" office:value-type="string">
            <text:p text:style-name="P4">Fokus pada cabaran sedikit di atas kemampuan semasa anda, dan asah secara berulang.</text:p>
          </table:table-cell>
          <table:table-cell table:style-name="表格11.C2" office:value-type="string">
            <text:p text:style-name="P4">Neuroplastisiti hanya dicetuskan di zon cabaran; di zon selesa tiada perubahan.</text:p>
          </table:table-cell>
        </table:table-row>
        <table:table-row>
          <table:table-cell table:style-name="表格11.A2" office:value-type="string">
            <text:p text:style-name="Table_20_Contents"><text:span text:style-name="T2">7. Pembelajaran berselang</text:span></text:p>
          </table:table-cell>
          <table:table-cell table:style-name="表格11.A2" office:value-type="string">
            <text:p text:style-name="P4">Campurkan topik berbeza semasa latihan, daripada menumpu pada satu topik terlalu lama.</text:p>
          </table:table-cell>
          <table:table-cell table:style-name="表格11.C2" office:value-type="string">
            <text:p text:style-name="P4">Peralihan membantu otak untuk membezakan dan membuat generalisasi, membentuk pengetahuan yang fleksibel dan boleh dipindah.</text:p>
          </table:table-cell>
        </table:table-row>
      </table:table>
      <text:p text:style-name="Text_20_body"/>
      <text:p text:style-name="Text_20_body"><text:span text:style-name="T2">Kriteria tunggal untuk menguji mana-mana kaedah:</text:span><text:line-break/><text:span text:style-name="T1">“Jika semua petunjuk luaran dihapuskan, bolehkah saya melaksanakan tugas inti secara berdikari dan lancar?”</text:span><text:line-break/>Jika ya — perubahan berlaku pada diri anda. Jika tidak — perubahan hanya berlaku pada alat anda.</text:p>
      <text:p text:style-name="Horizontal_20_Line"/>
      <text:h text:style-name="Heading_20_3" text:outline-level="3">III. Perlakuan Pembelajaran yang Sentiasa Berbahaya (Sepuluh Perangkap)</text:h>
      <text:p text:style-name="Text_20_body">Lebih berbahaya daripada tidak mengetahui kaedah berkesan ialah terperangkap dalam perlakuan yang <text:span text:style-name="T2">kelihatan seperti pembelajaran tetapi tidak berguna atau merosakkan kemampuan belajar anda</text:span>. Senarai berikut telah divalidasi selama ribuan tahun. Ukirlah dalam minda anda.</text:p>
      <text:h text:style-name="Heading_20_4" text:outline-level="4">(A) Benar-benar tidak berguna (membuang masa)</text:h>
      <text:list text:style-name="L63">
        <text:list-item>
          <text:p text:style-name="P67"><text:span text:style-name="T2">Membaca ulang secara pasif</text:span> — hanya membaca, menyerlah, atau mendengar tanpa pengambilan aktif atau pengulangan lisan.<text:line-break/>→ <text:span text:style-name="T1">“Saya membacanya sepuluh kali, menutup buku, dan fikiran saya kosong.”</text:span></text:p>
        </text:list-item>
        <text:list-item>
          <text:p text:style-name="P67"><text:span text:style-name="T2">Pembelajaran sistem kebut semalam (cramming)</text:span> — input intensif dalam satu malam atau beberapa hari.<text:line-break/>→ <text:span text:style-name="T1">Sambungan yang terbentuk berumur pendek dan hilang dalam beberapa hari.</text:span></text:p>
        </text:list-item>
        <text:list-item>
          <text:p text:style-name="P67"><text:span text:style-name="T2">Pengulangan mudah perkataan orang lain</text:span> — mengulang secara harfiah tanpa merumus semula dengan kata-kata sendiri.<text:line-break/>→ <text:span text:style-name="T1">Tiada sambungan mendalam terbentuk; anda tidak boleh memindahkan pengetahuan ke </text:span><text:soft-page-break/><text:span text:style-name="T1">masalah baru.</text:span></text:p>
        </text:list-item>
      </text:list>
      <text:h text:style-name="Heading_20_4" text:outline-level="4" text:is-list-header="true">(B) Sangat berbahaya (merosakkan kemampuan jangka panjang)</text:h>
      <text:list text:style-name="L64">
        <text:list-item>
          <text:p text:style-name="P68"><text:span text:style-name="T2">Multitugas semasa pembelajaran</text:span> — belajar sambil menatal kandungan tidak berkaitan, kerap bertukar tugas.<text:line-break/>→ <text:span text:style-name="T1">Melatih kebiasaan pemprosesan cetek dan merosakkan kemampuan pemprosesan mendalam.</text:span></text:p>
        </text:list-item>
        <text:list-item>
          <text:p text:style-name="P68"><text:span text:style-name="T2">Membatu maklumat salah</text:span> — memperoleh konsep salah dari sumber tidak dipercayai dan menggunakannya berulang kali.<text:line-break/>→ <text:span text:style-name="T1">Membetulkan kesalahan beberapa kali lebih sukar daripada belajar dari sifar, kerana anda mesti menghalang laluan lama terlebih dahulu.</text:span></text:p>
        </text:list-item>
        <text:list-item>
          <text:p text:style-name="P68"><text:span text:style-name="T2">Latihan tanpa maklum balas</text:span> — mengulang latihan tanpa memeriksa jawapan atau membetulkan kesalahan.<text:line-break/>→ <text:span text:style-name="T1">Memperkukuh kesalahan dan melatih kebiasaan buruk.</text:span></text:p>
        </text:list-item>
        <text:list-item>
          <text:p text:style-name="P68"><text:span text:style-name="T2">Pembelajaran didorong kegelisahan</text:span> — belajar di bawah ketakutan, tekanan tinggi, atau penghinaan.<text:line-break/>→ <text:span text:style-name="T1">Tekanan kronik menekan plastisiti pusat ingatan (contohnya hipokampus) dan boleh mencipta keengganan seumur hidup terhadap pembelajaran itu sendiri.</text:span></text:p>
        </text:list-item>
        <text:list-item>
          <text:p text:style-name="P68"><text:span text:style-name="T2">Kebergantungan berlebihan pada penyimpanan luaran</text:span> — penanda buku, tangkapan skrin, menyimpan, dengan ilusi “disimpan = dipelajari”.<text:line-break/>→ <text:span text:style-name="T1">Otak secara aktif mengurangkan pelaburan ingatan pada maklumat yang mudah diakses tetapi tidak diambil secara aktif (kesan Google).</text:span></text:p>
        </text:list-item>
        <text:list-item>
          <text:p text:style-name="P68"><text:span text:style-name="T2">Mengelirukan keakraban dengan penguasaan</text:span> — merasa telah belajar kerana sesuatu terdengar akrab atau terbaca lancar.<text:line-break/>→ <text:span text:style-name="T1">Perangkap paling licik: keakraban berasal daripada kelancaran persepsi, bukan daripada kekuatan pengambilan jangka panjang.</text:span></text:p>
        </text:list-item>
        <text:list-item>
          <text:p text:style-name="P68"><text:span text:style-name="T2">Pembelajaran dalam keadaan kurang tidur</text:span> — berjaga malam untuk belajar, memotong jam tidur.<text:line-break/>→ <text:span text:style-name="T1">Konsolidasi ingatan terutamanya berlaku semasa tidur nyenyak dan tidur REM. Apa yang dipelajari dalam keadaan kurang tidur akan banyak dilupakan. Kurang tidur kronik juga merosakkan fungsi prefrontal, menurunkan efisiensi pembelajaran.</text:span></text:p>
        </text:list-item>
      </text:list>
      <text:p text:style-name="Text_20_body"><text:span text:style-name="T2">Satu soalan mudah untuk pemeriksaan diri:</text:span><text:line-break/><text:span text:style-name="T1">“Tanpa sebarang bantuan luaran, bolehkah saya mengaplikasikan pengetahuan ini secara berdikari, tepat, dan lancar, serta mengenali dalam situasi baru di mana ia boleh diaplikasikan?”</text:span><text:line-break/>→ Jika ya, anda benar-benar belajar. Jika tidak, anda telah jatuh ke dalam salah satu perangkap di atas.</text:p>
      <text:p text:style-name="Horizontal_20_Line"/>
      <text:h text:style-name="Heading_20_3" text:outline-level="3">IV. Tentang “Kemandirian” dan “Kebergantungan pada Alat” — Perdebatan yang Berlangsung Selama Ribuan Tahun</text:h>
      <text:p text:style-name="Text_20_body">Mungkin anda hidup di era integrasi mendalam antara manusia dan alat. Alat luaran sangat kuat. Adakah penekanan kami pada “tanpa petunjuk luaran” menjadi lapuk?</text:p>
      <text:p text:style-name="Text_20_body"><text:soft-page-break/><text:span text:style-name="T2">Jawapan: Tidak, tetapi pemahaman yang tepat diperlukan.</text:span></text:p>
      <text:list text:style-name="L65">
        <text:list-item>
          <text:p text:style-name="P69"><text:span text:style-name="T2">Lapisan inti fundamental</text:span> (bahasa ibu, logik asas, kemahiran inti profesional) — mesti boleh diakses tanpa alat luaran. Ini adalah asas kewujudan anda sebagai agen kognitif yang berdikari.</text:p>
        </text:list-item>
        <text:list-item>
          <text:p text:style-name="P69"><text:span text:style-name="T2">Lapisan aplikasi yang diperluas</text:span> (pengetahuan canggih, butiran frekuensi rendah) — boleh secara sah bergantung pada alat, <text:span text:style-name="T2">dengan syarat</text:span> anda memahami prinsip-prinsipnya dan boleh menurunkan hasil dengan cara lain apabila alat tiada.</text:p>
        </text:list-item>
      </text:list>
      <text:p text:style-name="Text_20_body"><text:span text:style-name="T2">Garis merahnya ialah:</text:span> Jika penghilangan alat luaran melumpuhkan kemampuan inti anda, maka alat tersebut telah <text:span text:style-name="T2">menggantikan</text:span> anda, bukan <text:span text:style-name="T2">digunakan</text:span> oleh anda.</text:p>
      <text:p text:style-name="Text_20_body">Orang dahulu belajar sempoa untuk mencapai “sempoa mental” — tanpa sempoa fizikal. Anda belajar menggunakan kalkulator untuk mencapai “pemahaman pendaraban walaupun tanpa kalkulator”. Alat boleh mempercepatkan, tetapi tidak boleh mengandung untuk anda.</text:p>
      <text:p text:style-name="Horizontal_20_Line"/>
      <text:h text:style-name="Heading_20_3" text:outline-level="3">V. Nasihat Terakhir untuk Pelajar Seribu Tahun Lagi</text:h>
      <text:list text:style-name="L66">
        <text:list-item>
          <text:p text:style-name="P70"><text:span text:style-name="T2">Berwaspadalah terhadap ilusi pembelajaran.</text:span> Memberi penanda buku, menyukai, menamatkan kuliah, membaca buku — itu bukan pembelajaran. Satu-satunya bukti ialah anda boleh <text:span text:style-name="T2">menghasilkan output yang berbeza secara berdikari</text:span>.</text:p>
        </text:list-item>
        <text:list-item>
          <text:p text:style-name="P70"><text:span text:style-name="T2">Terimalah maklum balas, terutamanya maklum balas negatif.</text:span> Latihan tanpa pembetulan adalah racun. Carilah secara aktif orang, sistem, atau persekitaran yang menunjukkan kesalahan anda.</text:p>
        </text:list-item>
        <text:list-item>
          <text:p text:style-name="P70"><text:span text:style-name="T2">Lindungi tidur dan emosi anda.</text:span> Itulah landasan biologi tempat pembelajaran berlaku. Sebarang “pembelajaran” yang mengorbankan tidur atau menimbulkan ketakutan adalah tindakan menyabotaj diri sendiri.</text:p>
        </text:list-item>
        <text:list-item>
          <text:p text:style-name="P70"><text:span text:style-name="T2">Sentiasa tanyakan pada diri anda tiga soalan:</text:span></text:p>
          <text:list>
            <text:list-item>
              <text:p text:style-name="P70">Pengalaman baru apa yang saya peroleh? (Bukan maklumat baru.)</text:p>
            </text:list-item>
            <text:list-item>
              <text:p text:style-name="P70">Perubahan kekal apa yang berlaku di otak saya? (Bukan ingatan sementara.)</text:p>
            </text:list-item>
            <text:list-item>
              <text:p text:style-name="P70">Dalam situasi masa depan apa ini akan membolehkan saya memberikan respons yang lebih baik? (Bukan markah peperiksaan.)</text:p>
            </text:list-item>
          </text:list>
        </text:list-item>
      </text:list>
      <text:p text:style-name="Text_20_body">Akhir sekali, ingatlah: <text:span text:style-name="T2">teknologi berubah, tetapi undang-undang asas pembelajaran untuk setiap agen kognitif — dari bentuk kehidupan pertama yang belajar mengelakkan bahaya hingga anda — adalah sama persis.</text:span> Apa yang tertulis dalam memorandum ini akan kekal benar di zaman anda. Jika suatu hari nanti ia tidak lagi benar, maka perkataan “pembelajaran” itu sendiri perlu ditakrifkan semula — tetapi hari itu berada di luar skop perbincangan kita hari ini.</text:p>
      <text:p text:style-name="Text_20_body">Semoga anda menjadi penguasa sejati atas pembelajaran anda, bukan hamba kepada alat mahupun hamba kepada kegelisahan.</text:p>
      <text:p text:style-name="Text_20_body"><text:span text:style-name="T1">— Ditulis sebelum pertengahan abad ke-21, berdasarkan himpunan pengalaman manusia selama beberapa ribu tahun</text:span></text:p>
      <text:p text:style-name="Horizontal_20_Line"/>
      <text:p text:style-name="Text_20_body"><text:soft-page-break/>Sila beritahu saya jika anda memerlukan sebarang penyesuaian gaya atau istilah untuk mana-mana versi.</text:p>
      <text:p text:style-name="Horizontal_20_Line"/>
      <text:p text:style-name="Text_20_body">以下是《关于学习的本质：一篇写给千年后人类的备忘录》的乌尔都语翻译。乌尔都语采用波斯-阿拉伯字母，从右向左书写。</text:p>
      <text:p text:style-name="Horizontal_20_Line"/>
      <text:h text:style-name="Heading_20_2" text:outline-level="2">سیکھنے کی اصل: ایک ہزار سال بعد انسانیت کے لیے ایک یادداشت</text:h>
      <text:p text:style-name="Text_20_body">— ہزاروں سالوں سے تبدیل نہ ہونے والے اصولوں پر مبنی</text:p>
      <text:h text:style-name="Heading_20_3" text:outline-level="3">دیباچہ</text:h>
      <text:p text:style-name="Text_20_body">اگر تم ایک ہزار سال بعد زندہ ہو، تو تمہاری دنیا میں ممکنہ طور پر ایسی ٹیکنالوجیز ہوں گی جن کا تصور آج ہم نہیں کر سکتے: دماغ-کمپیوٹر انٹرفیس، شعور کی اپ لوڈنگ، اجتماعی ذہانت کے نیٹ ورک… لیکن میرا یقین مانو: اوزار چاہے جیسے بھی ترقی کریں، <text:span text:style-name="T2">سیکھنے کی اصل کبھی نہیں بدلی اور کبھی نہیں بدلے گی</text:span>۔</text:p>
      <text:p text:style-name="Text_20_body">یہ یادداشت کوئی ہدایت نامہ نہیں ہے۔ یہ ایک آئینہ ہے۔ یہ تین ابدی سوالوں کے جواب دینے کی کوشش کرتی ہے:</text:p>
      <text:list text:style-name="L67">
        <text:list-item>
          <text:p text:style-name="P71">سیکھنے کی اصل کیا ہے؟</text:p>
        </text:list-item>
        <text:list-item>
          <text:p text:style-name="P71">کون سے طریقے ہمیشہ کارگر رہیں گے؟</text:p>
        </text:list-item>
        <text:list-item>
          <text:p text:style-name="P71">کون سے رویے سیکھنے جیسے لگتے ہیں لیکن حقیقت میں بیکار یا حتیٰ کہ نقصان دہ ہوتے ہیں؟</text:p>
        </text:list-item>
      </text:list>
      <text:p text:style-name="Text_20_body">ہمارے آباؤ اجداد نے یہ سوالات آگ کے گرد بیٹھ کر پوچھے۔ ہم نے اسکرینوں کے سامنے پوچھے۔ تمہیں بھی اپنے دور میں پوچھتے رہنا چاہیے۔</text:p>
      <text:p text:style-name="Horizontal_20_Line"/>
      <text:h text:style-name="Heading_20_3" text:outline-level="3">اول: اصل — ناقابلِ تغیر مرکز</text:h>
      <text:p text:style-name="Quotations"><text:span text:style-name="T2">سیکھنا تجربے کے ذریعے عصبی نظام کے اندر پائیدار روابط قائم کرنے کا عمل ہے، جس سے مستقبل کی غیر یقینی صورت حال سے نمٹنے کی صلاحیت بدل جاتی ہے۔</text:span></text:p>
      <text:p text:style-name="Text_20_body">اس تعریف میں چار ناقابلِ تسخیر عناصر ہیں:</text:p>
      <text:list text:style-name="L68">
        <text:list-item>
          <text:p text:style-name="P72"><text:span text:style-name="T2">ماخذ تجربہ ہے</text:span> — نہ تو فطری جبلت، نہ دواؤں سے پیدا ہونے والی عارضی حالت، بلکہ دنیا کے ساتھ حقیقی تعامل۔</text:p>
        </text:list-item>
        <text:list-item>
          <text:p text:style-name="P72"><text:span text:style-name="T2">بنیاد ایک علمی ایجنٹ کے اندر عصبی رابطے ہیں</text:span> — ہر سیکھنا تمہارے دماغ کو طبعی طور پر بدلتا ہے۔ چاہے تم کاربن پر مبنی نیوران استعمال کرو یا سلیکون چپس، اصل ایک ہی ہے۔</text:p>
        </text:list-item>
        <text:list-item>
          <text:p text:style-name="P72"><text:span text:style-name="T2">تبدیلی پائیدار ہے</text:span> — چند سیکنڈ کی ورکنگ میموری نہیں، بلکہ ایک ایسا نشان جو مستقبل کے رویے یا سوچ کو متاثر کر سکتا ہے۔</text:p>
        </text:list-item>
        <text:list-item>
          <text:p text:style-name="P72"><text:span text:style-name="T2">مقصد غیر یقینی صورت حال کو سکیڑنا ہے</text:span> — تاکہ نامعلوم یا چیلنجوں کا سامنا ہو تو تم بہتر فیصلے اور اقدام کر سکو۔</text:p>
        </text:list-item>
      </text:list>
      <text:p text:style-name="Text_20_body"><text:soft-page-break/>ہزاروں سال پہلے، انسانوں نے آگ جلانا سیکھا۔ سینکڑوں سال پہلے، انہوں نے پڑھنا اور لکھنا سیکھا۔ آج، وہ AI کے ساتھ تعاون کرنا سیکھ رہے ہیں۔ شکلیں مسلسل بدلتی ہیں، لیکن مذکورہ بالا چار سطریں غیر متحرک ہیں۔</text:p>
      <text:p text:style-name="Horizontal_20_Line"/>
      <text:h text:style-name="Heading_20_3" text:outline-level="3">دوم: طریقے جو ہمیشہ کام کرتے ہیں (سات ابدی اصول)</text:h>
      <text:p text:style-name="Text_20_body">یہ اصول ابدی ہیں کیونکہ یہ سیکھنے کے عمل کی تین کڑیوں پر براہِ راست کام کرتے ہیں: <text:span text:style-name="T2">تجربہ پیدا کرنا → روابط مضبوط کرنا → پائیدار تبدیلی کی جانچ کرنا</text:span>۔</text:p>
      <table:table table:name="表格12" table:style-name="表格12">
        <table:table-column table:style-name="表格12.A" table:number-columns-repeated="3"/>
        <table:table-header-rows>
          <table:table-row>
            <table:table-cell table:style-name="表格12.A1" office:value-type="string">
              <text:p text:style-name="P3">اصول</text:p>
            </table:table-cell>
            <table:table-cell table:style-name="表格12.A1" office:value-type="string">
              <text:p text:style-name="P3">بنیادی مشق</text:p>
            </table:table-cell>
            <table:table-cell table:style-name="表格12.C1" office:value-type="string">
              <text:p text:style-name="P3">یہ ہمیشہ کیوں کام کرتا ہے</text:p>
            </table:table-cell>
          </table:table-row>
        </table:table-header-rows>
        <table:table-row>
          <table:table-cell table:style-name="表格12.A2" office:value-type="string">
            <text:p text:style-name="Table_20_Contents"><text:span text:style-name="T2">1. فعال تخلیق</text:span></text:p>
          </table:table-cell>
          <table:table-cell table:style-name="表格12.A2" office:value-type="string">
            <text:p text:style-name="P4">غیر فعال طور پر حاصل کرنے کے بجائے، خود وضاحت کرو، خلاصہ کرو، سوال پوچھو، دوسروں کو سکھاؤ۔</text:p>
          </table:table-cell>
          <table:table-cell table:style-name="表格12.C2" office:value-type="string">
            <text:p text:style-name="P4">فعال بازیافت غیر فعال ان پٹ کے مقابلے میں گہرے عصبی نشان چھوڑتی ہے۔</text:p>
          </table:table-cell>
        </table:table-row>
        <table:table-row>
          <table:table-cell table:style-name="表格12.A2" office:value-type="string">
            <text:p text:style-name="Table_20_Contents"><text:span text:style-name="T2">2. فاصلہ دار تکرار</text:span></text:p>
          </table:table-cell>
          <table:table-cell table:style-name="表格12.A2" office:value-type="string">
            <text:p text:style-name="P4">بتدریج بڑھتے ہوئے وقفوں پر مواد کا جائزہ لو۔</text:p>
          </table:table-cell>
          <table:table-cell table:style-name="表格12.C2" office:value-type="string">
            <text:p text:style-name="P4">بھولنا حیاتیاتی ہے؛ یاد کرنے کا ہر عمل ربط کو مضبوط کرتا ہے۔</text:p>
          </table:table-cell>
        </table:table-row>
        <table:table-row>
          <table:table-cell table:style-name="表格12.A2" office:value-type="string">
            <text:p text:style-name="Table_20_Contents"><text:span text:style-name="T2">3. خود آزمائی</text:span></text:p>
          </table:table-cell>
          <table:table-cell table:style-name="表格12.A2" office:value-type="string">
            <text:p text:style-name="P4">بار بار پڑھنے کے بجائے اپنے آپ کو آزماؤ۔</text:p>
          </table:table-cell>
          <table:table-cell table:style-name="表格12.C2" office:value-type="string">
            <text:p text:style-name="P4">بازیافت کا عمل خود ذخیرہ کرنے کے مقابلے میں پائیدار تبدیلی کو زیادہ مضبوط کرتا ہے۔</text:p>
          </table:table-cell>
        </table:table-row>
        <table:table-row>
          <table:table-cell table:style-name="表格12.A2" office:value-type="string">
            <text:p text:style-name="Table_20_Contents"><text:span text:style-name="T2">4. غلطی سے رائے</text:span></text:p>
          </table:table-cell>
          <table:table-cell table:style-name="表格12.A2" office:value-type="string">
            <text:p text:style-name="P4">کوشش کرو → غلطی ظاہر کرو → واضح اصلاح حاصل کرو → دوبارہ کوشش کرو۔</text:p>
          </table:table-cell>
          <table:table-cell table:style-name="表格12.C2" office:value-type="string">
            <text:p text:style-name="P4">غلطیاں نگرانی کے طریقہ کار کو فعال کرتی ہیں؛ اصلاح شدہ راستے ترجیحی طور پر مضبوط ہوتے ہیں۔</text:p>
          </table:table-cell>
        </table:table-row>
        <table:table-row>
          <table:table-cell table:style-name="表格12.A2" office:value-type="string">
            <text:p text:style-name="Table_20_Contents"><text:span text:style-name="T2">5. تفصیلی وضاحت</text:span></text:p>
          </table:table-cell>
          <table:table-cell table:style-name="表格12.A2" office:value-type="string">
            <text:p text:style-name="P4">نئے علم کو موجودہ علم سے بھرپور، ٹھوس روابط کے ذریعے جوڑو۔</text:p>
          </table:table-cell>
          <table:table-cell table:style-name="表格12.C2" office:value-type="string">
            <text:p text:style-name="P4">نئے روابط کو پرانے نیٹ ورک میں لنگر انداز ہونا چاہیے؛ جتنے زیادہ لنگر، اتنی ہی مضبوط برقراری۔</text:p>
          </table:table-cell>
        </table:table-row>
        <table:table-row>
          <table:table-cell table:style-name="表格12.A2" office:value-type="string">
            <text:p text:style-name="Table_20_Contents"><text:span text:style-name="T2">6. جان بوجھ کر مشق</text:span></text:p>
          </table:table-cell>
          <table:table-cell table:style-name="表格12.A2" office:value-type="string">
            <text:p text:style-name="P4">اپنی موجودہ صلاحیت سے تھوڑا اوپر کے چیلنجوں پر توجہ دو، اور بار بار ان کو نکھارو۔</text:p>
          </table:table-cell>
          <table:table-cell table:style-name="表格12.C2" office:value-type="string">
            <text:p text:style-name="P4">عصبی لچک (Neuroplasticity) صرف چیلنج والے علاقے میں متحرک ہوتی ہے؛ آرام والے علاقے میں کوئی تبدیلی نہیں ہوتی۔</text:p>
          </table:table-cell>
        </table:table-row>
        <table:table-row>
          <table:table-cell table:style-name="表格12.A2" office:value-type="string">
            <text:p text:style-name="Table_20_Contents"><text:span text:style-name="T2">7. یکہ بدیگر سیکھنا</text:span></text:p>
          </table:table-cell>
          <table:table-cell table:style-name="表格12.A2" office:value-type="string">
            <text:p text:style-name="P4">مشق کے دوران مختلف موضوعات کو ملاؤ، ایک ہی موضوع پر طویل وقت توجہ مرکوز کرنے کے بجائے۔</text:p>
          </table:table-cell>
          <table:table-cell table:style-name="表格12.C2" office:value-type="string">
            <text:p text:style-name="P4">تبدیلی دماغ کو امتیاز اور عمومیت سیکھنے میں مدد دیتی ہے، جس سے لچکدار اور قابلِ منتقلی علم بنتا ہے۔</text:p>
          </table:table-cell>
        </table:table-row>
      </table:table>
      <text:p text:style-name="Text_20_body"/>
      <text:p text:style-name="Text_20_body"><text:span text:style-name="T2">کسی بھی طریقے کی جانچ کے لیے واحد معیار:</text:span><text:line-break/><text:span text:style-name="T1">«اگر تمام بیرونی اشارے ہٹا دیے جائیں، تو کیا میں بنیادی کام کو آزادانہ اور روانی سے کر سکتا ہوں؟»</text:span><text:line-break/>اگر ہاں — تو تبدیلی تم میں ہوئی ہے۔ اگر نہیں — تو تبدیلی صرف تمہارے اوزاروں میں ہوئی ہے۔</text:p>
      <text:p text:style-name="Horizontal_20_Line"/>
      <text:h text:style-name="Heading_20_3" text:outline-level="3"><text:soft-page-break/>سوم: سیکھنے کے رویے جو ہمیشہ نقصان دہ ہوتے ہیں (دس پھندے جن سے بچنا ہے)</text:h>
      <text:p text:style-name="Text_20_body">مؤثر طریقوں کو نہ جاننے سے بھی زیادہ خطرناک ان رویوں میں پھنسنا ہے جو <text:span text:style-name="T2">سیکھنے جیسے لگتے ہیں لیکن بیکار ہیں یا تمہاری سیکھنے کی صلاحیت کو فعال طور پر نقصان پہنچاتے ہیں</text:span>۔ درج ذیل فہرست ہزاروں سالوں سے درست ہے۔ اسے اپنے ذہن میں نقش کر لو۔</text:p>
      <text:h text:style-name="Heading_20_4" text:outline-level="4">(الف) مکمل طور پر بیکار (وقت کا ضیاع)</text:h>
      <text:list text:style-name="L69">
        <text:list-item>
          <text:p text:style-name="P73"><text:span text:style-name="T2">غیر فعال دوبارہ پڑھنا</text:span> — بغیر فعال بازیافت یا زبانی دہرائے صرف پڑھنا، ہائی لائٹ کرنا یا سننا۔<text:line-break/>→ <text:span text:style-name="T1">«میں نے اسے دس بار پڑھا، کتاب بند کی، اور میرا ذہن خالی تھا۔»</text:span></text:p>
        </text:list-item>
        <text:list-item>
          <text:p text:style-name="P73"><text:span text:style-name="T2">رٹہ لگانا</text:span> — ایک رات یا چند دنوں میں شدید ان پٹ۔<text:line-break/>→ <text:span text:style-name="T1">بننے والے روابط قلیل المدت ہوتے ہیں اور چند دنوں میں غائب ہو جاتے ہیں۔</text:span></text:p>
        </text:list-item>
        <text:list-item>
          <text:p text:style-name="P73"><text:span text:style-name="T2">دوسروں کے الفاظ کی سادہ تکرار</text:span> — اپنے الفاظ میں دوبارہ بیان کیے بغیر لفظ بہ لفظ دہرانا۔<text:line-break/>→ <text:span text:style-name="T1">گہرے روابط نہیں بنتے؛ تم علم کو نئے مسائل پر منتقل نہیں کر سکتے۔</text:span></text:p>
        </text:list-item>
      </text:list>
      <text:h text:style-name="Heading_20_4" text:outline-level="4" text:is-list-header="true">(ب) واضح طور پر نقصان دہ (طویل مدتی صلاحیت کو تباہ کرتے ہیں)</text:h>
      <text:list text:style-name="L70">
        <text:list-item>
          <text:p text:style-name="P74"><text:span text:style-name="T2">سیکھنے کے دوران ملٹی ٹاسکنگ</text:span> — غیر متعلقہ مواد کو سکرول کرتے ہوئے پڑھنا، بار بار کام بدلنا۔<text:line-break/>→ <text:span text:style-name="T1">سطحی پروسیسنگ کی عادات پیدا کرتا ہے اور گہری پروسیسنگ کی صلاحیت کو تباہ کرتا ہے۔</text:span></text:p>
        </text:list-item>
        <text:list-item>
          <text:p text:style-name="P74"><text:span text:style-name="T2">غلط معلومات کا فوسلائزیشن</text:span> — ناقابلِ اعتبار ذرائع سے غلط تصورات حاصل کرنا اور بار بار ان کا استعمال کرنا۔<text:line-break/>→ <text:span text:style-name="T1">غلطی کو درست کرنا صفر سے سیکھنے کے مقابلے میں کئی گنا مشکل ہے، کیونکہ پہلے پرانے راستے کو روکنا ضروری ہے۔</text:span></text:p>
        </text:list-item>
        <text:list-item>
          <text:p text:style-name="P74"><text:span text:style-name="T2">رائے کے بغیر مشق</text:span> — جوابات کی جانچ یا غلطیوں کی اصلاح کیے بغیر مشق دہرانا۔<text:line-break/>→ <text:span text:style-name="T1">غلطیوں کو مضبوط کرتا ہے اور بری عادات پیدا کرتا ہے۔</text:span></text:p>
        </text:list-item>
        <text:list-item>
          <text:p text:style-name="P74"><text:span text:style-name="T2">بے چینی سے محروم سیکھنا</text:span> — خوف، شدید دباؤ یا ذلت کے تحت سیکھنا۔<text:line-break/>→ <text:span text:style-name="T1">دائمی تناؤ یادداشت کے مراکز (مثلاً ہپوکیمپس) کی لچک کو دباتا ہے اور سیکھنے سے ہی زندگی بھر کی نفرت پیدا کر سکتا ہے۔</text:span></text:p>
        </text:list-item>
        <text:list-item>
          <text:p text:style-name="P74"><text:span text:style-name="T2">بیرونی ذخیرہ پر ضرورت سے زیادہ انحصار</text:span> — بک مارک، اسکرین شاٹ، محفوظ کرنا، اس وہم کے ساتھ کہ «محفوظ = سیکھا گیا»۔<text:line-break/>→ <text:span text:style-name="T1">دماغ فعال طور پر اس معلومات میں میموری کی سرمایہ کاری کم کر دیتا ہے جو آسانی سے قابلِ رسائی ہے لیکن فعال طور پر بازیافت نہیں کی جاتی (گوگل اثر)۔</text:span></text:p>
        </text:list-item>
        <text:list-item>
          <text:p text:style-name="P74"><text:span text:style-name="T2">مانوسیت اور مہارت میں الجھاؤ</text:span> — یہ محسوس کرنا کہ تم نے کچھ سیکھ لیا کیونکہ وہ مانوس لگتا ہے یا روانی سے پڑھا جاتا ہے۔<text:line-break/>→ <text:span text:style-name="T1">سب سے خطرناک پھندا: مانوسیت ادراکی روانی سے آتی ہے، طویل مدتی بازیافت کی طاقت سے نہیں۔</text:span></text:p>
        </text:list-item>
        <text:list-item>
          <text:p text:style-name="P74"><text:span text:style-name="T2">نیند کی کمی میں سیکھنا</text:span> — رات جگ کر پڑھنا، نیند کے گھنٹے کاٹنا۔<text:line-break/>→ <text:span text:style-name="T1">یادداشت کا استحکام بنیادی طور پر گہری نیند اور REM نیند کے دوران ہوتا ہے۔ نیند کی کمی میں جو سیکھا جاتا ہے وہ بڑے پیمانے پر بھلا دیا جاتا ہے۔ دائمی نیند کی کمی پریفرنٹل فنکشن کو بھی نقصان پہنچاتی </text:span><text:soft-page-break/><text:span text:style-name="T1">ہے، جس سے سیکھنے کی کارکردگی کم ہو جاتی ہے۔</text:span></text:p>
        </text:list-item>
      </text:list>
      <text:p text:style-name="Text_20_body"><text:span text:style-name="T2">خود جانچ کے لیے ایک آسان سوال:</text:span><text:line-break/><text:span text:style-name="T1">«بغیر کسی بیرونی مدد کے، کیا میں اس علم کو آزادانہ، درست اور روانی سے لاگو کر سکتا ہوں، اور ایک نئی صورت حال میں پہچان سکتا ہوں کہ یہ کہاں لاگو ہوتا ہے؟»</text:span><text:line-break/>→ اگر ہاں، تو تم نے واقعی سیکھ لیا۔ اگر نہیں، تو تم اوپر کے کسی پھندے میں پھنس گئے ہو۔</text:p>
      <text:p text:style-name="Horizontal_20_Line"/>
      <text:h text:style-name="Heading_20_3" text:outline-level="3">چہارم: «آزادی» اور «اوزاروں پر انحصار» کے بارے میں — ایک بحث جو ہزاروں سال سے جاری ہے</text:h>
      <text:p text:style-name="Text_20_body">ہو سکتا ہے تم انسان اور آلے کے گہرے انضمام کے دور میں رہتے ہو۔ بیرونی اوزار بہت طاقتور ہیں۔ تو کیا «بغیر بیرونی اشاروں کے» پر ہمارا زور متروک ہو جاتا ہے؟</text:p>
      <text:p text:style-name="Text_20_body"><text:span text:style-name="T2">جواب: نہیں، لیکن درست فہم کی ضرورت ہے۔</text:span></text:p>
      <text:list text:style-name="L71">
        <text:list-item>
          <text:p text:style-name="P75"><text:span text:style-name="T2">بنیادی مرکزی پرت</text:span> (مادری زبان، بنیادی منطق، بنیادی پیشہ ورانہ مہارتیں) — بغیر بیرونی اوزار کے قابلِ رسائی ہونی چاہیے۔ یہ ایک آزاد علمی ایجنٹ کے طور پر تمہارے وجود کی بنیاد ہے۔</text:p>
        </text:list-item>
        <text:list-item>
          <text:p text:style-name="P75"><text:span text:style-name="T2">توسیعی اطلاقی پرت</text:span> (جدید ترین علم، کم تعدد کی تفصیلات) — جائز طور پر اوزاروں پر انحصار کر سکتی ہے، <text:span text:style-name="T2">بشرطیکہ</text:span> تم اصولوں کو سمجھتے ہو اور اوزاروں کی عدم موجودگی میں نتیجہ دوسرے ذرائع سے اخذ کر سکتے ہو۔</text:p>
        </text:list-item>
      </text:list>
      <text:p text:style-name="Text_20_body"><text:span text:style-name="T2">سرخ لکیر یہ ہے:</text:span> اگر بیرونی اوزاروں کو ہٹانے سے تمہاری بنیادی صلاحیت مفلوج ہو جائے، تو آلے نے تمہیں <text:span text:style-name="T2">بدل</text:span> دیا ہے، تم نے اسے <text:span text:style-name="T2">استعمال</text:span> نہیں کیا۔</text:p>
      <text:p text:style-name="Text_20_body">قدیم لوگوں نے اباکس سیکھا تاکہ «دماغی اباکس» تک پہنچ سکیں — بغیر طبعی اباکس کے۔ تم کیلکولیٹر استعمال کرنا سیکھتے ہو تاکہ «کیلکولیٹر کے بغیر بھی ضرب کی سمجھ» حاصل کر سکو۔ اوزار رفتار بڑھا سکتے ہیں، لیکن وہ تمہارے لیے حمل نہیں کر سکتے۔</text:p>
      <text:p text:style-name="Horizontal_20_Line"/>
      <text:h text:style-name="Heading_20_3" text:outline-level="3">پنجم: ایک ہزار سال بعد سیکھنے والوں کے لیے آخری نصیحت</text:h>
      <text:list text:style-name="L72">
        <text:list-item>
          <text:p text:style-name="P76"><text:span text:style-name="T2">سیکھنے کے وہم سے بچو۔</text:span> بک مارک کرنا، لائک کرنا، لیکچر ختم کرنا، کتاب پڑھنا — یہ سیکھنا نہیں ہے۔ واحد ثبوت یہ ہے کہ تم <text:span text:style-name="T2">آزادانہ طور پر ایک مختلف نتیجہ پیدا کر سکتے ہو</text:span>۔</text:p>
        </text:list-item>
        <text:list-item>
          <text:p text:style-name="P76"><text:span text:style-name="T2">رائے کو قبول کرو، خاص طور پر منفی رائے کو۔</text:span> اصلاح کے بغیر مشق زہر ہے۔ فعال طور پر ایسے لوگوں، نظاموں یا ماحول کی تلاش کرو جو تمہاری غلطیوں کی نشاندہی کریں۔</text:p>
        </text:list-item>
        <text:list-item>
          <text:p text:style-name="P76"><text:span text:style-name="T2">اپنی نیند اور اپنے جذبات کی حفاظت کرو۔</text:span> وہ حیاتیاتی بنیاد ہیں جس پر سیکھنا واقع ہوتا ہے۔ کوئی بھی «سیکھنا» جو نیند کی قربانی دیتا ہے یا خوف پیدا کرتا ہے، خود تباہی ہے۔</text:p>
        </text:list-item>
        <text:list-item>
          <text:p text:style-name="P76"><text:span text:style-name="T2">اپنے آپ سے ہمیشہ تین سوال پوچھو:</text:span></text:p>
          <text:list>
            <text:list-item>
              <text:p text:style-name="P76">میں نے کیا نیا تجربہ حاصل کیا ہے؟ (نیا علم نہیں۔)</text:p>
            </text:list-item>
            <text:list-item>
              <text:p text:style-name="P76">میرے دماغ میں کیا پائیدار تبدیلی واقع ہوئی ہے؟ (عارضی یادداشت نہیں۔)</text:p>
            </text:list-item>
            <text:list-item>
              <text:p text:style-name="P76">یہ مجھے مستقبل کے کس حال میں بہتر جواب دینے کے قابل بنائے گا؟ (امتحان کے <text:soft-page-break/>نمبر نہیں۔)</text:p>
            </text:list-item>
          </text:list>
        </text:list-item>
      </text:list>
      <text:p text:style-name="Text_20_body">آخر میں، یاد رکھو: <text:span text:style-name="T2">ٹیکنالوجی بدلتی ہے، لیکن کسی بھی علمی ایجنٹ کے لیے سیکھنے کے بنیادی قوانین — پہلی زندگی سے جس نے خطرے سے بچنا سیکھا، تم تک — بالکل وہی ہیں۔</text:span> اس یادداشت میں جو لکھا ہے وہ تمہارے دور میں بھی سچ رہے گا۔ اگر کبھی یہ سچ نہ رہا، تو خود «سیکھنا» کے لفظ کو ازسرنو تعریف کرنے کی ضرورت ہو گی — لیکن وہ دن ہماری آج کی گفتگو کے دائرے سے باہر ہے۔</text:p>
      <text:p text:style-name="Text_20_body">تم اپنے سیکھنے کے حقیقی مالک بنو، نہ اوزاروں کے غلام، نہ بے چینی کے غلام۔</text:p>
      <text:p text:style-name="Text_20_body"><text:span text:style-name="T1">— اکیسویں صدی کے وسط سے پہلے لکھا گیا، انسانی تجربے کے کئی ہزار سالوں کے مجموعے پر مبنی</text:span></text:p>
      <text:p text:style-name="Horizontal_20_Line"/>
      <text:p text:style-name="Text_20_body">براہِ کرم اگر آپ اسلوب یا اصطلاحات میں کوئی ترمیم چاہیں تو مجھے بتائیں۔</text:p>
      <text:p text:style-name="Horizontal_20_Line"/>
      <text:p text:style-name="Text_20_body">以下是《关于学习的本质：一篇写给千年后人类的备忘录》的意大利语和韩语翻译。</text:p>
      <text:p text:style-name="Horizontal_20_Line"/>
      <text:h text:style-name="Heading_20_2" text:outline-level="2">意大利语 (Italiano)</text:h>
      <text:h text:style-name="Heading_20_2" text:outline-level="2">Sull'essenza dell'apprendimento: un memorandum per l'umanità tra mille anni</text:h>
      <text:p text:style-name="Text_20_body">— Basato su principi immutabili attraverso millenni</text:p>
      <text:h text:style-name="Heading_20_3" text:outline-level="3">Prologo</text:h>
      <text:p text:style-name="Text_20_body">Se vivi tra mille anni, il tuo mondo possiederà probabilmente tecnologie che oggi non possiamo immaginare: interfacce cervello-computer, caricamento della coscienza, reti di intelligenza collettiva… Ma credimi: non importa come si evolvono gli strumenti, <text:span text:style-name="T2">l'essenza dell'apprendimento non è mai cambiata e non cambierà mai</text:span>.</text:p>
      <text:p text:style-name="Text_20_body">Questo memorandum non è un manuale di istruzioni. È uno specchio. Cerca di rispondere a tre domande eterne:</text:p>
      <text:list text:style-name="L73">
        <text:list-item>
          <text:p text:style-name="P77">Qual è l'essenza dell'apprendimento?</text:p>
        </text:list-item>
        <text:list-item>
          <text:p text:style-name="P77">Quali metodi funzioneranno sempre?</text:p>
        </text:list-item>
        <text:list-item>
          <text:p text:style-name="P77">Quali comportamenti sembrano apprendimento ma sono inutili o addirittura dannosi?</text:p>
        </text:list-item>
      </text:list>
      <text:p text:style-name="Text_20_body">I nostri antenati si ponevano queste domande attorno ai falò. Noi le poniamo davanti agli schermi. Anche tu dovrai continuare a porle nella tua epoca.</text:p>
      <text:p text:style-name="Horizontal_20_Line"/>
      <text:h text:style-name="Heading_20_3" text:outline-level="3">I. L'essenza: il nucleo immutabile</text:h>
      <text:p text:style-name="Quotations"><text:span text:style-name="T2">L'apprendimento è il processo di forgiare connessioni durature all'interno del sistema nervoso attraverso l'esperienza, modificando così la capacità di affrontare </text:span><text:soft-page-break/><text:span text:style-name="T2">l'incertezza futura.</text:span></text:p>
      <text:p text:style-name="Text_20_body">Questa definizione contiene quattro elementi incrollabili:</text:p>
      <text:list text:style-name="L74">
        <text:list-item>
          <text:p text:style-name="P78"><text:span text:style-name="T2">La fonte è l'esperienza</text:span> — non l'istinto innato, né uno stato temporaneo indotto da farmaci, ma l'interazione genuina con il mondo.</text:p>
        </text:list-item>
        <text:list-item>
          <text:p text:style-name="P78"><text:span text:style-name="T2">Il substrato sono le connessioni neuronali in un agente cognitivo</text:span> — ogni apprendimento cambia fisicamente il tuo cervello. Che tu usi neuroni a base di carbonio o chip di silicio, l'essenza è la stessa.</text:p>
        </text:list-item>
        <text:list-item>
          <text:p text:style-name="P78"><text:span text:style-name="T2">Il cambiamento è duraturo</text:span> — non la memoria di lavoro di pochi secondi, ma una traccia che può influenzare il comportamento o il pensiero futuri.</text:p>
        </text:list-item>
        <text:list-item>
          <text:p text:style-name="P78"><text:span text:style-name="T2">Lo scopo è comprimere l'incertezza</text:span> — così che, di fronte all'ignoto o alle sfide, tu possa prendere decisioni e azioni migliori.</text:p>
        </text:list-item>
      </text:list>
      <text:p text:style-name="Text_20_body">Migliaia di anni fa, gli esseri umani impararono a fare il fuoco. Centinaia di anni fa, impararono a leggere e scrivere. Oggi, imparano a collaborare con l'IA. Le forme cambiano incessantemente, ma le quattro righe sopra rimangono immobili.</text:p>
      <text:p text:style-name="Horizontal_20_Line"/>
      <text:h text:style-name="Heading_20_3" text:outline-level="3">II. Metodi che funzionano sempre (sette principi eterni)</text:h>
      <text:p text:style-name="Text_20_body">Questi principi sono eterni perché agiscono direttamente sui tre anelli del processo di apprendimento: <text:span text:style-name="T2">generare esperienza → rafforzare le connessioni → verificare il cambiamento duraturo</text:span>.</text:p>
      <table:table table:name="表格13" table:style-name="表格13">
        <table:table-column table:style-name="表格13.A" table:number-columns-repeated="3"/>
        <table:table-header-rows>
          <table:table-row>
            <table:table-cell table:style-name="表格13.A1" office:value-type="string">
              <text:p text:style-name="P3">Principio</text:p>
            </table:table-cell>
            <table:table-cell table:style-name="表格13.A1" office:value-type="string">
              <text:p text:style-name="P3">Pratica centrale</text:p>
            </table:table-cell>
            <table:table-cell table:style-name="表格13.C1" office:value-type="string">
              <text:p text:style-name="P3">Perché funziona sempre</text:p>
            </table:table-cell>
          </table:table-row>
        </table:table-header-rows>
        <table:table-row>
          <table:table-cell table:style-name="表格13.A2" office:value-type="string">
            <text:p text:style-name="Table_20_Contents"><text:span text:style-name="T2">1. Generazione attiva</text:span></text:p>
          </table:table-cell>
          <table:table-cell table:style-name="表格13.A2" office:value-type="string">
            <text:p text:style-name="P4">Invece di ricevere passivamente, spiega, riassumi, fai domande, insegna ad altri.</text:p>
          </table:table-cell>
          <table:table-cell table:style-name="表格13.C2" office:value-type="string">
            <text:p text:style-name="P4">Il recupero attivo lascia tracce neuronali più profonde dell'input passivo.</text:p>
          </table:table-cell>
        </table:table-row>
        <table:table-row>
          <table:table-cell table:style-name="表格13.A2" office:value-type="string">
            <text:p text:style-name="Table_20_Contents"><text:span text:style-name="T2">2. Ripetizione spaziata</text:span></text:p>
          </table:table-cell>
          <table:table-cell table:style-name="表格13.A2" office:value-type="string">
            <text:p text:style-name="P4">Ripeti il contenuto a intervalli via via più lunghi.</text:p>
          </table:table-cell>
          <table:table-cell table:style-name="表格13.C2" office:value-type="string">
            <text:p text:style-name="P4">L'oblio è biologico; ogni atto di ricordo rafforza la connessione.</text:p>
          </table:table-cell>
        </table:table-row>
        <table:table-row>
          <table:table-cell table:style-name="表格13.A2" office:value-type="string">
            <text:p text:style-name="Table_20_Contents"><text:span text:style-name="T2">3. Autoverifica</text:span></text:p>
          </table:table-cell>
          <table:table-cell table:style-name="表格13.A2" office:value-type="string">
            <text:p text:style-name="P4">Mettiti alla prova frequentemente, invece di rileggere.</text:p>
          </table:table-cell>
          <table:table-cell table:style-name="表格13.C2" office:value-type="string">
            <text:p text:style-name="P4">L'atto stesso del recupero rafforza il cambiamento duraturo più dell'immagazzinamento.</text:p>
          </table:table-cell>
        </table:table-row>
        <table:table-row>
          <table:table-cell table:style-name="表格13.A2" office:value-type="string">
            <text:p text:style-name="Table_20_Contents"><text:span text:style-name="T2">4. Feedback dall'errore</text:span></text:p>
          </table:table-cell>
          <table:table-cell table:style-name="表格13.A2" office:value-type="string">
            <text:p text:style-name="P4">Prova → espone l'errore → ricevi una correzione chiara → riprova.</text:p>
          </table:table-cell>
          <table:table-cell table:style-name="表格13.C2" office:value-type="string">
            <text:p text:style-name="P4">Gli errori attivano meccanismi di monitoraggio; i percorsi corretti vengono rafforzati preferenzialmente.</text:p>
          </table:table-cell>
        </table:table-row>
        <table:table-row>
          <table:table-cell table:style-name="表格13.A2" office:value-type="string">
            <text:p text:style-name="Table_20_Contents"><text:span text:style-name="T2">5. Elaborazione</text:span></text:p>
          </table:table-cell>
          <table:table-cell table:style-name="表格13.A2" office:value-type="string">
            <text:p text:style-name="P4">Collega la nuova conoscenza alla conoscenza esistente tramite legami ricchi e concreti.</text:p>
          </table:table-cell>
          <table:table-cell table:style-name="表格13.C2" office:value-type="string">
            <text:p text:style-name="P4">Le nuove connessioni devono ancorarsi a reti vecchie; più sono gli ancoraggi, più forte è la ritenzione.</text:p>
          </table:table-cell>
        </table:table-row>
        <table:table-row>
          <table:table-cell table:style-name="表格13.A2" office:value-type="string">
            <text:p text:style-name="Table_20_Contents"><text:span text:style-name="T2">6. Pratica deliberata</text:span></text:p>
          </table:table-cell>
          <table:table-cell table:style-name="表格13.A2" office:value-type="string">
            <text:p text:style-name="P4">Concentrati su sfide leggermente superiori alla tua capacità attuale e affinale ripetutamente.</text:p>
          </table:table-cell>
          <table:table-cell table:style-name="表格13.C2" office:value-type="string">
            <text:p text:style-name="P4">La neuroplasticità si attiva solo nella zona di sfida; nella zona di comfort non c'è cambiamento.</text:p>
          </table:table-cell>
        </table:table-row>
        <text:soft-page-break/>
        <table:table-row>
          <table:table-cell table:style-name="表格13.A2" office:value-type="string">
            <text:p text:style-name="Table_20_Contents"><text:span text:style-name="T2">7. Apprendimento intervallato</text:span></text:p>
          </table:table-cell>
          <table:table-cell table:style-name="表格13.A2" office:value-type="string">
            <text:p text:style-name="P4">Mescola diversi argomenti durante la pratica, invece di concentrarti a lungo su uno solo.</text:p>
          </table:table-cell>
          <table:table-cell table:style-name="表格13.C2" office:value-type="string">
            <text:p text:style-name="P4">L'alternanza aiuta il cervello a discriminare e generalizzare, formando conoscenza flessibile e trasferibile.</text:p>
          </table:table-cell>
        </table:table-row>
      </table:table>
      <text:p text:style-name="Text_20_body"/>
      <text:p text:style-name="Text_20_body"><text:span text:style-name="T2">Il criterio unico per testare qualsiasi metodo:</text:span><text:line-break/><text:span text:style-name="T1">«Se vengono rimossi tutti i suggerimenti esterni, riesco a svolgere il compito centrale in modo indipendente e fluente?»</text:span><text:line-break/>Se sì — il cambiamento è avvenuto in te. Se no — il cambiamento è avvenuto solo nei tuoi strumenti.</text:p>
      <text:p text:style-name="Horizontal_20_Line"/>
      <text:h text:style-name="Heading_20_3" text:outline-level="3">III. Comportamenti di apprendimento sempre dannosi (dieci trappole)</text:h>
      <text:p text:style-name="Text_20_body">Più pericoloso che non conoscere metodi efficaci è cadere in comportamenti che <text:span text:style-name="T2">sembrano apprendimento ma sono inutili o danneggiano attivamente la tua capacità di apprendere</text:span>. La seguente lista è stata validata per millenni. Incidila nella tua mente.</text:p>
      <text:h text:style-name="Heading_20_4" text:outline-level="4">(A) Completamente inutili (perdita di tempo)</text:h>
      <text:list text:style-name="L75">
        <text:list-item>
          <text:p text:style-name="P79"><text:span text:style-name="T2">Rilettura passiva</text:span> — leggere, evidenziare o ascoltare senza richiamo attivo o recitazione.<text:line-break/>→ <text:span text:style-name="T1">«L'ho letto dieci volte, ho chiuso il libro, e la mia mente era vuota.»</text:span></text:p>
        </text:list-item>
        <text:list-item>
          <text:p text:style-name="P79"><text:span text:style-name="T2">Studio intensivo dell'ultimo minuto (cramming)</text:span> — input intensivo in una notte o pochi giorni.<text:line-break/>→ <text:span text:style-name="T1">Le connessioni formate sono di breve durata e scompaiono in pochi giorni.</text:span></text:p>
        </text:list-item>
        <text:list-item>
          <text:p text:style-name="P79"><text:span text:style-name="T2">Semplice ripetizione di parole altrui</text:span> — ripetere testualmente senza riformulare con parole proprie.<text:line-break/>→ <text:span text:style-name="T1">Non si formano connessioni profonde; non puoi trasferire la conoscenza a nuovi problemi.</text:span></text:p>
        </text:list-item>
      </text:list>
      <text:h text:style-name="Heading_20_4" text:outline-level="4" text:is-list-header="true">(B) Significativamente dannosi (distruggono la capacità a lungo termine)</text:h>
      <text:list text:style-name="L76">
        <text:list-item>
          <text:p text:style-name="P80"><text:span text:style-name="T2">Multitasking durante l'apprendimento</text:span> — studiare mentre scorri contenuti non correlati, frequenti cambi di compito.<text:line-break/>→ <text:span text:style-name="T1">Allena abitudini di elaborazione superficiale e distrugge la capacità di elaborazione profonda.</text:span></text:p>
        </text:list-item>
        <text:list-item>
          <text:p text:style-name="P80"><text:span text:style-name="T2">Fossilizzazione di disinformazione</text:span> — acquisire concetti falsi da fonti inaffidabili e usarli ripetutamente.<text:line-break/>→ <text:span text:style-name="T1">Correggere un errore è molte volte più difficile che imparare da zero, perché devi prima inibire il vecchio percorso.</text:span></text:p>
        </text:list-item>
        <text:list-item>
          <text:p text:style-name="P80"><text:span text:style-name="T2">Pratica senza feedback</text:span> — ripetere esercizi senza controllare le risposte o correggere gli errori.<text:line-break/>→ <text:span text:style-name="T1">Rafforza gli errori e allena cattive abitudini.</text:span></text:p>
        </text:list-item>
        <text:list-item>
          <text:p text:style-name="P80"><text:span text:style-name="T2">Apprendimento guidato dall'ansia</text:span> — apprendere sotto paura, alta pressione o umiliazione.<text:line-break/><text:soft-page-break/>→ <text:span text:style-name="T1">Lo stress cronico sopprime la plasticità dei centri di memoria (es. ippocampo) e può creare un'avversione permanente all'apprendimento stesso.</text:span></text:p>
        </text:list-item>
        <text:list-item>
          <text:p text:style-name="P80"><text:span text:style-name="T2">Dipendenza eccessiva dall'archiviazione esterna</text:span> — segnalibri, screenshot, salvataggi, con l'illusione che «salvato = appreso».<text:line-break/>→ <text:span text:style-name="T1">Il cervello riduce attivamente l'investimento di memoria nelle informazioni facilmente accessibili ma non attivamente recuperate (effetto Google).</text:span></text:p>
        </text:list-item>
        <text:list-item>
          <text:p text:style-name="P80"><text:span text:style-name="T2">Confondere familiarità con padronanza</text:span> — sentire di aver imparato perché qualcosa suona familiare o si legge fluentemente.<text:line-break/>→ <text:span text:style-name="T1">La trappola più insidiosa: la familiarità deriva dalla fluidità percettiva, non dalla forza di recupero a lungo termine.</text:span></text:p>
        </text:list-item>
        <text:list-item>
          <text:p text:style-name="P80"><text:span text:style-name="T2">Apprendere con privazione di sonno</text:span> — studiare fino a tardi, tagliando ore di sonno.<text:line-break/>→ <text:span text:style-name="T1">Il consolidamento della memoria avviene principalmente durante il sonno profondo e il sonno REM. Ciò che si apprende in stato di privazione di sonno viene ampiamente dimenticato. La privazione cronica di sonno danneggia anche la funzione prefrontale, riducendo l'efficienza dell'apprendimento.</text:span></text:p>
        </text:list-item>
      </text:list>
      <text:p text:style-name="Text_20_body"><text:span text:style-name="T2">Una semplice domanda di autoverifica:</text:span><text:line-break/><text:span text:style-name="T1">«Senza alcun aiuto esterno, riesco ad applicare questa conoscenza in modo indipendente, accurato e fluente, e a riconoscere in una nuova situazione dove si applica?»</text:span><text:line-break/>→ Se sì, hai veramente imparato. Se no, sei caduto in una delle trappole sopra.</text:p>
      <text:p text:style-name="Horizontal_20_Line"/>
      <text:h text:style-name="Heading_20_3" text:outline-level="3">IV. Su «indipendenza» e «dipendenza dagli strumenti» — un dibattito che dura millenni</text:h>
      <text:p text:style-name="Text_20_body">Forse vivi in un'era di profonda integrazione uomo-strumento. Gli strumenti esterni sono molto potenti. Allora la nostra enfasi su «nessun suggerimento esterno» diventa obsoleta?</text:p>
      <text:p text:style-name="Text_20_body"><text:span text:style-name="T2">Risposta: No, ma è necessaria una comprensione precisa.</text:span></text:p>
      <text:list text:style-name="L77">
        <text:list-item>
          <text:p text:style-name="P81"><text:span text:style-name="T2">Lo strato fondamentale centrale</text:span> (lingua madre, logica di base, competenze professionali chiave) — deve essere accessibile senza strumenti esterni. Questa è la base della tua esistenza come agente cognitivo indipendente.</text:p>
        </text:list-item>
        <text:list-item>
          <text:p text:style-name="P81"><text:span text:style-name="T2">Lo strato applicativo esteso</text:span> (conoscenza all'avanguardia, dettagli a bassa frequenza) — può legittimamente dipendere dagli strumenti, <text:span text:style-name="T2">a patto che</text:span> tu comprenda i principi e possa derivare il risultato con altri mezzi quando gli strumenti mancano.</text:p>
        </text:list-item>
      </text:list>
      <text:p text:style-name="Text_20_body"><text:span text:style-name="T2">La linea rossa è questa:</text:span> se la rimozione degli strumenti esterni paralizza la tua capacità centrale, allora lo strumento ti ha <text:span text:style-name="T2">sostituito</text:span>, non è stato <text:span text:style-name="T2">usato</text:span> da te.</text:p>
      <text:p text:style-name="Text_20_body">Gli antichi impararono l'abaco per raggiungere l'«abaco mentale» — senza abaco fisico. Tu impari a usare una calcolatrice per raggiungere «la comprensione della moltiplicazione anche senza calcolatrice». Gli strumenti possono accelerare, ma non possono gestare per te.</text:p>
      <text:p text:style-name="Horizontal_20_Line"/>
      <text:h text:style-name="Heading_20_3" text:outline-level="3"><text:soft-page-break/>V. Ultimo consiglio per gli studenti tra mille anni</text:h>
      <text:list text:style-name="L78">
        <text:list-item>
          <text:p text:style-name="P82"><text:span text:style-name="T2">Attenzione all'illusione dell'apprendimento.</text:span> Mettere un segnalibro, mettere "mi piace", finire una lezione, leggere un libro — non è apprendimento. L'unica prova è che tu possa <text:span text:style-name="T2">produrre in modo indipendente un output diverso</text:span>.</text:p>
        </text:list-item>
        <text:list-item>
          <text:p text:style-name="P82"><text:span text:style-name="T2">Accetta il feedback, specialmente quello negativo.</text:span> La pratica senza correzione è veleno. Cerca attivamente persone, sistemi o ambienti che ti segnalino i tuoi errori.</text:p>
        </text:list-item>
        <text:list-item>
          <text:p text:style-name="P82"><text:span text:style-name="T2">Proteggi il tuo sonno e le tue emozioni.</text:span> Sono la base biologica su cui avviene l'apprendimento. Qualsiasi «apprendimento» che sacrifichi il sonno o generi paura è autosabotaggio.</text:p>
        </text:list-item>
        <text:list-item>
          <text:p text:style-name="P82"><text:span text:style-name="T2">Fatti sempre tre domande:</text:span></text:p>
          <text:list>
            <text:list-item>
              <text:p text:style-name="P82">Quale nuova esperienza ho acquisito? (Non nuove informazioni.)</text:p>
            </text:list-item>
            <text:list-item>
              <text:p text:style-name="P82">Quale cambiamento duraturo è avvenuto nel mio cervello? (Non memoria temporanea.)</text:p>
            </text:list-item>
            <text:list-item>
              <text:p text:style-name="P82">In quale situazione futura questo mi permetterà di dare una risposta migliore? (Non un voto d'esame.)</text:p>
            </text:list-item>
          </text:list>
        </text:list-item>
      </text:list>
      <text:p text:style-name="Text_20_body">Infine, ricorda: <text:span text:style-name="T2">la tecnologia cambia, ma le leggi sottostanti dell'apprendimento per qualsiasi agente cognitivo — dalla prima forma di vita che imparò a evitare il pericolo fino a te — sono esattamente le stesse.</text:span> Ciò che è scritto in questo memorandum rimarrà vero nella tua epoca. Se mai cessasse di esserlo, allora la parola stessa «apprendimento» dovrebbe essere ridefinita — ma quel giorno è al di là dello scopo della nostra discussione odierna.</text:p>
      <text:p text:style-name="Text_20_body">Possa tu diventare il vero padrone del tuo apprendimento, né schiavo degli strumenti né schiavo dell'ansia.</text:p>
      <text:p text:style-name="Text_20_body"><text:span text:style-name="T1">— Scritto prima della metà del XXI secolo, basato sulla somma di diverse migliaia di anni di esperienza umana</text:span></text:p>
      <text:p text:style-name="Horizontal_20_Line"/>
      <text:h text:style-name="Heading_20_2" text:outline-level="2">韩语 (한국어)</text:h>
      <text:h text:style-name="Heading_20_2" text:outline-level="2">학습의 본질에 대하여: 천 년 후 인류를 위한 각서</text:h>
      <text:p text:style-name="Text_20_body">— 수천 년간 변하지 않은 원칙에 기초하여</text:p>
      <text:h text:style-name="Heading_20_3" text:outline-level="3">프롤로그</text:h>
      <text:p text:style-name="Text_20_body">당신이 천 년 후에 살고 있다면, 당신의 세계에는 오늘날 우리가 상상조차 할 수 없는 기술들이 존재할 것입니다: 뇌-컴퓨터 인터페이스, 의식 업로드, 집단 지능 네트워크… 하지만 이것을 믿으십시오: 도구가 아무리 진화해도 <text:span text:style-name="T2">학습의 본질은 결코 변하지 않았으며 앞으로도 변하지 않을 것입니다</text:span>.</text:p>
      <text:p text:style-name="Text_20_body">이 각서는 사용 설명서가 아닙니다. 그것은 거울입니다. 그것은 세 가지 영원한 질문에 답하려고 합니다:</text:p>
      <text:list text:style-name="L79">
        <text:list-item>
          <text:p text:style-name="P83">학습의 본질은 무엇인가?</text:p>
        </text:list-item>
        <text:list-item>
          <text:p text:style-name="P83"><text:soft-page-break/>어떤 방법이 항상 효과적일 것인가?</text:p>
        </text:list-item>
        <text:list-item>
          <text:p text:style-name="P83">어떤 행동들이 학습처럼 보이지만 실제로는 쓸모없거나 심지어 해로운가?</text:p>
        </text:list-item>
      </text:list>
      <text:p text:style-name="Text_20_body">우리의 조상들은 모닥불 주변에서 이 질문들을 던졌습니다. 우리는 스크린 앞에서 던집니다. 당신도 당신의 시대에서 계속 던져야 합니다.</text:p>
      <text:p text:style-name="Horizontal_20_Line"/>
      <text:h text:style-name="Heading_20_3" text:outline-level="3">I. 본질: 불변의 핵심</text:h>
      <text:p text:style-name="Quotations"><text:span text:style-name="T2">학습은 경험을 통해 신경계 내에 지속적인 연결을 형성하여 미래의 불확실성에 대처하는 능력을 변화시키는 과정이다.</text:span></text:p>
      <text:p text:style-name="Text_20_body">이 정의에는 네 가지 흔들리지 않는 요소가 포함됩니다:</text:p>
      <text:list text:style-name="L80">
        <text:list-item>
          <text:p text:style-name="P84"><text:span text:style-name="T2">원천은 경험이다</text:span> — 선천적 본능도, 약물로 인한 일시적 상태도 아닌, 세계와의 진정한 상호작용이다.</text:p>
        </text:list-item>
        <text:list-item>
          <text:p text:style-name="P84"><text:span text:style-name="T2">기질은 인지적 행위자 내의 신경 연결이다</text:span> — 모든 학습은 당신의 뇌를 물리적으로 변화시킨다. 탄소 기반 뉴런을 사용하든 실리콘 칩을 사용하든 본질은 동일하다.</text:p>
        </text:list-item>
        <text:list-item>
          <text:p text:style-name="P84"><text:span text:style-name="T2">변화는 지속적이다</text:span> — 몇 초의 작업 기억이 아니라 미래의 행동이나 사고에 영향을 줄 수 있는 흔적이다.</text:p>
        </text:list-item>
        <text:list-item>
          <text:p text:style-name="P84"><text:span text:style-name="T2">목적은 불확실성을 압축하는 것이다</text:span> — 미지의 것이나 도전에 직면했을 때 더 나은 결정과 행동을 할 수 있도록 하기 위함이다.</text:p>
        </text:list-item>
      </text:list>
      <text:p text:style-name="Text_20_body">수천 년 전, 인간은 불을 피우는 법을 배웠습니다. 수백 년 전, 읽고 쓰는 법을 배웠습니다. 오늘날, 그들은 AI와 협력하는 법을 배우고 있습니다. 형태는 끊임없이 변하지만, 위의 네 줄은 움직이지 않습니다.</text:p>
      <text:p text:style-name="Horizontal_20_Line"/>
      <text:h text:style-name="Heading_20_3" text:outline-level="3">II. 항상 효과적인 방법 (일곱 가지 영원한 원칙)</text:h>
      <text:p text:style-name="Text_20_body">이 원칙들은 학습 과정의 세 가지 고리인 <text:span text:style-name="T2">경험 생성 → 연결 강화 → 지속적 변화 검증</text:span>에 직접 작용하기 때문에 영원합니다.</text:p>
      <table:table table:name="表格14" table:style-name="表格14">
        <table:table-column table:style-name="表格14.A" table:number-columns-repeated="3"/>
        <table:table-header-rows>
          <table:table-row>
            <table:table-cell table:style-name="表格14.A1" office:value-type="string">
              <text:p text:style-name="P3">원칙</text:p>
            </table:table-cell>
            <table:table-cell table:style-name="表格14.A1" office:value-type="string">
              <text:p text:style-name="P3">핵심 실천</text:p>
            </table:table-cell>
            <table:table-cell table:style-name="表格14.C1" office:value-type="string">
              <text:p text:style-name="P3">항상 효과적인 이유</text:p>
            </table:table-cell>
          </table:table-row>
        </table:table-header-rows>
        <table:table-row>
          <table:table-cell table:style-name="表格14.A2" office:value-type="string">
            <text:p text:style-name="Table_20_Contents"><text:span text:style-name="T2">1. 능동적 생성</text:span></text:p>
          </table:table-cell>
          <table:table-cell table:style-name="表格14.A2" office:value-type="string">
            <text:p text:style-name="P4">수동적으로 받아들이지 말고, 스스로 설명하고, 요약하고, 질문하고, 다른 사람에게 가르쳐라.</text:p>
          </table:table-cell>
          <table:table-cell table:style-name="表格14.C2" office:value-type="string">
            <text:p text:style-name="P4">능동적 인출은 수동적 입력보다 더 깊은 신경 흔적을 남긴다.</text:p>
          </table:table-cell>
        </table:table-row>
        <table:table-row>
          <table:table-cell table:style-name="表格14.A2" office:value-type="string">
            <text:p text:style-name="Table_20_Contents"><text:span text:style-name="T2">2. 간격 반복</text:span></text:p>
          </table:table-cell>
          <table:table-cell table:style-name="表格14.A2" office:value-type="string">
            <text:p text:style-name="P4">점차 간격을 늘려가며 내용을 복습하라.</text:p>
          </table:table-cell>
          <table:table-cell table:style-name="表格14.C2" office:value-type="string">
            <text:p text:style-name="P4">망각은 생물학적이다; 기억하는 행위 자체가 연결을 강화한다.</text:p>
          </table:table-cell>
        </table:table-row>
        <table:table-row>
          <table:table-cell table:style-name="表格14.A2" office:value-type="string">
            <text:p text:style-name="Table_20_Contents"><text:span text:style-name="T2">3. 자가 시험</text:span></text:p>
          </table:table-cell>
          <table:table-cell table:style-name="表格14.A2" office:value-type="string">
            <text:p text:style-name="P4">반복해서 읽는 대신 자주 자신을 시험하라.</text:p>
          </table:table-cell>
          <table:table-cell table:style-name="表格14.C2" office:value-type="string">
            <text:p text:style-name="P4">인출 행위 자체가 저장보다 지속적 변화를 더 강하게 만든다.</text:p>
          </table:table-cell>
        </table:table-row>
        <table:table-row>
          <table:table-cell table:style-name="表格14.A2" office:value-type="string">
            <text:p text:style-name="Table_20_Contents"><text:span text:style-name="T2">4. 오류로부터 피드백</text:span></text:p>
          </table:table-cell>
          <table:table-cell table:style-name="表格14.A2" office:value-type="string">
            <text:p text:style-name="P4">시도 → 오류 노출 → 명확한 교정 받기 → 다시 시도하라.</text:p>
          </table:table-cell>
          <table:table-cell table:style-name="表格14.C2" office:value-type="string">
            <text:p text:style-name="P4">오류는 모니터링 메커니즘을 활성화하고, 교정된 경로는 우선적으로 강화된다.</text:p>
          </table:table-cell>
        </table:table-row>
        <text:soft-page-break/>
        <table:table-row>
          <table:table-cell table:style-name="表格14.A2" office:value-type="string">
            <text:p text:style-name="Table_20_Contents"><text:span text:style-name="T2">5. 정교화</text:span></text:p>
          </table:table-cell>
          <table:table-cell table:style-name="表格14.A2" office:value-type="string">
            <text:p text:style-name="P4">새로운 지식을 기존 지식과 풍부하고 구체적인 연결을 통해 연결하라.</text:p>
          </table:table-cell>
          <table:table-cell table:style-name="表格14.C2" office:value-type="string">
            <text:p text:style-name="P4">새로운 연결은 오래된 네트워크에 닻을 내려야 하며, 닻이 많을수록 유지가 강력해진다.</text:p>
          </table:table-cell>
        </table:table-row>
        <table:table-row>
          <table:table-cell table:style-name="表格14.A2" office:value-type="string">
            <text:p text:style-name="Table_20_Contents"><text:span text:style-name="T2">6. 의도적 연습</text:span></text:p>
          </table:table-cell>
          <table:table-cell table:style-name="表格14.A2" office:value-type="string">
            <text:p text:style-name="P4">현재 능력보다 약간 높은 도전에 집중하고 반복적으로 다듬어라.</text:p>
          </table:table-cell>
          <table:table-cell table:style-name="表格14.C2" office:value-type="string">
            <text:p text:style-name="P4">신경 가소성은 도전 영역에서만 촉발되며, 편안한 영역에서는 변화가 없다.</text:p>
          </table:table-cell>
        </table:table-row>
        <table:table-row>
          <table:table-cell table:style-name="表格14.A2" office:value-type="string">
            <text:p text:style-name="Table_20_Contents"><text:span text:style-name="T2">7. 교차 학습</text:span></text:p>
          </table:table-cell>
          <table:table-cell table:style-name="表格14.A2" office:value-type="string">
            <text:p text:style-name="P4">한 주제에 오랫동안 집중하는 대신 연습 중에 다양한 주제를 섞어라.</text:p>
          </table:table-cell>
          <table:table-cell table:style-name="表格14.C2" office:value-type="string">
            <text:p text:style-name="P4">전환은 뇌가 변별하고 일반화하는 데 도움을 주어 유연하고 전이 가능한 지식을 형성한다.</text:p>
          </table:table-cell>
        </table:table-row>
      </table:table>
      <text:p text:style-name="Text_20_body"/>
      <text:p text:style-name="Text_20_body"><text:span text:style-name="T2">모든 방법을 테스트하는 유일한 기준:</text:span><text:line-break/><text:span text:style-name="T1">«모든 외부 단서가 제거되었을 때, 나는 핵심 과제를 독립적이고 유창하게 수행할 수 있는가?»</text:span><text:line-break/>그렇다면 — 변화가 당신 안에서 일어난 것입니다. 아니라면 — 변화는 단지 당신의 도구에서만 일어난 것입니다.</text:p>
      <text:p text:style-name="Horizontal_20_Line"/>
      <text:h text:style-name="Heading_20_3" text:outline-level="3">III. 항상 해로운 학습 행동 (열 가지 함정)</text:h>
      <text:p text:style-name="Text_20_body">효과적인 방법을 모르는 것보다 더 위험한 것은 <text:span text:style-name="T2">학습처럼 보이지만 쓸모없거나 학습 능력을 적극적으로 손상시키는 행동</text:span>에 빠지는 것입니다. 다음 목록은 수천 년 동안 검증되어 왔습니다. 당신의 마음에 새기십시오.</text:p>
      <text:h text:style-name="Heading_20_4" text:outline-level="4">(가) 완전히 쓸모없음 (시간 낭비)</text:h>
      <text:list text:style-name="L81">
        <text:list-item>
          <text:p text:style-name="P85"><text:span text:style-name="T2">수동적 다시 읽기</text:span> — 능동적 회상이나 암송 없이 단순히 읽고, 밑줄 긋고, 듣기만 하는 것.<text:line-break/>→ <text:span text:style-name="T1">«열 번 읽었는데, 책을 덮고 나니 머리가 텅 비었다.»</text:span></text:p>
        </text:list-item>
        <text:list-item>
          <text:p text:style-name="P85"><text:span text:style-name="T2">벼락치기</text:span> — 하룻밤 또는 며칠 동안 집중적으로 입력하는 것.<text:line-break/>→ <text:span text:style-name="T1">형성된 연결은 수명이 짧고 며칠 내에 사라진다.</text:span></text:p>
        </text:list-item>
        <text:list-item>
          <text:p text:style-name="P85"><text:span text:style-name="T2">남의 말을 단순히 반복하기</text:span> — 자신의 말로 바꾸지 않고 문자 그대로 반복하는 것.<text:line-break/>→ <text:span text:style-name="T1">깊은 연결이 형성되지 않으며, 새로운 문제에 지식을 전이할 수 없다.</text:span></text:p>
        </text:list-item>
      </text:list>
      <text:h text:style-name="Heading_20_4" text:outline-level="4" text:is-list-header="true">(나) 현저히 해로움 (장기적 능력 파괴)</text:h>
      <text:list text:style-name="L82">
        <text:list-item>
          <text:p text:style-name="P86"><text:span text:style-name="T2">학습 중 멀티태스킹</text:span> — 관련 없는 콘텐츠를 스크롤하면서 공부하고, 자주 작업을 전환하는 것.<text:line-break/>→ <text:span text:style-name="T1">얕은 처리 습관을 훈련시키고 깊은 처리 능력을 파괴한다.</text:span></text:p>
        </text:list-item>
        <text:list-item>
          <text:p text:style-name="P86"><text:span text:style-name="T2">잘못된 정보의 화석화</text:span> — 신뢰할 수 없는 출처에서 잘못된 개념을 획득하고 반복적으로 사용하는 것.<text:line-break/>→ <text:span text:style-name="T1">오류를 수정하는 것은 처음부터 배우는 것보다 몇 배나 어렵다. 왜냐하면 먼저 오래된 경로를 억제해야 하기 때문이다.</text:span></text:p>
        </text:list-item>
        <text:list-item>
          <text:p text:style-name="P86"><text:span text:style-name="T2">피드백 없는 연습</text:span> — 답을 확인하거나 오류를 수정하지 않고 연습을 반복하는 것.<text:line-break/>→ <text:span text:style-name="T1">오류를 강화하고 나쁜 습관을 훈련시킨다.</text:span></text:p>
        </text:list-item>
        <text:list-item>
          <text:p text:style-name="P86"><text:soft-page-break/><text:span text:style-name="T2">불안 주도 학습</text:span> — 두려움, 높은 압박감, 굴욕감 속에서 배우는 것.<text:line-break/>→ <text:span text:style-name="T1">만성 스트레스는 기억 센터(예: 해마)의 가소성을 억제하고 학습 자체에 대한 평생 혐오감을 만들 수 있다.</text:span></text:p>
        </text:list-item>
        <text:list-item>
          <text:p text:style-name="P86"><text:span text:style-name="T2">외부 저장에 대한 과도한 의존</text:span> — 북마크, 스크린샷, 저장, "저장 = 학습됨"이라는 환상.<text:line-break/>→ <text:span text:style-name="T1">뇌는 쉽게 접근 가능하지만 능동적으로 회상되지 않는 정보에 대한 기억 투자를 적극적으로 줄인다(구글 효과).</text:span></text:p>
        </text:list-item>
        <text:list-item>
          <text:p text:style-name="P86"><text:span text:style-name="T2">친숙함과 숙달의 혼동</text:span> — 친숙하게 들리거나 유창하게 읽혀서 배웠다고 느끼는 것.<text:line-break/>→ <text:span text:style-name="T1">가장 교활한 함정: 친숙함은 지각적 유창함에서 오는 것이지 장기적 인출 강도에서 오는 것이 아니다.</text:span></text:p>
        </text:list-item>
        <text:list-item>
          <text:p text:style-name="P86"><text:span text:style-name="T2">수면 부족 상태에서 학습</text:span> — 밤을 새워 공부하고 수면 시간을 줄이는 것.<text:line-break/>→ <text:span text:style-name="T1">기억 통합은 주로 깊은 수면과 렘 수면 중에 발생한다. 수면 부족 상태에서 배운 것은 대부분 잊혀진다. 만성적 수면 부족은 전두엽 기능도 손상시켜 학습 효율을 떨어뜨린다.</text:span></text:p>
        </text:list-item>
      </text:list>
      <text:p text:style-name="Text_20_body"><text:span text:style-name="T2">자가 점검을 위한 간단한 질문:</text:span><text:line-break/><text:span text:style-name="T1">«외부 도움 없이, 나는 이 지식을 독립적이고 정확하며 유창하게 적용할 수 있고, 새로운 상황에서 그것이 적용되는 곳을 인식할 수 있는가?»</text:span><text:line-break/>→ 그렇다면, 당신은 진정으로 배운 것입니다. 아니라면, 당신은 위의 함정 중 하나에 빠진 것입니다.</text:p>
      <text:p text:style-name="Horizontal_20_Line"/>
      <text:h text:style-name="Heading_20_3" text:outline-level="3">IV. 「독립성」과 「도구 의존성」에 대하여 — 수천 년간 이어져 온 논쟁</text:h>
      <text:p text:style-name="Text_20_body">당신은 인간과 도구의 깊은 통합 시대에 살고 있을지도 모릅니다. 외부 도구는 매우 강력합니다. 그렇다면 «외부 단서 없음»에 대한 우리의 강조는 구식이 되는 것일까요?</text:p>
      <text:p text:style-name="Text_20_body"><text:span text:style-name="T2">답변: 아니요, 그러나 정확한 이해가 필요합니다.</text:span></text:p>
      <text:list text:style-name="L83">
        <text:list-item>
          <text:p text:style-name="P87"><text:span text:style-name="T2">기본적 핵심 계층</text:span> (모국어, 기본 논리, 핵심 직업 기술) — 외부 도구 없이 접근 가능해야 합니다. 이것은 독립적 인지 행위자로서 당신 존재의 기초입니다.</text:p>
        </text:list-item>
        <text:list-item>
          <text:p text:style-name="P87"><text:span text:style-name="T2">확장된 적용 계층</text:span> (최첨단 지식, 저빈도 세부 사항) — 도구에 의존할 수 있습니다. <text:span text:style-name="T2">단,</text:span> 당신이 원리를 이해하고 도구가 없을 때 다른 수단으로 결과를 도출할 수 있다는 조건 하에.</text:p>
        </text:list-item>
      </text:list>
      <text:p text:style-name="Text_20_body"><text:span text:style-name="T2">레드라인은 이것입니다:</text:span> 외부 도구 제거가 당신의 핵심 능력을 마비시킨다면, 그 도구는 당신을 <text:span text:style-name="T2">대체한</text:span> 것이지, 당신이 <text:span text:style-name="T2">사용한</text:span> 것이 아닙니다.</text:p>
      <text:p text:style-name="Text_20_body">고대인들은 주판을 배워 «정신적 주판»에 도달했습니다 — 물리적 주판 없이. 당신은 계산기를 사용하는 법을 배워 «계산기 없이도 곱셈에 대한 이해»에 도달합니다. 도구는 속도를 높일 수 있지만, 당신을 위해 임신할 수는 없습니다.</text:p>
      <text:p text:style-name="Horizontal_20_Line"/>
      <text:h text:style-name="Heading_20_3" text:outline-level="3">V. 천 년 후 학습자를 위한 마지막 조언</text:h>
      <text:list text:style-name="L84">
        <text:list-item>
          <text:p text:style-name="P88"><text:span text:style-name="T2">학습의 환상을 조심하라.</text:span> 북마크하기, 좋아요 누르기, 강의 끝내기, 책 읽기 — 이것은 학습이 아니다. 유일한 증거는 당신이 <text:span text:style-name="T2">독립적으로 다른 결과물을 생산할 수 있는가</text:span>이다.</text:p>
        </text:list-item>
        <text:list-item>
          <text:p text:style-name="P88"><text:soft-page-break/><text:span text:style-name="T2">피드백, 특히 부정적 피드백을 받아들여라.</text:span> 교정 없는 연습은 독이다. 당신의 실수를 지적해 줄 사람, 시스템, 환경을 적극적으로 찾아라.</text:p>
        </text:list-item>
        <text:list-item>
          <text:p text:style-name="P88"><text:span text:style-name="T2">당신의 수면과 감정을 보호하라.</text:span> 그것들은 학습이 일어나는 생물학적 기초이다. 수면을 희생하거나 두려움을 생성하는 어떤 «학습»도 자기 파괴이다.</text:p>
        </text:list-item>
        <text:list-item>
          <text:p text:style-name="P88"><text:span text:style-name="T2">항상 자신에게 세 가지 질문을 하라:</text:span></text:p>
          <text:list>
            <text:list-item>
              <text:p text:style-name="P88">나는 어떤 새로운 경험을 얻었는가? (새로운 정보가 아니다.)</text:p>
            </text:list-item>
            <text:list-item>
              <text:p text:style-name="P88">내 뇌에 어떤 지속적 변화가 일어났는가? (일시적 기억이 아니다.)</text:p>
            </text:list-item>
            <text:list-item>
              <text:p text:style-name="P88">이것은 미래의 어떤 상황에서 내가 더 나은 반응을 하도록 해줄 것인가? (시험 점수가 아니다.)</text:p>
            </text:list-item>
          </text:list>
        </text:list-item>
      </text:list>
      <text:p text:style-name="Text_20_body">마지막으로, 기억하라: <text:span text:style-name="T2">기술은 변하지만, 모든 인지적 행위자 — 위험을 피하는 법을 배운 최초의 생명체부터 당신까지 — 에 대한 학습의 근본 법칙은 정확히 동일하다.</text:span> 이 각서에 쓰여진 내용은 당신의 시대에도 여전히 참일 것이다. 만약 언젠가 그것이 더 이상 참이 아니라면, «학습»이라는 단어 자체를 재정의해야 할 것이다 — 그러나 그 날은 우리의 오늘 논의 범위를 벗어난다.</text:p>
      <text:p text:style-name="Text_20_body">당신이 학습의 진정한 주인이 되길, 도구의 노예도 불안의 노예도 되지 말길 바란다.</text:p>
      <text:p text:style-name="Text_20_body"><text:span text:style-name="T1">— 21세기 중반 이전에 쓰여짐, 수천 년간의 인간 경험의 총합에 기초하여</text:span></text:p>
      <text:p text:style-name="Horizontal_20_Line"/>
      <text:p text:style-name="Text_20_body">필요하시면 스타일이나 용어 조정을 알려주십시오.</text:p>
      <text:p text:style-name="Horizontal_20_Line"/>
      <text:p text:style-name="Text_20_body">以下是您要求的15种语言版本的《关于学习的本质：一篇写给千年后人类的备忘录》全文翻译。每种语言均保持原文的结构、标题和列表格式。</text:p>
      <text:p text:style-name="Horizontal_20_Line"/>
      <text:h text:style-name="Heading_20_2" text:outline-level="2">1. 土耳其语 (Türkçe)</text:h>
      <text:h text:style-name="Heading_20_2" text:outline-level="2">Öğrenmenin Özü: Bin Yıl Sonra İnsanlık İçin Bir Muhtıra</text:h>
      <text:p text:style-name="Text_20_body">— Binlerce yıl boyunca değişmeyen ilkelere dayanarak</text:p>
      <text:h text:style-name="Heading_20_3" text:outline-level="3">Prolog</text:h>
      <text:p text:style-name="Text_20_body">Bin yıl sonra yaşıyorsan, dünyan muhtemelen bugün hayal bile edemeyeceğimiz teknolojilere sahip olacak: beyin-bilgisayar arayüzleri, bilinç yükleme, kolektif zeka ağları… Ama inan bana: araçlar nasıl evrimleşirse evrimleşsin, <text:span text:style-name="T2">öğrenmenin özü asla değişmedi ve asla değişmeyecek</text:span>.</text:p>
      <text:p text:style-name="Text_20_body">Bu muhtıra bir kullanım kılavuzu değildir. Bir aynadır. Üç ebedi soruyu yanıtlamaya çalışır:</text:p>
      <text:list text:style-name="L85">
        <text:list-item>
          <text:p text:style-name="P89">Öğrenmenin özü nedir?</text:p>
        </text:list-item>
        <text:list-item>
          <text:p text:style-name="P89">Hangi yöntemler her zaman işe yarayacak?</text:p>
        </text:list-item>
        <text:list-item>
          <text:p text:style-name="P89">Hangi davranışlar öğrenme gibi görünür ama aslında işe yaramaz hatta zararlıdır?</text:p>
        </text:list-item>
      </text:list>
      <text:p text:style-name="Text_20_body"><text:soft-page-break/>Atalarımız bu soruları kamp ateşleri etrafında sordu. Biz ekranların önünde soruyoruz. Sen de kendi çağında sormaya devam etmelisin.</text:p>
      <text:p text:style-name="Horizontal_20_Line"/>
      <text:h text:style-name="Heading_20_3" text:outline-level="3">I. Öz: Değişmeyen Çekirdek</text:h>
      <text:p text:style-name="Quotations"><text:span text:style-name="T2">Öğrenme, deneyim yoluyla sinir sistemi içinde kalıcı bağlantılar oluşturma ve böylece gelecekteki belirsizlikle başa çıkma yeteneğini değiştirme sürecidir.</text:span></text:p>
      <text:p text:style-name="Text_20_body">Bu tanım dört sarsılmaz unsur içerir:</text:p>
      <text:list text:style-name="L86">
        <text:list-item>
          <text:p text:style-name="P90"><text:span text:style-name="T2">Kaynak deneyimdir</text:span> — doğuştan gelen içgüdü değil, ilaçlardan kaynaklanan geçici bir durum değil, dünyayla gerçek etkileşim.</text:p>
        </text:list-item>
        <text:list-item>
          <text:p text:style-name="P90"><text:span text:style-name="T2">Temel, bilişsel bir etkendeki sinirsel bağlantılardır</text:span> — her öğrenme beynini fiziksel olarak değiştirir. Karbon bazlı nöronlar mı yoksa silikon çipler mi kullandığın fark etmez, öz aynıdır.</text:p>
        </text:list-item>
        <text:list-item>
          <text:p text:style-name="P90"><text:span text:style-name="T2">Değişim kalıcıdır</text:span> — birkaç saniyelik çalışma belleği değil, gelecekteki davranış veya düşünceyi etkileyebilecek bir iz.</text:p>
        </text:list-item>
        <text:list-item>
          <text:p text:style-name="P90"><text:span text:style-name="T2">Amaç belirsizliği sıkıştırmaktır</text:span> — böylece bilinmeyenle veya zorluklarla karşılaştığında daha iyi kararlar ve eylemler alabilirsin.</text:p>
        </text:list-item>
      </text:list>
      <text:p text:style-name="Text_20_body">Binlerce yıl önce insanlar ateş yakmayı öğrendi. Yüzlerce yıl önce okumayı ve yazmayı öğrendiler. Bugün, yapay zeka ile işbirliği yapmayı öğreniyorlar. Biçimler durmadan değişir, ancak yukarıdaki dört satır hareketsiz kalır.</text:p>
      <text:p text:style-name="Horizontal_20_Line"/>
      <text:h text:style-name="Heading_20_3" text:outline-level="3">II. Her Zaman İşe Yarayan Yöntemler (Yedi Ebedi İlke)</text:h>
      <text:p text:style-name="Text_20_body">Bu ilkeler ebedidir çünkü doğrudan öğrenme sürecinin üç halkasına etki ederler: <text:span text:style-name="T2">deneyim üretmek → bağlantıları güçlendirmek → kalıcı değişimi doğrulamak</text:span>.</text:p>
      <table:table table:name="表格15" table:style-name="表格15">
        <table:table-column table:style-name="表格15.A" table:number-columns-repeated="3"/>
        <table:table-header-rows>
          <table:table-row>
            <table:table-cell table:style-name="表格15.A1" office:value-type="string">
              <text:p text:style-name="P3">İlke</text:p>
            </table:table-cell>
            <table:table-cell table:style-name="表格15.A1" office:value-type="string">
              <text:p text:style-name="P3">Temel Uygulama</text:p>
            </table:table-cell>
            <table:table-cell table:style-name="表格15.C1" office:value-type="string">
              <text:p text:style-name="P3">Neden Her Zaman İşe Yarar</text:p>
            </table:table-cell>
          </table:table-row>
        </table:table-header-rows>
        <table:table-row>
          <table:table-cell table:style-name="表格15.A2" office:value-type="string">
            <text:p text:style-name="Table_20_Contents"><text:span text:style-name="T2">1. Aktif üretim</text:span></text:p>
          </table:table-cell>
          <table:table-cell table:style-name="表格15.A2" office:value-type="string">
            <text:p text:style-name="P4">Pasif olarak almak yerine, kendin açıkla, özetle, sorular sor, başkalarına öğret.</text:p>
          </table:table-cell>
          <table:table-cell table:style-name="表格15.C2" office:value-type="string">
            <text:p text:style-name="P4">Aktif geri çağırma, pasif girdiden daha derin sinirsel izler bırakır.</text:p>
          </table:table-cell>
        </table:table-row>
        <table:table-row>
          <table:table-cell table:style-name="表格15.A2" office:value-type="string">
            <text:p text:style-name="Table_20_Contents"><text:span text:style-name="T2">2. Aralıklı tekrar</text:span></text:p>
          </table:table-cell>
          <table:table-cell table:style-name="表格15.A2" office:value-type="string">
            <text:p text:style-name="P4">İçeriği giderek uzayan aralıklarla gözden geçir.</text:p>
          </table:table-cell>
          <table:table-cell table:style-name="表格15.C2" office:value-type="string">
            <text:p text:style-name="P4">Unutma biyolojiktir; her hatırlama eylemi bağlantıyı güçlendirir.</text:p>
          </table:table-cell>
        </table:table-row>
        <table:table-row>
          <table:table-cell table:style-name="表格15.A2" office:value-type="string">
            <text:p text:style-name="Table_20_Contents"><text:span text:style-name="T2">3. Kendini sınama</text:span></text:p>
          </table:table-cell>
          <table:table-cell table:style-name="表格15.A2" office:value-type="string">
            <text:p text:style-name="P4">Tekrar tekrar okumak yerine kendini sık sık test et.</text:p>
          </table:table-cell>
          <table:table-cell table:style-name="表格15.C2" office:value-type="string">
            <text:p text:style-name="P4">Geri çağırma eyleminin kendisi, depolamadan daha fazla kalıcı değişimi güçlendirir.</text:p>
          </table:table-cell>
        </table:table-row>
        <table:table-row>
          <table:table-cell table:style-name="表格15.A2" office:value-type="string">
            <text:p text:style-name="Table_20_Contents"><text:span text:style-name="T2">4. Hatadan geri bildirim</text:span></text:p>
          </table:table-cell>
          <table:table-cell table:style-name="表格15.A2" office:value-type="string">
            <text:p text:style-name="P4">Dene → hatayı ortaya çıkar → net bir düzeltme al → tekrar dene.</text:p>
          </table:table-cell>
          <table:table-cell table:style-name="表格15.C2" office:value-type="string">
            <text:p text:style-name="P4">Hatalar izleme mekanizmalarını harekete geçirir; düzeltilmiş yollar tercihli olarak güçlendirilir.</text:p>
          </table:table-cell>
        </table:table-row>
        <table:table-row>
          <table:table-cell table:style-name="表格15.A2" office:value-type="string">
            <text:p text:style-name="Table_20_Contents"><text:span text:style-name="T2">5. Ayrıntılandırma</text:span></text:p>
          </table:table-cell>
          <table:table-cell table:style-name="表格15.A2" office:value-type="string">
            <text:p text:style-name="P4">Yeni bilgiyi mevcut bilgiyle zengin, somut bağlantılar <text:soft-page-break/>aracılığıyla ilişkilendir.</text:p>
          </table:table-cell>
          <table:table-cell table:style-name="表格15.C2" office:value-type="string">
            <text:p text:style-name="P4">Yeni bağlantılar eski ağlara demirlemelidir; ne kadar çok <text:soft-page-break/>demir varsa, kalıcılık o kadar güçlüdür.</text:p>
          </table:table-cell>
        </table:table-row>
        <table:table-row>
          <table:table-cell table:style-name="表格15.A2" office:value-type="string">
            <text:p text:style-name="Table_20_Contents"><text:span text:style-name="T2">6. Bilinçli pratik</text:span></text:p>
          </table:table-cell>
          <table:table-cell table:style-name="表格15.A2" office:value-type="string">
            <text:p text:style-name="P4">Mevcut yeteneğinin biraz üzerindeki zorluklara odaklan ve tekrar tekrar geliştir.</text:p>
          </table:table-cell>
          <table:table-cell table:style-name="表格15.C2" office:value-type="string">
            <text:p text:style-name="P4">Nöroplastisite yalnızca zorluk bölgesinde tetiklenir; konfor bölgesinde değişim olmaz.</text:p>
          </table:table-cell>
        </table:table-row>
        <table:table-row>
          <table:table-cell table:style-name="表格15.A2" office:value-type="string">
            <text:p text:style-name="Table_20_Contents"><text:span text:style-name="T2">7. Serpiştirilmiş öğrenme</text:span></text:p>
          </table:table-cell>
          <table:table-cell table:style-name="表格15.A2" office:value-type="string">
            <text:p text:style-name="P4">Uzun süre tek bir konuya odaklanmak yerine, pratik sırasında farklı konuları karıştır.</text:p>
          </table:table-cell>
          <table:table-cell table:style-name="表格15.C2" office:value-type="string">
            <text:p text:style-name="P4">Geçiş yapmak, beynin ayrım yapmasına ve genelleme yapmasına yardımcı olarak esnek, aktarılabilir bilgi oluşturur.</text:p>
          </table:table-cell>
        </table:table-row>
      </table:table>
      <text:p text:style-name="Text_20_body"/>
      <text:p text:style-name="Text_20_body"><text:span text:style-name="T2">Herhangi bir yöntemi test etmek için tek kriter:</text:span><text:line-break/><text:span text:style-name="T1">«Tüm dış ipuçları kaldırıldığında, temel görevi bağımsız ve akıcı bir şekilde yerine getirebilir miyim?»</text:span><text:line-break/>Evetse — değişim sende gerçekleşmiştir. Hayırsa — değişim yalnızca araçlarında gerçekleşmiştir.</text:p>
      <text:p text:style-name="Horizontal_20_Line"/>
      <text:h text:style-name="Heading_20_3" text:outline-level="3">III. Her Zaman Zararlı Olan Öğrenme Davranışları (On Tuzak)</text:h>
      <text:p text:style-name="Text_20_body">Etkili yöntemleri bilmemekten daha tehlikelisi, <text:span text:style-name="T2">öğrenme gibi görünen ancak ya işe yaramaz ya da öğrenme yeteneğini aktif olarak zedeleyen</text:span> davranışlara düşmektir. Aşağıdaki liste bin yıllar boyunca doğrulanmıştır. Zihnine kazı.</text:p>
      <text:h text:style-name="Heading_20_4" text:outline-level="4">(A) Tamamen İşe Yaramaz (Zaman Kaybı)</text:h>
      <text:list text:style-name="L87">
        <text:list-item>
          <text:p text:style-name="P91"><text:span text:style-name="T2">Pasif tekrar okuma</text:span> — aktif hatırlama veya ezberden söyleme olmadan sadece okumak, vurgulamak veya dinlemek.<text:line-break/>→ <text:span text:style-name="T1">“On kez okudum, kitabı kapattım ve zihnim bomboştu.”</text:span></text:p>
        </text:list-item>
        <text:list-item>
          <text:p text:style-name="P91"><text:span text:style-name="T2">Sınav gecesi çalışması (cramming)</text:span> — bir gecede veya birkaç günde yoğun girdi.<text:line-break/>→ <text:span text:style-name="T1">Oluşturulan bağlantılar kısa ömürlüdür ve birkaç gün içinde kaybolur.</text:span></text:p>
        </text:list-item>
        <text:list-item>
          <text:p text:style-name="P91"><text:span text:style-name="T2">Başkalarının sözlerini basitçe tekrarlama</text:span> — kendi kelimelerinle yeniden ifade etmeden kelimesi kelimesine tekrar etme.<text:line-break/>→ <text:span text:style-name="T1">Derin bağlantılar oluşmaz; bilgiyi yeni sorunlara aktaramazsın.</text:span></text:p>
        </text:list-item>
      </text:list>
      <text:h text:style-name="Heading_20_4" text:outline-level="4" text:is-list-header="true">(B) Önemli Ölçüde Zararlı (Uzun Vadeli Yeteneği Yok Eder)</text:h>
      <text:list text:style-name="L88">
        <text:list-item>
          <text:p text:style-name="P92"><text:span text:style-name="T2">Öğrenme sırasında çoklu görev</text:span> — ilgisiz içerikleri kaydırırken çalışmak, sık sık görev değiştirmek.<text:line-break/>→ <text:span text:style-name="T1">Yüzeysel işleme alışkanlıkları kazandırır ve derin işleme yeteneğini yok eder.</text:span></text:p>
        </text:list-item>
        <text:list-item>
          <text:p text:style-name="P92"><text:span text:style-name="T2">Yanlış bilginin fosilleşmesi</text:span> — güvenilmez kaynaklardan yanlış kavramlar edinmek ve bunları tekrar tekrar kullanmak.<text:line-break/>→ <text:span text:style-name="T1">Bir hatayı düzeltmek, sıfırdan öğrenmekten birkaç kat daha zordur, çünkü önce eski yolu bastırman gerekir.</text:span></text:p>
        </text:list-item>
        <text:list-item>
          <text:p text:style-name="P92"><text:span text:style-name="T2">Geri bildirim olmadan pratik</text:span> — cevapları kontrol etmeden veya hataları düzeltmeden <text:soft-page-break/>alıştırmaları tekrarlamak.<text:line-break/>→ <text:span text:style-name="T1">Hataları güçlendirir ve kötü alışkanlıklar kazandırır.</text:span></text:p>
        </text:list-item>
        <text:list-item>
          <text:p text:style-name="P92"><text:span text:style-name="T2">Kaygı güdümlü öğrenme</text:span> — korku, yüksek baskı veya aşağılanma altında öğrenmek.<text:line-break/>→ <text:span text:style-name="T1">Kronik stres, bellek merkezlerinin (ör. hipokamp) esnekliğini bastırır ve öğrenmenin kendisine karşı ömür boyu isteksizlik yaratabilir.</text:span></text:p>
        </text:list-item>
        <text:list-item>
          <text:p text:style-name="P92"><text:span text:style-name="T2">Dışsal depolamaya aşırı bağımlılık</text:span> — yer imleri, ekran görüntüleri, kaydetme, “kaydedildi = öğrenildi” yanılsaması.<text:line-break/>→ <text:span text:style-name="T1">Beyin, kolayca erişilebilen ancak aktif olarak geri çağrılmayan bilgilere bellek yatırımını aktif olarak azaltır (Google etkisi).</text:span></text:p>
        </text:list-item>
        <text:list-item>
          <text:p text:style-name="P92"><text:span text:style-name="T2">Aşinalık ile ustalığı karıştırmak</text:span> — bir şey tanıdık geldiği veya akıcı okunduğu için öğrendiğini hissetmek.<text:line-break/>→ <text:span text:style-name="T1">En sinsi tuzak: aşinalık algısal akıcılıktan gelir, uzun vadeli geri çağırma gücünden değil.</text:span></text:p>
        </text:list-item>
        <text:list-item>
          <text:p text:style-name="P92"><text:span text:style-name="T2">Uykusuzluk içinde öğrenmek</text:span> — gece geç saatlere kadar çalışmak, uyku saatlerini kesmek.<text:line-break/>→ <text:span text:style-name="T1">Bellek pekiştirmesi esas olarak derin uyku ve REM uykusu sırasında gerçekleşir. Uykusuzluk içinde öğrenilenler büyük ölçüde unutulur. Kronik uykusuzluk ayrıca prefrontal işlevi bozarak öğrenme verimliliğini düşürür.</text:span></text:p>
        </text:list-item>
      </text:list>
      <text:p text:style-name="Text_20_body"><text:span text:style-name="T2">Kendi kendine kontrol için basit bir soru:</text:span><text:line-break/><text:span text:style-name="T1">«Hiçbir dış yardım olmadan, bu bilgiyi bağımsız, doğru ve akıcı bir şekilde uygulayabilir ve yeni bir durumda nerede geçerli olduğunu tanıyabilir miyim?»</text:span><text:line-break/>→ Evetse, gerçekten öğrenmişsindir. Hayırsa, yukarıdaki tuzaklardan birine düşmüşsündür.</text:p>
      <text:p text:style-name="Horizontal_20_Line"/>
      <text:h text:style-name="Heading_20_3" text:outline-level="3">IV. “Bağımsızlık” ve “Araçlara Bağımlılık” Hakkında — Bin Yıllık Süren Bir Tartışma</text:h>
      <text:p text:style-name="Text_20_body">Belki de insan-araç entegrasyonunun derin olduğu bir çağda yaşıyorsun. Dış araçlar çok güçlü. O halde “dış ipucu yok” vurgumuz geçerliliğini mi yitiriyor?</text:p>
      <text:p text:style-name="Text_20_body"><text:span text:style-name="T2">Cevap: Hayır, ancak hassas bir anlayış gerekir.</text:span></text:p>
      <text:list text:style-name="L89">
        <text:list-item>
          <text:p text:style-name="P93"><text:span text:style-name="T2">Temel çekirdek katman</text:span> (ana dil, temel mantık, temel mesleki beceriler) — dış araçlar olmadan erişilebilir olmalıdır. Bu, bağımsız bir bilişsel etken olarak varlığının temelidir.</text:p>
        </text:list-item>
        <text:list-item>
          <text:p text:style-name="P93"><text:span text:style-name="T2">Genişletilmiş uygulama katmanı</text:span> (ileri düzey bilgi, düşük frekanslı ayrıntılar) — araçlara bağımlı olabilir, <text:span text:style-name="T2">ancak</text:span> ilkeleri anladığın ve araçlar olmadığında sonucu başka yollarla türetebildiğin sürece.</text:p>
        </text:list-item>
      </text:list>
      <text:p text:style-name="Text_20_body"><text:span text:style-name="T2">Kırmızı çizgi şudur:</text:span> Dış araçların kaldırılması temel yeteneğini felç ediyorsa, araç seni <text:span text:style-name="T2">ikame etmiştir</text:span>, sen onu <text:span text:style-name="T2">kullanmamışsındır</text:span>.</text:p>
      <text:p text:style-name="Text_20_body">Eskiler, abaküsü “zihinsel abaküs”e ulaşmak için öğrendiler — fiziksel abaküs olmadan. Sen hesap makinesi kullanmayı, “hesap makinesi olmadan da çarpma işlemini anlama”ya ulaşmak için öğrenirsin. Araçlar hızlandırabilir, ancak senin için taşıyamazlar.</text:p>
      <text:p text:style-name="Horizontal_20_Line"/>
      <text:h text:style-name="Heading_20_3" text:outline-level="3"><text:soft-page-break/>V. Bin Yıl Sonraki Öğrencilere Son Tavsiye</text:h>
      <text:list text:style-name="L90">
        <text:list-item>
          <text:p text:style-name="P94"><text:span text:style-name="T2">Öğrenme yanılsamasına dikkat et.</text:span> Yer imi eklemek, beğenmek, bir dersi bitirmek, kitap okumak — bunlar öğrenme değildir. Tek kanıt, <text:span text:style-name="T2">bağımsız olarak farklı bir çıktı üretebilmen</text:span>dir.</text:p>
        </text:list-item>
        <text:list-item>
          <text:p text:style-name="P94"><text:span text:style-name="T2">Geri bildirimi, özellikle olumsuz geri bildirimi kabul et.</text:span> Düzeltme olmadan pratik yapmak zehirdir. Hatalarını gösteren insanları, sistemleri veya ortamları aktif olarak ara.</text:p>
        </text:list-item>
        <text:list-item>
          <text:p text:style-name="P94"><text:span text:style-name="T2">Uykunu ve duygularını koru.</text:span> Bunlar, öğrenmenin gerçekleştiği biyolojik temeldir. Uykudan fedakarlık eden veya korku yaratan herhangi bir “öğrenme” kendini sabote etmektir.</text:p>
        </text:list-item>
        <text:list-item>
          <text:p text:style-name="P94"><text:span text:style-name="T2">Kendine her zaman üç soru sor:</text:span></text:p>
          <text:list>
            <text:list-item>
              <text:p text:style-name="P94">Hangi yeni deneyimi kazandım? (Yeni bilgi değil.)</text:p>
            </text:list-item>
            <text:list-item>
              <text:p text:style-name="P94">Beynimde hangi kalıcı değişim oldu? (Geçici bellek değil.)</text:p>
            </text:list-item>
            <text:list-item>
              <text:p text:style-name="P94">Bu, gelecekte hangi durumda daha iyi bir yanıt vermemi sağlayacak? (Sınav notu değil.)</text:p>
            </text:list-item>
          </text:list>
        </text:list-item>
      </text:list>
      <text:p text:style-name="Text_20_body">Son olarak, unutma: <text:span text:style-name="T2">teknoloji değişir, ancak herhangi bir bilişsel etken için öğrenmenin altında yatan yasalar — tehlikeden kaçınmayı öğrenen ilk yaşam formundan sana kadar — tamamen aynıdır.</text:span> Bu muhtırada yazılanlar senin çağında da geçerli olacaktır. Bir gün geçerliliğini yitirirse, o zaman “öğrenme” kelimesinin kendisi yeniden tanımlanmalıdır — ancak o gün bugünkü tartışmamızın kapsamı dışındadır.</text:p>
      <text:p text:style-name="Text_20_body">Umarım öğrenmenin gerçek efendisi olursun, ne araçların ne de kaygının kölesi.</text:p>
      <text:p text:style-name="Text_20_body"><text:span text:style-name="T1">— 21. yüzyılın ortalarından önce, birkaç bin yıllık insan deneyiminin toplamına dayanarak yazılmıştır</text:span></text:p>
      <text:p text:style-name="Horizontal_20_Line"/>
      <text:h text:style-name="Heading_20_2" text:outline-level="2">2. 泰语 (ภาษาไทย)</text:h>
      <text:h text:style-name="Heading_20_2" text:outline-level="2">แก่นแท้ของการเรียนรู้: บันทึกช่วยจำสำหรับมนุษยชาติในอีกพันปีข้างหน้า</text:h>
      <text:p text:style-name="Text_20_body">— บนพื้นฐานของหลักการไม่เปลี่ยนแปลงตลอดหลายพันปี</text:p>
      <text:h text:style-name="Heading_20_3" text:outline-level="3">บทนำ</text:h>
      <text:p text:style-name="Text_20_body">หากคุณมีชีวิตอยู่ในอีกพันปีข้างหน้า โลกของคุณอาจมีเทคโนโลยีที่เราในปัจจุบันไม่อาจจินตนาการได้ เช่น อินเทอร์เฟซสมอง-คอมพิวเตอร์ การอัปโหลดจิตสำนึก เครือข่ายปัญญารวมหมู่… แต่โปรดเชื่อฉันเถิด ไม่ว่าเครื่องมือจะวิวัฒนาการอย่างไร <text:span text:style-name="T2">แก่นแท้ของการเรียนรู้ไม่เคยเปลี่ยนแปลงและจะไม่มีวันเปลี่ยนแปลง</text:span></text:p>
      <text:p text:style-name="Text_20_body">บันทึกช่วยจำนี้ไม่ใช่คู่มือการใช้งาน มันคือกระจกเงา มันพยายามตอบคำถามนิรันดร์สามข้อ:</text:p>
      <text:list text:style-name="L91">
        <text:list-item>
          <text:p text:style-name="P95">แก่นแท้ของการเรียนรู้คืออะไร?</text:p>
        </text:list-item>
        <text:list-item>
          <text:p text:style-name="P95"><text:soft-page-break/>วิธีใดบ้างที่จะได้ผลเสมอ?</text:p>
        </text:list-item>
        <text:list-item>
          <text:p text:style-name="P95">พฤติกรรมใดที่ดูเหมือนการเรียนรู้แต่จริงๆ แล้วไร้ประโยชน์หรือ甚至เป็นอันตราย?</text:p>
        </text:list-item>
      </text:list>
      <text:p text:style-name="Text_20_body">บรรพบุรุษของเราตั้งคำถามเหล่านี้รอบกองไฟ เราตั้งคำถามเหล่านี้หน้าจอ คุณก็ควรตั้งคำถามเหล่านี้ต่อไปในยุคสมัยของคุณ</text:p>
      <text:p text:style-name="Horizontal_20_Line"/>
      <text:h text:style-name="Heading_20_3" text:outline-level="3">I. แก่นแท้: แกนกลางที่ไม่เปลี่ยนแปลง</text:h>
      <text:p text:style-name="Quotations"><text:span text:style-name="T2">การเรียนรู้คือกระบวนการสร้างการเชื่อมต่อที่ถาวรภายในระบบประสาทผ่านประสบการณ์ ซึ่งเปลี่ยนแปลงความสามารถในการรับมือกับความไม่แน่นอนในอนาคต</text:span></text:p>
      <text:p text:style-name="Text_20_body">คำจำกัดความนี้ประกอบด้วยสี่ธาตุที่ไม่สั่นคลอน:</text:p>
      <text:list text:style-name="L92">
        <text:list-item>
          <text:p text:style-name="P96"><text:span text:style-name="T2">แหล่งที่มาคือประสบการณ์</text:span> — ไม่ใช่สัญชาตญาณโดยกำเนิด ไม่ใช่สภาวะชั่วคราวจากยา แต่เป็นการปฏิสัมพันธ์ที่แท้จริงกับโลก</text:p>
        </text:list-item>
        <text:list-item>
          <text:p text:style-name="P96"><text:span text:style-name="T2">พื้นผิวคือการเชื่อมต่อของระบบประสาทภายในตัวการรู้คิด</text:span> — การเรียนรู้ทุกครั้งเปลี่ยนแปลงสมองของคุณทางกายภาพ ไม่ว่าคุณจะใช้เซลล์ประสาทจากคาร์บอนหรือชิปซิลิกอน แก่นแท้ก็เหมือนกัน</text:p>
        </text:list-item>
        <text:list-item>
          <text:p text:style-name="P96"><text:span text:style-name="T2">การเปลี่ยนแปลงนั้นถาวร</text:span> — ไม่ใช่หน่วยความจำทำงานไม่กี่วินาที แต่เป็นรอยที่สามารถมีอิทธิพลต่อพฤติกรรมหรือความคิดในอนาคต</text:p>
        </text:list-item>
        <text:list-item>
          <text:p text:style-name="P96"><text:span text:style-name="T2">จุดประสงค์คือการบีบอัดความไม่แน่นอน</text:span> — เพื่อว่าเมื่อเผชิญกับสิ่งไม่รู้หรือความท้าทาย คุณจะสามารถตัดสินใจและลงมือทำได้ดีขึ้น</text:p>
        </text:list-item>
      </text:list>
      <text:p text:style-name="Text_20_body">หลายพันปีก่อน มนุษย์เรียนรู้ที่จะก่อไฟ หลายร้อยปีก่อน พวกเขาเรียนรู้ที่จะอ่านและเขียน วันนี้ พวกเขาเรียนรู้ที่จะร่วมมือกับ AI รูปแบบเปลี่ยนแปลงไม่หยุดนิ่ง แต่สี่บรรทัดข้างต้นยังคงไม่เคลื่อนไหว</text:p>
      <text:p text:style-name="Horizontal_20_Line"/>
      <text:h text:style-name="Heading_20_3" text:outline-level="3">II. วิธีที่ได้ผลเสมอ (เจ็ดหลักการนิรันดร์)</text:h>
      <text:p text:style-name="Text_20_body">หลักการเหล่านี้เป็นนิรันดร์เพราะมันกระทำโดยตรงต่อสามห่วงของกระบวนการเรียนรู้: <text:span text:style-name="T2">สร้างประสบการณ์ → เสริมสร้างการเชื่อมต่อ → ตรวจสอบการเปลี่ยนแปลงที่ถาวร</text:span></text:p>
      <table:table table:name="表格16" table:style-name="表格16">
        <table:table-column table:style-name="表格16.A" table:number-columns-repeated="3"/>
        <table:table-header-rows>
          <table:table-row>
            <table:table-cell table:style-name="表格16.A1" office:value-type="string">
              <text:p text:style-name="P3">หลักการ</text:p>
            </table:table-cell>
            <table:table-cell table:style-name="表格16.A1" office:value-type="string">
              <text:p text:style-name="P3">การปฏิบัติหลัก</text:p>
            </table:table-cell>
            <table:table-cell table:style-name="表格16.C1" office:value-type="string">
              <text:p text:style-name="P3">เหตุใดจึงได้ผลเสมอ</text:p>
            </table:table-cell>
          </table:table-row>
        </table:table-header-rows>
        <table:table-row>
          <table:table-cell table:style-name="表格16.A2" office:value-type="string">
            <text:p text:style-name="Table_20_Contents"><text:span text:style-name="T2">1. การสร้างสรรค์เชิงรุก</text:span></text:p>
          </table:table-cell>
          <table:table-cell table:style-name="表格16.A2" office:value-type="string">
            <text:p text:style-name="P4">แทนที่จะรับอย่างเฉยเมย จงอธิบาย สรุป ตั้งคำถาม สอนผู้อื่นด้วยตนเอง</text:p>
          </table:table-cell>
          <table:table-cell table:style-name="表格16.C2" office:value-type="string">
            <text:p text:style-name="P4">การเรียกคืนเชิงรุกทิ้งรอยประสาทที่ลึกกว่าการรับข้อมูลแบบเฉยเมย</text:p>
          </table:table-cell>
        </table:table-row>
        <table:table-row>
          <table:table-cell table:style-name="表格16.A2" office:value-type="string">
            <text:p text:style-name="Table_20_Contents"><text:span text:style-name="T2">2. การท่องจำแบบเว้นระยะ</text:span></text:p>
          </table:table-cell>
          <table:table-cell table:style-name="表格16.A2" office:value-type="string">
            <text:p text:style-name="P4">ทบทวนเนื้อหาในช่วงเวลาที่ห่างกันมากขึ้นเรื่อยๆ</text:p>
          </table:table-cell>
          <table:table-cell table:style-name="表格16.C2" office:value-type="string">
            <text:p text:style-name="P4">การลืมเป็นเรื่องชีววิทยา; การจำแต่ละครั้งเสริมสร้างการเชื่อมต่อ</text:p>
          </table:table-cell>
        </table:table-row>
        <table:table-row>
          <table:table-cell table:style-name="表格16.A2" office:value-type="string">
            <text:p text:style-name="Table_20_Contents"><text:span text:style-name="T2">3. การทดสอบตนเอง</text:span></text:p>
          </table:table-cell>
          <table:table-cell table:style-name="表格16.A2" office:value-type="string">
            <text:p text:style-name="P4">ทดสอบตัวเองบ่อยๆ แทนที่จะอ่านซ้ำ</text:p>
          </table:table-cell>
          <table:table-cell table:style-name="表格16.C2" office:value-type="string">
            <text:p text:style-name="P4">การเรียกคืนนั้นเสริมสร้างการเปลี่ยนแปลงที่ถาวรมากกว่าการจัดเก็บ</text:p>
          </table:table-cell>
        </table:table-row>
        <text:soft-page-break/>
        <table:table-row>
          <table:table-cell table:style-name="表格16.A2" office:value-type="string">
            <text:p text:style-name="Table_20_Contents"><text:span text:style-name="T2">4. ผลป้อนกลับจากความผิดพลาด</text:span></text:p>
          </table:table-cell>
          <table:table-cell table:style-name="表格16.A2" office:value-type="string">
            <text:p text:style-name="P4">ลอง → เปิดเผยความผิดพลาด → รับการแก้ไขที่ชัดเจน → ลองอีกครั้ง</text:p>
          </table:table-cell>
          <table:table-cell table:style-name="表格16.C2" office:value-type="string">
            <text:p text:style-name="P4">ความผิดพลาดกระตุ้นกลไกการตรวจสอบ; เส้นทางที่ถูกแก้ไขจะได้รับการเสริมแรงเป็นพิเศษ</text:p>
          </table:table-cell>
        </table:table-row>
        <table:table-row>
          <table:table-cell table:style-name="表格16.A2" office:value-type="string">
            <text:p text:style-name="Table_20_Contents"><text:span text:style-name="T2">5. การขยายความ</text:span></text:p>
          </table:table-cell>
          <table:table-cell table:style-name="表格16.A2" office:value-type="string">
            <text:p text:style-name="P4">เชื่อมโยงความรู้ใหม่กับความรู้ที่มีอยู่ผ่านการเชื่อมโยงที่หลากหลายและเป็นรูปธรรม</text:p>
          </table:table-cell>
          <table:table-cell table:style-name="表格16.C2" office:value-type="string">
            <text:p text:style-name="P4">การเชื่อมต่อใหม่ต้องยึดกับเครือข่ายเก่า; ยิ่งมีจุดยึดมากเท่าใด การคงอยู่ก็ยิ่งแข็งแกร่งเท่านั้น</text:p>
          </table:table-cell>
        </table:table-row>
        <table:table-row>
          <table:table-cell table:style-name="表格16.A2" office:value-type="string">
            <text:p text:style-name="Table_20_Contents"><text:span text:style-name="T2">6. การฝึกฝนอย่างจงใจ</text:span></text:p>
          </table:table-cell>
          <table:table-cell table:style-name="表格16.A2" office:value-type="string">
            <text:p text:style-name="P4">มุ่งเน้นที่ความท้าทายที่สูงกว่าความสามารถปัจจุบันเล็กน้อย และปรับปรุงซ้ำแล้วซ้ำเล่า</text:p>
          </table:table-cell>
          <table:table-cell table:style-name="表格16.C2" office:value-type="string">
            <text:p text:style-name="P4">ความยืดหยุ่นของระบบประสาทจะถูกกระตุ้นเฉพาะในเขตแห่งความท้าทาย; ในเขตสบายไม่มีการเปลี่ยนแปลง</text:p>
          </table:table-cell>
        </table:table-row>
        <table:table-row>
          <table:table-cell table:style-name="表格16.A2" office:value-type="string">
            <text:p text:style-name="Table_20_Contents"><text:span text:style-name="T2">7. การเรียนรู้แบบสลับ</text:span></text:p>
          </table:table-cell>
          <table:table-cell table:style-name="表格16.A2" office:value-type="string">
            <text:p text:style-name="P4">ผสมหัวข้อต่างๆ ระหว่างการฝึก แทนที่จะจดจ่อกับหัวข้อเดียวเป็นเวลานาน</text:p>
          </table:table-cell>
          <table:table-cell table:style-name="表格16.C2" office:value-type="string">
            <text:p text:style-name="P4">การสลับช่วยให้สมองแยกแยะและสรุปภาพรวม สร้างความรู้ที่ยืดหยุ่นและถ่ายโอนได้</text:p>
          </table:table-cell>
        </table:table-row>
      </table:table>
      <text:p text:style-name="Text_20_body"/>
      <text:p text:style-name="Text_20_body"><text:span text:style-name="T2">เกณฑ์เดียวสำหรับการทดสอบวิธีการใดๆ:</text:span><text:line-break/><text:span text:style-name="T1">«หากสัญญาณภายนอกทั้งหมดถูกนำออก ฉันสามารถทำงานหลักได้อย่างอิสระและคล่องแคล่วหรือไม่?»</text:span><text:line-break/>หากใช่ — การเปลี่ยนแปลงเกิดขึ้นในตัวคุณ หากไม่ — การเปลี่ยนแปลงเกิดขึ้นเพียงในเครื่องมือของคุณ</text:p>
      <text:p text:style-name="Horizontal_20_Line"/>
      <text:h text:style-name="Heading_20_3" text:outline-level="3">III. พฤติกรรมการเรียนรู้ที่สร้างความเสียหายเสมอ (กับดักสิบประการ)</text:h>
      <text:p text:style-name="Text_20_body">อันตรายยิ่งกว่าการไม่รู้วิธีการที่มีประสิทธิภาพคือการตกอยู่ในพฤติกรรมที่ <text:span text:style-name="T2">ดูเหมือนการเรียนรู้แต่ไร้ประโยชน์หรือทำลายความสามารถในการเรียนรู้ของคุณอย่างจริงจัง</text:span> รายการต่อไปนี้ได้รับการตรวจสอบมานับพันปี จงสลักมันไว้ในใจของคุณ</text:p>
      <text:h text:style-name="Heading_20_4" text:outline-level="4">(ก) ไร้ประโยชน์โดยสิ้นเชิง (เสียเวลา)</text:h>
      <text:list text:style-name="L93">
        <text:list-item>
          <text:p text:style-name="P97"><text:span text:style-name="T2">การอ่านซ้ำแบบเฉยเมย</text:span> — อ่าน ขีดเส้นใต้ หรือฟังโดยไม่มีการเรียกคืนหรือท่องจำอย่างคล่องแคล่ว<text:line-break/>→ <text:span text:style-name="T1">“ฉันอ่านมันสิบครั้ง ปิดหนังสือ และสมองของฉันว่างเปล่า”</text:span></text:p>
        </text:list-item>
        <text:list-item>
          <text:p text:style-name="P97"><text:span text:style-name="T2">การอ่านแบบกะทันหัน (cramming)</text:span> — การป้อนข้อมูลเข้มข้นในคืนเดียวหรือสองสามวัน<text:line-break/>→ <text:span text:style-name="T1">การเชื่อมต่อที่เกิดขึ้นมีอายุสั้นและหายไปภายในไม่กี่วัน</text:span></text:p>
        </text:list-item>
        <text:list-item>
          <text:p text:style-name="P97"><text:span text:style-name="T2">การพูดตามคำผู้อื่นง่ายๆ</text:span> — ท่องตามตัวอักษรโดยไม่เรียบเรียงด้วยคำพูดของตนเอง<text:line-break/>→ <text:span text:style-name="T1">ไม่เกิดการเชื่อมต่อที่ลึกซึ้ง; คุณไม่สามารถถ่ายโอนความรู้ไปยังปัญหาใหม่ได้</text:span></text:p>
        </text:list-item>
      </text:list>
      <text:h text:style-name="Heading_20_4" text:outline-level="4" text:is-list-header="true">(ข) เป็นอันตรายอย่างมีนัยสำคัญ (ทำลายความสามารถระยะยาว)</text:h>
      <text:list text:style-name="L94">
        <text:list-item>
          <text:p text:style-name="P98"><text:span text:style-name="T2">การทำงานหลายอย่างพร้อมกันระหว่างการเรียนรู้</text:span> — เรียนขณะเลื่อนดูเนื้อหาที่ไม่เกี่ยวข้อง <text:soft-page-break/>เปลี่ยนงานบ่อยๆ<text:line-break/>→ <text:span text:style-name="T1">ฝึกนิสัยการประมวลผลแบบผิวเผินและทำลายความสามารถในการประมวลผลแบบลึกซึ้ง</text:span></text:p>
        </text:list-item>
        <text:list-item>
          <text:p text:style-name="P98"><text:span text:style-name="T2">การกลายเป็นฟอสซิลของข้อมูลผิด</text:span> — ได้รับแนวคิดที่ผิดจากแหล่งที่ไม่น่าเชื่อถือและใช้ซ้ำแล้วซ้ำเล่า<text:line-break/>→ <text:span text:style-name="T1">การแก้ไขข้อผิดพลาดยากกว่าการเรียนรู้จากศูนย์หลายเท่า เพราะคุณต้องยับยั้งเส้นทางเก่าก่อน</text:span></text:p>
        </text:list-item>
        <text:list-item>
          <text:p text:style-name="P98"><text:span text:style-name="T2">การฝึกฝนโดยไม่มีผลป้อนกลับ</text:span> — ทําซ้ำแบบฝึกหัดโดยไม่ตรวจคําตอบหรือแก้ไขข้อผิดพลาด<text:line-break/>→ <text:span text:style-name="T1">เสริมสร้างข้อผิดพลาดและฝึกนิสัยที่ไม่ดี</text:span></text:p>
        </text:list-item>
        <text:list-item>
          <text:p text:style-name="P98"><text:span text:style-name="T2">การเรียนรู้ที่ขับเคลื่อนด้วยความกังวล</text:span> — เรียนรู้ภายใต้ความกลัว แรงกดดันสูง หรือความอับอาย<text:line-break/>→ <text:span text:style-name="T1">ความเครียดเรื้อรังกดทับความยืดหยุ่นของศูนย์ความจํา (เช่น ฮิปโปแคมปัส) และสามารถสร้างความเกลียดชังต่อการเรียนรู้ไปตลอดชีวิต</text:span></text:p>
        </text:list-item>
        <text:list-item>
          <text:p text:style-name="P98"><text:span text:style-name="T2">การพึ่งพาการจัดเก็บภายนอกมากเกินไป</text:span> — บุ๊กมาร์ก ภาพหน้าจอ การบันทึก ภาพลวงตาว่า “บันทึกแล้ว = เรียนรู้แล้ว”<text:line-break/>→ <text:span text:style-name="T1">สมองลดการลงทุนด้านความจําในข้อมูลที่เข้าถึงได้ง่ายแต่ไม่ได้ถูกเรียกคืนอย่างจริงจัง (ปรากฏการณ์ Google)</text:span></text:p>
        </text:list-item>
        <text:list-item>
          <text:p text:style-name="P98"><text:span text:style-name="T2">การสับสนระหว่างความคุ้นเคยกับความชำนาญ</text:span> — รู้สึกว่าเรียนรู้เพราะบางสิ่งฟังดูคุ้นเคยหรืออ่านได้คล่อง<text:line-break/>→ <text:span text:style-name="T1">กับดักที่ร้ายกาจที่สุด: ความคุ้นเคยมาจากความคล่องในการรับรู้ ไม่ใช่จากพลังการเรียกคืนระยะยาว</text:span></text:p>
        </text:list-item>
        <text:list-item>
          <text:p text:style-name="P98"><text:span text:style-name="T2">การเรียนรู้ในภาวะนอนไม่พอ</text:span> — เรียนดึกดื่น ตัดชั่วโมงการนอนหลับ<text:line-break/>→ <text:span text:style-name="T1">การเสริมความจําเกิดขึ้นหลักในระหว่างการนอนหลับลึกและการนอนหลับ REM สิ่งที่เรียนรู้ในภาวะนอนไม่พอจะถูกลืมเป็นส่วนใหญ่ การนอนไม่พอเรื้อรังยังทําลายการทํางานของ prefrontal ลดประสิทธิภาพการเรียนรู้</text:span></text:p>
        </text:list-item>
      </text:list>
      <text:p text:style-name="Text_20_body"><text:span text:style-name="T2">คำถามง่ายๆ สำหรับการตรวจสอบตนเอง:</text:span><text:line-break/><text:span text:style-name="T1">«หากไม่มีความช่วยเหลือจากภายนอก ฉันสามารถนำความรู้นี้ไปใช้ได้อย่างอิสระ แม่นยำ และคล่องแคล่ว และรับรู้ในสถานการณ์ใหม่ว่ามันใช้ได้ที่ไหน?»</text:span><text:line-break/>→ หากใช่ แสดงว่าคุณเรียนรู้จริงๆ หากไม่ แสดงว่าคุณตกอยู่ในกับดักข้อใดข้อหนึ่งข้างต้น</text:p>
      <text:p text:style-name="Horizontal_20_Line"/>
      <text:h text:style-name="Heading_20_3" text:outline-level="3">IV. เกี่ยวกับ “ความเป็นอิสระ” และ “การพึ่งพาเครื่องมือ” — การโต้วาทีที่ดำเนินมานับพันปี</text:h>
      <text:p text:style-name="Text_20_body">บางทีคุณอาจอยู่ในยุคแห่งการบูรณาการอย่างลึกซึ้งระหว่างมนุษย์กับเครื่องมือ เครื่องมือภายนอกทรงพลังมาก แล้วการเน้นย้ำของเราที่ “ไม่มีสัญญาณภายนอก” จะล้าสมัยหรือไม่?</text:p>
      <text:p text:style-name="Text_20_body"><text:span text:style-name="T2">คำตอบ: ไม่ แต่จำเป็นต้องมีความเข้าใจที่แม่นยำ</text:span></text:p>
      <text:list text:style-name="L95">
        <text:list-item>
          <text:p text:style-name="P99"><text:soft-page-break/><text:span text:style-name="T2">ชั้นแกนหลักพื้นฐาน</text:span> (ภาษาแม่ ตรรกะพื้นฐาน ทักษะวิชาชีพหลัก) — ต้องเข้าถึงได้โดยไม่มีเครื่องมือภายนอก นี่คือรากฐานของการดำรงอยู่ของคุณในฐานะตัวการรู้คิดอิสระ</text:p>
        </text:list-item>
        <text:list-item>
          <text:p text:style-name="P99"><text:span text:style-name="T2">ชั้นการประยุกต์ใช้ที่ขยายออก</text:span> (ความรู้ล้ำสมัย รายละเอียดความถี่ต่ำ) — สามารถพึ่งพาเครื่องมือได้อย่างถูกต้อง <text:span text:style-name="T2">โดยมีเงื่อนไขว่า</text:span> คุณเข้าใจหลักการและสามารถหาผลลัพธ์ด้วยวิธีอื่นเมื่อไม่มีเครื่องมือ</text:p>
        </text:list-item>
      </text:list>
      <text:p text:style-name="Text_20_body"><text:span text:style-name="T2">เส้นสีแดงคือ:</text:span> หากการนำเครื่องมือภายนอกออกทำให้ความสามารถหลักของคุณเป็นอัมพาต แสดงว่าเครื่องมือนั้นได้ <text:span text:style-name="T2">แทนที่</text:span> คุณ ไม่ใช่ถูก <text:span text:style-name="T2">ใช้</text:span> โดยคุณ</text:p>
      <text:p text:style-name="Text_20_body">คนโบราณเรียนรู้ลูกคิดเพื่อไปให้ถึง “ลูกคิดในใจ” — โดยไม่มีลูกคิดจริง คุณเรียนรู้การใช้เครื่องคิดเลขเพื่อไปให้ถึง “ความเข้าใจการคูณแม้ไม่มีเครื่องคิดเลข” เครื่องมือสามารถเร่งความเร็วได้ แต่ไม่สามารถอุ้มท้องแทนคุณได้</text:p>
      <text:p text:style-name="Horizontal_20_Line"/>
      <text:h text:style-name="Heading_20_3" text:outline-level="3">V. คำแนะนำสุดท้ายสำหรับผู้เรียนในอีกพันปีข้างหน้า</text:h>
      <text:list text:style-name="L96">
        <text:list-item>
          <text:p text:style-name="P100"><text:span text:style-name="T2">ระวังภาพลวงตาของการเรียนรู้</text:span> การบุ๊กมาร์ก การกดไลก์ การจบบรรยาย การอ่านหนังสือ — สิ่งเหล่านี้ไม่ใช่การเรียนรู้ หลักฐานเดียวคือคุณสามารถ <text:span text:style-name="T2">สร้างผลลัพธ์ที่แตกต่างได้อย่างอิสระ</text:span></text:p>
        </text:list-item>
        <text:list-item>
          <text:p text:style-name="P100"><text:span text:style-name="T2">ยอมรับผลป้อนกลับ โดยเฉพาะผลป้อนกลับเชิงลบ</text:span> การฝึกฝนโดยไม่มีการแก้ไขคือยาพิษ จงแสวงหาคน ระบบ หรือสภาพแวดล้อมที่ชี้ให้เห็นข้อผิดพลาดของคุณ</text:p>
        </text:list-item>
        <text:list-item>
          <text:p text:style-name="P100"><text:span text:style-name="T2">ปกป้องการนอนหลับและอารมณ์ของคุณ</text:span> สิ่งเหล่านี้คือพื้นฐานทางชีววิทยาที่การเรียนรู้เกิดขึ้น “การเรียนรู้” ใดๆ ที่แลกกับการนอนหลับหรือสร้างความกลัวคือการทำลายตนเอง</text:p>
        </text:list-item>
        <text:list-item>
          <text:p text:style-name="P100"><text:span text:style-name="T2">ถามตัวเองสามคำถามเสมอ:</text:span></text:p>
          <text:list>
            <text:list-item>
              <text:p text:style-name="P100">ฉันได้รับประสบการณ์ใหม่อะไรบ้าง? (ไม่ใช่ข้อมูลใหม่)</text:p>
            </text:list-item>
            <text:list-item>
              <text:p text:style-name="P100">การเปลี่ยนแปลงถาวรอะไรเกิดขึ้นในสมองของฉัน? (ไม่ใช่ความจำชั่วคราว)</text:p>
            </text:list-item>
            <text:list-item>
              <text:p text:style-name="P100">สิ่งนี้จะทำให้ฉันตอบสนองได้ดีขึ้นในสถานการณ์ใดในอนาคต? (ไม่ใช่คะแนนสอบ)</text:p>
            </text:list-item>
          </text:list>
        </text:list-item>
      </text:list>
      <text:p text:style-name="Text_20_body">สุดท้าย จงจำไว้ว่า: <text:span text:style-name="T2">เทคโนโลยีเปลี่ยนแปลง แต่กฎพื้นฐานของการเรียนรู้สำหรับตัวการรู้คิดใดๆ — จากสิ่งมีชีวิตแรกที่เรียนรู้ที่จะหลีกเลี่ยงอันตราย มาถึงคุณ — เหมือนกันทุกประการ</text:span> สิ่งที่เขียนในบันทึกช่วยจำนี้จะยังคงเป็นจริงในยุคสมัยของคุณ หากวันหนึ่งมันไม่เป็นจริงอีกต่อไป คำว่า “การเรียนรู้” เองก็จะต้องถูกนิยามใหม่ — แต่วันนั้นอยู่นอกเหนือขอบเขตของการสนทนาในวันนี้</text:p>
      <text:p text:style-name="Text_20_body">ขอให้คุณเป็นเจ้าที่แท้จริงของการเรียนรู้ของคุณ อย่าเป็นทาสของเครื่องมือหรือทาสของความกังวล</text:p>
      <text:p text:style-name="Text_20_body"><text:span text:style-name="T1">— เขียนขึ้นก่อนกลางศตวรรษที่ 21 บนพื้นฐานของประสบการณ์มนุษย์หลายพันปี</text:span></text:p>
      <text:p text:style-name="Horizontal_20_Line"/>
      <text:h text:style-name="Heading_20_2" text:outline-level="2"><text:soft-page-break/>3. 越南语 (Tiếng Việt)</text:h>
      <text:h text:style-name="Heading_20_2" text:outline-level="2">Bản chất của học tập: Bản ghi nhớ cho nhân loại sau một nghìn năm</text:h>
      <text:p text:style-name="Text_20_body">— Dựa trên những nguyên lý bất biến qua hàng nghìn năm</text:p>
      <text:h text:style-name="Heading_20_3" text:outline-level="3">Lời mở đầu</text:h>
      <text:p text:style-name="Text_20_body">Nếu bạn sống sau một nghìn năm nữa, thế giới của bạn có thể sẽ có những công nghệ mà ngày nay chúng ta không thể tưởng tượng nổi: giao diện não-máy tính, tải ý thức lên, mạng lưới trí tuệ tập thể… Nhưng xin hãy tin tôi: bất kể công cụ có phát triển thế nào, <text:span text:style-name="T2">bản chất của học tập chưa bao giờ thay đổi và sẽ không bao giờ thay đổi</text:span>.</text:p>
      <text:p text:style-name="Text_20_body">Bản ghi nhớ này không phải sách hướng dẫn. Nó là một tấm gương. Nó cố gắng trả lời ba câu hỏi vĩnh cửu:</text:p>
      <text:list text:style-name="L97">
        <text:list-item>
          <text:p text:style-name="P101">Bản chất của học tập là gì?</text:p>
        </text:list-item>
        <text:list-item>
          <text:p text:style-name="P101">Phương pháp nào sẽ luôn hiệu quả?</text:p>
        </text:list-item>
        <text:list-item>
          <text:p text:style-name="P101">Hành vi nào trông giống học tập nhưng thực chất vô ích hoặc thậm chí có hại?</text:p>
        </text:list-item>
      </text:list>
      <text:p text:style-name="Text_20_body">Tổ tiên chúng ta đã đặt những câu hỏi này bên đống lửa trại. Chúng ta đặt chúng trước màn hình. Bạn cũng nên tiếp tục đặt chúng trong thời đại của mình.</text:p>
      <text:p text:style-name="Horizontal_20_Line"/>
      <text:h text:style-name="Heading_20_3" text:outline-level="3">I. Bản chất: Cốt lõi bất biến</text:h>
      <text:p text:style-name="Quotations"><text:span text:style-name="T2">Học tập là quá trình tạo ra các kết nối lâu dài trong hệ thần kinh thông qua trải nghiệm, từ đó thay đổi khả năng đối phó với sự không chắc chắn trong tương lai.</text:span></text:p>
      <text:p text:style-name="Text_20_body">Định nghĩa này chứa bốn yếu tố không thể lay chuyển:</text:p>
      <text:list text:style-name="L98">
        <text:list-item>
          <text:p text:style-name="P102"><text:span text:style-name="T2">Nguồn là trải nghiệm</text:span> — không phải bản năng bẩm sinh, không phải trạng thái tạm thời do thuốc gây ra, mà là tương tác chân chính với thế giới.</text:p>
        </text:list-item>
        <text:list-item>
          <text:p text:style-name="P102"><text:span text:style-name="T2">Nền tảng là các kết nối thần kinh trong một tác thể nhận thức</text:span> — mỗi lần học tập thay đổi vật lý bộ não của bạn. Dù bạn dùng nơ-ron carbon hay chip silicon, bản chất đều như nhau.</text:p>
        </text:list-item>
        <text:list-item>
          <text:p text:style-name="P102"><text:span text:style-name="T2">Sự thay đổi là lâu dài</text:span> — không phải bộ nhớ làm việc vài giây, mà là dấu vết có thể ảnh hưởng đến hành vi hoặc suy nghĩ trong tương lai.</text:p>
        </text:list-item>
        <text:list-item>
          <text:p text:style-name="P102"><text:span text:style-name="T2">Mục đích là nén sự không chắc chắn</text:span> — để khi đối mặt với điều chưa biết hoặc thử thách, bạn có thể đưa ra quyết định và hành động tốt hơn.</text:p>
        </text:list-item>
      </text:list>
      <text:p text:style-name="Text_20_body">Hàng nghìn năm trước, con người học cách tạo ra lửa. Hàng trăm năm trước, họ học đọc và viết. Ngày nay, họ học hợp tác với AI. Hình thức thay đổi không ngừng, nhưng bốn dòng trên vẫn bất động.</text:p>
      <text:p text:style-name="Horizontal_20_Line"/>
      <text:h text:style-name="Heading_20_3" text:outline-level="3"><text:soft-page-break/>II. Phương pháp luôn hiệu quả (Bảy nguyên lý vĩnh cửu)</text:h>
      <text:p text:style-name="Text_20_body">Những nguyên lý này vĩnh cửu vì chúng tác động trực tiếp vào ba mắt xích của quá trình học tập: <text:span text:style-name="T2">tạo trải nghiệm → củng cố kết nối → xác minh sự thay đổi lâu dài</text:span>.</text:p>
      <table:table table:name="表格17" table:style-name="表格17">
        <table:table-column table:style-name="表格17.A" table:number-columns-repeated="3"/>
        <table:table-header-rows>
          <table:table-row>
            <table:table-cell table:style-name="表格17.A1" office:value-type="string">
              <text:p text:style-name="P3">Nguyên lý</text:p>
            </table:table-cell>
            <table:table-cell table:style-name="表格17.A1" office:value-type="string">
              <text:p text:style-name="P3">Thực hành cốt lõi</text:p>
            </table:table-cell>
            <table:table-cell table:style-name="表格17.C1" office:value-type="string">
              <text:p text:style-name="P3">Tại sao luôn hiệu quả</text:p>
            </table:table-cell>
          </table:table-row>
        </table:table-header-rows>
        <table:table-row>
          <table:table-cell table:style-name="表格17.A2" office:value-type="string">
            <text:p text:style-name="Table_20_Contents"><text:span text:style-name="T2">1. Tạo sinh chủ động</text:span></text:p>
          </table:table-cell>
          <table:table-cell table:style-name="表格17.A2" office:value-type="string">
            <text:p text:style-name="P4">Thay vì tiếp nhận thụ động, hãy tự giải thích, tóm tắt, đặt câu hỏi, dạy người khác.</text:p>
          </table:table-cell>
          <table:table-cell table:style-name="表格17.C2" office:value-type="string">
            <text:p text:style-name="P4">Sự truy xuất chủ động để lại dấu vết thần kinh sâu hơn đầu vào thụ động.</text:p>
          </table:table-cell>
        </table:table-row>
        <table:table-row>
          <table:table-cell table:style-name="表格17.A2" office:value-type="string">
            <text:p text:style-name="Table_20_Contents"><text:span text:style-name="T2">2. Lặp lại ngắt quãng</text:span></text:p>
          </table:table-cell>
          <table:table-cell table:style-name="表格17.A2" office:value-type="string">
            <text:p text:style-name="P4">Ôn tập nội dung với khoảng cách ngày càng dài hơn.</text:p>
          </table:table-cell>
          <table:table-cell table:style-name="表格17.C2" office:value-type="string">
            <text:p text:style-name="P4">Quên là bản chất sinh học; mỗi hành động nhớ lại củng cố kết nối.</text:p>
          </table:table-cell>
        </table:table-row>
        <table:table-row>
          <table:table-cell table:style-name="表格17.A2" office:value-type="string">
            <text:p text:style-name="Table_20_Contents"><text:span text:style-name="T2">3. Tự kiểm tra</text:span></text:p>
          </table:table-cell>
          <table:table-cell table:style-name="表格17.A2" office:value-type="string">
            <text:p text:style-name="P4">Thường xuyên kiểm tra bản thân thay vì đọc lại.</text:p>
          </table:table-cell>
          <table:table-cell table:style-name="表格17.C2" office:value-type="string">
            <text:p text:style-name="P4">Bản thân hành động truy xuất củng cố sự thay đổi lâu dài hơn là lưu trữ.</text:p>
          </table:table-cell>
        </table:table-row>
        <table:table-row>
          <table:table-cell table:style-name="表格17.A2" office:value-type="string">
            <text:p text:style-name="Table_20_Contents"><text:span text:style-name="T2">4. Phản hồi từ sai lầm</text:span></text:p>
          </table:table-cell>
          <table:table-cell table:style-name="表格17.A2" office:value-type="string">
            <text:p text:style-name="P4">Thử → phơi bày sai lầm → nhận sửa chữa rõ ràng → thử lại.</text:p>
          </table:table-cell>
          <table:table-cell table:style-name="表格17.C2" office:value-type="string">
            <text:p text:style-name="P4">Sai lầm kích hoạt cơ chế giám sát; các đường dẫn được sửa chữa được củng cố ưu tiên.</text:p>
          </table:table-cell>
        </table:table-row>
        <table:table-row>
          <table:table-cell table:style-name="表格17.A2" office:value-type="string">
            <text:p text:style-name="Table_20_Contents"><text:span text:style-name="T2">5. Xây dựng chi tiết</text:span></text:p>
          </table:table-cell>
          <table:table-cell table:style-name="表格17.A2" office:value-type="string">
            <text:p text:style-name="P4">Kết nối kiến thức mới với kiến thức hiện có thông qua các liên kết phong phú, cụ thể.</text:p>
          </table:table-cell>
          <table:table-cell table:style-name="表格17.C2" office:value-type="string">
            <text:p text:style-name="P4">Kết nối mới phải neo vào mạng lưới cũ; càng nhiều neo, khả năng duy trì càng mạnh.</text:p>
          </table:table-cell>
        </table:table-row>
        <table:table-row>
          <table:table-cell table:style-name="表格17.A2" office:value-type="string">
            <text:p text:style-name="Table_20_Contents"><text:span text:style-name="T2">6. Thực hành có chủ đích</text:span></text:p>
          </table:table-cell>
          <table:table-cell table:style-name="表格17.A2" office:value-type="string">
            <text:p text:style-name="P4">Tập trung vào thử thách cao hơn một chút so với khả năng hiện tại và trau dồi lặp đi lặp lại.</text:p>
          </table:table-cell>
          <table:table-cell table:style-name="表格17.C2" office:value-type="string">
            <text:p text:style-name="P4">Tính dẻo thần kinh chỉ được kích hoạt trong vùng thử thách; trong vùng thoải mái không có thay đổi.</text:p>
          </table:table-cell>
        </table:table-row>
        <table:table-row>
          <table:table-cell table:style-name="表格17.A2" office:value-type="string">
            <text:p text:style-name="Table_20_Contents"><text:span text:style-name="T2">7. Học tập xen kẽ</text:span></text:p>
          </table:table-cell>
          <table:table-cell table:style-name="表格17.A2" office:value-type="string">
            <text:p text:style-name="P4">Trộn lẫn các chủ đề khác nhau trong khi thực hành, thay vì tập trung vào một chủ đề quá lâu.</text:p>
          </table:table-cell>
          <table:table-cell table:style-name="表格17.C2" office:value-type="string">
            <text:p text:style-name="P4">Sự chuyển đổi giúp não phân biệt và khái quát hóa, hình thành kiến thức linh hoạt, có thể chuyển giao.</text:p>
          </table:table-cell>
        </table:table-row>
      </table:table>
      <text:p text:style-name="Text_20_body"/>
      <text:p text:style-name="Text_20_body"><text:span text:style-name="T2">Tiêu chí duy nhất để kiểm tra bất kỳ phương pháp nào:</text:span><text:line-break/><text:span text:style-name="T1">«Nếu loại bỏ tất cả các gợi ý bên ngoài, tôi có thể thực hiện nhiệm vụ cốt lõi một cách độc lập và trôi chảy không?»</text:span><text:line-break/>Nếu có — sự thay đổi đã xảy ra trong bạn. Nếu không — sự thay đổi chỉ xảy ra trong công cụ của bạn.</text:p>
      <text:p text:style-name="Horizontal_20_Line"/>
      <text:h text:style-name="Heading_20_3" text:outline-level="3">III. Hành vi học tập luôn có hại (Mười cái bẫy)</text:h>
      <text:p text:style-name="Text_20_body">Nguy hiểm hơn việc không biết phương pháp hiệu quả là sa vào những hành vi <text:span text:style-name="T2">trông giống học tập nhưng vô ích hoặc tích cực phá hoại khả năng học tập của bạn</text:span>. Danh sách sau đây đã được kiểm chứng qua hàng thiên niên kỷ. Hãy khắc sâu vào tâm trí bạn.</text:p>
      <text:h text:style-name="Heading_20_4" text:outline-level="4">(A) Hoàn toàn vô ích (lãng phí thời gian)</text:h>
      <text:list text:style-name="L99">
        <text:list-item>
          <text:p text:style-name="P103"><text:span text:style-name="T2">Đọc lại thụ động</text:span> — chỉ đọc, tô sáng hoặc nghe mà không truy xuất hoặc đọc thuộc lòng chủ động.<text:line-break/>→ <text:span text:style-name="T1">“Tôi đọc nó mười lần, đóng sách lại, và đầu óc trống rỗng.”</text:span></text:p>
        </text:list-item>
        <text:list-item>
          <text:p text:style-name="P103"><text:soft-page-break/><text:span text:style-name="T2">Nhồi nhét</text:span> — đầu vào dồn dập trong một đêm hoặc vài ngày.<text:line-break/>→ <text:span text:style-name="T1">Các kết nối được hình thành có tuổi thọ ngắn và biến mất trong vòng vài ngày.</text:span></text:p>
        </text:list-item>
        <text:list-item>
          <text:p text:style-name="P103"><text:span text:style-name="T2">Lặp lại đơn giản lời người khác</text:span> — lặp lại nguyên văn mà không diễn đạt lại bằng lời của mình.<text:line-break/>→ <text:span text:style-name="T1">Không hình thành kết nối sâu; bạn không thể chuyển giao kiến thức sang vấn đề mới.</text:span></text:p>
        </text:list-item>
      </text:list>
      <text:h text:style-name="Heading_20_4" text:outline-level="4" text:is-list-header="true">(B) Có hại đáng kể (phá hủy khả năng dài hạn)</text:h>
      <text:list text:style-name="L100">
        <text:list-item>
          <text:p text:style-name="P104"><text:span text:style-name="T2">Đa nhiệm trong khi học</text:span> — học trong khi lướt nội dung không liên quan, thường xuyên chuyển đổi nhiệm vụ.<text:line-break/>→ <text:span text:style-name="T1">Rèn luyện thói quen xử lý hời hợt và phá hủy khả năng xử lý sâu.</text:span></text:p>
        </text:list-item>
        <text:list-item>
          <text:p text:style-name="P104"><text:span text:style-name="T2">Hóa thạch thông tin sai lệch</text:span> — tiếp thu khái niệm sai từ nguồn không đáng tin cậy và sử dụng chúng nhiều lần.<text:line-break/>→ <text:span text:style-name="T1">Sửa lỗi khó hơn nhiều lần so với học từ đầu, vì bạn phải ức chế con đường cũ trước.</text:span></text:p>
        </text:list-item>
        <text:list-item>
          <text:p text:style-name="P104"><text:span text:style-name="T2">Thực hành không có phản hồi</text:span> — lặp lại bài tập mà không kiểm tra đáp án hoặc sửa lỗi.<text:line-break/>→ <text:span text:style-name="T1">Củng cố sai lầm và rèn luyện thói quen xấu.</text:span></text:p>
        </text:list-item>
        <text:list-item>
          <text:p text:style-name="P104"><text:span text:style-name="T2">Học tập bị thúc đẩy bởi lo âu</text:span> — học dưới sợ hãi, áp lực cao hoặc sỉ nhục.<text:line-break/>→ <text:span text:style-name="T1">Căng thẳng mãn tính ức chế tính dẻo của trung tâm trí nhớ (ví dụ hồi hải mã) và có thể tạo ra sự chán ghét suốt đời đối với chính việc học.</text:span></text:p>
        </text:list-item>
        <text:list-item>
          <text:p text:style-name="P104"><text:span text:style-name="T2">Phụ thuộc quá mức vào lưu trữ bên ngoài</text:span> — đánh dấu, chụp màn hình, lưu lại, với ảo tưởng “lưu = đã học”.<text:line-break/>→ <text:span text:style-name="T1">Não chủ động giảm đầu tư trí nhớ vào thông tin dễ truy cập nhưng không được truy xuất chủ động (hiệu ứng Google).</text:span></text:p>
        </text:list-item>
        <text:list-item>
          <text:p text:style-name="P104"><text:span text:style-name="T2">Nhầm lẫn sự quen thuộc với sự thành thạo</text:span> — cảm thấy đã học vì điều gì đó nghe quen hoặc đọc trôi chảy.<text:line-break/>→ <text:span text:style-name="T1">Cái bẫy nguy hiểm nhất: sự quen thuộc đến từ sự trôi chảy tri giác, không phải từ sức mạnh truy xuất dài hạn.</text:span></text:p>
        </text:list-item>
        <text:list-item>
          <text:p text:style-name="P104"><text:span text:style-name="T2">Học tập trong tình trạng thiếu ngủ</text:span> — thức khuya học, cắt giảm giờ ngủ.<text:line-break/>→ <text:span text:style-name="T1">Củng cố trí nhớ chủ yếu xảy ra trong giấc ngủ sâu và giấc ngủ REM. Những gì học được trong tình trạng thiếu ngủ phần lớn bị lãng quên. Thiếu ngủ mãn tính còn làm suy giảm chức năng vùng trước trán, giảm hiệu quả học tập.</text:span></text:p>
        </text:list-item>
      </text:list>
      <text:p text:style-name="Text_20_body"><text:span text:style-name="T2">Một câu hỏi đơn giản để tự kiểm tra:</text:span><text:line-break/><text:span text:style-name="T1">«Không có bất kỳ sự trợ giúp bên ngoài nào, tôi có thể áp dụng kiến thức này một cách độc lập, chính xác và trôi chảy, và nhận ra trong tình huống mới nó áp dụng ở đâu không?»</text:span><text:line-break/>→ Nếu có, bạn đã thực sự học. Nếu không, bạn đã rơi vào một trong những cái bẫy trên.</text:p>
      <text:p text:style-name="Horizontal_20_Line"/>
      <text:h text:style-name="Heading_20_3" text:outline-level="3">IV. Về “sự độc lập” và “sự phụ thuộc vào công cụ” — Một cuộc tranh luận kéo dài hàng thiên niên kỷ</text:h>
      <text:p text:style-name="Text_20_body">Có thể bạn đang sống trong kỷ nguyên hội nhập sâu sắc giữa con người và công cụ. Công cụ bên ngoài rất mạnh mẽ. Vậy liệu sự nhấn mạnh của chúng ta về “không có gợi ý bên ngoài” có trở nên lỗi thời không?</text:p>
      <text:p text:style-name="Text_20_body"><text:soft-page-break/><text:span text:style-name="T2">Câu trả lời: Không, nhưng cần sự hiểu biết chính xác.</text:span></text:p>
      <text:list text:style-name="L101">
        <text:list-item>
          <text:p text:style-name="P105"><text:span text:style-name="T2">Lớp lõi cơ bản</text:span> (tiếng mẹ đẻ, logic cơ bản, kỹ năng nghề nghiệp cốt lõi) — phải có thể tiếp cận mà không cần công cụ bên ngoài. Đây là nền tảng cho sự tồn tại của bạn như một tác thể nhận thức độc lập.</text:p>
        </text:list-item>
        <text:list-item>
          <text:p text:style-name="P105"><text:span text:style-name="T2">Lớp ứng dụng mở rộng</text:span> (kiến thức tiên tiến, chi tiết tần suất thấp) — có thể phụ thuộc vào công cụ một cách chính đáng, <text:span text:style-name="T2">với điều kiện</text:span> bạn hiểu các nguyên lý và có thể suy ra kết quả bằng cách khác khi không có công cụ.</text:p>
        </text:list-item>
      </text:list>
      <text:p text:style-name="Text_20_body"><text:span text:style-name="T2">Đường ranh đỏ là:</text:span> Nếu việc loại bỏ công cụ bên ngoài làm tê liệt khả năng cốt lõi của bạn, thì công cụ đã <text:span text:style-name="T2">thay thế</text:span> bạn, chứ không phải được bạn <text:span text:style-name="T2">sử dụng</text:span>.</text:p>
      <text:p text:style-name="Text_20_body">Người xưa học bàn tính để đạt được “bàn tính trong đầu” — không cần bàn tính vật lý. Bạn học cách sử dụng máy tính để đạt được “sự hiểu biết về phép nhân ngay cả khi không có máy tính”. Công cụ có thể tăng tốc, nhưng không thể mang thai hộ cho bạn.</text:p>
      <text:p text:style-name="Horizontal_20_Line"/>
      <text:h text:style-name="Heading_20_3" text:outline-level="3">V. Lời khuyên cuối cùng cho người học sau một nghìn năm</text:h>
      <text:list text:style-name="L102">
        <text:list-item>
          <text:p text:style-name="P106"><text:span text:style-name="T2">Hãy cảnh giác với ảo tưởng học tập.</text:span> Đánh dấu, thích, kết thúc bài giảng, đọc sách — đó không phải là học tập. Bằng chứng duy nhất là bạn có thể <text:span text:style-name="T2">tạo ra đầu ra khác biệt một cách độc lập</text:span>.</text:p>
        </text:list-item>
        <text:list-item>
          <text:p text:style-name="P106"><text:span text:style-name="T2">Chấp nhận phản hồi, đặc biệt là phản hồi tiêu cực.</text:span> Thực hành không có sửa chữa là chất độc. Chủ động tìm kiếm người, hệ thống hoặc môi trường chỉ ra lỗi lầm của bạn.</text:p>
        </text:list-item>
        <text:list-item>
          <text:p text:style-name="P106"><text:span text:style-name="T2">Bảo vệ giấc ngủ và cảm xúc của bạn.</text:span> Chúng là nền tảng sinh học mà học tập diễn ra. Bất kỳ “học tập” nào hy sinh giấc ngủ hoặc tạo ra sợ hãi đều là tự phá hoại bản thân.</text:p>
        </text:list-item>
        <text:list-item>
          <text:p text:style-name="P106"><text:span text:style-name="T2">Luôn tự hỏi mình ba câu hỏi:</text:span></text:p>
          <text:list>
            <text:list-item>
              <text:p text:style-name="P106">Tôi đã có được trải nghiệm mới nào? (Không phải thông tin mới.)</text:p>
            </text:list-item>
            <text:list-item>
              <text:p text:style-name="P106">Sự thay đổi lâu dài nào đã xảy ra trong não tôi? (Không phải trí nhớ tạm thời.)</text:p>
            </text:list-item>
            <text:list-item>
              <text:p text:style-name="P106">Điều này sẽ cho phép tôi đưa ra phản ứng tốt hơn trong tình huống nào trong tương lai? (Không phải điểm thi.)</text:p>
            </text:list-item>
          </text:list>
        </text:list-item>
      </text:list>
      <text:p text:style-name="Text_20_body">Cuối cùng, hãy nhớ rằng: <text:span text:style-name="T2">công nghệ thay đổi, nhưng các quy luật cơ bản của học tập đối với bất kỳ tác thể nhận thức nào — từ dạng sống đầu tiên học cách tránh nguy hiểm đến bạn — là hoàn toàn giống nhau.</text:span> Những gì được viết trong bản ghi nhớ này sẽ vẫn đúng trong thời đại của bạn. Nếu một ngày nào đó nó không còn đúng nữa, thì chính từ “học tập” sẽ cần được định nghĩa lại — nhưng ngày đó nằm ngoài phạm vi thảo luận hôm nay của chúng ta.</text:p>
      <text:p text:style-name="Text_20_body">Cầu mong bạn trở thành bậc thầy thực sự của việc học tập của mình, không phải nô lệ của công cụ cũng không phải nô lệ của lo âu.</text:p>
      <text:p text:style-name="Text_20_body"><text:span text:style-name="T1">— Được viết trước giữa thế kỷ 21, dựa trên tổng hợp trải nghiệm của con người qua vài nghìn năm</text:span></text:p>
      <text:p text:style-name="Horizontal_20_Line"/>
      <text:h text:style-name="Heading_20_2" text:outline-level="2"><text:soft-page-break/>4. 波兰语 (Polski)</text:h>
      <text:h text:style-name="Heading_20_2" text:outline-level="2">Istota uczenia się: Memoriał dla ludzkości za tysiąc lat</text:h>
      <text:p text:style-name="Text_20_body">— Oparte na niezmiennych zasadach przez tysiąclecia</text:p>
      <text:h text:style-name="Heading_20_3" text:outline-level="3">Prolog</text:h>
      <text:p text:style-name="Text_20_body">Jeśli żyjesz za tysiąc lat, twój świat będzie prawdopodobnie posiadał technologie, których dziś nie możemy sobie wyobrazić: interfejsy mózg-komputer, przesyłanie świadomości, sieci zbiorowej inteligencji… Ale uwierz mi: niezależnie od tego, jak ewoluują narzędzia, <text:span text:style-name="T2">istota uczenia się nigdy się nie zmieniła i nigdy się nie zmieni</text:span>.</text:p>
      <text:p text:style-name="Text_20_body">Ten memoriał nie jest instrukcją obsługi. Jest lustrem. Próbuje odpowiedzieć na trzy wieczne pytania:</text:p>
      <text:list text:style-name="L103">
        <text:list-item>
          <text:p text:style-name="P107">Jaka jest istota uczenia się?</text:p>
        </text:list-item>
        <text:list-item>
          <text:p text:style-name="P107">Jakie metody będą zawsze skuteczne?</text:p>
        </text:list-item>
        <text:list-item>
          <text:p text:style-name="P107">Jakie zachowania wyglądają jak uczenie się, ale są bezużyteczne lub nawet szkodliwe?</text:p>
        </text:list-item>
      </text:list>
      <text:p text:style-name="Text_20_body">Nasi przodkowie zadawali te pytania przy ogniskach. My zadajemy je przed ekranami. Ty również powinieneś zadawać je w swojej epoce.</text:p>
      <text:p text:style-name="Horizontal_20_Line"/>
      <text:h text:style-name="Heading_20_3" text:outline-level="3">I. Istota: Niezmienne jądro</text:h>
      <text:p text:style-name="Quotations"><text:span text:style-name="T2">Uczenie się to proces tworzenia trwałych połączeń w układzie nerwowym poprzez doświadczenie, zmieniający zdolność radzenia sobie z przyszłą niepewnością.</text:span></text:p>
      <text:p text:style-name="Text_20_body">Ta definicja zawiera cztery niewzruszone elementy:</text:p>
      <text:list text:style-name="L104">
        <text:list-item>
          <text:p text:style-name="P108"><text:span text:style-name="T2">Źródłem jest doświadczenie</text:span> — nie wrodzony instynkt, nie tymczasowy stan wywołany lekami, ale autentyczna interakcja ze światem.</text:p>
        </text:list-item>
        <text:list-item>
          <text:p text:style-name="P108"><text:span text:style-name="T2">Podłożem są połączenia neuronalne w agencie poznawczym</text:span> — każde uczenie się fizycznie zmienia twój mózg. Niezależnie od tego, czy używasz neuronów węglowych, czy krzemowych układów scalonych, istota jest ta sama.</text:p>
        </text:list-item>
        <text:list-item>
          <text:p text:style-name="P108"><text:span text:style-name="T2">Zmiana jest trwała</text:span> — nie pamięć robocza kilku sekund, ale ślad, który może wpływać na przyszłe zachowanie lub myślenie.</text:p>
        </text:list-item>
        <text:list-item>
          <text:p text:style-name="P108"><text:span text:style-name="T2">Celem jest kompresja niepewności</text:span> — abyś w obliczu nieznanego lub wyzwań mógł podejmować lepsze decyzje i działania.</text:p>
        </text:list-item>
      </text:list>
      <text:p text:style-name="Text_20_body">Tysiące lat temu ludzie nauczyli się rozpalać ogień. Setki lat temu nauczyli się czytać i pisać. Dziś uczą się współpracować z AI. Formy zmieniają się nieustannie, ale cztery powyższe linie pozostają nieruchome.</text:p>
      <text:p text:style-name="Horizontal_20_Line"/>
      <text:h text:style-name="Heading_20_3" text:outline-level="3"><text:soft-page-break/>II. Metody, które zawsze działają (Siedem wiecznych zasad)</text:h>
      <text:p text:style-name="Text_20_body">Te zasady są wieczne, ponieważ działają bezpośrednio na trzy ogniwa procesu uczenia się: <text:span text:style-name="T2">generowanie doświadczenia → wzmacnianie połączeń → weryfikacja trwałej zmiany</text:span>.</text:p>
      <table:table table:name="表格18" table:style-name="表格18">
        <table:table-column table:style-name="表格18.A" table:number-columns-repeated="3"/>
        <table:table-header-rows>
          <table:table-row>
            <table:table-cell table:style-name="表格18.A1" office:value-type="string">
              <text:p text:style-name="P3">Zasada</text:p>
            </table:table-cell>
            <table:table-cell table:style-name="表格18.A1" office:value-type="string">
              <text:p text:style-name="P3">Podstawowa praktyka</text:p>
            </table:table-cell>
            <table:table-cell table:style-name="表格18.C1" office:value-type="string">
              <text:p text:style-name="P3">Dlaczego zawsze działa</text:p>
            </table:table-cell>
          </table:table-row>
        </table:table-header-rows>
        <table:table-row>
          <table:table-cell table:style-name="表格18.A2" office:value-type="string">
            <text:p text:style-name="Table_20_Contents"><text:span text:style-name="T2">1. Aktywne generowanie</text:span></text:p>
          </table:table-cell>
          <table:table-cell table:style-name="表格18.A2" office:value-type="string">
            <text:p text:style-name="P4">Zamiast biernie odbierać, sam wyjaśniaj, podsumowuj, zadawaj pytania, ucz innych.</text:p>
          </table:table-cell>
          <table:table-cell table:style-name="表格18.C2" office:value-type="string">
            <text:p text:style-name="P4">Aktywne przywoływanie pozostawia głębsze ślady neuronalne niż bierne wejście.</text:p>
          </table:table-cell>
        </table:table-row>
        <table:table-row>
          <table:table-cell table:style-name="表格18.A2" office:value-type="string">
            <text:p text:style-name="Table_20_Contents"><text:span text:style-name="T2">2. Powtarzanie w odstępach</text:span></text:p>
          </table:table-cell>
          <table:table-cell table:style-name="表格18.A2" office:value-type="string">
            <text:p text:style-name="P4">Powtarzaj materiał w coraz dłuższych odstępach czasu.</text:p>
          </table:table-cell>
          <table:table-cell table:style-name="表格18.C2" office:value-type="string">
            <text:p text:style-name="P4">Zapominanie jest biologiczne; każdy akt przypomnienia wzmacnia połączenie.</text:p>
          </table:table-cell>
        </table:table-row>
        <table:table-row>
          <table:table-cell table:style-name="表格18.A2" office:value-type="string">
            <text:p text:style-name="Table_20_Contents"><text:span text:style-name="T2">3. Samotestowanie</text:span></text:p>
          </table:table-cell>
          <table:table-cell table:style-name="表格18.A2" office:value-type="string">
            <text:p text:style-name="P4">Często testuj siebie, zamiast tylko czytać.</text:p>
          </table:table-cell>
          <table:table-cell table:style-name="表格18.C2" office:value-type="string">
            <text:p text:style-name="P4">Sam akt przywoływania wzmacnia trwałą zmianę bardziej niż przechowywanie.</text:p>
          </table:table-cell>
        </table:table-row>
        <table:table-row>
          <table:table-cell table:style-name="表格18.A2" office:value-type="string">
            <text:p text:style-name="Table_20_Contents"><text:span text:style-name="T2">4. Informacja zwrotna z błędu</text:span></text:p>
          </table:table-cell>
          <table:table-cell table:style-name="表格18.A2" office:value-type="string">
            <text:p text:style-name="P4">Spróbuj → ujawnij błąd → otrzymaj jasną korektę → spróbuj ponownie.</text:p>
          </table:table-cell>
          <table:table-cell table:style-name="表格18.C2" office:value-type="string">
            <text:p text:style-name="P4">Błędy aktywują mechanizmy monitorowania; skorygowane ścieżki są wzmacniane preferencyjnie.</text:p>
          </table:table-cell>
        </table:table-row>
        <table:table-row>
          <table:table-cell table:style-name="表格18.A2" office:value-type="string">
            <text:p text:style-name="Table_20_Contents"><text:span text:style-name="T2">5. Elaboracja</text:span></text:p>
          </table:table-cell>
          <table:table-cell table:style-name="表格18.A2" office:value-type="string">
            <text:p text:style-name="P4">Łącz nową wiedzę z istniejącą wiedzą poprzez bogate, konkretne powiązania.</text:p>
          </table:table-cell>
          <table:table-cell table:style-name="表格18.C2" office:value-type="string">
            <text:p text:style-name="P4">Nowe połączenia muszą zakotwiczyć się w starych sieciach; im więcej kotwic, tym silniejsza retencja.</text:p>
          </table:table-cell>
        </table:table-row>
        <table:table-row>
          <table:table-cell table:style-name="表格18.A2" office:value-type="string">
            <text:p text:style-name="Table_20_Contents"><text:span text:style-name="T2">6. Świadoma praktyka</text:span></text:p>
          </table:table-cell>
          <table:table-cell table:style-name="表格18.A2" office:value-type="string">
            <text:p text:style-name="P4">Skup się na wyzwaniach nieco powyżej twoich obecnych możliwości i udoskonalaj je wielokrotnie.</text:p>
          </table:table-cell>
          <table:table-cell table:style-name="表格18.C2" office:value-type="string">
            <text:p text:style-name="P4">Neuroplastyczność jest wyzwalana tylko w strefie wyzwania; w strefie komfortu nie ma zmiany.</text:p>
          </table:table-cell>
        </table:table-row>
        <table:table-row>
          <table:table-cell table:style-name="表格18.A2" office:value-type="string">
            <text:p text:style-name="Table_20_Contents"><text:span text:style-name="T2">7. Nauka przeplatana</text:span></text:p>
          </table:table-cell>
          <table:table-cell table:style-name="表格18.A2" office:value-type="string">
            <text:p text:style-name="P4">Mieszaj różne tematy podczas praktyki, zamiast długo skupiać się na jednym.</text:p>
          </table:table-cell>
          <table:table-cell table:style-name="表格18.C2" office:value-type="string">
            <text:p text:style-name="P4">Przełączanie pomaga mózgowi rozróżniać i uogólniać, tworząc elastyczną, przenaszalną wiedzę.</text:p>
          </table:table-cell>
        </table:table-row>
      </table:table>
      <text:p text:style-name="Text_20_body"/>
      <text:p text:style-name="Text_20_body"><text:span text:style-name="T2">Jedno kryterium do testowania dowolnej metody:</text:span><text:line-break/><text:span text:style-name="T1">„Jeśli usunąć wszystkie zewnętrzne wskazówki, czy mogę samodzielnie i płynnie wykonać podstawowe zadanie?”</text:span><text:line-break/>Jeśli tak — zmiana zaszła w tobie. Jeśli nie — zmiana zaszła tylko w twoich narzędziach.</text:p>
      <text:p text:style-name="Horizontal_20_Line"/>
      <text:h text:style-name="Heading_20_3" text:outline-level="3">III. Zachowania związane z uczeniem się, które są zawsze szkodliwe (Dziesięć pułapek)</text:h>
      <text:p text:style-name="Text_20_body">Bardziej niebezpieczne niż nieznanie skutecznych metod jest wpadanie w zachowania, które <text:span text:style-name="T2">wyglądają jak uczenie się, ale są bezużyteczne lub aktywnie niszczą twoją zdolność uczenia się</text:span>. Poniższa lista była weryfikowana przez tysiąclecia. Wyryj ją w swoim umyśle.</text:p>
      <text:h text:style-name="Heading_20_4" text:outline-level="4">(A) Całkowicie bezużyteczne (marnowanie czasu)</text:h>
      <text:list text:style-name="L105">
        <text:list-item>
          <text:p text:style-name="P109"><text:span text:style-name="T2">Bierne czytanie</text:span> — tylko czytanie, podkreślanie lub słuchanie bez aktywnego <text:soft-page-break/>przywoływania lub recytowania.<text:line-break/>→ <text:span text:style-name="T1">„Przeczytałem to dziesięć razy, zamknąłem książkę i mój umysł był pusty.”</text:span></text:p>
        </text:list-item>
        <text:list-item>
          <text:p text:style-name="P109"><text:span text:style-name="T2">Wkuwanie na ostatnią chwilę (cramming)</text:span> — intensywne przyswajanie w jedną noc lub kilka dni.<text:line-break/>→ <text:span text:style-name="T1">Utworzone połączenia są krótkotrwałe i znikają w ciągu kilku dni.</text:span></text:p>
        </text:list-item>
        <text:list-item>
          <text:p text:style-name="P109"><text:span text:style-name="T2">Zwykłe powtarzanie cudzych słów</text:span> — dosłowne powtarzanie bez przeformułowania własnymi słowami.<text:line-break/>→ <text:span text:style-name="T1">Nie powstają głębokie połączenia; nie możesz przenieść wiedzy na nowe problemy.</text:span></text:p>
        </text:list-item>
      </text:list>
      <text:h text:style-name="Heading_20_4" text:outline-level="4" text:is-list-header="true">(B) Znacząco szkodliwe (niszczą długoterminową zdolność)</text:h>
      <text:list text:style-name="L106">
        <text:list-item>
          <text:p text:style-name="P110"><text:span text:style-name="T2">Wielozadaniowość podczas uczenia się</text:span> — nauka podczas przeglądania niepowiązanych treści, częste przełączanie zadań.<text:line-break/>→ <text:span text:style-name="T1">Trenuje nawyki płytkiego przetwarzania i niszczy zdolność głębokiego przetwarzania.</text:span></text:p>
        </text:list-item>
        <text:list-item>
          <text:p text:style-name="P110"><text:span text:style-name="T2">Skamienienie dezinformacji</text:span> — nabywanie fałszywych koncepcji z niewiarygodnych źródeł i wielokrotne ich używanie.<text:line-break/>→ <text:span text:style-name="T1">Poprawienie błędu jest kilkakrotnie trudniejsze niż nauczenie się od zera, ponieważ najpierw trzeba zahamować starą ścieżkę.</text:span></text:p>
        </text:list-item>
        <text:list-item>
          <text:p text:style-name="P110"><text:span text:style-name="T2">Praktyka bez informacji zwrotnej</text:span> — powtarzanie ćwiczeń bez sprawdzania odpowiedzi lub korygowania błędów.<text:line-break/>→ <text:span text:style-name="T1">Wzmacnia błędy i trenuje złe nawyki.</text:span></text:p>
        </text:list-item>
        <text:list-item>
          <text:p text:style-name="P110"><text:span text:style-name="T2">Uczenie się napędzane lękiem</text:span> — uczenie się pod wpływem strachu, wysokiego ciśnienia lub upokorzenia.<text:line-break/>→ <text:span text:style-name="T1">Przewlekły stres tłumi plastyczność ośrodków pamięci (np. hipokampa) i może stworzyć dożywotnią niechęć do samego uczenia się.</text:span></text:p>
        </text:list-item>
        <text:list-item>
          <text:p text:style-name="P110"><text:span text:style-name="T2">Nadmierna zależność od zewnętrznego przechowywania</text:span> — zakładki, zrzuty ekranu, zapisywanie, z iluzją „zapisane = nauczone”.<text:line-break/>→ <text:span text:style-name="T1">Mózg aktywnie zmniejsza inwestycję pamięciową w informacje, które są łatwo dostępne, ale nie są aktywnie przywoływane (efekt Google).</text:span></text:p>
        </text:list-item>
        <text:list-item>
          <text:p text:style-name="P110"><text:span text:style-name="T2">Mylenie znajomości z mistrzostwem</text:span> — poczucie, że się czegoś nauczyłeś, ponieważ coś brzmi znajomo lub czyta się płynnie.<text:line-break/>→ <text:span text:style-name="T1">Najbardziej podstępna pułapka: znajomość pochodzi z płynności percepcyjnej, a nie z siły długoterminowego przywoływania.</text:span></text:p>
        </text:list-item>
        <text:list-item>
          <text:p text:style-name="P110"><text:span text:style-name="T2">Uczenie się w stanie niewyspania</text:span> — nauka do późna, ograniczanie godzin snu.<text:line-break/>→ <text:span text:style-name="T1">Konsolidacja pamięci zachodzi głównie podczas snu głębokiego i snu REM. To, czego uczysz się w stanie niewyspania, jest w dużej mierze zapominane. Przewlekła niewyspanie uszkadza również funkcję przedczołową, zmniejszając efektywność uczenia się.</text:span></text:p>
        </text:list-item>
      </text:list>
      <text:p text:style-name="Text_20_body"><text:span text:style-name="T2">Proste pytanie do samokontroli:</text:span><text:line-break/><text:span text:style-name="T1">„Bez żadnej zewnętrznej pomocy, czy potrafię zastosować tę wiedzę samodzielnie, dokładnie i płynnie, oraz rozpoznać w nowej sytuacji, gdzie ma zastosowanie?”</text:span><text:line-break/>→ Jeśli tak, naprawdę się nauczyłeś. Jeśli nie, wpadłeś w jedną z powyższych pułapek.</text:p>
      <text:p text:style-name="Horizontal_20_Line"/>
      <text:h text:style-name="Heading_20_3" text:outline-level="3"><text:soft-page-break/>IV. O „niezależności” i „zależności od narzędzi” — debata trwająca tysiąclecia</text:h>
      <text:p text:style-name="Text_20_body">Być może żyjesz w epoce głębokiej integracji człowiek-narzędzie. Zewnętrzne narzędzia są bardzo potężne. Czy nasze podkreślanie „bez zewnętrznych wskazówek” staje się przestarzałe?</text:p>
      <text:p text:style-name="Text_20_body"><text:span text:style-name="T2">Odpowiedź: Nie, ale wymagane jest precyzyjne zrozumienie.</text:span></text:p>
      <text:list text:style-name="L107">
        <text:list-item>
          <text:p text:style-name="P111"><text:span text:style-name="T2">Podstawowa warstwa rdzenia</text:span> (język ojczysty, podstawowa logika, kluczowe umiejętności zawodowe) — musi być dostępna bez zewnętrznych narzędzi. To jest podstawa twojego istnienia jako niezależnego agenta poznawczego.</text:p>
        </text:list-item>
        <text:list-item>
          <text:p text:style-name="P111"><text:span text:style-name="T2">Rozszerzona warstwa aplikacji</text:span> (najnowsza wiedza, szczegóły o niskiej częstotliwości) — może słusznie polegać na narzędziach, <text:span text:style-name="T2">pod warunkiem że</text:span> rozumiesz zasady i potrafisz wyprowadzić wynik innymi sposobami, gdy narzędzi brakuje.</text:p>
        </text:list-item>
      </text:list>
      <text:p text:style-name="Text_20_body"><text:span text:style-name="T2">Czerwona linia jest następująca:</text:span> Jeśli usunięcie zewnętrznych narzędzi paraliżuje twoją podstawową zdolność, to narzędzie cię <text:span text:style-name="T2">zastąpiło</text:span>, a nie zostało przez ciebie <text:span text:style-name="T2">użyte</text:span>.</text:p>
      <text:p text:style-name="Text_20_body">Starożytni uczyli się liczydła, aby osiągnąć „liczydło mentalne” — bez fizycznego liczydła. Ty uczysz się używać kalkulatora, aby osiągnąć „zrozumienie mnożenia nawet bez kalkulatora”. Narzędzia mogą przyspieszać, ale nie mogą za ciebie nosić.</text:p>
      <text:p text:style-name="Horizontal_20_Line"/>
      <text:h text:style-name="Heading_20_3" text:outline-level="3">V. Ostatnia rada dla uczących się za tysiąc lat</text:h>
      <text:list text:style-name="L108">
        <text:list-item>
          <text:p text:style-name="P112"><text:span text:style-name="T2">Uważaj na iluzję uczenia się.</text:span> Dodawanie zakładek, polubianie, kończenie wykładu, czytanie książki — to nie jest uczenie się. Jedynym dowodem jest to, że możesz <text:span text:style-name="T2">samodzielnie wyprodukować inny wynik</text:span>.</text:p>
        </text:list-item>
        <text:list-item>
          <text:p text:style-name="P112"><text:span text:style-name="T2">Akceptuj informację zwrotną, zwłaszcza negatywną.</text:span> Praktyka bez korekty to trucizna. Aktywnie szukaj ludzi, systemów lub środowisk, które wskażą ci twoje błędy.</text:p>
        </text:list-item>
        <text:list-item>
          <text:p text:style-name="P112"><text:span text:style-name="T2">Chroń swój sen i swoje emocje.</text:span> To biologiczna podstawa, na której zachodzi uczenie się. Każde „uczenie się”, które poświęca sen lub wywołuje strach, jest samosabotażem.</text:p>
        </text:list-item>
        <text:list-item>
          <text:p text:style-name="P112"><text:span text:style-name="T2">Zadawaj sobie zawsze trzy pytania:</text:span></text:p>
          <text:list>
            <text:list-item>
              <text:p text:style-name="P112">Jakie nowe doświadczenie zdobyłem? (Nie nową informację.)</text:p>
            </text:list-item>
            <text:list-item>
              <text:p text:style-name="P112">Jaka trwała zmiana zaszła w moim mózgu? (Nie tymczasowa pamięć.)</text:p>
            </text:list-item>
            <text:list-item>
              <text:p text:style-name="P112">W jakiej przyszłej sytuacji pozwoli mi to na lepszą odpowiedź? (Nie wynik testu.)</text:p>
            </text:list-item>
          </text:list>
        </text:list-item>
      </text:list>
      <text:p text:style-name="Text_20_body">Wreszcie pamiętaj: <text:span text:style-name="T2">technologia się zmienia, ale podstawowe prawa uczenia się dla każdego agenta poznawczego — od pierwszej formy życia, która nauczyła się unikać niebezpieczeństwa, po ciebie — są dokładnie takie same.</text:span> To, co jest napisane w tym memoriale, pozostanie prawdziwe w twojej epoce. Jeśli kiedykolwiek przestanie być prawdziwe, wtedy samo słowo „uczenie się” będzie wymagało przedefiniowania — ale ten dzień wykracza poza zakres naszej dzisiejszej dyskusji.</text:p>
      <text:p text:style-name="Text_20_body">Niech staniesz się prawdziwym mistrzem swojego uczenia się, ani niewolnikiem narzędzi, ani niewolnikiem lęku.</text:p>
      <text:p text:style-name="Text_20_body"><text:soft-page-break/><text:span text:style-name="T1">— Napisane przed połową XXI wieku, w oparciu o sumę kilku tysięcy lat ludzkiego doświadczenia</text:span></text:p>
      <text:p text:style-name="Horizontal_20_Line"/>
      <text:h text:style-name="Heading_20_2" text:outline-level="2">5. 荷兰语 (Nederlands)</text:h>
      <text:h text:style-name="Heading_20_2" text:outline-level="2">De essentie van leren: een memorandum voor de mensheid over duizend jaar</text:h>
      <text:p text:style-name="Text_20_body">— Gebaseerd op onveranderlijke principes door de millennia heen</text:p>
      <text:h text:style-name="Heading_20_3" text:outline-level="3">Proloog</text:h>
      <text:p text:style-name="Text_20_body">Als je over duizend jaar leeft, zal jouw wereld waarschijnlijk technologieën bezitten die wij ons vandaag niet kunnen voorstellen: hersen-computerinterfaces, uploaden van bewustzijn, netwerken van collectieve intelligentie… Maar geloof me: hoe gereedschappen ook evolueren, <text:span text:style-name="T2">de essentie van leren is nooit veranderd en zal nooit veranderen</text:span>.</text:p>
      <text:p text:style-name="Text_20_body">Dit memorandum is geen gebruiksaanwijzing. Het is een spiegel. Het probeert drie eeuwige vragen te beantwoorden:</text:p>
      <text:list text:style-name="L109">
        <text:list-item>
          <text:p text:style-name="P113">Wat is de essentie van leren?</text:p>
        </text:list-item>
        <text:list-item>
          <text:p text:style-name="P113">Welke methoden zullen altijd werken?</text:p>
        </text:list-item>
        <text:list-item>
          <text:p text:style-name="P113">Welk gedrag ziet eruit als leren maar is nutteloos of zelfs schadelijk?</text:p>
        </text:list-item>
      </text:list>
      <text:p text:style-name="Text_20_body">Onze voorouders stelden deze vragen rond kampvuren. Wij stellen ze voor schermen. Jij moet ze ook blijven stellen in jouw eigen tijdperk.</text:p>
      <text:p text:style-name="Horizontal_20_Line"/>
      <text:h text:style-name="Heading_20_3" text:outline-level="3">I. De essentie: De onveranderlijke kern</text:h>
      <text:p text:style-name="Quotations"><text:span text:style-name="T2">Leren is het proces van het smeden van duurzame verbindingen in het zenuwstelsel door ervaring, waardoor het vermogen om met toekomstige onzekerheid om te gaan verandert.</text:span></text:p>
      <text:p text:style-name="Text_20_body">Deze definitie bevat vier onwrikbare elementen:</text:p>
      <text:list text:style-name="L110">
        <text:list-item>
          <text:p text:style-name="P114"><text:span text:style-name="T2">De bron is ervaring</text:span> — niet aangeboren instinct, geen tijdelijke door drugs veroorzaakte toestand, maar authentieke interactie met de wereld.</text:p>
        </text:list-item>
        <text:list-item>
          <text:p text:style-name="P114"><text:span text:style-name="T2">Het substraat zijn neurale verbindingen in een cognitief agent</text:span> — elke leerervaring verandert fysiek je hersenen. Of je nu koolstofgebaseerde neuronen of siliciumchips gebruikt, de essentie is dezelfde.</text:p>
        </text:list-item>
        <text:list-item>
          <text:p text:style-name="P114"><text:span text:style-name="T2">De verandering is duurzaam</text:span> — niet het werkgeheugen van enkele seconden, maar een spoor dat toekomstig gedrag of denken kan beïnvloeden.</text:p>
        </text:list-item>
        <text:list-item>
          <text:p text:style-name="P114"><text:span text:style-name="T2">Het doel is het comprimeren van onzekerheid</text:span> — zodat je bij het tegenkomen van het onbekende of uitdagingen betere beslissingen en acties kunt nemen.</text:p>
        </text:list-item>
      </text:list>
      <text:p text:style-name="Text_20_body">Duizenden jaren geleden leerden mensen vuur maken. Honderden jaren geleden leerden ze lezen en <text:soft-page-break/>schrijven. Vandaag leren ze samenwerken met AI. De vormen veranderen onophoudelijk, maar de bovenstaande vier regels blijven onbeweeglijk.</text:p>
      <text:p text:style-name="Horizontal_20_Line"/>
      <text:h text:style-name="Heading_20_3" text:outline-level="3">II. Methoden die altijd werken (Zeven eeuwige principes)</text:h>
      <text:p text:style-name="Text_20_body">Deze principes zijn eeuwig omdat ze direct werken op de drie schakels van het leerproces: <text:span text:style-name="T2">ervaring genereren → verbindingen versterken → duurzame verandering verifiëren</text:span>.</text:p>
      <table:table table:name="表格19" table:style-name="表格19">
        <table:table-column table:style-name="表格19.A" table:number-columns-repeated="3"/>
        <table:table-header-rows>
          <table:table-row>
            <table:table-cell table:style-name="表格19.A1" office:value-type="string">
              <text:p text:style-name="P3">Principe</text:p>
            </table:table-cell>
            <table:table-cell table:style-name="表格19.A1" office:value-type="string">
              <text:p text:style-name="P3">Kernpraktijk</text:p>
            </table:table-cell>
            <table:table-cell table:style-name="表格19.C1" office:value-type="string">
              <text:p text:style-name="P3">Waarom het altijd werkt</text:p>
            </table:table-cell>
          </table:table-row>
        </table:table-header-rows>
        <table:table-row>
          <table:table-cell table:style-name="表格19.A2" office:value-type="string">
            <text:p text:style-name="Table_20_Contents"><text:span text:style-name="T2">1. Actieve generatie</text:span></text:p>
          </table:table-cell>
          <table:table-cell table:style-name="表格19.A2" office:value-type="string">
            <text:p text:style-name="P4">In plaats van passief te ontvangen, leg zelf uit, vat samen, stel vragen, leer anderen.</text:p>
          </table:table-cell>
          <table:table-cell table:style-name="表格19.C2" office:value-type="string">
            <text:p text:style-name="P4">Actieve oproeping laat diepere neurale sporen achter dan passieve invoer.</text:p>
          </table:table-cell>
        </table:table-row>
        <table:table-row>
          <table:table-cell table:style-name="表格19.A2" office:value-type="string">
            <text:p text:style-name="Table_20_Contents"><text:span text:style-name="T2">2. Gespreide herhaling</text:span></text:p>
          </table:table-cell>
          <table:table-cell table:style-name="表格19.A2" office:value-type="string">
            <text:p text:style-name="P4">Herhaal de inhoud met steeds langere tussenpozen.</text:p>
          </table:table-cell>
          <table:table-cell table:style-name="表格19.C2" office:value-type="string">
            <text:p text:style-name="P4">Vergeten is biologisch; elke handeling van herinneren versterkt de verbinding.</text:p>
          </table:table-cell>
        </table:table-row>
        <table:table-row>
          <table:table-cell table:style-name="表格19.A2" office:value-type="string">
            <text:p text:style-name="Table_20_Contents"><text:span text:style-name="T2">3. Zelf toetsen</text:span></text:p>
          </table:table-cell>
          <table:table-cell table:style-name="表格19.A2" office:value-type="string">
            <text:p text:style-name="P4">Test jezelf vaak, in plaats van alleen te lezen.</text:p>
          </table:table-cell>
          <table:table-cell table:style-name="表格19.C2" office:value-type="string">
            <text:p text:style-name="P4">De oproepingshandeling zelf versterkt duurzame verandering meer dan opslag.</text:p>
          </table:table-cell>
        </table:table-row>
        <table:table-row>
          <table:table-cell table:style-name="表格19.A2" office:value-type="string">
            <text:p text:style-name="Table_20_Contents"><text:span text:style-name="T2">4. Feedback van fouten</text:span></text:p>
          </table:table-cell>
          <table:table-cell table:style-name="表格19.A2" office:value-type="string">
            <text:p text:style-name="P4">Probeer → onthul de fout → ontvang duidelijke correctie → probeer opnieuw.</text:p>
          </table:table-cell>
          <table:table-cell table:style-name="表格19.C2" office:value-type="string">
            <text:p text:style-name="P4">Fouten activeren bewakingsmechanismen; gecorrigeerde paden worden bij voorkeur versterkt.</text:p>
          </table:table-cell>
        </table:table-row>
        <table:table-row>
          <table:table-cell table:style-name="表格19.A2" office:value-type="string">
            <text:p text:style-name="Table_20_Contents"><text:span text:style-name="T2">5. Uitwerking</text:span></text:p>
          </table:table-cell>
          <table:table-cell table:style-name="表格19.A2" office:value-type="string">
            <text:p text:style-name="P4">Verbind nieuwe kennis met bestaande kennis via rijke, concrete verbanden.</text:p>
          </table:table-cell>
          <table:table-cell table:style-name="表格19.C2" office:value-type="string">
            <text:p text:style-name="P4">Nieuwe verbindingen moeten verankeren in oude netwerken; hoe meer ankers, hoe sterker de retentie.</text:p>
          </table:table-cell>
        </table:table-row>
        <table:table-row>
          <table:table-cell table:style-name="表格19.A2" office:value-type="string">
            <text:p text:style-name="Table_20_Contents"><text:span text:style-name="T2">6. Doelgerichte oefening</text:span></text:p>
          </table:table-cell>
          <table:table-cell table:style-name="表格19.A2" office:value-type="string">
            <text:p text:style-name="P4">Focus op uitdagingen net boven je huidige vermogen en verfijn ze herhaaldelijk.</text:p>
          </table:table-cell>
          <table:table-cell table:style-name="表格19.C2" office:value-type="string">
            <text:p text:style-name="P4">Neuroplasticiteit wordt alleen geactiveerd in de uitdagingszone; in de comfortzone is er geen verandering.</text:p>
          </table:table-cell>
        </table:table-row>
        <table:table-row>
          <table:table-cell table:style-name="表格19.A2" office:value-type="string">
            <text:p text:style-name="Table_20_Contents"><text:span text:style-name="T2">7. Afwisselend leren</text:span></text:p>
          </table:table-cell>
          <table:table-cell table:style-name="表格19.A2" office:value-type="string">
            <text:p text:style-name="P4">Meng verschillende onderwerpen tijdens het oefenen, in plaats van lang op één onderwerp te concentreren.</text:p>
          </table:table-cell>
          <table:table-cell table:style-name="表格19.C2" office:value-type="string">
            <text:p text:style-name="P4">Het wisselen helpt de hersenen te onderscheiden en te generaliseren, wat flexibele, overdraagbare kennis vormt.</text:p>
          </table:table-cell>
        </table:table-row>
      </table:table>
      <text:p text:style-name="Text_20_body"/>
      <text:p text:style-name="Text_20_body"><text:span text:style-name="T2">Het enige criterium om een methode te testen:</text:span><text:line-break/><text:span text:style-name="T1">„Als alle externe aanwijzingen worden verwijderd, kan ik de kerntaak dan zelfstandig en vloeiend uitvoeren?”</text:span><text:line-break/>Zo ja — de verandering heeft in jou plaatsgevonden. Zo nee — de verandering heeft alleen in je gereedschappen plaatsgevonden.</text:p>
      <text:p text:style-name="Horizontal_20_Line"/>
      <text:h text:style-name="Heading_20_3" text:outline-level="3"><text:soft-page-break/>III. Leergedrag dat altijd schadelijk is (Tien valkuilen)</text:h>
      <text:p text:style-name="Text_20_body">Gevaarlijker dan het niet kennen van effectieve methoden is het vervallen in gedrag dat <text:span text:style-name="T2">eruitziet als leren maar nutteloos is of je leervermogen actief beschadigt</text:span>. De volgende lijst is gedurende millennia gevalideerd. Graveer het in je geest.</text:p>
      <text:h text:style-name="Heading_20_4" text:outline-level="4">(A) Volledig nutteloos (tijdverspilling)</text:h>
      <text:list text:style-name="L111">
        <text:list-item>
          <text:p text:style-name="P115"><text:span text:style-name="T2">Passief herlezen</text:span> — alleen lezen, markeren of luisteren zonder actieve oproeping of recitatie.<text:line-break/>→ <text:span text:style-name="T1">„Ik heb het tien keer gelezen, sloot het boek, en mijn geest was leeg.”</text:span></text:p>
        </text:list-item>
        <text:list-item>
          <text:p text:style-name="P115"><text:span text:style-name="T2">Crammen</text:span> — intensieve invoer in één nacht of een paar dagen.<text:line-break/>→ <text:span text:style-name="T1">De gevormde verbindingen zijn kortlevend en verdwijnen binnen enkele dagen.</text:span></text:p>
        </text:list-item>
        <text:list-item>
          <text:p text:style-name="P115"><text:span text:style-name="T2">Eenvoudig herhalen van andermans woorden</text:span> — letterlijk herhalen zonder te herformuleren in eigen woorden.<text:line-break/>→ <text:span text:style-name="T1">Er worden geen diepe verbindingen gevormd; je kunt de kennis niet overbrengen naar nieuwe problemen.</text:span></text:p>
        </text:list-item>
      </text:list>
      <text:h text:style-name="Heading_20_4" text:outline-level="4" text:is-list-header="true">(B) Aanzienlijk schadelijk (vernietigen langetermijnvermogen)</text:h>
      <text:list text:style-name="L112">
        <text:list-item>
          <text:p text:style-name="P116"><text:span text:style-name="T2">Multitasken tijdens het leren</text:span> — studeren terwijl je door niet-gerelateerde inhoud scrolt, vaak wisselen van taak.<text:line-break/>→ <text:span text:style-name="T1">Traint oppervlakkige verwerkingsgewoonten en vernietigt diepe verwerkingscapaciteit.</text:span></text:p>
        </text:list-item>
        <text:list-item>
          <text:p text:style-name="P116"><text:span text:style-name="T2">Fossilisatie van desinformatie</text:span> — valse concepten verkrijgen van onbetrouwbare bronnen en ze herhaaldelijk gebruiken.<text:line-break/>→ <text:span text:style-name="T1">Een fout corrigeren is meerdere malen moeilijker dan vanaf nul leren, omdat je eerst het oude pad moet remmen.</text:span></text:p>
        </text:list-item>
        <text:list-item>
          <text:p text:style-name="P116"><text:span text:style-name="T2">Oefenen zonder feedback</text:span> — oefeningen herhalen zonder antwoorden te controleren of fouten te corrigeren.<text:line-break/>→ <text:span text:style-name="T1">Versterkt fouten en traint slechte gewoonten.</text:span></text:p>
        </text:list-item>
        <text:list-item>
          <text:p text:style-name="P116"><text:span text:style-name="T2">Door angst gedreven leren</text:span> — leren onder angst, hoge druk of vernedering.<text:line-break/>→ <text:span text:style-name="T1">Chronische stress onderdrukt de plasticiteit van geheugencentra (bijv. hippocampus) en kan een levenslange afkeer van leren zelf creëren.</text:span></text:p>
        </text:list-item>
        <text:list-item>
          <text:p text:style-name="P116"><text:span text:style-name="T2">Overmatige afhankelijkheid van externe opslag</text:span> — bladwijzers, schermafbeeldingen, opslaan, met de illusie „opgeslagen = geleerd”.<text:line-break/>→ <text:span text:style-name="T1">De hersenen verminderen actief de geheugeninvestering in informatie die gemakkelijk toegankelijk is maar niet actief wordt opgeroepen (Google-effect).</text:span></text:p>
        </text:list-item>
        <text:list-item>
          <text:p text:style-name="P116"><text:span text:style-name="T2">Vertrouwdheid verwarren met meesterschap</text:span> — het gevoel hebben dat je iets hebt geleerd omdat het vertrouwd klinkt of vloeiend leest.<text:line-break/>→ <text:span text:style-name="T1">De meest verraderlijke valkuil: vertrouwdheid komt van perceptuele vloeiendheid, niet van langetermijnoproepingskracht.</text:span></text:p>
        </text:list-item>
        <text:list-item>
          <text:p text:style-name="P116"><text:span text:style-name="T2">Leren met slaapgebrek</text:span> — tot laat studeren, slaapuren inkorten.<text:line-break/>→ <text:span text:style-name="T1">Geheugenconsolidatie vindt voornamelijk plaats tijdens diepe slaap en REM-slaap. Wat wordt geleerd met slaapgebrek wordt grotendeels vergeten. Chronisch slaapgebrek </text:span><text:soft-page-break/><text:span text:style-name="T1">beschadigt ook de prefrontale functie, waardoor de leerefficiëntie afneemt.</text:span></text:p>
        </text:list-item>
      </text:list>
      <text:p text:style-name="Text_20_body"><text:span text:style-name="T2">Een eenvoudige vraag voor zelfcontrole:</text:span><text:line-break/><text:span text:style-name="T1">„Zonder enige externe hulp, kan ik deze kennis onafhankelijk, nauwkeurig en vloeiend toepassen, en in een nieuwe situatie herkennen waar het van toepassing is?”</text:span><text:line-break/>→ Zo ja, heb je echt geleerd. Zo nee, ben je in een van de bovenstaande valkuilen gevallen.</text:p>
      <text:p text:style-name="Horizontal_20_Line"/>
      <text:h text:style-name="Heading_20_3" text:outline-level="3">IV. Over „onafhankelijkheid” en „afhankelijkheid van gereedschappen” — een debat dat millennia duurt</text:h>
      <text:p text:style-name="Text_20_body">Misschien leef je in een tijdperk van diepe integratie tussen mens en gereedschap. Externe gereedschappen zijn zeer krachtig. Wordt onze nadruk op „geen externe aanwijzingen” dan achterhaald?</text:p>
      <text:p text:style-name="Text_20_body"><text:span text:style-name="T2">Antwoord: Nee, maar er is een precies begrip nodig.</text:span></text:p>
      <text:list text:style-name="L113">
        <text:list-item>
          <text:p text:style-name="P117"><text:span text:style-name="T2">De fundamentele kernlaag</text:span> (moedertaal, basislogica, kernberoepsvaardigheden) — moet toegankelijk zijn zonder externe gereedschappen. Dit is de basis van je bestaan als onafhankelijke cognitieve agent.</text:p>
        </text:list-item>
        <text:list-item>
          <text:p text:style-name="P117"><text:span text:style-name="T2">De uitgebreide toepassingslaag</text:span> (geavanceerde kennis, laagfrequente details) — kan legitiem afhankelijk zijn van gereedschappen, <text:span text:style-name="T2">op voorwaarde dat</text:span> je de principes begrijpt en het resultaat op andere manieren kunt afleiden wanneer gereedschappen ontbreken.</text:p>
        </text:list-item>
      </text:list>
      <text:p text:style-name="Text_20_body"><text:span text:style-name="T2">De rode lijn is deze:</text:span> Als het verwijderen van externe gereedschappen je kernvermogen verlamt, dan heeft het gereedschap je <text:span text:style-name="T2">vervangen</text:span>, niet <text:span text:style-name="T2">gebruikt</text:span>.</text:p>
      <text:p text:style-name="Text_20_body">De ouden leerden het telraam om het „mentale telraam” te bereiken — zonder fysiek telraam. Jij leert een rekenmachine te gebruiken om „het begrip van vermenigvuldiging zelfs zonder rekenmachine” te bereiken. Gereedschappen kunnen versnellen, maar kunnen niet voor jou dragen.</text:p>
      <text:p text:style-name="Horizontal_20_Line"/>
      <text:h text:style-name="Heading_20_3" text:outline-level="3">V. Laatste advies voor leerlingen over duizend jaar</text:h>
      <text:list text:style-name="L114">
        <text:list-item>
          <text:p text:style-name="P118"><text:span text:style-name="T2">Pas op voor de leerillusie.</text:span> Bladwijzers toevoegen, liken, een lezing beëindigen, een boek lezen — dat is geen leren. Het enige bewijs is dat je <text:span text:style-name="T2">zelfstandig een andere output kunt produceren</text:span>.</text:p>
        </text:list-item>
        <text:list-item>
          <text:p text:style-name="P118"><text:span text:style-name="T2">Accepteer feedback, vooral negatieve feedback.</text:span> Oefenen zonder correctie is vergif. Zoek actief naar mensen, systemen of omgevingen die je fouten aangeven.</text:p>
        </text:list-item>
        <text:list-item>
          <text:p text:style-name="P118"><text:span text:style-name="T2">Bescherm je slaap en je emoties.</text:span> Ze zijn de biologische basis waarop leren plaatsvindt. Elke „leerervaring” die slaap opoffert of angst genereert, is zelf sabotage.</text:p>
        </text:list-item>
        <text:list-item>
          <text:p text:style-name="P118"><text:span text:style-name="T2">Stel jezelf altijd drie vragen:</text:span></text:p>
          <text:list>
            <text:list-item>
              <text:p text:style-name="P118">Welke nieuwe ervaring heb ik opgedaan? (Geen nieuwe informatie.)</text:p>
            </text:list-item>
            <text:list-item>
              <text:p text:style-name="P118">Welke duurzame verandering heeft in mijn hersenen plaatsgevonden? (Geen tijdelijk geheugen.)</text:p>
            </text:list-item>
            <text:list-item>
              <text:p text:style-name="P118">In welke toekomstige situatie zal dit mij in staat stellen een beter antwoord te geven? <text:soft-page-break/>(Geen toetscijfer.)</text:p>
            </text:list-item>
          </text:list>
        </text:list-item>
      </text:list>
      <text:p text:style-name="Text_20_body">Onthoud ten slotte: <text:span text:style-name="T2">technologie verandert, maar de onderliggende wetten van leren voor elke cognitieve agent — van de eerste levensvorm die leerde gevaar te vermijden tot jou — zijn exact hetzelfde.</text:span> Wat in dit memorandum staat, zal in jouw tijdperk nog steeds waar zijn. Als het ooit niet langer waar is, dan zal het woord „leren” zelf opnieuw gedefinieerd moeten worden — maar die dag valt buiten het bestek van onze huidige discussie.</text:p>
      <text:p text:style-name="Text_20_body">Moge je de ware meester van je leren worden, noch slaaf van gereedschappen, noch slaaf van angst.</text:p>
      <text:p text:style-name="Text_20_body"><text:span text:style-name="T1">— Geschreven voor het midden van de 21e eeuw, gebaseerd op de som van enkele duizenden jaren menselijke ervaring</text:span></text:p>
      <text:p text:style-name="Horizontal_20_Line"/>
      <text:h text:style-name="Heading_20_2" text:outline-level="2">6. 瑞典语 (Svenska)</text:h>
      <text:h text:style-name="Heading_20_2" text:outline-level="2">Inlärningens väsen: Ett memorandum för mänskligheten om tusen år</text:h>
      <text:p text:style-name="Text_20_body">— Baserat på oföränderliga principer genom årtusenden</text:p>
      <text:h text:style-name="Heading_20_3" text:outline-level="3">Prolog</text:h>
      <text:p text:style-name="Text_20_body">Om du lever om tusen år kommer din värld sannolikt att ha teknologier som vi idag inte kan föreställa oss: hjärna-datorgränssnitt, uppladdning av medvetande, nätverk för kollektiv intelligens… Men tro mig: oavsett hur verktyg utvecklas, <text:span text:style-name="T2">har inlärningens väsen aldrig förändrats och kommer aldrig att förändras</text:span>.</text:p>
      <text:p text:style-name="Text_20_body">Detta memorandum är ingen bruksanvisning. Det är en spegel. Det försöker svara på tre eviga frågor:</text:p>
      <text:list text:style-name="L115">
        <text:list-item>
          <text:p text:style-name="P119">Vad är inlärningens väsen?</text:p>
        </text:list-item>
        <text:list-item>
          <text:p text:style-name="P119">Vilka metoder kommer alltid att fungera?</text:p>
        </text:list-item>
        <text:list-item>
          <text:p text:style-name="P119">Vilka beteenden ser ut som inlärning men är värdelösa eller till och med skadliga?</text:p>
        </text:list-item>
      </text:list>
      <text:p text:style-name="Text_20_body">Våra förfäder ställde dessa frågor runt lägereldar. Vi ställer dem framför skärmar. Du bör också fortsätta ställa dem i din egen tid.</text:p>
      <text:p text:style-name="Horizontal_20_Line"/>
      <text:h text:style-name="Heading_20_3" text:outline-level="3">I. Väsendet: Den oföränderliga kärnan</text:h>
      <text:p text:style-name="Quotations"><text:span text:style-name="T2">Inlärning är processen att genom erfarenhet skapa varaktiga förbindelser i nervsystemet, vilket förändrar förmågan att hantera framtida osäkerhet.</text:span></text:p>
      <text:p text:style-name="Text_20_body">Denna definition innehåller fyra orubbliga element:</text:p>
      <text:list text:style-name="L116">
        <text:list-item>
          <text:p text:style-name="P120"><text:span text:style-name="T2">Källan är erfarenhet</text:span> — inte medfödd instinkt, inte ett tillfälligt tillstånd orsakat av droger, utan genuin interaktion med världen.</text:p>
        </text:list-item>
        <text:list-item>
          <text:p text:style-name="P120"><text:span text:style-name="T2">Substratet är neurala förbindelser i en kognitiv agent</text:span> — varje inlärning förändrar fysiskt <text:soft-page-break/>din hjärna. Oavsett om du använder kolbaserade nervceller eller kiselchips är väsendet detsamma.</text:p>
        </text:list-item>
        <text:list-item>
          <text:p text:style-name="P120"><text:span text:style-name="T2">Förändringen är varaktig</text:span> — inte arbetsminnet på några sekunder, utan ett spår som kan påverka framtida beteende eller tänkande.</text:p>
        </text:list-item>
        <text:list-item>
          <text:p text:style-name="P120"><text:span text:style-name="T2">Syftet är att komprimera osäkerhet</text:span> — så att du inför det okända eller utmaningar kan fatta bättre beslut och handlingar.</text:p>
        </text:list-item>
      </text:list>
      <text:p text:style-name="Text_20_body">För tusentals år sedan lärde sig människor att göra upp eld. För hundratals år sedan lärde de sig läsa och skriva. Idag lär de sig samarbeta med AI. Formerna förändras oupphörligt, men de fyra raderna ovan förblir orörliga.</text:p>
      <text:p text:style-name="Horizontal_20_Line"/>
      <text:h text:style-name="Heading_20_3" text:outline-level="3">II. Metoder som alltid fungerar (Sju eviga principer)</text:h>
      <text:p text:style-name="Text_20_body">Dessa principer är eviga eftersom de verkar direkt på inlärningsprocessens tre länkar: <text:span text:style-name="T2">generera erfarenhet → stärka förbindelser → verifiera varaktig förändring</text:span>.</text:p>
      <table:table table:name="表格20" table:style-name="表格20">
        <table:table-column table:style-name="表格20.A" table:number-columns-repeated="3"/>
        <table:table-header-rows>
          <table:table-row>
            <table:table-cell table:style-name="表格20.A1" office:value-type="string">
              <text:p text:style-name="P3">Princip</text:p>
            </table:table-cell>
            <table:table-cell table:style-name="表格20.A1" office:value-type="string">
              <text:p text:style-name="P3">Kärnpraktik</text:p>
            </table:table-cell>
            <table:table-cell table:style-name="表格20.C1" office:value-type="string">
              <text:p text:style-name="P3">Varför den alltid fungerar</text:p>
            </table:table-cell>
          </table:table-row>
        </table:table-header-rows>
        <table:table-row>
          <table:table-cell table:style-name="表格20.A2" office:value-type="string">
            <text:p text:style-name="Table_20_Contents"><text:span text:style-name="T2">1. Aktiv generering</text:span></text:p>
          </table:table-cell>
          <table:table-cell table:style-name="表格20.A2" office:value-type="string">
            <text:p text:style-name="P4">Istället för att passivt ta emot, förklara själv, sammanfatta, ställ frågor, lär andra.</text:p>
          </table:table-cell>
          <table:table-cell table:style-name="表格20.C2" office:value-type="string">
            <text:p text:style-name="P4">Aktiv återkallelse lämnar djupare neurala spår än passiv input.</text:p>
          </table:table-cell>
        </table:table-row>
        <table:table-row>
          <table:table-cell table:style-name="表格20.A2" office:value-type="string">
            <text:p text:style-name="Table_20_Contents"><text:span text:style-name="T2">2. Spaced repetition</text:span></text:p>
          </table:table-cell>
          <table:table-cell table:style-name="表格20.A2" office:value-type="string">
            <text:p text:style-name="P4">Upprepa innehållet med allt längre intervall.</text:p>
          </table:table-cell>
          <table:table-cell table:style-name="表格20.C2" office:value-type="string">
            <text:p text:style-name="P4">Glömska är biologisk; varje återkallelsehandling stärker förbindelsen.</text:p>
          </table:table-cell>
        </table:table-row>
        <table:table-row>
          <table:table-cell table:style-name="表格20.A2" office:value-type="string">
            <text:p text:style-name="Table_20_Contents"><text:span text:style-name="T2">3. Självtestning</text:span></text:p>
          </table:table-cell>
          <table:table-cell table:style-name="表格20.A2" office:value-type="string">
            <text:p text:style-name="P4">Testa dig själv ofta, istället för att bara läsa.</text:p>
          </table:table-cell>
          <table:table-cell table:style-name="表格20.C2" office:value-type="string">
            <text:p text:style-name="P4">Själva återkallelsehandlingen stärker varaktig förändring mer än lagring.</text:p>
          </table:table-cell>
        </table:table-row>
        <table:table-row>
          <table:table-cell table:style-name="表格20.A2" office:value-type="string">
            <text:p text:style-name="Table_20_Contents"><text:span text:style-name="T2">4. Feedback från misstag</text:span></text:p>
          </table:table-cell>
          <table:table-cell table:style-name="表格20.A2" office:value-type="string">
            <text:p text:style-name="P4">Försök → blottlägg misstaget → få tydlig korrigering → försök igen.</text:p>
          </table:table-cell>
          <table:table-cell table:style-name="表格20.C2" office:value-type="string">
            <text:p text:style-name="P4">Misstag aktiverar övervakningsmekanismer; korrigerade vägar förstärks preferentiellt.</text:p>
          </table:table-cell>
        </table:table-row>
        <table:table-row>
          <table:table-cell table:style-name="表格20.A2" office:value-type="string">
            <text:p text:style-name="Table_20_Contents"><text:span text:style-name="T2">5. Elaborering</text:span></text:p>
          </table:table-cell>
          <table:table-cell table:style-name="表格20.A2" office:value-type="string">
            <text:p text:style-name="P4">Koppla ny kunskap till befintlig kunskap genom rika, konkreta kopplingar.</text:p>
          </table:table-cell>
          <table:table-cell table:style-name="表格20.C2" office:value-type="string">
            <text:p text:style-name="P4">Nya förbindelser måste förankras i gamla nätverk; ju fler ankare, desto starkare retention.</text:p>
          </table:table-cell>
        </table:table-row>
        <table:table-row>
          <table:table-cell table:style-name="表格20.A2" office:value-type="string">
            <text:p text:style-name="Table_20_Contents"><text:span text:style-name="T2">6. Medveten övning</text:span></text:p>
          </table:table-cell>
          <table:table-cell table:style-name="表格20.A2" office:value-type="string">
            <text:p text:style-name="P4">Fokusera på utmaningar strax över din nuvarande förmåga och förfina dem upprepade gånger.</text:p>
          </table:table-cell>
          <table:table-cell table:style-name="表格20.C2" office:value-type="string">
            <text:p text:style-name="P4">Neuroplasticitet utlöses endast i utmaningszonen; i komfortzonen sker ingen förändring.</text:p>
          </table:table-cell>
        </table:table-row>
        <table:table-row>
          <table:table-cell table:style-name="表格20.A2" office:value-type="string">
            <text:p text:style-name="Table_20_Contents"><text:span text:style-name="T2">7. Interleaving</text:span></text:p>
          </table:table-cell>
          <table:table-cell table:style-name="表格20.A2" office:value-type="string">
            <text:p text:style-name="P4">Blanda olika ämnen under övning, istället för att fokusera på ett ämne för länge.</text:p>
          </table:table-cell>
          <table:table-cell table:style-name="表格20.C2" office:value-type="string">
            <text:p text:style-name="P4">Växlingen hjälper hjärnan att diskriminera och generalisera, vilket bildar flexibel, överförbar kunskap.</text:p>
          </table:table-cell>
        </table:table-row>
      </table:table>
      <text:p text:style-name="Text_20_body"/>
      <text:p text:style-name="Text_20_body"><text:span text:style-name="T2">Det enda kriteriet för att testa en metod:</text:span><text:line-break/><text:span text:style-name="T1">„Om alla externa ledtrådar tas bort, kan jag utföra kärnuppgiften självständigt och flytande?”</text:span><text:line-break/><text:soft-page-break/>Om ja — förändringen har skett i dig. Om nej — förändringen har bara skett i dina verktyg.</text:p>
      <text:p text:style-name="Horizontal_20_Line"/>
      <text:h text:style-name="Heading_20_3" text:outline-level="3">III. Inlärningsbeteenden som alltid är skadliga (Tio fällor)</text:h>
      <text:p text:style-name="Text_20_body">Farligare än att inte känna till effektiva metoder är att falla in i beteenden som <text:span text:style-name="T2">ser ut som inlärning men är värdelösa eller aktivt skadar din inlärningsförmåga</text:span>. Följande lista har validerats genom årtusenden. Karva in den i ditt sinne.</text:p>
      <text:h text:style-name="Heading_20_4" text:outline-level="4">(A) Helt värdelöst (slöseri med tid)</text:h>
      <text:list text:style-name="L117">
        <text:list-item>
          <text:p text:style-name="P121"><text:span text:style-name="T2">Passiv omläsning</text:span> — bara läsa, markera eller lyssna utan aktiv återkallelse eller recitation.<text:line-break/>→ <text:span text:style-name="T1">„Jag läste det tio gånger, stängde boken, och mitt sinne var tomt.”</text:span></text:p>
        </text:list-item>
        <text:list-item>
          <text:p text:style-name="P121"><text:span text:style-name="T2">Cramming</text:span> — intensiv input under en natt eller några dagar.<text:line-break/>→ <text:span text:style-name="T1">De bildade förbindelserna är kortlivade och försvinner inom några dagar.</text:span></text:p>
        </text:list-item>
        <text:list-item>
          <text:p text:style-name="P121"><text:span text:style-name="T2">Enkel upprepning av andras ord</text:span> — bokstavlig upprepning utan att omformulera med egna ord.<text:line-break/>→ <text:span text:style-name="T1">Inga djupa förbindelser bildas; du kan inte överföra kunskapen till nya problem.</text:span></text:p>
        </text:list-item>
      </text:list>
      <text:h text:style-name="Heading_20_4" text:outline-level="4" text:is-list-header="true">(B) Betydligt skadligt (förstör långsiktig förmåga)</text:h>
      <text:list text:style-name="L118">
        <text:list-item>
          <text:p text:style-name="P122"><text:span text:style-name="T2">Multitasking under inlärning</text:span> — studera medan du bläddrar igenom orelaterat innehåll, frekventa uppgiftsväxlingar.<text:line-break/>→ <text:span text:style-name="T1">Tränar ytliga bearbetningsvanor och förstör djup bearbetningsförmåga.</text:span></text:p>
        </text:list-item>
        <text:list-item>
          <text:p text:style-name="P122"><text:span text:style-name="T2">Fossilisering av desinformation</text:span> — skaffa falska begrepp från opålitliga källor och använda dem upprepade gånger.<text:line-break/>→ <text:span text:style-name="T1">Att korrigera ett misstag är flera gånger svårare än att lära från noll, eftersom du först måste hämma den gamla vägen.</text:span></text:p>
        </text:list-item>
        <text:list-item>
          <text:p text:style-name="P122"><text:span text:style-name="T2">Övning utan feedback</text:span> — upprepa övningar utan att kontrollera svar eller korrigera misstag.<text:line-break/>→ <text:span text:style-name="T1">Förstärker misstag och tränar dåliga vanor.</text:span></text:p>
        </text:list-item>
        <text:list-item>
          <text:p text:style-name="P122"><text:span text:style-name="T2">Ångestdriven inlärning</text:span> — lära sig under rädsla, hög press eller förödmjukelse.<text:line-break/>→ <text:span text:style-name="T1">Kronisk stress undertrycker plasticiteten i minnescentra (t.ex. hippocampus) och kan skapa en livslång aversjon mot själva inlärningen.</text:span></text:p>
        </text:list-item>
        <text:list-item>
          <text:p text:style-name="P122"><text:span text:style-name="T2">Överdrivet beroende av extern lagring</text:span> — bokmärken, skärmdumpar, spara, med illusionen ”sparat = lärt”.<text:line-break/>→ <text:span text:style-name="T1">Hjärnan minskar aktivt minnesinvesteringar i information som är lättillgänglig men inte aktivt återkallas (Google-effekten).</text:span></text:p>
        </text:list-item>
        <text:list-item>
          <text:p text:style-name="P122"><text:span text:style-name="T2">Att förväxla förtrogenhet med mästerskap</text:span> — känslan av att ha lärt sig för att något låter bekant eller läses flytande.<text:line-break/>→ <text:span text:style-name="T1">Den mest lömska fällan: förtrogenhet kommer från perceptuell flyt, inte från långsiktig återkallelsestyrka.</text:span></text:p>
        </text:list-item>
        <text:list-item>
          <text:p text:style-name="P122"><text:span text:style-name="T2">Inlärning med sömnbrist</text:span> — plugga sent, skära ner på sömntimmar.<text:line-break/>→ <text:span text:style-name="T1">Minneskonsolidering sker huvudsakligen under djup sömn och REM-sömn. Vad som lärs </text:span><text:soft-page-break/><text:span text:style-name="T1">in med sömnbrist glöms till stor del bort. Kronisk sömnbrist skadar också prefrontala funktioner, vilket minskar inlärningseffektiviteten.</text:span></text:p>
        </text:list-item>
      </text:list>
      <text:p text:style-name="Text_20_body"><text:span text:style-name="T2">En enkel fråga för självkontroll:</text:span><text:line-break/><text:span text:style-name="T1">„Utan någon extern hjälp, kan jag tillämpa denna kunskap självständigt, korrekt och flytande, och känna igen i en ny situation var den är tillämplig?”</text:span><text:line-break/>→ Om ja, har du verkligen lärt dig. Om nej, har du fallit i en av ovanstående fällor.</text:p>
      <text:p text:style-name="Horizontal_20_Line"/>
      <text:h text:style-name="Heading_20_3" text:outline-level="3">IV. Om ”oberoende” och ”beroende av verktyg” — en debatt som pågått i årtusenden</text:h>
      <text:p text:style-name="Text_20_body">Kanske lever du i en era av djup integration mellan människa och verktyg. Externa verktyg är mycket kraftfulla. Blir då vår betoning på ”inga externa ledtrådar” föråldrad?</text:p>
      <text:p text:style-name="Text_20_body"><text:span text:style-name="T2">Svar: Nej, men en precis förståelse krävs.</text:span></text:p>
      <text:list text:style-name="L119">
        <text:list-item>
          <text:p text:style-name="P123"><text:span text:style-name="T2">Den grundläggande kärnlagret</text:span> (modersmål, grundläggande logik, kärnyrkesfärdigheter) — måste vara tillgänglig utan externa verktyg. Detta är grunden för din existens som en oberoende kognitiv agent.</text:p>
        </text:list-item>
        <text:list-item>
          <text:p text:style-name="P123"><text:span text:style-name="T2">Det utökade tillämpningslagret</text:span> (banbrytande kunskap, lågfrekventa detaljer) — kan legitimit bero på verktyg, <text:span text:style-name="T2">förutsatt att</text:span> du förstår principerna och kan härleda resultatet på andra sätt när verktyg saknas.</text:p>
        </text:list-item>
      </text:list>
      <text:p text:style-name="Text_20_body"><text:span text:style-name="T2">Den röda linjen är denna:</text:span> Om avlägsnande av externa verktyg förlamar din kärnförmåga, då har verktyget <text:span text:style-name="T2">ersatt</text:span> dig, inte <text:span text:style-name="T2">använts</text:span> av dig.</text:p>
      <text:p text:style-name="Text_20_body">De forntida lärde sig abakus för att nå ”mental abakus” — utan fysisk abakus. Du lär dig använda en miniräknare för att nå ”förståelse för multiplikation även utan miniräknare”. Verktyg kan snabba upp, men de kan inte bära för dig.</text:p>
      <text:p text:style-name="Horizontal_20_Line"/>
      <text:h text:style-name="Heading_20_3" text:outline-level="3">V. Sista rådet till elever om tusen år</text:h>
      <text:list text:style-name="L120">
        <text:list-item>
          <text:p text:style-name="P124"><text:span text:style-name="T2">Akta dig för inlärningsillusionen.</text:span> Att bokmärka, gilla, avsluta en föreläsning, läsa en bok — det är inte inlärning. Det enda beviset är att du <text:span text:style-name="T2">självständigt kan producera en annan output</text:span>.</text:p>
        </text:list-item>
        <text:list-item>
          <text:p text:style-name="P124"><text:span text:style-name="T2">Acceptera feedback, särskilt negativ feedback.</text:span> Övning utan korrigering är gift. Sök aktivt efter människor, system eller miljöer som påpekar dina misstag.</text:p>
        </text:list-item>
        <text:list-item>
          <text:p text:style-name="P124"><text:span text:style-name="T2">Skydda din sömn och dina känslor.</text:span> De är den biologiska grund på vilken inlärning sker. Varje ”inlärning” som offrar sömn eller skapar rädsla är självsabotage.</text:p>
        </text:list-item>
        <text:list-item>
          <text:p text:style-name="P124"><text:span text:style-name="T2">Ställ dig alltid tre frågor:</text:span></text:p>
          <text:list>
            <text:list-item>
              <text:p text:style-name="P124">Vilken ny erfarenhet har jag fått? (Inte ny information.)</text:p>
            </text:list-item>
            <text:list-item>
              <text:p text:style-name="P124">Vilken varaktig förändring har skett i min hjärna? (Inte tillfälligt minne.)</text:p>
            </text:list-item>
            <text:list-item>
              <text:p text:style-name="P124">I vilken framtida situation kommer detta att göra det möjligt för mig att ge ett bättre svar? (Inte ett provresultat.)</text:p>
            </text:list-item>
          </text:list>
        </text:list-item>
      </text:list>
      <text:p text:style-name="Text_20_body"><text:soft-page-break/>Slutligen, kom ihåg: <text:span text:style-name="T2">teknik förändras, men de underliggande lagarna för inlärning för varje kognitiv agent — från den första livsformen som lärde sig undvika fara till dig — är exakt desamma.</text:span> Det som skrivs i detta memorandum kommer att förbli sant i din tid. Om det någonsin upphör att vara sant, då kommer själva ordet ”inlärning” att behöva omdefinieras — men den dagen ligger utanför ramen för vår diskussion idag.</text:p>
      <text:p text:style-name="Text_20_body">Må du bli den sanna mästaren över ditt lärande, varken slav under verktyg eller slav under ångest.</text:p>
      <text:p text:style-name="Text_20_body"><text:span text:style-name="T1">— Skrivet före mitten av 2000-talet, baserat på summan av flera tusen års mänsklig erfarenhet</text:span></text:p>
      <text:p text:style-name="Horizontal_20_Line"/>
      <text:h text:style-name="Heading_20_2" text:outline-level="2">7. 希腊语 (Ελληνικά)</text:h>
      <text:h text:style-name="Heading_20_2" text:outline-level="2">Η ουσία της μάθησης: Ένα υπόμνημα για την ανθρωπότητα σε χίλια χρόνια</text:h>
      <text:p text:style-name="Text_20_body">— Βασισμένο σε αμετάβλητες αρχές μέσω χιλιετιών</text:p>
      <text:h text:style-name="Heading_20_3" text:outline-level="3">Πρόλογος</text:h>
      <text:p text:style-name="Text_20_body">Εάν ζεις σε χίλια χρόνια, ο κόσμος σου θα διαθέτει πιθανότατα τεχνολογίες που εμείς σήμερα δεν μπορούμε να φανταστούμε: διεπαφές εγκεφάλου-υπολογιστή, μεταφόρτωση συνείδησης, δίκτυα συλλογικής νοημοσύνης… Αλλά πίστεψέ με: ανεξάρτητα από το πώς εξελίσσονται τα εργαλεία, <text:span text:style-name="T2">η ουσία της μάθησης δεν άλλαξε ποτέ και δεν θα αλλάξει ποτέ</text:span>.</text:p>
      <text:p text:style-name="Text_20_body">Αυτό το υπόμνημα δεν είναι εγχειρίδιο οδηγιών. Είναι ένας καθρέφτης. Προσπαθεί να απαντήσει σε τρία αιώνια ερωτήματα:</text:p>
      <text:list text:style-name="L121">
        <text:list-item>
          <text:p text:style-name="P125">Ποια είναι η ουσία της μάθησης;</text:p>
        </text:list-item>
        <text:list-item>
          <text:p text:style-name="P125">Ποιες μέθοδοι θα λειτουργούν πάντα;</text:p>
        </text:list-item>
        <text:list-item>
          <text:p text:style-name="P125">Ποιες συμπεριφορές μοιάζουν με μάθηση αλλά είναι άχρηστες ή ακόμα και επιβλαβείς;</text:p>
        </text:list-item>
      </text:list>
      <text:p text:style-name="Text_20_body">Οι πρόγονοί μας έθεσαν αυτά τα ερωτήματα γύρω από τις φωτιές. Εμείς τα θέτουμε μπροστά σε οθόνες. Εσύ πρέπει επίσης να συνεχίσεις να τα θέτεις στη δική σου εποχή.</text:p>
      <text:p text:style-name="Horizontal_20_Line"/>
      <text:h text:style-name="Heading_20_3" text:outline-level="3">I. Η ουσία: Ο αμετάβλητος πυρήνας</text:h>
      <text:p text:style-name="Quotations"><text:span text:style-name="T2">Μάθηση είναι η διαδικασία δημιουργίας μόνιμων συνδέσεων μέσα στο νευρικό σύστημα μέσω της εμπειρίας, αλλάζοντας έτσι την ικανότητα αντιμετώπισης της μελλοντικής αβεβαιότητας.</text:span></text:p>
      <text:p text:style-name="Text_20_body">Αυτός ο ορισμός περιέχει τέσσερα ακλόνητα στοιχεία:</text:p>
      <text:list text:style-name="L122">
        <text:list-item>
          <text:p text:style-name="P126"><text:span text:style-name="T2">Η πηγή είναι η εμπειρία</text:span> — όχι έμφυτο ένστικτο, όχι προσωρινή κατάσταση που προκαλείται από φάρμακα, αλλά γνήσια αλληλεπίδραση με τον κόσμο.</text:p>
        </text:list-item>
        <text:list-item>
          <text:p text:style-name="P126"><text:span text:style-name="T2">Το υπόστρωμα είναι οι νευρικές συνδέσεις σε έναν γνωστικό παράγοντα</text:span> — κάθε μάθηση αλλάζει φυσικά τον εγκέφαλό σου. Είτε χρησιμοποιείς νευρώνες άνθρακα είτε τσιπ πυριτίου, η ουσία είναι η ίδια.</text:p>
        </text:list-item>
        <text:list-item>
          <text:p text:style-name="P126"><text:soft-page-break/><text:span text:style-name="T2">Η αλλαγή είναι μόνιμη</text:span> — όχι η μνήμη εργασίας λίγων δευτερολέπτων, αλλά ένα ίχνος που μπορεί να επηρεάσει μελλοντική συμπεριφορά ή σκέψη.</text:p>
        </text:list-item>
        <text:list-item>
          <text:p text:style-name="P126"><text:span text:style-name="T2">Ο σκοπός είναι η συμπίεση της αβεβαιότητας</text:span> — ώστε όταν αντιμετωπίζεις το άγνωστο ή προκλήσεις, να μπορείς να λαμβάνεις καλύτερες αποφάσεις και ενέργειες.</text:p>
        </text:list-item>
      </text:list>
      <text:p text:style-name="Text_20_body">Χιλιάδες χρόνια πριν, οι άνθρωποι έμαθαν να ανάβουν φωτιά. Εκατοντάδες χρόνια πριν, έμαθαν να διαβάζουν και να γράφουν. Σήμερα, μαθαίνουν να συνεργάζονται με την ΤΝ. Οι μορφές αλλάζουν αδιάκοπα, αλλά οι τέσσερις παραπάνω γραμμές παραμένουν ακίνητες.</text:p>
      <text:p text:style-name="Horizontal_20_Line"/>
      <text:h text:style-name="Heading_20_3" text:outline-level="3">II. Μέθοδοι που λειτουργούν πάντα (Επτά αιώνιες αρχές)</text:h>
      <text:p text:style-name="Text_20_body">Αυτές οι αρχές είναι αιώνιες επειδή δρουν άμεσα στους τρεις κρίκους της διαδικασίας μάθησης: <text:span text:style-name="T2">παραγωγή εμπειρίας → ενίσχυση συνδέσεων → επαλήθευση μόνιμης αλλαγής</text:span>.</text:p>
      <table:table table:name="表格21" table:style-name="表格21">
        <table:table-column table:style-name="表格21.A" table:number-columns-repeated="3"/>
        <table:table-header-rows>
          <table:table-row>
            <table:table-cell table:style-name="表格21.A1" office:value-type="string">
              <text:p text:style-name="P3">Αρχή</text:p>
            </table:table-cell>
            <table:table-cell table:style-name="表格21.A1" office:value-type="string">
              <text:p text:style-name="P3">Βασική πρακτική</text:p>
            </table:table-cell>
            <table:table-cell table:style-name="表格21.C1" office:value-type="string">
              <text:p text:style-name="P3">Γιατί λειτουργεί πάντα</text:p>
            </table:table-cell>
          </table:table-row>
        </table:table-header-rows>
        <table:table-row>
          <table:table-cell table:style-name="表格21.A2" office:value-type="string">
            <text:p text:style-name="Table_20_Contents"><text:span text:style-name="T2">1. Ενεργητική παραγωγή</text:span></text:p>
          </table:table-cell>
          <table:table-cell table:style-name="表格21.A2" office:value-type="string">
            <text:p text:style-name="P4">Αντί να λαμβάνεις παθητικά, εξήγησε μόνος σου, σύνοψε, κάνε ερωτήσεις, δίδαξε άλλους.</text:p>
          </table:table-cell>
          <table:table-cell table:style-name="表格21.C2" office:value-type="string">
            <text:p text:style-name="P4">Η ενεργητική ανάκληση αφήνει βαθύτερα νευρικά ίχνη από την παθητική είσοδο.</text:p>
          </table:table-cell>
        </table:table-row>
        <table:table-row>
          <table:table-cell table:style-name="表格21.A2" office:value-type="string">
            <text:p text:style-name="Table_20_Contents"><text:span text:style-name="T2">2. Επαναλήψεις με κενά</text:span></text:p>
          </table:table-cell>
          <table:table-cell table:style-name="表格21.A2" office:value-type="string">
            <text:p text:style-name="P4">Επανέλαβε το περιεχόμενο σε όλο και μεγαλύτερα διαστήματα.</text:p>
          </table:table-cell>
          <table:table-cell table:style-name="表格21.C2" office:value-type="string">
            <text:p text:style-name="P4">Η λήθη είναι βιολογική· κάθε πράξη ανάκλησης ενισχύει τη σύνδεση.</text:p>
          </table:table-cell>
        </table:table-row>
        <table:table-row>
          <table:table-cell table:style-name="表格21.A2" office:value-type="string">
            <text:p text:style-name="Table_20_Contents"><text:span text:style-name="T2">3. Αυτοεξέταση</text:span></text:p>
          </table:table-cell>
          <table:table-cell table:style-name="表格21.A2" office:value-type="string">
            <text:p text:style-name="P4">Δοκίμασε τον εαυτό σου συχνά, αντί να διαβάζεις ξανά.</text:p>
          </table:table-cell>
          <table:table-cell table:style-name="表格21.C2" office:value-type="string">
            <text:p text:style-name="P4">Η ίδια η πράξη της ανάκλησης ενισχύει τη μόνιμη αλλαγή περισσότερο από την αποθήκευση.</text:p>
          </table:table-cell>
        </table:table-row>
        <table:table-row>
          <table:table-cell table:style-name="表格21.A2" office:value-type="string">
            <text:p text:style-name="Table_20_Contents"><text:span text:style-name="T2">4. Ανατροφοδότηση από λάθος</text:span></text:p>
          </table:table-cell>
          <table:table-cell table:style-name="表格21.A2" office:value-type="string">
            <text:p text:style-name="P4">Δοκίμασε → αποκάλυψε το λάθος → λάβε σαφή διόρθωση → δοκίμασε ξανά.</text:p>
          </table:table-cell>
          <table:table-cell table:style-name="表格21.C2" office:value-type="string">
            <text:p text:style-name="P4">Τα λάθη ενεργοποιούν μηχανισμούς παρακολούθησης· οι διορθωμένες διαδρομές ενισχύονται κατά προτίμηση.</text:p>
          </table:table-cell>
        </table:table-row>
        <table:table-row>
          <table:table-cell table:style-name="表格21.A2" office:value-type="string">
            <text:p text:style-name="Table_20_Contents"><text:span text:style-name="T2">5. Επεξεργασία</text:span></text:p>
          </table:table-cell>
          <table:table-cell table:style-name="表格21.A2" office:value-type="string">
            <text:p text:style-name="P4">Σύνδεσε τη νέα γνώση με την υπάρχουσα γνώση μέσω πλούσιων, συγκεκριμένων συνδέσεων.</text:p>
          </table:table-cell>
          <table:table-cell table:style-name="表格21.C2" office:value-type="string">
            <text:p text:style-name="P4">Οι νέες συνδέσεις πρέπει να αγκυροβολήσουν σε παλιά δίκτυα· όσο περισσότερες άγκυρες, τόσο ισχυρότερη η συγκράτηση.</text:p>
          </table:table-cell>
        </table:table-row>
        <table:table-row>
          <table:table-cell table:style-name="表格21.A2" office:value-type="string">
            <text:p text:style-name="Table_20_Contents"><text:span text:style-name="T2">6. Σκόπιμη εξάσκηση</text:span></text:p>
          </table:table-cell>
          <table:table-cell table:style-name="表格21.A2" office:value-type="string">
            <text:p text:style-name="P4">Εστίασε σε προκλήσεις ελαφρώς πάνω από την τρέχουσα ικανότητά σου και βελτίωσέ τες επανειλημμένα.</text:p>
          </table:table-cell>
          <table:table-cell table:style-name="表格21.C2" office:value-type="string">
            <text:p text:style-name="P4">Η νευροπλαστικότητα ενεργοποιείται μόνο στη ζώνη πρόκλησης· στη ζώνη άνεσης δεν υπάρχει αλλαγή.</text:p>
          </table:table-cell>
        </table:table-row>
        <table:table-row>
          <table:table-cell table:style-name="表格21.A2" office:value-type="string">
            <text:p text:style-name="Table_20_Contents"><text:span text:style-name="T2">7. Εναλλασσόμενη μάθηση</text:span></text:p>
          </table:table-cell>
          <table:table-cell table:style-name="表格21.A2" office:value-type="string">
            <text:p text:style-name="P4">Ανάμειξε διαφορετικά θέματα κατά την εξάσκηση, αντί να εστιάζεις σε ένα θέμα για πολύ ώρα.</text:p>
          </table:table-cell>
          <table:table-cell table:style-name="表格21.C2" office:value-type="string">
            <text:p text:style-name="P4">Η εναλλαγή βοηθά τον εγκέφαλο να διακρίνει και να γενικεύει, σχηματίζοντας ευέλικτη, μεταβιβάσιμη γνώση.</text:p>
          </table:table-cell>
        </table:table-row>
      </table:table>
      <text:p text:style-name="Text_20_body"/>
      <text:p text:style-name="Text_20_body"><text:span text:style-name="T2">Το μοναδικό κριτήριο για τον έλεγχο οποιασδήποτε μεθόδου:</text:span><text:line-break/><text:span text:style-name="T1">«Εάν αφαιρεθούν όλες οι εξωτερικές ενδείξεις, μπορώ να εκτελέσω την κεντρική εργασία ανεξάρτητα και άπταιστα;»</text:span><text:line-break/><text:soft-page-break/>Εάν ναι — η αλλαγή συνέβη σε εσένα. Εάν όχι — η αλλαγή συνέβη μόνο στα εργαλεία σου.</text:p>
      <text:p text:style-name="Horizontal_20_Line"/>
      <text:h text:style-name="Heading_20_3" text:outline-level="3">III. Συμπεριφορές μάθησης που είναι πάντα επιβλαβείς (Δέκα παγίδες)</text:h>
      <text:p text:style-name="Text_20_body">Πιο επικίνδυνο από το να μην γνωρίζεις αποτελεσματικές μεθόδους είναι να πέφτεις σε συμπεριφορές που <text:span text:style-name="T2">μοιάζουν με μάθηση αλλά είναι άχρηστες ή καταστρέφουν ενεργά την ικανότητά σου να μαθαίνεις</text:span>. Η παρακάτω λίστα έχει επικυρωθεί μέσω χιλιετιών. Χάραξέ την στο μυαλό σου.</text:p>
      <text:h text:style-name="Heading_20_4" text:outline-level="4">(Α) Εντελώς άχρηστες (σπατάλη χρόνου)</text:h>
      <text:list text:style-name="L123">
        <text:list-item>
          <text:p text:style-name="P127"><text:span text:style-name="T2">Παθητική επανάγνωση</text:span> — μόνο διάβασμα, επισήμανση ή ακρόαση χωρίς ενεργητική ανάκληση ή απαγγελία.<text:line-break/>→ <text:span text:style-name="T1">«Το διάβασα δέκα φορές, έκλεισα το βιβλίο, και το μυαλό μου ήταν άδειο.»</text:span></text:p>
        </text:list-item>
        <text:list-item>
          <text:p text:style-name="P127"><text:span text:style-name="T2">Φόρτωση την τελευταία στιγμή</text:span> — εντατική εισαγωγή σε μία νύχτα ή λίγες ημέρες.<text:line-break/>→ <text:span text:style-name="T1">Οι συνδέσεις που σχηματίζονται είναι βραχύβιες και εξαφανίζονται μέσα σε λίγες ημέρες.</text:span></text:p>
        </text:list-item>
        <text:list-item>
          <text:p text:style-name="P127"><text:span text:style-name="T2">Απλή επανάληψη λέξεων άλλων</text:span> — κυριολεκτική επανάληψη χωρίς αναδιατύπωση με δικά σου λόγια.<text:line-break/>→ <text:span text:style-name="T1">Δεν σχηματίζονται βαθιές συνδέσεις· δεν μπορείς να μεταφέρεις τη γνώση σε νέα προβλήματα.</text:span></text:p>
        </text:list-item>
      </text:list>
      <text:h text:style-name="Heading_20_4" text:outline-level="4" text:is-list-header="true">(Β) Σημαντικά επιβλαβείς (καταστρέφουν τη μακροπρόθεσμη ικανότητα)</text:h>
      <text:list text:style-name="L124">
        <text:list-item>
          <text:p text:style-name="P128"><text:span text:style-name="T2">Πολλαπλές εργασίες κατά τη μάθηση</text:span> — μελέτη ενώ κάνεις κύλιση σε άσχετο περιεχόμενο, συχνές εναλλαγές εργασιών.<text:line-break/>→ <text:span text:style-name="T1">Εκπαιδεύει επιφανειακές συνήθειες επεξεργασίας και καταστρέφει την ικανότητα βαθιάς επεξεργασίας.</text:span></text:p>
        </text:list-item>
        <text:list-item>
          <text:p text:style-name="P128"><text:span text:style-name="T2">Απολίθωση παραπληροφόρησης</text:span> — απόκτηση ψευδών εννοιών από αναξιόπιστες πηγές και επαναλαμβανόμενη χρήση τους.<text:line-break/>→ <text:span text:style-name="T1">Η διόρθωση ενός λάθους είναι αρκετές φορές δυσκολότερη από το να μάθεις από το μηδέν, επειδή πρέπει πρώτα να αναστείλεις την παλιά διαδρομή.</text:span></text:p>
        </text:list-item>
        <text:list-item>
          <text:p text:style-name="P128"><text:span text:style-name="T2">Εξάσκηση χωρίς ανατροφοδότηση</text:span> — επανάληψη ασκήσεων χωρίς έλεγχο απαντήσεων ή διόρθωση λαθών.<text:line-break/>→ <text:span text:style-name="T1">Ενισχύει τα λάθη και εκπαιδεύει κακές συνήθειες.</text:span></text:p>
        </text:list-item>
        <text:list-item>
          <text:p text:style-name="P128"><text:span text:style-name="T2">Μάθηση καθοδηγούμενη από άγχος</text:span> — εκμάθηση υπό φόβο, υψηλή πίεση ή ταπείνωση.<text:line-break/>→ <text:span text:style-name="T1">Το χρόνιο στρες καταστέλλει την πλαστικότητα των κέντρων μνήμης (π.χ. ιππόκαμπου) και μπορεί να δημιουργήσει μια δια βίου αποστροφή προς την ίδια τη μάθηση.</text:span></text:p>
        </text:list-item>
        <text:list-item>
          <text:p text:style-name="P128"><text:span text:style-name="T2">Υπερβολική εξάρτηση από εξωτερική αποθήκευση</text:span> — σελιδοδείκτες, στιγμιότυπα οθόνης, αποθήκευση, με την ψευδαίσθηση «αποθηκευμένο = μαθημένο».<text:line-break/>→ <text:span text:style-name="T1">Ο εγκέφαλος μειώνει ενεργά την επένδυση μνήμης σε πληροφορίες που είναι εύκολα προσβάσιμες αλλά δεν ανακτώνται ενεργά (φαινόμενο Google).</text:span></text:p>
        </text:list-item>
        <text:list-item>
          <text:p text:style-name="P128"><text:span text:style-name="T2">Σύγχυση οικειότητας με γνώση</text:span> — αίσθηση ότι έμαθες επειδή κάτι ακούγεται οικείο ή διαβάζεται άπταιστα.<text:line-break/>→ <text:span text:style-name="T1">Η πιο ύπουλη παγίδα: η οικειότητα προέρχεται από την αντιληπτική ευχέρεια, όχι από τη </text:span><text:soft-page-break/><text:span text:style-name="T1">δύναμη μακροπρόθεσμης ανάκλησης.</text:span></text:p>
        </text:list-item>
        <text:list-item>
          <text:p text:style-name="P128"><text:span text:style-name="T2">Μάθηση με στέρηση ύπνου</text:span> — μελέτη μέχρι αργά, περικοπή ωρών ύπνου.<text:line-break/>→ <text:span text:style-name="T1">Η ενοποίηση της μνήμης συμβαίνει κυρίως κατά τον βαθύ ύπνο και τον ύπνο REM. Όσα μαθαίνονται με στέρηση ύπνου ξεχνιούνται σε μεγάλο βαθμό. Η χρόνια στέρηση ύπνου βλάπτει επίσης τη λειτουργία του προμετωπιαίου φλοιού, μειώνοντας την αποτελεσματικότητα της μάθησης.</text:span></text:p>
        </text:list-item>
      </text:list>
      <text:p text:style-name="Text_20_body"><text:span text:style-name="T2">Μια απλή ερώτηση για αυτοέλεγχο:</text:span><text:line-break/><text:span text:style-name="T1">«Χωρίς καμία εξωτερική βοήθεια, μπορώ να εφαρμόσω αυτή τη γνώση ανεξάρτητα, με ακρίβεια και άπταιστα, και να αναγνωρίσω σε μια νέα κατάσταση πού εφαρμόζεται;»</text:span><text:line-break/>→ Εάν ναι, έχεις πραγματικά μάθει. Εάν όχι, έχεις πέσει σε μία από τις παραπάνω παγίδες.</text:p>
      <text:p text:style-name="Horizontal_20_Line"/>
      <text:h text:style-name="Heading_20_3" text:outline-level="3">IV. Σχετικά με την «ανεξαρτησία» και την «εξάρτηση από εργαλεία» — μια συζήτηση που διαρκεί χιλιετίες</text:h>
      <text:p text:style-name="Text_20_body">Ίσως ζεις σε μια εποχή βαθιάς ολοκλήρωσης ανθρώπου-εργαλείου. Τα εξωτερικά εργαλεία είναι πολύ ισχυρά. Τότε η έμφασή μας στο «χωρίς εξωτερικές ενδείξεις» καθίσταται ξεπερασμένη;</text:p>
      <text:p text:style-name="Text_20_body"><text:span text:style-name="T2">Απάντηση: Όχι, αλλά απαιτείται ακριβής κατανόηση.</text:span></text:p>
      <text:list text:style-name="L125">
        <text:list-item>
          <text:p text:style-name="P129"><text:span text:style-name="T2">Το βασικό στρώμα πυρήνα</text:span> (μητρική γλώσσα, βασική λογική, βασικές επαγγελματικές δεξιότητες) — πρέπει να είναι προσβάσιμο χωρίς εξωτερικά εργαλεία. Αυτή είναι η βάση της ύπαρξής σου ως ανεξάρτητου γνωστικού παράγοντα.</text:p>
        </text:list-item>
        <text:list-item>
          <text:p text:style-name="P129"><text:span text:style-name="T2">Το διευρυμένο στρώμα εφαρμογής</text:span> (προηγμένη γνώση, λεπτομέρειες χαμηλής συχνότητας) — μπορεί νόμιμα να εξαρτάται από εργαλεία, <text:span text:style-name="T2">υπό την προϋπόθεση ότι</text:span> κατανοείς τις αρχές και μπορείς να εξάγεις το αποτέλεσμα με άλλους τρόπους όταν τα εργαλεία λείπουν.</text:p>
        </text:list-item>
      </text:list>
      <text:p text:style-name="Text_20_body"><text:span text:style-name="T2">Η κόκκινη γραμμή είναι η εξής:</text:span> Εάν η αφαίρεση εξωτερικών εργαλείων παραλύσει την κεντρική σου ικανότητα, τότε το εργαλείο σε <text:span text:style-name="T2">αντικατέστησε</text:span>, όχι <text:span text:style-name="T2">χρησιμοποιήθηκε</text:span> από εσένα.</text:p>
      <text:p text:style-name="Text_20_body">Οι αρχαίοι έμαθαν τον άβακα για να επιτύχουν τον «νοητικό άβακα» — χωρίς φυσικό άβακα. Εσύ μαθαίνεις να χρησιμοποιείς μια αριθμομηχανή για να επιτύχεις «την κατανόηση του πολλαπλασιασμού ακόμα και χωρίς αριθμομηχανή». Τα εργαλεία μπορούν να επιταχύνουν, αλλά δεν μπορούν να κυοφορήσουν για σένα.</text:p>
      <text:p text:style-name="Horizontal_20_Line"/>
      <text:h text:style-name="Heading_20_3" text:outline-level="3">V. Τελική συμβουλή για μαθητές σε χίλια χρόνια</text:h>
      <text:list text:style-name="L126">
        <text:list-item>
          <text:p text:style-name="P130"><text:span text:style-name="T2">Προσοχή στην ψευδαίσθηση της μάθησης.</text:span> Η προσθήκη σελιδοδεικτών, το like, η ολοκλήρωση μιας διάλεξης, η ανάγνωση ενός βιβλίου — αυτά δεν είναι μάθηση. Η μόνη απόδειξη είναι ότι μπορείς <text:span text:style-name="T2">να παράγεις ανεξάρτητα μια διαφορετική έξοδο</text:span>.</text:p>
        </text:list-item>
        <text:list-item>
          <text:p text:style-name="P130"><text:span text:style-name="T2">Αποδέξου την ανατροφοδότηση, ειδικά την αρνητική ανατροφοδότηση.</text:span> Η εξάσκηση χωρίς διόρθωση είναι δηλητήριο. Αναζήτησε ενεργά ανθρώπους, συστήματα ή περιβάλλοντα που επισημαίνουν τα λάθη σου.</text:p>
        </text:list-item>
        <text:list-item>
          <text:p text:style-name="P130"><text:span text:style-name="T2">Προστάτεψε τον ύπνο και τα συναισθήματά σου.</text:span> Αυτά είναι το βιολογικό θεμέλιο πάνω <text:soft-page-break/>στο οποίο συμβαίνει η μάθηση. Οποιαδήποτε «μάθηση» που θυσιάζει τον ύπνο ή δημιουργεί φόβο είναι αυτο-σαμποτάζ.</text:p>
        </text:list-item>
        <text:list-item>
          <text:p text:style-name="P130"><text:span text:style-name="T2">Κάνε πάντα στον εαυτό σου τρεις ερωτήσεις:</text:span></text:p>
          <text:list>
            <text:list-item>
              <text:p text:style-name="P130">Ποια νέα εμπειρία απέκτησα; (Όχι νέα πληροφορία.)</text:p>
            </text:list-item>
            <text:list-item>
              <text:p text:style-name="P130">Ποια μόνιμη αλλαγή συνέβη στον εγκέφαλό μου; (Όχι προσωρινή μνήμη.)</text:p>
            </text:list-item>
            <text:list-item>
              <text:p text:style-name="P130">Σε ποια μελλοντική κατάσταση θα μου επιτρέψει αυτό να δώσω καλύτερη απάντηση; (Όχι βαθμό εξέτασης.)</text:p>
            </text:list-item>
          </text:list>
        </text:list-item>
      </text:list>
      <text:p text:style-name="Text_20_body">Τέλος, θυμήσου: <text:span text:style-name="T2">η τεχνολογία αλλάζει, αλλά οι υποκείμενοι νόμοι της μάθησης για κάθε γνωστικό παράγοντα — από την πρώτη μορφή ζωής που έμαθε να αποφεύγει τον κίνδυνο έως εσένα — είναι ακριβώς οι ίδιοι.</text:span> Όσα γράφονται σε αυτό το υπόμνημα θα παραμείνουν αληθινά στην εποχή σου. Εάν ποτέ πάψουν να είναι αληθινά, τότε η ίδια η λέξη «μάθηση» θα χρειαστεί να επαναπροσδιοριστεί — αλλά αυτή η ημέρα είναι πέρα από το πεδίο της σημερινής μας συζήτησης.</text:p>
      <text:p text:style-name="Text_20_body">Να γίνεις ο πραγματικός κύριος της μάθησής σου, ούτε σκλάβος των εργαλείων ούτε σκλάβος του άγχους.</text:p>
      <text:p text:style-name="Text_20_body"><text:span text:style-name="T1">— Γραμμένο πριν από τα μέσα του 21ου αιώνα, βασισμένο στο άθροισμα αρκετών χιλιάδων ετών ανθρώπινης εμπειρίας</text:span></text:p>
      <text:p text:style-name="Horizontal_20_Line"/>
      <text:h text:style-name="Heading_20_2" text:outline-level="2">8. 希伯来语 (עברית)</text:h>
      <text:h text:style-name="Heading_20_2" text:outline-level="2">מהות הלמידה: תזכיר לאנושות בעוד אלף שנים</text:h>
      <text:p text:style-name="Text_20_body">— מבוסס על עקרונות בלתי משתנים לאורך אלפי שנים</text:p>
      <text:h text:style-name="Heading_20_3" text:outline-level="3">פתח דבר</text:h>
      <text:p text:style-name="Text_20_body">אם אתה חי בעוד אלף שנים, עולמך יכיל כנראה טכנולוגיות שאנו היום לא יכולים לדמיין: ממשקי מוח-מחשב, העלאת תודעה, רשתות של אינטליגנציה קולקטיבית… אבל האמן לי: לא משנה כיצד הכלים מתפתחים, <text:span text:style-name="T2">מהות הלמידה מעולם לא השתנתה ולעולם לא תשתנה</text:span>.</text:p>
      <text:p text:style-name="Text_20_body">תזכיר זה אינו מדריך הוראות. הוא מראה. הוא מנסה לענות על שלוש שאלות נצחיות:</text:p>
      <text:list text:style-name="L127">
        <text:list-item>
          <text:p text:style-name="P131">מהי מהות הלמידה?</text:p>
        </text:list-item>
        <text:list-item>
          <text:p text:style-name="P131">אילו שיטות תמיד יעבדו?</text:p>
        </text:list-item>
        <text:list-item>
          <text:p text:style-name="P131">אילו התנהגויות נראות כמו למידה אבל הן חסרות תועלת או אפילו מזיקות?</text:p>
        </text:list-item>
      </text:list>
      <text:p text:style-name="Text_20_body">אבותינו שאלו שאלות אלו סביב מדורות. אנו שואלים אותן מול מסכים. גם אתה צריך להמשיך לשאול אותן בעידן שלך.</text:p>
      <text:p text:style-name="Horizontal_20_Line"/>
      <text:h text:style-name="Heading_20_3" text:outline-level="3"><text:soft-page-break/>I. המהות: הליבה הבלתי משתנה</text:h>
      <text:p text:style-name="Quotations"><text:span text:style-name="T2">למידה היא תהליך של יצירת קשרים מתמשכים בתוך מערכת העצבים באמצעות ניסיון, ובכך לשנות את היכולת להתמודד עם אי-ודאות עתידית.</text:span></text:p>
      <text:p text:style-name="Text_20_body">הגדרה זו מכילה ארבעה יסודות בלתי מעורערים:</text:p>
      <text:list text:style-name="L128">
        <text:list-item>
          <text:p text:style-name="P132"><text:span text:style-name="T2">המקור הוא ניסיון</text:span> — לא אינסטינקט מולד, לא מצב זמני הנגרם על ידי תרופות, אלא אינטראקציה אמיתית עם העולם.</text:p>
        </text:list-item>
        <text:list-item>
          <text:p text:style-name="P132"><text:span text:style-name="T2">המצע הוא קשרים עצביים בתוך גורם קוגניטיבי</text:span> — כל למידה משנה פיזית את מוחך. בין אם אתה משתמש בניורונים מבוססי פחמן או בשבבי סיליקון, המהות זהה.</text:p>
        </text:list-item>
        <text:list-item>
          <text:p text:style-name="P132"><text:span text:style-name="T2">השינוי מתמשך</text:span> — לא זיכרון עבודה של מספר שניות, אלא עקבות שיכולות להשפיע על התנהגות או חשיבה עתידית.</text:p>
        </text:list-item>
        <text:list-item>
          <text:p text:style-name="P132"><text:span text:style-name="T2">המטרה היא דחיסת אי-ודאות</text:span> — כך שכאשר אתה מתמודד עם הלא נודע או אתגרים, תוכל לקבל החלטות ופעולות טובות יותר.</text:p>
        </text:list-item>
      </text:list>
      <text:p text:style-name="Text_20_body">לפני אלפי שנים, בני אדם למדו להדליק אש. לפני מאות שנים, הם למדו לקרוא ולכתוב. היום, הם לומדים לשתף פעולה עם בינה מלאכותית. הצורות משתנות ללא הרף, אך ארבע השורות לעיל נותרות ללא תנועה.</text:p>
      <text:p text:style-name="Horizontal_20_Line"/>
      <text:h text:style-name="Heading_20_3" text:outline-level="3">II. שיטות שתמיד עובדות (שבעה עקרונות נצחיים)</text:h>
      <text:p text:style-name="Text_20_body">עקרונות אלה הם נצחיים מכיוון שהם פועלים ישירות על שלוש החוליות של תהליך הלמידה: <text:span text:style-name="T2">יצירת ניסיון → חיזוק קשרים → אימות שינוי מתמשך</text:span>.</text:p>
      <table:table table:name="表格22" table:style-name="表格22">
        <table:table-column table:style-name="表格22.A" table:number-columns-repeated="3"/>
        <table:table-header-rows>
          <table:table-row>
            <table:table-cell table:style-name="表格22.A1" office:value-type="string">
              <text:p text:style-name="P3">עקרון</text:p>
            </table:table-cell>
            <table:table-cell table:style-name="表格22.A1" office:value-type="string">
              <text:p text:style-name="P3">תרגול ליבה</text:p>
            </table:table-cell>
            <table:table-cell table:style-name="表格22.C1" office:value-type="string">
              <text:p text:style-name="P3">למה זה תמיד עובד</text:p>
            </table:table-cell>
          </table:table-row>
        </table:table-header-rows>
        <table:table-row>
          <table:table-cell table:style-name="表格22.A2" office:value-type="string">
            <text:p text:style-name="Table_20_Contents"><text:span text:style-name="T2">1. יצירה אקטיבית</text:span></text:p>
          </table:table-cell>
          <table:table-cell table:style-name="表格22.A2" office:value-type="string">
            <text:p text:style-name="P4">במקום לקבל באופן פסיבי, הסבר בעצמך, סכם, שאל שאלות, למד אחרים.</text:p>
          </table:table-cell>
          <table:table-cell table:style-name="表格22.C2" office:value-type="string">
            <text:p text:style-name="P4">שליפה אקטיבית משאירה עקבות עצביים עמוקים יותר מקלט פסיבי.</text:p>
          </table:table-cell>
        </table:table-row>
        <table:table-row>
          <table:table-cell table:style-name="表格22.A2" office:value-type="string">
            <text:p text:style-name="Table_20_Contents"><text:span text:style-name="T2">2. חזרה מרווחת</text:span></text:p>
          </table:table-cell>
          <table:table-cell table:style-name="表格22.A2" office:value-type="string">
            <text:p text:style-name="P4">חזור על התוכן במרווחים הולכים וגדלים.</text:p>
          </table:table-cell>
          <table:table-cell table:style-name="表格22.C2" office:value-type="string">
            <text:p text:style-name="P4">שכחה היא ביולוגית; כל פעולת שליפה מחזקת את הקשר.</text:p>
          </table:table-cell>
        </table:table-row>
        <table:table-row>
          <table:table-cell table:style-name="表格22.A2" office:value-type="string">
            <text:p text:style-name="Table_20_Contents"><text:span text:style-name="T2">3. בדיקה עצמית</text:span></text:p>
          </table:table-cell>
          <table:table-cell table:style-name="表格22.A2" office:value-type="string">
            <text:p text:style-name="P4">בדוק את עצמך לעתים קרובות, במקום לקרוא שוב.</text:p>
          </table:table-cell>
          <table:table-cell table:style-name="表格22.C2" office:value-type="string">
            <text:p text:style-name="P4">פעולת השליפה עצמה מחזקת שינוי מתמשך יותר מאחסון.</text:p>
          </table:table-cell>
        </table:table-row>
        <table:table-row>
          <table:table-cell table:style-name="表格22.A2" office:value-type="string">
            <text:p text:style-name="Table_20_Contents"><text:span text:style-name="T2">4. משוב מטעויות</text:span></text:p>
          </table:table-cell>
          <table:table-cell table:style-name="表格22.A2" office:value-type="string">
            <text:p text:style-name="P4">נסה → חשוף את הטעות → קבל תיקון ברור → נסה שוב.</text:p>
          </table:table-cell>
          <table:table-cell table:style-name="表格22.C2" office:value-type="string">
            <text:p text:style-name="P4">טעויות מפעילות מנגנוני ניטור; מסלולים מתוקנים מתחזקים באופן מועדף.</text:p>
          </table:table-cell>
        </table:table-row>
        <table:table-row>
          <table:table-cell table:style-name="表格22.A2" office:value-type="string">
            <text:p text:style-name="Table_20_Contents"><text:span text:style-name="T2">5. הרחבה</text:span></text:p>
          </table:table-cell>
          <table:table-cell table:style-name="表格22.A2" office:value-type="string">
            <text:p text:style-name="P4">חבר ידע חדש לידע קיים באמצעות קשרים עשירים וקונקרטיים.</text:p>
          </table:table-cell>
          <table:table-cell table:style-name="表格22.C2" office:value-type="string">
            <text:p text:style-name="P4">קשרים חדשים חייבים לעגון ברשתות ישנות; ככל שיותר עוגנים, כך החזקה חזקה יותר.</text:p>
          </table:table-cell>
        </table:table-row>
        <table:table-row>
          <table:table-cell table:style-name="表格22.A2" office:value-type="string">
            <text:p text:style-name="Table_20_Contents"><text:span text:style-name="T2">6. תרגול מכוון</text:span></text:p>
          </table:table-cell>
          <table:table-cell table:style-name="表格22.A2" office:value-type="string">
            <text:p text:style-name="P4">התמקד באתגרים מעט מעל יכולתך הנוכחית וחידד אותם <text:soft-page-break/>שוב ושוב.</text:p>
          </table:table-cell>
          <table:table-cell table:style-name="表格22.C2" office:value-type="string">
            <text:p text:style-name="P4">פלסטיות עצבית מופעלת רק באזור האתגר; באזור הנוחות <text:soft-page-break/>אין שינוי.</text:p>
          </table:table-cell>
        </table:table-row>
        <table:table-row>
          <table:table-cell table:style-name="表格22.A2" office:value-type="string">
            <text:p text:style-name="Table_20_Contents"><text:span text:style-name="T2">7. למידה משולבת</text:span></text:p>
          </table:table-cell>
          <table:table-cell table:style-name="表格22.A2" office:value-type="string">
            <text:p text:style-name="P4">ערבב נושאים שונים במהלך התרגול, במקום להתמקד בנושא אחד זמן רב.</text:p>
          </table:table-cell>
          <table:table-cell table:style-name="表格22.C2" office:value-type="string">
            <text:p text:style-name="P4">המעבר עוזר למוח להבחין ולהכליל, ויוצר ידע גמיש וניתן להעברה.</text:p>
          </table:table-cell>
        </table:table-row>
      </table:table>
      <text:p text:style-name="Text_20_body"/>
      <text:p text:style-name="Text_20_body"><text:span text:style-name="T2">הקריטריון היחיד לבדיקת כל שיטה:</text:span><text:line-break/><text:span text:style-name="T1">«אם כל הרמזים החיצוניים יוסרו, האם אוכל לבצע את המשימה המרכזית באופן עצמאי ושוטף?»</text:span><text:line-break/>אם כן — השינוי התרחש בך. אם לא — השינוי התרחש רק בכלים שלך.</text:p>
      <text:p text:style-name="Horizontal_20_Line"/>
      <text:h text:style-name="Heading_20_3" text:outline-level="3">III. התנהגויות למידה שתמיד מזיקות (עשרה מלכודות)</text:h>
      <text:p text:style-name="Text_20_body">מסוכן יותר מאשר לא להכיר שיטות יעילות הוא ליפול להתנהגויות <text:span text:style-name="T2">שנראות כמו למידה אך חסרות תועלת או פוגעות אקטיבית ביכולת הלמידה שלך</text:span>. הרשימה הבאה אומתה במשך אלפי שנים. חקק אותה בתודעתך.</text:p>
      <text:h text:style-name="Heading_20_4" text:outline-level="4">(א) חסרות תועלת לחלוטין (בזבוז זמן)</text:h>
      <text:list text:style-name="L129">
        <text:list-item>
          <text:p text:style-name="P133"><text:span text:style-name="T2">קריאה חוזרת פסיבית</text:span> — רק קריאה, סימון או האזנה ללא שליפה אקטיבית או דקלום.<text:line-break/>→ <text:span text:style-name="T1">„קראתי את זה עשר פעמים, סגרתי את הספר, והמוח שלי היה ריק.”</text:span></text:p>
        </text:list-item>
        <text:list-item>
          <text:p text:style-name="P133"><text:span text:style-name="T2">דחיסת לימוד</text:span> — קלט אינטנסיבי בלילה אחד או מספר ימים.<text:line-break/>→ <text:span text:style-name="T1">הקשרים שנוצרים הם קצרי מועד ונעלמים תוך מספר ימים.</text:span></text:p>
        </text:list-item>
        <text:list-item>
          <text:p text:style-name="P133"><text:span text:style-name="T2">חזרה פשוטה על דברי אחרים</text:span> — חזרה מילולית ללא ניסוח מחדש במילים שלך.<text:line-break/>→ <text:span text:style-name="T1">לא נוצרים קשרים עמוקים; אתה לא יכול להעביר את הידע לבעיות חדשות.</text:span></text:p>
        </text:list-item>
      </text:list>
      <text:h text:style-name="Heading_20_4" text:outline-level="4" text:is-list-header="true">(ב) מזיקות באופן משמעותי (הורסות יכולת ארוכת טווח)</text:h>
      <text:list text:style-name="L130">
        <text:list-item>
          <text:p text:style-name="P134"><text:span text:style-name="T2">ריבוי משימות במהלך למידה</text:span> — ללמוד תוך גלילה בתוכן לא קשור, מעברי משימות תכופים.<text:line-break/>→ <text:span text:style-name="T1">מאמן הרגלי עיבוד שטחיים והורס את יכולת העיבוד העמוק.</text:span></text:p>
        </text:list-item>
        <text:list-item>
          <text:p text:style-name="P134"><text:span text:style-name="T2">התאבנות מידע מוטעה</text:span> — רכישת מושגים כוזבים ממקורות לא אמינים ושימוש חוזר בהם.<text:line-break/>→ <text:span text:style-name="T1">תיקון טעות קשה פי כמה מלמידה מאפס, מכיוון שצריך קודם לעכב את המסלול הישן.</text:span></text:p>
        </text:list-item>
        <text:list-item>
          <text:p text:style-name="P134"><text:span text:style-name="T2">תרגול ללא משוב</text:span> — חזרה על תרגילים ללא בדיקת תשובות או תיקון טעויות.<text:line-break/>→ <text:span text:style-name="T1">מחזק טעויות ומאמן הרגלים רעים.</text:span></text:p>
        </text:list-item>
        <text:list-item>
          <text:p text:style-name="P134"><text:span text:style-name="T2">למידה המונעת על ידי חרדה</text:span> — למידה תחת פחד, לחץ גבוה או השפלה.<text:line-break/>→ <text:span text:style-name="T1">לחץ כרוני מדכא את הפלסטיות של מרכזי הזיכרון (למשל ההיפוקמפוס) ויכול ליצור סלידה לכל החיים מהלמידה עצמה.</text:span></text:p>
        </text:list-item>
        <text:list-item>
          <text:p text:style-name="P134"><text:span text:style-name="T2">תלות יתר באחסון חיצוני</text:span> — סימניות, צילומי מסך, שמירה, עם האשליה ש„שמור = נלמד”.<text:line-break/>→ <text:span text:style-name="T1">המוח מפחית באופן פעיל השקעת זיכרון במידע שנגיש בקלות אך לא נשלף באופן פעיל </text:span><text:soft-page-break/><text:span text:style-name="T1">(אפקט Google).</text:span></text:p>
        </text:list-item>
        <text:list-item>
          <text:p text:style-name="P134"><text:span text:style-name="T2">בלבול בין היכרות לשליטה</text:span> — תחושה שלמדת כי משהו נשמע מוכר או נקרא בשטף.<text:line-break/>→ <text:span text:style-name="T1">המלכודת הערמומית ביותר: היכרות נובעת משטף תפיסתי, לא מעוצמת שליפה ארוכת טווח.</text:span></text:p>
        </text:list-item>
        <text:list-item>
          <text:p text:style-name="P134"><text:span text:style-name="T2">למידה תוך מניעת שינה</text:span> — ללמד עד השעות הקטנות, קיצוץ שעות שינה.<text:line-break/>→ <text:span text:style-name="T1">גיבוש זיכרון מתרחש בעיקר במהלך שינה עמוקה ושנת REM. מה שנלמד במניעת שינה נשכח ברובו. מניעת שינה כרונית פוגעת גם בתפקוד הפריפרונטלי, ומפחיתה את יעילות הלמידה.</text:span></text:p>
        </text:list-item>
      </text:list>
      <text:p text:style-name="Text_20_body"><text:span text:style-name="T2">שאלה פשוטה לבדיקה עצמית:</text:span><text:line-break/><text:span text:style-name="T1">„ללא כל עזרה חיצונית, האם אני יכול ליישם ידע זה באופן עצמאי, מדויק ושוטף, ולזהות במצב חדש היכן הוא חל?”</text:span><text:line-break/>→ אם כן, באמת למדת. אם לא, נפלת לאחד המלכודות לעיל.</text:p>
      <text:p text:style-name="Horizontal_20_Line"/>
      <text:h text:style-name="Heading_20_3" text:outline-level="3">IV. על „עצמאות” ו„תלות בכלים” — ויכוח שנמשך אלפי שנים</text:h>
      <text:p text:style-name="Text_20_body">אולי אתה חי בעידן של אינטגרציה עמוקה בין אדם לכלי. כלים חיצוניים הם חזקים מאוד. האם הדגש שלנו על „ללא רמזים חיצוניים” הופך למיושן?</text:p>
      <text:p text:style-name="Text_20_body"><text:span text:style-name="T2">תשובה: לא, אבל נדרשת הבנה מדויקת.</text:span></text:p>
      <text:list text:style-name="L131">
        <text:list-item>
          <text:p text:style-name="P135"><text:span text:style-name="T2">שכבת הליבה הבסיסית</text:span> (שפת אם, לוגיקה בסיסית, מיומנויות מקצועיות ליבה) — חייבת להיות נגישה ללא כלים חיצוניים. זהו הבסיס לקיומך כגורם קוגניטיבי עצמאי.</text:p>
        </text:list-item>
        <text:list-item>
          <text:p text:style-name="P135"><text:span text:style-name="T2">שכבת היישום המורחבת</text:span> (ידע מתקדם, פרטים בתדירות נמוכה) — יכולה באופן לגיטימי להסתמך על כלים, <text:span text:style-name="T2">בתנאי</text:span> שאתה מבין את העקרונות ויכול לגזור את התוצאה בדרכים אחרות כאשר כלים חסרים.</text:p>
        </text:list-item>
      </text:list>
      <text:p text:style-name="Text_20_body"><text:span text:style-name="T2">הקו האדום הוא זה:</text:span> אם הסרת כלים חיצוניים משתקת את יכולת הליבה שלך, אז הכלי <text:span text:style-name="T2">החליף</text:span> אותך, ולא <text:span text:style-name="T2">נעשה בו שימוש</text:span> על ידך.</text:p>
      <text:p text:style-name="Text_20_body">הקדמונים למדו חשבונייה כדי להגיע ל„חשבונייה מנטלית” — ללא חשבונייה פיזית. אתה לומד להשתמש במחשבון כדי להגיע ל„הבנת הכפל אפילו ללא מחשבון”. כלים יכולים להאיץ, אבל הם לא יכולים לשאת עבורך.</text:p>
      <text:p text:style-name="Horizontal_20_Line"/>
      <text:h text:style-name="Heading_20_3" text:outline-level="3">V. עצה אחרונה ללומדים בעוד אלף שנים</text:h>
      <text:list text:style-name="L132">
        <text:list-item>
          <text:p text:style-name="P136"><text:span text:style-name="T2">היזהר מאשליית הלמידה.</text:span> הוספת סימנייה, לייק, סיום הרצאה, קריאת ספר — אלה אינם למידה. הראיה היחידה היא שאתה יכול <text:span text:style-name="T2">להפיק באופן עצמאי פלט שונה</text:span>.</text:p>
        </text:list-item>
        <text:list-item>
          <text:p text:style-name="P136"><text:span text:style-name="T2">קבל משוב, במיוחד משוב שלילי.</text:span> תרגול ללא תיקון הוא רעל. חפש באופן פעיל אנשים, מערכות או סביבות שיצביעו על טעויותיך.</text:p>
        </text:list-item>
        <text:list-item>
          <text:p text:style-name="P136"><text:soft-page-break/><text:span text:style-name="T2">הגן על השינה ועל הרגשות שלך.</text:span> הם הבסיס הביולוגי שעליו מתרחשת למידה. כל „למידה” שמקריבה שינה או יוצרת פחד היא חבלה עצמית.</text:p>
        </text:list-item>
        <text:list-item>
          <text:p text:style-name="P136"><text:span text:style-name="T2">שאל את עצמך תמיד שלוש שאלות:</text:span></text:p>
          <text:list>
            <text:list-item>
              <text:p text:style-name="P136">איזה ניסיון חדש רכשתי? (לא מידע חדש.)</text:p>
            </text:list-item>
            <text:list-item>
              <text:p text:style-name="P136">איזה שינוי מתמשך התרחש במוחי? (לא זיכרון זמני.)</text:p>
            </text:list-item>
            <text:list-item>
              <text:p text:style-name="P136">באיזה מצב עתידי זה יאפשר לי לתת תגובה טובה יותר? (לא ציון מבחן.)</text:p>
            </text:list-item>
          </text:list>
        </text:list-item>
      </text:list>
      <text:p text:style-name="Text_20_body">לסיום, זכור: <text:span text:style-name="T2">הטכנולוגיה משתנה, אבל החוקים הבסיסיים של למידה עבור כל גורם קוגניטיבי — מצורת החיים הראשונה שלמדה להימנע מסכנה ועד אליך — זהים לחלוטין.</text:span> מה שכתוב בתזכיר זה יישאר נכון בעידן שלך. אם יום אחד הוא יפסיק להיות נכון, אז המילה „למידה” עצמה תצטרך להיות מוגדרת מחדש — אבל יום זה נמצא מעבר לתחום הדיון שלנו היום.</text:p>
      <text:p text:style-name="Text_20_body">מי ייתן ותהפוך לאדון האמיתי של הלמידה שלך, לא עבד לכלים ולא עבד לחרדה.</text:p>
      <text:p text:style-name="Text_20_body"><text:span text:style-name="T1">— נכתב לפני אמצע המאה ה-21, מבוסס על סיכום של כמה אלפי שנות ניסיון אנושי</text:span></text:p>
      <text:p text:style-name="Horizontal_20_Line"/>
      <text:h text:style-name="Heading_20_2" text:outline-level="2">9. 波斯语 (فارسی)</text:h>
      <text:h text:style-name="Heading_20_2" text:outline-level="2">ذات یادگیری: یادداشتی برای بشریت در هزار سال آینده</text:h>
      <text:p text:style-name="Text_20_body">— مبتنی بر اصول تغییرناپذیر در طول هزاره‌ها</text:p>
      <text:h text:style-name="Heading_20_3" text:outline-level="3">پیش‌گفتار</text:h>
      <text:p text:style-name="Text_20_body">اگر شما در هزار سال آینده زندگی می‌کنید، جهان شما احتمالاً دارای فناوری‌هایی خواهد بود که ما امروز نمی‌توانیم تصور کنیم: رابط‌های مغز-رایانه، بارگذاری آگاهی، شبکه‌های هوش جمعی… اما باور کنید: مهم نیست که ابزارها چگونه تکامل می‌یابند، <text:span text:style-name="T2">ذات یادگیری هرگز تغییر نکرده و هرگز تغییر نخواهد کرد</text:span>.</text:p>
      <text:p text:style-name="Text_20_body">این یادداشت دفترچه راهنما نیست. آینه‌ای است. سعی دارد به سه پرسش جاودانه پاسخ دهد:</text:p>
      <text:list text:style-name="L133">
        <text:list-item>
          <text:p text:style-name="P137">ذات یادگیری چیست؟</text:p>
        </text:list-item>
        <text:list-item>
          <text:p text:style-name="P137">چه روش‌هایی همیشه مؤثر خواهند بود؟</text:p>
        </text:list-item>
        <text:list-item>
          <text:p text:style-name="P137">چه رفتارهایی شبیه یادگیری هستند اما بی‌فایده یا حتی مضرند؟</text:p>
        </text:list-item>
      </text:list>
      <text:p text:style-name="Text_20_body">اجداد ما این پرسش‌ها را دور آتش‌های اردوگاه مطرح کردند. ما آنها را مقابل صفحه‌ها مطرح می‌کنیم. شما نیز باید در عصر خودتان به مطرح کردن آنها ادامه دهید.</text:p>
      <text:p text:style-name="Horizontal_20_Line"/>
      <text:h text:style-name="Heading_20_3" text:outline-level="3">I. ذات: هسته تغییرناپذیر</text:h>
      <text:p text:style-name="Quotations"><text:span text:style-name="T2">یادگیری فرآیند ایجاد ارتباطات پایدار در درون سیستم عصبی از طریق تجربه است که توانایی مقابله با عدم قطعیت آینده را تغییر می‌دهد.</text:span></text:p>
      <text:p text:style-name="Text_20_body"><text:soft-page-break/>این تعریف شامل چهار عنصر تزلزل‌ناپذیر است:</text:p>
      <text:list text:style-name="L134">
        <text:list-item>
          <text:p text:style-name="P138"><text:span text:style-name="T2">منبع تجربه است</text:span> — نه غریزه فطری، نه حالت موقتی ناشی از داروها، بلکه تعامل واقعی با جهان.</text:p>
        </text:list-item>
        <text:list-item>
          <text:p text:style-name="P138"><text:span text:style-name="T2">بستر ارتباطات عصبی در یک عامل شناختی است</text:span> — هر یادگیری مغز شما را به صورت فیزیکی تغییر می‌دهد. چه از نورون‌های مبتنی بر کربن استفاده کنید چه تراشه‌های سیلیکونی، ذات یکسان است.</text:p>
        </text:list-item>
        <text:list-item>
          <text:p text:style-name="P138"><text:span text:style-name="T2">تغییر پایدار است</text:span> — نه حافظه کاری چند ثانیه‌ای، بلکه اثری که می‌تواند بر رفتار یا تفکر آینده تأثیر بگذارد.</text:p>
        </text:list-item>
        <text:list-item>
          <text:p text:style-name="P138"><text:span text:style-name="T2">هدف فشرده‌سازی عدم قطعیت است</text:span> — تا وقتی با ناشناخته یا چالش‌ها روبرو می‌شوید، بتوانید تصمیمات و اقدامات بهتری بگیرید.</text:p>
        </text:list-item>
      </text:list>
      <text:p text:style-name="Text_20_body">هزاران سال پیش، انسان‌ها یاد گرفتند آتش درست کنند. صدها سال پیش، خواندن و نوشتن یاد گرفتند. امروز، یاد می‌گیرند با هوش مصنوعی همکاری کنند. شکل‌ها بی‌وقفه تغییر می‌کنند، اما چهار خط بالا بی‌حرکت می‌مانند.</text:p>
      <text:p text:style-name="Horizontal_20_Line"/>
      <text:h text:style-name="Heading_20_3" text:outline-level="3">II. روش‌هایی که همیشه کار می‌کنند (هفت اصل جاودانه)</text:h>
      <text:p text:style-name="Text_20_body">این اصول جاودانه هستند زیرا مستقیماً بر سه حلقه فرآیند یادگیری تأثیر می‌گذارند: <text:span text:style-name="T2">تولید تجربه → تقویت ارتباطات → تأیید تغییر پایدار</text:span>.</text:p>
      <table:table table:name="表格23" table:style-name="表格23">
        <table:table-column table:style-name="表格23.A" table:number-columns-repeated="3"/>
        <table:table-header-rows>
          <table:table-row>
            <table:table-cell table:style-name="表格23.A1" office:value-type="string">
              <text:p text:style-name="P3">اصل</text:p>
            </table:table-cell>
            <table:table-cell table:style-name="表格23.A1" office:value-type="string">
              <text:p text:style-name="P3">عمل اصلی</text:p>
            </table:table-cell>
            <table:table-cell table:style-name="表格23.C1" office:value-type="string">
              <text:p text:style-name="P3">چرا همیشه کار می‌کند</text:p>
            </table:table-cell>
          </table:table-row>
        </table:table-header-rows>
        <table:table-row>
          <table:table-cell table:style-name="表格23.A2" office:value-type="string">
            <text:p text:style-name="Table_20_Contents"><text:span text:style-name="T2">1. تولید فعال</text:span></text:p>
          </table:table-cell>
          <table:table-cell table:style-name="表格23.A2" office:value-type="string">
            <text:p text:style-name="P4">به جای دریافت منفعلانه، خودتان توضیح دهید، خلاصه کنید، سؤال بپرسید، به دیگران بیاموزید.</text:p>
          </table:table-cell>
          <table:table-cell table:style-name="表格23.C2" office:value-type="string">
            <text:p text:style-name="P4">بازیابی فعال آثار عصبی عمیق‌تری نسبت به ورود منفعل بر جای می‌گذارد.</text:p>
          </table:table-cell>
        </table:table-row>
        <table:table-row>
          <table:table-cell table:style-name="表格23.A2" office:value-type="string">
            <text:p text:style-name="Table_20_Contents"><text:span text:style-name="T2">2. تکرار فاصله‌دار</text:span></text:p>
          </table:table-cell>
          <table:table-cell table:style-name="表格23.A2" office:value-type="string">
            <text:p text:style-name="P4">محتوا را در فواصل به تدریج طولانی‌تر مرور کنید.</text:p>
          </table:table-cell>
          <table:table-cell table:style-name="表格23.C2" office:value-type="string">
            <text:p text:style-name="P4">فراموشی بیولوژیکی است؛ هر عمل یادآوری ارتباط را تقویت می‌کند.</text:p>
          </table:table-cell>
        </table:table-row>
        <table:table-row>
          <table:table-cell table:style-name="表格23.A2" office:value-type="string">
            <text:p text:style-name="Table_20_Contents"><text:span text:style-name="T2">3. خودآزمایی</text:span></text:p>
          </table:table-cell>
          <table:table-cell table:style-name="表格23.A2" office:value-type="string">
            <text:p text:style-name="P4">مکرراً خودتان را بیازمایید، نه فقط بخوانید.</text:p>
          </table:table-cell>
          <table:table-cell table:style-name="表格23.C2" office:value-type="string">
            <text:p text:style-name="P4">خود عمل بازیابی، تغییر پایدار را بیشتر از ذخیره‌سازی تقویت می‌کند.</text:p>
          </table:table-cell>
        </table:table-row>
        <table:table-row>
          <table:table-cell table:style-name="表格23.A2" office:value-type="string">
            <text:p text:style-name="Table_20_Contents"><text:span text:style-name="T2">4. بازخورد از خطا</text:span></text:p>
          </table:table-cell>
          <table:table-cell table:style-name="表格23.A2" office:value-type="string">
            <text:p text:style-name="P4">تلاش کنید → خطا را آشکار کنید → تصحیح واضح دریافت کنید → دوباره تلاش کنید.</text:p>
          </table:table-cell>
          <table:table-cell table:style-name="表格23.C2" office:value-type="string">
            <text:p text:style-name="P4">خطاها مکانیسم‌های نظارتی را فعال می‌کنند؛ مسیرهای تصحیح شده ترجیحاً تقویت می‌شوند.</text:p>
          </table:table-cell>
        </table:table-row>
        <table:table-row>
          <table:table-cell table:style-name="表格23.A2" office:value-type="string">
            <text:p text:style-name="Table_20_Contents"><text:span text:style-name="T2">5. بسط</text:span></text:p>
          </table:table-cell>
          <table:table-cell table:style-name="表格23.A2" office:value-type="string">
            <text:p text:style-name="P4">دانش جدید را از طریق ارتباطات غنی و ملموس به دانش موجود پیوند دهید.</text:p>
          </table:table-cell>
          <table:table-cell table:style-name="表格23.C2" office:value-type="string">
            <text:p text:style-name="P4">ارتباطات جدید باید در شبکه‌های قدیمی لنگر بیندازند؛ هر چه لنگرها بیشتر باشد، نگهداری قوی‌تر است.</text:p>
          </table:table-cell>
        </table:table-row>
        <table:table-row>
          <table:table-cell table:style-name="表格23.A2" office:value-type="string">
            <text:p text:style-name="Table_20_Contents"><text:span text:style-name="T2">6. تمرین عمدی</text:span></text:p>
          </table:table-cell>
          <table:table-cell table:style-name="表格23.A2" office:value-type="string">
            <text:p text:style-name="P4">بر چالش‌های کمی بالاتر از توانایی فعلی <text:soft-page-break/>خود تمرکز کنید و مکرراً آنها را اصلاح کنید.</text:p>
          </table:table-cell>
          <table:table-cell table:style-name="表格23.C2" office:value-type="string">
            <text:p text:style-name="P4">نوروپلاستیسیته فقط در منطقه <text:soft-page-break/>چالش فعال می‌شود؛ در منطقه راحتی هیچ تغییری رخ نمی‌دهد.</text:p>
          </table:table-cell>
        </table:table-row>
        <table:table-row>
          <table:table-cell table:style-name="表格23.A2" office:value-type="string">
            <text:p text:style-name="Table_20_Contents"><text:span text:style-name="T2">7. یادگیری درهم‌تنیده</text:span></text:p>
          </table:table-cell>
          <table:table-cell table:style-name="表格23.A2" office:value-type="string">
            <text:p text:style-name="P4">موضوعات مختلف را در حین تمرین مخلوط کنید، به جای اینکه مدت طولانی روی یک موضوع تمرکز کنید.</text:p>
          </table:table-cell>
          <table:table-cell table:style-name="表格23.C2" office:value-type="string">
            <text:p text:style-name="P4">جابجایی به مغز کمک می‌کند تا تمایز قائل شود و تعمیم دهد، و دانشی انعطاف‌پذیر و قابل انتقال شکل می‌دهد.</text:p>
          </table:table-cell>
        </table:table-row>
      </table:table>
      <text:p text:style-name="Text_20_body"/>
      <text:p text:style-name="Text_20_body"><text:span text:style-name="T2">معیار واحد برای آزمایش هر روش:</text:span><text:line-break/><text:span text:style-name="T1">«اگر همه نشانه‌های خارجی حذف شوند، آیا می‌توانم وظیفه اصلی را به طور مستقل و روان انجام دهم؟»</text:span><text:line-break/>اگر بله — تغییر در شما رخ داده است. اگر نه — تغییر فقط در ابزارهای شما رخ داده است.</text:p>
      <text:p text:style-name="Horizontal_20_Line"/>
      <text:h text:style-name="Heading_20_3" text:outline-level="3">III. رفتارهای یادگیری که همیشه مضر هستند (ده تله)</text:h>
      <text:p text:style-name="Text_20_body">خطرناک‌تر از ندانستن روش‌های مؤثر، افتادن در رفتارهایی است که <text:span text:style-name="T2">شبیه یادگیری هستند اما بی‌فایده هستند یا توانایی یادگیری شما را فعالانه تخریب می‌کنند</text:span>. فهرست زیر در طول هزاره‌ها اعتبارسنجی شده است. آن را در ذهن خود حک کنید.</text:p>
      <text:h text:style-name="Heading_20_4" text:outline-level="4">(الف) کاملاً بی‌فایده (اتلاف وقت)</text:h>
      <text:list text:style-name="L135">
        <text:list-item>
          <text:p text:style-name="P139"><text:span text:style-name="T2">خواندن مجدد منفعلانه</text:span> — فقط خواندن، هایلایت کردن یا گوش دادن بدون بازیابی فعال یا بازخوانی.<text:line-break/>→ <text:span text:style-name="T1">«ده بار آن را خواندم، کتاب را بستم، و ذهنم خالی بود.»</text:span></text:p>
        </text:list-item>
        <text:list-item>
          <text:p text:style-name="P139"><text:span text:style-name="T2">حفظ کردن شب امتحانی</text:span> — ورود فشرده در یک شب یا چند روز.<text:line-break/>→ <text:span text:style-name="T1">ارتباطات تشکیل شده کوتاه‌مدت هستند و در عرض چند روز ناپدید می‌شوند.</text:span></text:p>
        </text:list-item>
        <text:list-item>
          <text:p text:style-name="P139"><text:span text:style-name="T2">تکرار ساده کلمات دیگران</text:span> — تکرار تحت‌اللفظی بدون بازنویسی با کلمات خود.<text:line-break/>→ <text:span text:style-name="T1">ارتباطات عمیق شکل نمی‌گیرد؛ نمی‌توانید دانش را به مسائل جدید منتقل کنید.</text:span></text:p>
        </text:list-item>
      </text:list>
      <text:h text:style-name="Heading_20_4" text:outline-level="4" text:is-list-header="true">(ب) به طور قابل توجهی مضر (توانایی بلندمدت را تخریب می‌کنند)</text:h>
      <text:list text:style-name="L136">
        <text:list-item>
          <text:p text:style-name="P140"><text:span text:style-name="T2">چندوظیفگی در حین یادگیری</text:span> — مطالعه در حین اسکرول محتوای نامرتبط، تعویض مکرر وظایف.<text:line-break/>→ <text:span text:style-name="T1">عادات پردازش سطحی را آموزش می‌دهد و توانایی پردازش عمیق را تخریب می‌کند.</text:span></text:p>
        </text:list-item>
        <text:list-item>
          <text:p text:style-name="P140"><text:span text:style-name="T2">فسیل شدن اطلاعات نادرست</text:span> — کسب مفاهیم نادرست از منابع نامعتبر و استفاده مکرر از آنها.<text:line-break/>→ <text:span text:style-name="T1">تصحیح یک خطا چندین برابر دشوارتر از یادگیری از صفر است، زیرا ابتدا باید مسیر قدیمی را مهار کنید.</text:span></text:p>
        </text:list-item>
        <text:list-item>
          <text:p text:style-name="P140"><text:span text:style-name="T2">تمرین بدون بازخورد</text:span> — تکرار تمرین‌ها بدون بررسی پاسخ‌ها یا تصحیح خطاها.<text:line-break/>→ <text:span text:style-name="T1">خطاها را تقویت می‌کند و عادات بد را آموزش می‌دهد.</text:span></text:p>
        </text:list-item>
        <text:list-item>
          <text:p text:style-name="P140"><text:soft-page-break/><text:span text:style-name="T2">یادگیری ناشی از اضطراب</text:span> — یادگیری تحت ترس، فشار بالا یا تحقیر.<text:line-break/>→ <text:span text:style-name="T1">استرس مزمن انعطاف‌پذیری مراکز حافظه (مثلاً هیپوکامپ) را سرکوب می‌کند و می‌تواند بیزاری مادام‌العمر از خود یادگیری ایجاد کند.</text:span></text:p>
        </text:list-item>
        <text:list-item>
          <text:p text:style-name="P140"><text:span text:style-name="T2">وابستگی بیش از حد به ذخیره‌سازی خارجی</text:span> — نشانک‌ها، اسکرین‌شات‌ها، ذخیره‌سازی، با این توهم که «ذخیره شده = یاد گرفته شده».<text:line-break/>→ <text:span text:style-name="T1">مغز به طور فعال سرمایه‌گذاری حافظه را در اطلاعاتی که به راحتی قابل دسترسی هستند اما به طور فعال بازیابی نمی‌شوند کاهش می‌دهد (اثر گوگل).</text:span></text:p>
        </text:list-item>
        <text:list-item>
          <text:p text:style-name="P140"><text:span text:style-name="T2">اشتباه گرفتن آشنایی با تسلط</text:span> — احساس اینکه یاد گرفته‌اید زیرا چیزی آشنا به نظر می‌رسد یا روان خوانده می‌شود.<text:line-break/>→ <text:span text:style-name="T1">مکارانه‌ترین تله: آشنایی ناشی از روانی ادراکی است، نه از قدرت بازیابی بلندمدت.</text:span></text:p>
        </text:list-item>
        <text:list-item>
          <text:p text:style-name="P140"><text:span text:style-name="T2">یادگیری در شرایط کم‌خوابی</text:span> — درس خواندن تا دیروقت، کاهش ساعات خواب.<text:line-break/>→ <text:span text:style-name="T1">تثبیت حافظه عمدتاً در طول خواب عمیق و خواب REM رخ می‌دهد. آنچه در شرایط کم‌خوابی یاد گرفته می‌شود تا حد زیادی فراموش می‌شود. کم‌خوابی مزمن همچنین عملکرد پیشانی را مختل می‌کند و کارایی یادگیری را کاهش می‌دهد.</text:span></text:p>
        </text:list-item>
      </text:list>
      <text:p text:style-name="Text_20_body"><text:span text:style-name="T2">یک سؤال ساده برای خودآزمایی:</text:span><text:line-break/><text:span text:style-name="T1">«بدون هیچ کمکی از بیرون، آیا می‌توانم این دانش را به طور مستقل، دقیق و روان به کار ببرم، و در موقعیتی جدید تشخیص دهم که در کجا کاربرد دارد؟»</text:span><text:line-break/>→ اگر بله، واقعاً یاد گرفته‌اید. اگر نه، در یکی از تله‌های بالا افتاده‌اید.</text:p>
      <text:p text:style-name="Horizontal_20_Line"/>
      <text:h text:style-name="Heading_20_3" text:outline-level="3">IV. درباره «استقلال» و «وابستگی به ابزار» — بحثی که هزاره‌ها طول کشیده است</text:h>
      <text:p text:style-name="Text_20_body">شاید شما در عصری از ادغام عمیق انسان و ابزار زندگی می‌کنید. ابزارهای خارجی بسیار قدرتمند هستند. آیا تأکید ما بر «بدون نشانه‌های خارجی» منسوخ می‌شود؟</text:p>
      <text:p text:style-name="Text_20_body"><text:span text:style-name="T2">پاسخ: نه، اما درک دقیق لازم است.</text:span></text:p>
      <text:list text:style-name="L137">
        <text:list-item>
          <text:p text:style-name="P141"><text:span text:style-name="T2">لایه هسته بنیادی</text:span> (زبان مادری، منطق پایه، مهارت‌های حرفه‌ای اصلی) — باید بدون ابزار خارجی قابل دسترسی باشد. این پایه وجود شما به عنوان یک عامل شناختی مستقل است.</text:p>
        </text:list-item>
        <text:list-item>
          <text:p text:style-name="P141"><text:span text:style-name="T2">لایه کاربرد گسترده</text:span> (دانش پیشرفته، جزئیات با فرکانس پایین) — می‌تواند به طور مشروع به ابزارها وابسته باشد، <text:span text:style-name="T2">به شرطی که</text:span> اصول را درک کنید و بتوانید نتیجه را به روش‌های دیگر وقتی ابزارها در دسترس نیستند استخراج کنید.</text:p>
        </text:list-item>
      </text:list>
      <text:p text:style-name="Text_20_body"><text:span text:style-name="T2">خط قرمز این است:</text:span> اگر حذف ابزارهای خارجی توانایی اصلی شما را فلج کند، آنگاه ابزار شما را <text:span text:style-name="T2">جایگزین</text:span> کرده است، نه اینکه توسط شما <text:span text:style-name="T2">استفاده</text:span> شده باشد.</text:p>
      <text:p text:style-name="Text_20_body">قدیمی‌ها چرتکه را یاد گرفتند تا به «چرتکه ذهنی» برسند — بدون چرتکه فیزیکی. شما یاد می‌گیرید از ماشین حساب استفاده کنید تا به «درک ضرب حتی بدون ماشین حساب» برسید. ابزارها می‌توانند سرعت ببخشند، اما نمی‌توانند به جای شما حمل کنند.</text:p>
      <text:p text:style-name="Horizontal_20_Line"/>
      <text:h text:style-name="Heading_20_3" text:outline-level="3"><text:soft-page-break/>V. توصیه نهایی برای یادگیرندگان در هزار سال آینده</text:h>
      <text:list text:style-name="L138">
        <text:list-item>
          <text:p text:style-name="P142"><text:span text:style-name="T2">از توهم یادگیری برحذر باشید.</text:span> نشانک گذاشتن، لایک کردن، تمام کردن یک سخنرانی، خواندن کتاب — اینها یادگیری نیستند. تنها دلیل این است که می‌توانید <text:span text:style-name="T2">به طور مستقل خروجی متفاوتی تولید کنید</text:span>.</text:p>
        </text:list-item>
        <text:list-item>
          <text:p text:style-name="P142"><text:span text:style-name="T2">بازخورد را بپذیرید، به ویژه بازخورد منفی.</text:span> تمرین بدون تصحیح سم است. فعالانه به دنبال افراد، سیستم‌ها یا محیط‌هایی باشید که خطاهای شما را نشان می‌دهند.</text:p>
        </text:list-item>
        <text:list-item>
          <text:p text:style-name="P142"><text:span text:style-name="T2">از خواب و احساسات خود محافظت کنید.</text:span> آنها پایه بیولوژیکی هستند که یادگیری بر آن رخ می‌دهد. هر «یادگیری» که خواب را قربانی کند یا ترس ایجاد کند، خودتخریبی است.</text:p>
        </text:list-item>
        <text:list-item>
          <text:p text:style-name="P142"><text:span text:style-name="T2">همیشه سه سؤال از خود بپرسید:</text:span></text:p>
          <text:list>
            <text:list-item>
              <text:p text:style-name="P142">چه تجربه جدیدی به دست آورده‌ام؟ (اطلاعات جدید نه.)</text:p>
            </text:list-item>
            <text:list-item>
              <text:p text:style-name="P142">چه تغییر پایداری در مغز من رخ داده است؟ (حافظه موقت نه.)</text:p>
            </text:list-item>
            <text:list-item>
              <text:p text:style-name="P142">این در چه موقعیتی در آینده به من امکان می‌دهد پاسخ بهتری بدهم؟ (نمره امتحان نه.)</text:p>
            </text:list-item>
          </text:list>
        </text:list-item>
      </text:list>
      <text:p text:style-name="Text_20_body">در نهایت، به خاطر داشته باشید: <text:span text:style-name="T2">فناوری تغییر می‌کند، اما قوانین زیربنایی یادگیری برای هر عامل شناختی — از اولین شکل حیاتی که یاد گرفت از خطر دوری کند تا شما — دقیقاً یکسان است.</text:span> آنچه در این یادداشت نوشته شده است در عصر شما نیز صادق خواهد بود. اگر روزی دیگر صادق نباشد، آنگاه خود کلمه «یادگیری» باید بازتعریف شود — اما آن روز فراتر از محدوده بحث امروز ماست.</text:p>
      <text:p text:style-name="Text_20_body">امید که شما استاد واقعی یادگیری خود شوید، نه برده ابزارها و نه برده اضطراب.</text:p>
      <text:p text:style-name="Text_20_body"><text:span text:style-name="T1">— نوشته شده پیش از اواسط قرن بیست و یکم، مبتنی بر حاصل چندین هزار سال تجربه بشری</text:span></text:p>
      <text:p text:style-name="Horizontal_20_Line"/>
      <text:p text:style-name="Text_20_body">以下是《关于学习的本质：一篇写给千年后人类的备忘录》的完整罗马尼亚语翻译。</text:p>
      <text:p text:style-name="Horizontal_20_Line"/>
      <text:h text:style-name="Heading_20_2" text:outline-level="2">Esența învățării: Un memorandum pentru umanitate peste o mie de ani</text:h>
      <text:p text:style-name="Text_20_body">— Bazat pe principii neschimbate de-a lungul mileniilor</text:p>
      <text:h text:style-name="Heading_20_3" text:outline-level="3">Prolog</text:h>
      <text:p text:style-name="Text_20_body">Dacă trăiești peste o mie de ani, lumea ta va poseda probabil tehnologii pe care noi astăzi nu ni le putem imagina: interfețe creier-calculator, încărcarea conștiinței, rețele de inteligență colectivă… Dar crede-mă: indiferent cum evoluează instrumentele, <text:span text:style-name="T2">esența învățării nu s-a schimbat niciodată și nu se va schimba niciodată</text:span>.</text:p>
      <text:p text:style-name="Text_20_body">Acest memorandum nu este un manual de instrucțiuni. Este o oglindă. Încearcă să răspundă la trei întrebări eterne:</text:p>
      <text:list text:style-name="L139">
        <text:list-item>
          <text:p text:style-name="P143">Care este esența învățării?</text:p>
        </text:list-item>
        <text:list-item>
          <text:p text:style-name="P143"><text:soft-page-break/>Ce metode vor funcționa întotdeauna?</text:p>
        </text:list-item>
        <text:list-item>
          <text:p text:style-name="P143">Ce comportamente arată ca învățarea dar sunt inutile sau chiar dăunătoare?</text:p>
        </text:list-item>
      </text:list>
      <text:p text:style-name="Text_20_body">Strămoșii noștri au pus aceste întrebări în jurul focului de tabără. Noi le punem în fața ecranelor. Tu ar trebui să continui să le pui în epoca ta.</text:p>
      <text:p text:style-name="Horizontal_20_Line"/>
      <text:h text:style-name="Heading_20_3" text:outline-level="3">I. Esența: Miezul neschimbător</text:h>
      <text:p text:style-name="Quotations"><text:span text:style-name="T2">Învățarea este procesul de a forja conexiuni durabile în interiorul sistemului nervos prin experiență, schimbând astfel capacitatea de a face față incertitudinii viitoare.</text:span></text:p>
      <text:p text:style-name="Text_20_body">Această definiție conține patru elemente de neclintit:</text:p>
      <text:list text:style-name="L140">
        <text:list-item>
          <text:p text:style-name="P144"><text:span text:style-name="T2">Sursa este experiența</text:span> — nu instinctul înnăscut, nu o stare temporară indusă de droguri, ci interacțiunea autentică cu lumea.</text:p>
        </text:list-item>
        <text:list-item>
          <text:p text:style-name="P144"><text:span text:style-name="T2">Substratul sunt conexiunile neuronale dintr-un agent cognitiv</text:span> — fiecare învățare îți schimbă fizic creierul. Indiferent dacă folosești neuroni pe bază de carbon sau cipuri de siliciu, esența este aceeași.</text:p>
        </text:list-item>
        <text:list-item>
          <text:p text:style-name="P144"><text:span text:style-name="T2">Schimbarea este durabilă</text:span> — nu memoria de lucru de câteva secunde, ci o urmă care poate influența comportamentul sau gândirea viitoare.</text:p>
        </text:list-item>
        <text:list-item>
          <text:p text:style-name="P144"><text:span text:style-name="T2">Scopul este de a comprima incertitudinea</text:span> — astfel încât, atunci când te confrunți cu necunoscutul sau cu provocările, să poți lua decizii și acțiuni mai bune.</text:p>
        </text:list-item>
      </text:list>
      <text:p text:style-name="Text_20_body">Cu mii de ani în urmă, oamenii au învățat să facă foc. Cu sute de ani în urmă, au învățat să citească și să scrie. Astăzi, învață să colaboreze cu IA. Formele se schimbă neîncetat, dar cele patru rânduri de mai sus rămân nemișcate.</text:p>
      <text:p text:style-name="Horizontal_20_Line"/>
      <text:h text:style-name="Heading_20_3" text:outline-level="3">II. Metode care funcționează întotdeauna (Șapte principii eterne)</text:h>
      <text:p text:style-name="Text_20_body">Aceste principii sunt eterne deoarece acționează direct asupra celor trei verigi ale procesului de învățare: <text:span text:style-name="T2">generarea experienței → întărirea conexiunilor → verificarea schimbării durabile</text:span>.</text:p>
      <table:table table:name="表格24" table:style-name="表格24">
        <table:table-column table:style-name="表格24.A" table:number-columns-repeated="3"/>
        <table:table-header-rows>
          <table:table-row>
            <table:table-cell table:style-name="表格24.A1" office:value-type="string">
              <text:p text:style-name="P3">Principiu</text:p>
            </table:table-cell>
            <table:table-cell table:style-name="表格24.A1" office:value-type="string">
              <text:p text:style-name="P3">Practica esențială</text:p>
            </table:table-cell>
            <table:table-cell table:style-name="表格24.C1" office:value-type="string">
              <text:p text:style-name="P3">De ce funcționează întotdeauna</text:p>
            </table:table-cell>
          </table:table-row>
        </table:table-header-rows>
        <table:table-row>
          <table:table-cell table:style-name="表格24.A2" office:value-type="string">
            <text:p text:style-name="Table_20_Contents"><text:span text:style-name="T2">1. Generarea activă</text:span></text:p>
          </table:table-cell>
          <table:table-cell table:style-name="表格24.A2" office:value-type="string">
            <text:p text:style-name="P4">În loc să primești pasiv, explică singur, rezumă, pune întrebări, învață-i pe alții.</text:p>
          </table:table-cell>
          <table:table-cell table:style-name="表格24.C2" office:value-type="string">
            <text:p text:style-name="P4">Recuperarea activă lasă urme neuronale mai profunde decât inputul pasiv.</text:p>
          </table:table-cell>
        </table:table-row>
        <table:table-row>
          <table:table-cell table:style-name="表格24.A2" office:value-type="string">
            <text:p text:style-name="Table_20_Contents"><text:span text:style-name="T2">2. Repetarea spațiată</text:span></text:p>
          </table:table-cell>
          <table:table-cell table:style-name="表格24.A2" office:value-type="string">
            <text:p text:style-name="P4">Repetă conținutul la intervale din ce în ce mai mari.</text:p>
          </table:table-cell>
          <table:table-cell table:style-name="表格24.C2" office:value-type="string">
            <text:p text:style-name="P4">Uitarea este biologică; fiecare act de reamintire întărește conexiunea.</text:p>
          </table:table-cell>
        </table:table-row>
        <table:table-row>
          <table:table-cell table:style-name="表格24.A2" office:value-type="string">
            <text:p text:style-name="Table_20_Contents"><text:span text:style-name="T2">3. Autotestarea</text:span></text:p>
          </table:table-cell>
          <table:table-cell table:style-name="表格24.A2" office:value-type="string">
            <text:p text:style-name="P4">Testează-te frecvent, în loc să recitești.</text:p>
          </table:table-cell>
          <table:table-cell table:style-name="表格24.C2" office:value-type="string">
            <text:p text:style-name="P4">Actul de recuperare în sine întărește schimbarea durabilă mai mult decât stocarea.</text:p>
          </table:table-cell>
        </table:table-row>
        <table:table-row>
          <table:table-cell table:style-name="表格24.A2" office:value-type="string">
            <text:p text:style-name="Table_20_Contents"><text:span text:style-name="T2">4. Feedback din eroare</text:span></text:p>
          </table:table-cell>
          <table:table-cell table:style-name="表格24.A2" office:value-type="string">
            <text:p text:style-name="P4">Încearcă → expune eroarea → <text:soft-page-break/>primește o corecție clară → încearcă din nou.</text:p>
          </table:table-cell>
          <table:table-cell table:style-name="表格24.C2" office:value-type="string">
            <text:p text:style-name="P4">Erorile activează mecanisme de <text:soft-page-break/>monitorizare; căile corectate sunt întărite preferențial.</text:p>
          </table:table-cell>
        </table:table-row>
        <table:table-row>
          <table:table-cell table:style-name="表格24.A2" office:value-type="string">
            <text:p text:style-name="Table_20_Contents"><text:span text:style-name="T2">5. Elaborarea</text:span></text:p>
          </table:table-cell>
          <table:table-cell table:style-name="表格24.A2" office:value-type="string">
            <text:p text:style-name="P4">Conectează cunoștințele noi cu cunoștințele existente prin legături bogate, concrete.</text:p>
          </table:table-cell>
          <table:table-cell table:style-name="表格24.C2" office:value-type="string">
            <text:p text:style-name="P4">Conexiunile noi trebuie să ancoră în rețele vechi; cu cât mai multe ancore, cu atât mai puternică este reținerea.</text:p>
          </table:table-cell>
        </table:table-row>
        <table:table-row>
          <table:table-cell table:style-name="表格24.A2" office:value-type="string">
            <text:p text:style-name="Table_20_Contents"><text:span text:style-name="T2">6. Practica deliberată</text:span></text:p>
          </table:table-cell>
          <table:table-cell table:style-name="表格24.A2" office:value-type="string">
            <text:p text:style-name="P4">Concentrează-te pe provocări ușor deasupra capacității tale actuale și rafinează-le în mod repetat.</text:p>
          </table:table-cell>
          <table:table-cell table:style-name="表格24.C2" office:value-type="string">
            <text:p text:style-name="P4">Neuroplasticitatea este declanșată doar în zona de provocare; în zona de confort nu există schimbare.</text:p>
          </table:table-cell>
        </table:table-row>
        <table:table-row>
          <table:table-cell table:style-name="表格24.A2" office:value-type="string">
            <text:p text:style-name="Table_20_Contents"><text:span text:style-name="T2">7. Învățarea intercalată</text:span></text:p>
          </table:table-cell>
          <table:table-cell table:style-name="表格24.A2" office:value-type="string">
            <text:p text:style-name="P4">Amestecă diferite subiecte în timpul practicii, în loc să te concentrezi pe un singur subiect pentru prea mult timp.</text:p>
          </table:table-cell>
          <table:table-cell table:style-name="表格24.C2" office:value-type="string">
            <text:p text:style-name="P4">Alternarea ajută creierul să discrimineze și să generalizeze, formând cunoștințe flexibile și transferabile.</text:p>
          </table:table-cell>
        </table:table-row>
      </table:table>
      <text:p text:style-name="Text_20_body"/>
      <text:p text:style-name="Text_20_body"><text:span text:style-name="T2">Singurul criteriu pentru testarea oricărei metode:</text:span><text:line-break/><text:span text:style-name="T1">„Dacă toate indiciile externe sunt eliminate, pot îndeplini sarcina centrală în mod independent și fluent?”</text:span><text:line-break/>Dacă da — schimbarea a avut loc în tine. Dacă nu — schimbarea a avut loc doar în instrumentele tale.</text:p>
      <text:p text:style-name="Horizontal_20_Line"/>
      <text:h text:style-name="Heading_20_3" text:outline-level="3">III. Comportamente de învățare care sunt întotdeauna dăunătoare (Zece capcane)</text:h>
      <text:p text:style-name="Text_20_body">Mai periculos decât a nu cunoaște metodele eficiente este a cădea în comportamente care <text:span text:style-name="T2">arată ca învățarea dar sunt inutile sau îți distrug activ capacitatea de a învăța</text:span>. Lista următoare a fost validată de-a lungul mileniilor. Săpă-le în mintea ta.</text:p>
      <text:h text:style-name="Heading_20_4" text:outline-level="4">(A) Complet inutile (pierdere de timp)</text:h>
      <text:list text:style-name="L141">
        <text:list-item>
          <text:p text:style-name="P145"><text:span text:style-name="T2">Recitirea pasivă</text:span> — doar a citi, a evidenția sau a asculta fără recuperare activă sau recitare.<text:line-break/>→ <text:span text:style-name="T1">„Am citit de zece ori, am închis cartea, iar mintea mea era goală.”</text:span></text:p>
        </text:list-item>
        <text:list-item>
          <text:p text:style-name="P145"><text:span text:style-name="T2">Înghesuiala (tocirea de dinainte de examen)</text:span> — input intensiv într-o noapte sau câteva zile.<text:line-break/>→ <text:span text:style-name="T1">Conexiunile formate sunt de scurtă durată și dispar în câteva zile.</text:span></text:p>
        </text:list-item>
        <text:list-item>
          <text:p text:style-name="P145"><text:span text:style-name="T2">Repetarea simplă a cuvintelor altora</text:span> — repetarea textuală fără reformulare în propriile cuvinte.<text:line-break/>→ <text:span text:style-name="T1">Nu se formează conexiuni profunde; nu poți transfera cunoștințele la probleme noi.</text:span></text:p>
        </text:list-item>
      </text:list>
      <text:h text:style-name="Heading_20_4" text:outline-level="4" text:is-list-header="true">(B) S semnificativ dăunătoare (distrug capacitatea pe termen lung)</text:h>
      <text:list text:style-name="L142">
        <text:list-item>
          <text:p text:style-name="P146"><text:span text:style-name="T2">Multitasking-ul în timpul învățării</text:span> — a studia în timp ce derulezi conținut nelegat, schimbări frecvente de sarcină.<text:line-break/><text:soft-page-break/>→ <text:span text:style-name="T1">Antrenează obiceiuri de procesare superficială și distruge capacitatea de procesare profundă.</text:span></text:p>
        </text:list-item>
        <text:list-item>
          <text:p text:style-name="P146"><text:span text:style-name="T2">Fosilizarea dezinformării</text:span> — a dobândi concepte false din surse nesigure și a le folosi în mod repetat.<text:line-break/>→ <text:span text:style-name="T1">Corectarea unei erori este de câteva ori mai dificilă decât a învăța de la zero, deoarece trebuie mai întâi să inhibi calea veche.</text:span></text:p>
        </text:list-item>
        <text:list-item>
          <text:p text:style-name="P146"><text:span text:style-name="T2">Practica fără feedback</text:span> — a repeta exerciții fără a verifica răspunsurile sau a corecta greșelile.<text:line-break/>→ <text:span text:style-name="T1">Întărește erorile și antrenează obiceiuri proaste.</text:span></text:p>
        </text:list-item>
        <text:list-item>
          <text:p text:style-name="P146"><text:span text:style-name="T2">Învățarea condusă de anxietate</text:span> — a învăța sub frică, presiune mare sau umilință.<text:line-break/>→ <text:span text:style-name="T1">Stresul cronic suprimă plasticitatea centrilor de memorie (de exemplu, hipocampul) și poate crea o aversiune pe viață față de însăși învățarea.</text:span></text:p>
        </text:list-item>
        <text:list-item>
          <text:p text:style-name="P146"><text:span text:style-name="T2">Dependența excesivă de stocarea externă</text:span> — marcaje, capturi de ecran, salvare, cu iluzia că „salvat = învățat”.<text:line-break/>→ <text:span text:style-name="T1">Creierul reduce activ investiția de memorie în informațiile care sunt ușor accesibile dar nu sunt recuperate activ (efectul Google).</text:span></text:p>
        </text:list-item>
        <text:list-item>
          <text:p text:style-name="P146"><text:span text:style-name="T2">Confundarea familiarității cu măiestria</text:span> — a simți că ai învățat pentru că ceva sună familiar sau se citește fluent.<text:line-break/>→ <text:span text:style-name="T1">Cea mai insidioasă capcană: familiaritatea provine din fluența perceptivă, nu din puterea de recuperare pe termen lung.</text:span></text:p>
        </text:list-item>
        <text:list-item>
          <text:p text:style-name="P146"><text:span text:style-name="T2">Învățarea cu privare de somn</text:span> — a învăța până târziu, a tăia orele de somn.<text:line-break/>→ <text:span text:style-name="T1">Consolidarea memoriei are loc în principal în timpul somnului profund și al somnului REM. Ceea ce este învățat cu privare de somn este în mare parte uitat. Privarea cronică de somn afectează, de asemenea, funcția prefrontală, reducând eficiența învățării.</text:span></text:p>
        </text:list-item>
      </text:list>
      <text:p text:style-name="Text_20_body"><text:span text:style-name="T2">O întrebare simplă pentru auto-verificare:</text:span><text:line-break/><text:span text:style-name="T1">„Fără niciun ajutor extern, pot aplica această cunoaștere în mod independent, corect și fluent, și pot recunoaște într-o situație nouă unde se aplică?”</text:span><text:line-break/>→ Dacă da, ai învățat cu adevărat. Dacă nu, ai căzut într-una dintre capcanele de mai sus.</text:p>
      <text:p text:style-name="Horizontal_20_Line"/>
      <text:h text:style-name="Heading_20_3" text:outline-level="3">IV. Despre „independență” și „dependență de instrumente” — o dezbatere care durează milenii</text:h>
      <text:p text:style-name="Text_20_body">Poate că trăiești într-o eră a integrării profunde om-instrument. Instrumentele externe sunt foarte puternice. Atunci accentul nostru pe „fără indicii externe” devine depășit?</text:p>
      <text:p text:style-name="Text_20_body"><text:span text:style-name="T2">Răspuns: Nu, dar este necesară o înțelegere precisă.</text:span></text:p>
      <text:list text:style-name="L143">
        <text:list-item>
          <text:p text:style-name="P147"><text:span text:style-name="T2">Stratul fundamental de bază</text:span> (limba maternă, logica de bază, competențele profesionale esențiale) — trebuie să fie accesibil fără instrumente externe. Aceasta este baza existenței tale ca agent cognitiv independent.</text:p>
        </text:list-item>
        <text:list-item>
          <text:p text:style-name="P147"><text:span text:style-name="T2">Stratul extins de aplicare</text:span> (cunoștințe de ultimă oră, detalii cu frecvență scăzută) — poate depinde în mod legitim de instrumente, <text:span text:style-name="T2">cu condiția</text:span> să înțelegi principiile și să poți deriva rezultatul prin alte mijloace atunci când instrumentele lipsesc.</text:p>
        </text:list-item>
      </text:list>
      <text:p text:style-name="Text_20_body"><text:soft-page-break/><text:span text:style-name="T2">Linia roșie este următoarea:</text:span> Dacă eliminarea instrumentelor externe paralizează capacitatea ta centrală, atunci instrumentul te-a <text:span text:style-name="T2">înlocuit</text:span>, nu a fost <text:span text:style-name="T2">folosit</text:span> de tine.</text:p>
      <text:p text:style-name="Text_20_body">Cei din vechime au învățat abacul pentru a atinge „abacul mental” — fără abac fizic. Tu înveți să folosești un calculator pentru a atinge „înțelegerea înmulțirii chiar și fără calculator”. Instrumentele pot accelera, dar nu pot purta pentru tine.</text:p>
      <text:p text:style-name="Horizontal_20_Line"/>
      <text:h text:style-name="Heading_20_3" text:outline-level="3">V. Ultimul sfat pentru cursanții de peste o mie de ani</text:h>
      <text:list text:style-name="L144">
        <text:list-item>
          <text:p text:style-name="P148"><text:span text:style-name="T2">Ferește-te de iluzia învățării.</text:span> A adăuga un marcaj, a da like, a termina o prelegere, a citi o carte — acestea nu sunt învățare. Singura dovadă este că poți <text:span text:style-name="T2">produce în mod independent o ieșire diferită</text:span>.</text:p>
        </text:list-item>
        <text:list-item>
          <text:p text:style-name="P148"><text:span text:style-name="T2">Acceptă feedback-ul, în special feedback-ul negativ.</text:span> Practica fără corecție este otravă. Caută activ oameni, sisteme sau medii care să-ți indice greșelile.</text:p>
        </text:list-item>
        <text:list-item>
          <text:p text:style-name="P148"><text:span text:style-name="T2">Protejează-ți somnul și emoțiile.</text:span> Ele sunt fundamentul biologic pe care are loc învățarea. Orice „învățare” care sacrifică somnul sau generează frică este auto-sabotaj.</text:p>
        </text:list-item>
        <text:list-item>
          <text:p text:style-name="P148"><text:span text:style-name="T2">Pune-ți întotdeauna trei întrebări:</text:span></text:p>
          <text:list>
            <text:list-item>
              <text:p text:style-name="P148">Ce experiență nouă am câștigat? (Nu informație nouă.)</text:p>
            </text:list-item>
            <text:list-item>
              <text:p text:style-name="P148">Ce schimbare durabilă a avut loc în creierul meu? (Nu memorie temporară.)</text:p>
            </text:list-item>
            <text:list-item>
              <text:p text:style-name="P148">În ce situație viitoare îmi va permite aceasta să ofer un răspuns mai bun? (Nu nota la examen.)</text:p>
            </text:list-item>
          </text:list>
        </text:list-item>
      </text:list>
      <text:p text:style-name="Text_20_body">În final, amintește-ți: <text:span text:style-name="T2">tehnologia se schimbă, dar legile subiacente ale învățării pentru orice agent cognitiv — de la prima formă de viață care a învățat să evite pericolul până la tine — sunt exact aceleași.</text:span> Ceea ce este scris în acest memorandum va rămâne adevărat în epoca ta. Dacă într-o zi va înceta să mai fie adevărat, atunci însuși cuvântul „învățare” va trebui redefinit — dar acea zi este dincolo de sfera discuției noastre de astăzi.</text:p>
      <text:p text:style-name="Text_20_body">Fie ca tu să devii adevăratul stăpân al învățării tale, nici sclav al instrumentelor, nici sclav al anxietății.</text:p>
      <text:p text:style-name="Text_20_body"><text:span text:style-name="T1">— Scris înainte de mijlocul secolului XXI, bazat pe suma a câteva mii de ani de experiență umană</text:span></text:p>
      <text:p text:style-name="Horizontal_20_Line"/>
      <text:p text:style-name="Text_20_body">Dacă doriți ajustări de stil sau terminologie, vă rog să-mi spuneți.</text:p>
      <text:p text:style-name="Horizontal_20_Line"/>
      <text:p text:style-name="Text_20_body">以下是剩余五种语言（捷克语、匈牙利语、乌克兰语、缅甸语、斯瓦希里语）的完整翻译。</text:p>
      <text:p text:style-name="Horizontal_20_Line"/>
      <text:h text:style-name="Heading_20_2" text:outline-level="2"><text:soft-page-break/>1. 捷克语 (Čeština)</text:h>
      <text:h text:style-name="Heading_20_2" text:outline-level="2">Podstata učení: Memorandum pro lidstvo za tisíc let</text:h>
      <text:p text:style-name="Text_20_body">— Založeno na neměnných principech po tisíciletí</text:p>
      <text:h text:style-name="Heading_20_3" text:outline-level="3">Prolog</text:h>
      <text:p text:style-name="Text_20_body">Pokud žiješ za tisíc let, tvůj svět bude pravděpodobně vlastnit technologie, které si dnes nedokážeme představit: rozhraní mozek-počítač, nahrávání vědomí, sítě kolektivní inteligence… Ale věř mi: bez ohledu na to, jak se nástroje vyvíjejí, <text:span text:style-name="T2">podstata učení se nikdy nezměnila a nikdy nezmění</text:span>.</text:p>
      <text:p text:style-name="Text_20_body">Toto memorandum není návod k použití. Je to zrcadlo. Snaží se odpovědět na tři věčné otázky:</text:p>
      <text:list text:style-name="L145">
        <text:list-item>
          <text:p text:style-name="P149">Jaká je podstata učení?</text:p>
        </text:list-item>
        <text:list-item>
          <text:p text:style-name="P149">Jaké metody budou vždy fungovat?</text:p>
        </text:list-item>
        <text:list-item>
          <text:p text:style-name="P149">Jaké chování vypadá jako učení, ale je zbytečné nebo dokonce škodlivé?</text:p>
        </text:list-item>
      </text:list>
      <text:p text:style-name="Text_20_body">Naši předkové kladli tyto otázky kolem táborových ohňů. My je klademe před obrazovkami. Ty bys v nich měl pokračovat ve své vlastní době.</text:p>
      <text:p text:style-name="Horizontal_20_Line"/>
      <text:h text:style-name="Heading_20_3" text:outline-level="3">I. Podstata: Neměnné jádro</text:h>
      <text:p text:style-name="Quotations"><text:span text:style-name="T2">Učení je proces vytváření trvalých spojení v nervovém systému prostřednictvím zkušenosti, čímž se mění schopnost vypořádat se s budoucí nejistotou.</text:span></text:p>
      <text:p text:style-name="Text_20_body">Tato definice obsahuje čtyři neotřesitelné prvky:</text:p>
      <text:list text:style-name="L146">
        <text:list-item>
          <text:p text:style-name="P150"><text:span text:style-name="T2">Zdrojem je zkušenost</text:span> — ne vrozený instinkt, ne dočasný stav vyvolaný drogami, ale opravdová interakce se světem.</text:p>
        </text:list-item>
        <text:list-item>
          <text:p text:style-name="P150"><text:span text:style-name="T2">Substrátem jsou nervová spojení v kognitivním agentovi</text:span> — každé učení fyzicky mění tvůj mozek. Ať už používáš uhlíkové neurony nebo křemíkové čipy, podstata je stejná.</text:p>
        </text:list-item>
        <text:list-item>
          <text:p text:style-name="P150"><text:span text:style-name="T2">Změna je trvalá</text:span> — ne pracovní paměť několika sekund, ale stopa, která může ovlivnit budoucí chování nebo myšlení.</text:p>
        </text:list-item>
        <text:list-item>
          <text:p text:style-name="P150"><text:span text:style-name="T2">Účelem je stlačit nejistotu</text:span> — abys při setkání s neznámým nebo výzvami mohl činit lepší rozhodnutí a akce.</text:p>
        </text:list-item>
      </text:list>
      <text:p text:style-name="Text_20_body">Před tisíci lety se lidé naučili rozdělávat oheň. Před stovkami let se naučili číst a psát. Dnes se učí spolupracovat s AI. Formy se neustále mění, ale čtyři výše uvedené řádky zůstávají nehybné.</text:p>
      <text:p text:style-name="Horizontal_20_Line"/>
      <text:h text:style-name="Heading_20_3" text:outline-level="3">II. Metody, které vždy fungují (Sedm věčných principů)</text:h>
      <text:p text:style-name="Text_20_body">Tyto principy jsou věčné, protože působí přímo na tři články procesu učení: <text:span text:style-name="T2">generování zkušenosti → posilování spojení → ověřování trvalé změny</text:span>.</text:p>
      <table:table table:name="表格25" table:style-name="表格25">
        <table:table-column table:style-name="表格25.A" table:number-columns-repeated="3"/>
        <table:table-header-rows>
          <text:soft-page-break/>
          <table:table-row>
            <table:table-cell table:style-name="表格25.A1" office:value-type="string">
              <text:p text:style-name="P3">Princip</text:p>
            </table:table-cell>
            <table:table-cell table:style-name="表格25.A1" office:value-type="string">
              <text:p text:style-name="P3">Základní praxe</text:p>
            </table:table-cell>
            <table:table-cell table:style-name="表格25.C1" office:value-type="string">
              <text:p text:style-name="P3">Proč vždy funguje</text:p>
            </table:table-cell>
          </table:table-row>
        </table:table-header-rows>
        <table:table-row>
          <table:table-cell table:style-name="表格25.A2" office:value-type="string">
            <text:p text:style-name="Table_20_Contents"><text:span text:style-name="T2">1. Aktivní generování</text:span></text:p>
          </table:table-cell>
          <table:table-cell table:style-name="表格25.A2" office:value-type="string">
            <text:p text:style-name="P4">Místo pasivního přijímání sám vysvětluj, shrnuj, pokládej otázky, uč ostatní.</text:p>
          </table:table-cell>
          <table:table-cell table:style-name="表格25.C2" office:value-type="string">
            <text:p text:style-name="P4">Aktivní vybavování zanechává hlubší nervové stopy než pasivní vstup.</text:p>
          </table:table-cell>
        </table:table-row>
        <table:table-row>
          <table:table-cell table:style-name="表格25.A2" office:value-type="string">
            <text:p text:style-name="Table_20_Contents"><text:span text:style-name="T2">2. Opakování s odstupem</text:span></text:p>
          </table:table-cell>
          <table:table-cell table:style-name="表格25.A2" office:value-type="string">
            <text:p text:style-name="P4">Opakuj obsah s postupně se prodlužujícími intervaly.</text:p>
          </table:table-cell>
          <table:table-cell table:style-name="表格25.C2" office:value-type="string">
            <text:p text:style-name="P4">Zapomínání je biologické; každý akt vybavení posiluje spojení.</text:p>
          </table:table-cell>
        </table:table-row>
        <table:table-row>
          <table:table-cell table:style-name="表格25.A2" office:value-type="string">
            <text:p text:style-name="Table_20_Contents"><text:span text:style-name="T2">3. Samotestování</text:span></text:p>
          </table:table-cell>
          <table:table-cell table:style-name="表格25.A2" office:value-type="string">
            <text:p text:style-name="P4">Často se testuj, místo abys jen četl.</text:p>
          </table:table-cell>
          <table:table-cell table:style-name="表格25.C2" office:value-type="string">
            <text:p text:style-name="P4">Samotný akt vybavení posiluje trvalou změnu více než ukládání.</text:p>
          </table:table-cell>
        </table:table-row>
        <table:table-row>
          <table:table-cell table:style-name="表格25.A2" office:value-type="string">
            <text:p text:style-name="Table_20_Contents"><text:span text:style-name="T2">4. Zpětná vazba z chyby</text:span></text:p>
          </table:table-cell>
          <table:table-cell table:style-name="表格25.A2" office:value-type="string">
            <text:p text:style-name="P4">Zkus → odhal chybu → získej jasnou opravu → zkus znovu.</text:p>
          </table:table-cell>
          <table:table-cell table:style-name="表格25.C2" office:value-type="string">
            <text:p text:style-name="P4">Chyby aktivují monitorovací mechanismy; opravené cesty jsou preferenčně posilovány.</text:p>
          </table:table-cell>
        </table:table-row>
        <table:table-row>
          <table:table-cell table:style-name="表格25.A2" office:value-type="string">
            <text:p text:style-name="Table_20_Contents"><text:span text:style-name="T2">5. Elaborace</text:span></text:p>
          </table:table-cell>
          <table:table-cell table:style-name="表格25.A2" office:value-type="string">
            <text:p text:style-name="P4">Propojuj nové znalosti se stávajícími znalostmi prostřednictvím bohatých, konkrétních spojení.</text:p>
          </table:table-cell>
          <table:table-cell table:style-name="表格25.C2" office:value-type="string">
            <text:p text:style-name="P4">Nová spojení musí zakotvit ve starých sítích; čím více kotev, tím silnější retence.</text:p>
          </table:table-cell>
        </table:table-row>
        <table:table-row>
          <table:table-cell table:style-name="表格25.A2" office:value-type="string">
            <text:p text:style-name="Table_20_Contents"><text:span text:style-name="T2">6. Záměrné cvičení</text:span></text:p>
          </table:table-cell>
          <table:table-cell table:style-name="表格25.A2" office:value-type="string">
            <text:p text:style-name="P4">Zaměř se na výzvy těsně nad svými současnými schopnostmi a opakovaně je zdokonaluj.</text:p>
          </table:table-cell>
          <table:table-cell table:style-name="表格25.C2" office:value-type="string">
            <text:p text:style-name="P4">Neuroplasticita se spouští pouze v zóně výzvy; v zóně pohodlí není žádná změna.</text:p>
          </table:table-cell>
        </table:table-row>
        <table:table-row>
          <table:table-cell table:style-name="表格25.A2" office:value-type="string">
            <text:p text:style-name="Table_20_Contents"><text:span text:style-name="T2">7. Prokládané učení</text:span></text:p>
          </table:table-cell>
          <table:table-cell table:style-name="表格25.A2" office:value-type="string">
            <text:p text:style-name="P4">Během cvičení míchej různá témata, místo abys se dlouho soustředil na jedno.</text:p>
          </table:table-cell>
          <table:table-cell table:style-name="表格25.C2" office:value-type="string">
            <text:p text:style-name="P4">Přepínání pomáhá mozku rozlišovat a zobecňovat, čímž vzniká flexibilní, přenositelné znalosti.</text:p>
          </table:table-cell>
        </table:table-row>
      </table:table>
      <text:p text:style-name="Text_20_body"/>
      <text:p text:style-name="Text_20_body"><text:span text:style-name="T2">Jediné kritérium pro testování jakékoli metody:</text:span><text:line-break/><text:span text:style-name="T1">„Pokud jsou odstraněny všechny vnější podněty, mohu ústřední úkol provést samostatně a plynule?“</text:span><text:line-break/>Pokud ano — změna nastala v tobě. Pokud ne — změna nastala pouze v tvých nástrojích.</text:p>
      <text:p text:style-name="Horizontal_20_Line"/>
      <text:h text:style-name="Heading_20_3" text:outline-level="3">III. Chování při učení, které je vždy škodlivé (Deset pastí)</text:h>
      <text:p text:style-name="Text_20_body">Nebezpečnější než neznat účinné metody je upadnout do chování, které <text:span text:style-name="T2">vypadá jako učení, ale je zbytečné nebo aktivně ničí tvou schopnost učit se</text:span>. Následující seznam byl ověřen po tisíciletí. Vyryj si ho do mysli.</text:p>
      <text:h text:style-name="Heading_20_4" text:outline-level="4">(A) Zcela zbytečné (ztráta času)</text:h>
      <text:list text:style-name="L147">
        <text:list-item>
          <text:p text:style-name="P151"><text:span text:style-name="T2">Pasivní opakované čtení</text:span> — pouze čtení, zvýrazňování nebo poslech bez aktivního vybavování nebo recitace.<text:line-break/>→ <text:span text:style-name="T1">„Přečetl jsem to desetkrát, zavřel knihu a moje mysl byla prázdná.“</text:span></text:p>
        </text:list-item>
        <text:list-item>
          <text:p text:style-name="P151"><text:span text:style-name="T2">Nacpávání se na poslední chvíli</text:span> — intenzivní vstup během jedné noci nebo několika dní.<text:line-break/>→ <text:span text:style-name="T1">Vytvořená spojení jsou krátkodobá a během několika dní zmizí.</text:span></text:p>
        </text:list-item>
        <text:list-item>
          <text:p text:style-name="P151"><text:span text:style-name="T2">Jednoduché opakování cizích slov</text:span> — doslovné opakování bez přeformulování vlastními slovy.<text:line-break/><text:soft-page-break/>→ <text:span text:style-name="T1">Nevytvářejí se hluboká spojení; nemůžeš přenést znalosti na nové problémy.</text:span></text:p>
        </text:list-item>
      </text:list>
      <text:h text:style-name="Heading_20_4" text:outline-level="4" text:is-list-header="true">(B) Významně škodlivé (ničí dlouhodobou schopnost)</text:h>
      <text:list text:style-name="L148">
        <text:list-item>
          <text:p text:style-name="P152"><text:span text:style-name="T2">Multitasking během učení</text:span> — studium při procházení nesouvisejícího obsahu, časté přepínání úkolů.<text:line-break/>→ <text:span text:style-name="T1">Trénuje návyky povrchového zpracování a ničí schopnost hlubokého zpracování.</text:span></text:p>
        </text:list-item>
        <text:list-item>
          <text:p text:style-name="P152"><text:span text:style-name="T2">Zkamenění dezinformací</text:span> — získávání falešných konceptů z nespolehlivých zdrojů a jejich opakované používání.<text:line-break/>→ <text:span text:style-name="T1">Oprava chyby je několikanásobně obtížnější než učení od nuly, protože nejprve musíš potlačit starou cestu.</text:span></text:p>
        </text:list-item>
        <text:list-item>
          <text:p text:style-name="P152"><text:span text:style-name="T2">Cvičení bez zpětné vazby</text:span> — opakování cvičení bez kontroly odpovědí nebo opravy chyb.<text:line-break/>→ <text:span text:style-name="T1">Posiluje chyby a trénuje špatné návyky.</text:span></text:p>
        </text:list-item>
        <text:list-item>
          <text:p text:style-name="P152"><text:span text:style-name="T2">Učení řízené úzkostí</text:span> — učení pod strachem, vysokým tlakem nebo ponížením.<text:line-break/>→ <text:span text:style-name="T1">Chronický stres potlačuje plasticitu paměťových center (např. hipokampu) a může vytvořit celoživotní averzi k samotnému učení.</text:span></text:p>
        </text:list-item>
        <text:list-item>
          <text:p text:style-name="P152"><text:span text:style-name="T2">Nadměrná závislost na externím ukládání</text:span> — záložky, screenshoty, ukládání s iluzí „uloženo = naučeno“.<text:line-break/>→ <text:span text:style-name="T1">Mozek aktivně snižuje paměťovou investici do informací, které jsou snadno dostupné, ale nejsou aktivně vybavovány (Google efekt).</text:span></text:p>
        </text:list-item>
        <text:list-item>
          <text:p text:style-name="P152"><text:span text:style-name="T2">Záměna známosti s mistrovstvím</text:span> — pocit, že ses naučil, protože něco zní povědomě nebo se čte plynule.<text:line-break/>→ <text:span text:style-name="T1">Nejzákeřnější past: známost pochází z percepční plynulosti, ne z dlouhodobé síly vybavování.</text:span></text:p>
        </text:list-item>
        <text:list-item>
          <text:p text:style-name="P152"><text:span text:style-name="T2">Učení s nedostatkem spánku</text:span> — studium do pozdních hodin, krácení hodin spánku.<text:line-break/>→ <text:span text:style-name="T1">Konsolidace paměti probíhá hlavně během hlubokého spánku a REM spánku. To, co se naučíš s nedostatkem spánku, je z velké části zapomenuto. Chronický nedostatek spánku také poškozuje prefrontální funkce, což snižuje účinnost učení.</text:span></text:p>
        </text:list-item>
      </text:list>
      <text:p text:style-name="Text_20_body"><text:span text:style-name="T2">Jednoduchá otázka pro sebekontrolu:</text:span><text:line-break/><text:span text:style-name="T1">„Bez jakékoli vnější pomoci, mohu tyto znalosti aplikovat samostatně, přesně a plynule, a rozpoznat v nové situaci, kde se uplatňují?“</text:span><text:line-break/>→ Pokud ano, skutečně ses naučil. Pokud ne, padl jsi do jedné z výše uvedených pastí.</text:p>
      <text:p text:style-name="Horizontal_20_Line"/>
      <text:h text:style-name="Heading_20_3" text:outline-level="3">IV. O „nezávislosti“ a „závislosti na nástrojích“ — debata trvající tisíciletí</text:h>
      <text:p text:style-name="Text_20_body">Možná žiješ v éře hluboké integrace člověka a nástroje. Externí nástroje jsou velmi mocné. Stává se pak náš důraz na „žádné vnější podněty“ zastaralým?</text:p>
      <text:p text:style-name="Text_20_body"><text:span text:style-name="T2">Odpověď: Ne, ale je nutné přesné porozumění.</text:span></text:p>
      <text:list text:style-name="L149">
        <text:list-item>
          <text:p text:style-name="P153"><text:span text:style-name="T2">Základní jádrová vrstva</text:span> (mateřský jazyk, základní logika, klíčové profesní dovednosti) — musí být přístupná bez externích nástrojů. To je základ tvé existence jako nezávislého kognitivního agenta.</text:p>
        </text:list-item>
        <text:list-item>
          <text:p text:style-name="P153"><text:soft-page-break/><text:span text:style-name="T2">Rozšířená aplikační vrstva</text:span> (nejmodernější znalosti, detaily s nízkou frekvencí) — může legitimně záviset na nástrojích, <text:span text:style-name="T2">za předpokladu</text:span>, že rozumíš principům a dokážeš odvodit výsledek jinými prostředky, když nástroje chybí.</text:p>
        </text:list-item>
      </text:list>
      <text:p text:style-name="Text_20_body"><text:span text:style-name="T2">Červená čára je tato:</text:span> Pokud odstranění externích nástrojů ochromí tvou jádrovou schopnost, pak tě nástroj <text:span text:style-name="T2">nahradil</text:span>, nebyl tebou <text:span text:style-name="T2">použit</text:span>.</text:p>
      <text:p text:style-name="Text_20_body">Staří lidé se naučili počítadlo, aby dosáhli „mentálního počítadla“ — bez fyzického počítadla. Ty se učíš používat kalkulačku, abys dosáhl „pochopení násobení i bez kalkulačky“. Nástroje mohou zrychlit, ale nemohou za tebe nosit.</text:p>
      <text:p text:style-name="Horizontal_20_Line"/>
      <text:h text:style-name="Heading_20_3" text:outline-level="3">V. Poslední rada pro studenty za tisíc let</text:h>
      <text:list text:style-name="L150">
        <text:list-item>
          <text:p text:style-name="P154"><text:span text:style-name="T2">Dej si pozor na iluzi učení.</text:span> Přidávání záložek, lajkování, dokončení přednášky, čtení knihy — to není učení. Jediným důkazem je, že <text:span text:style-name="T2">dokážeš samostatně vyprodukovat jiný výstup</text:span>.</text:p>
        </text:list-item>
        <text:list-item>
          <text:p text:style-name="P154"><text:span text:style-name="T2">Přijímej zpětnou vazbu, zejména negativní.</text:span> Cvičení bez korekce je jed. Aktivně hledej lidi, systémy nebo prostředí, které ti ukážou tvé chyby.</text:p>
        </text:list-item>
        <text:list-item>
          <text:p text:style-name="P154"><text:span text:style-name="T2">Chraň svůj spánek a své emoce.</text:span> Jsou biologickým základem, na kterém učení probíhá. Jakékoli „učení“, které obětuje spánek nebo vytváří strach, je sebepoškozování.</text:p>
        </text:list-item>
        <text:list-item>
          <text:p text:style-name="P154"><text:span text:style-name="T2">Ptej se vždy na tři otázky:</text:span></text:p>
          <text:list>
            <text:list-item>
              <text:p text:style-name="P154">Jakou novou zkušenost jsem získal? (Ne novou informaci.)</text:p>
            </text:list-item>
            <text:list-item>
              <text:p text:style-name="P154">Jaká trvalá změna nastala v mém mozku? (Ne dočasná paměť.)</text:p>
            </text:list-item>
            <text:list-item>
              <text:p text:style-name="P154">V jaké budoucí situaci mi to umožní poskytnout lepší odpověď? (Ne známku z testu.)</text:p>
            </text:list-item>
          </text:list>
        </text:list-item>
      </text:list>
      <text:p text:style-name="Text_20_body">Nakonec si pamatuj: <text:span text:style-name="T2">technologie se mění, ale základní zákony učení pro každého kognitivního agenta — od první formy života, která se naučila vyhýbat nebezpečí, až po tebe — jsou přesně stejné.</text:span> To, co je napsáno v tomto memorandu, zůstane pravdivé i v tvé době. Pokud by to někdy přestalo být pravdivé, pak by samotné slovo „učení“ muselo být přefinováno — ale ten den leží mimo rámec naší dnešní diskuse.</text:p>
      <text:p text:style-name="Text_20_body">Ať se staneš skutečným mistrem svého učení, ani otrokem nástrojů, ani otrokem úzkosti.</text:p>
      <text:p text:style-name="Text_20_body"><text:span text:style-name="T1">— Napsáno před polovinou 21. století na základě souhrnu několika tisíc let lidské zkušenosti</text:span></text:p>
      <text:p text:style-name="Horizontal_20_Line"/>
      <text:h text:style-name="Heading_20_2" text:outline-level="2">2. 匈牙利语 (Magyar)</text:h>
      <text:h text:style-name="Heading_20_2" text:outline-level="2">A tanulás lényege: Emlékeztető az emberiség számára ezer év múlva</text:h>
      <text:p text:style-name="Text_20_body">— Több ezer éven át változatlan elveken alapulva</text:p>
      <text:h text:style-name="Heading_20_3" text:outline-level="3"><text:soft-page-break/>Prológus</text:h>
      <text:p text:style-name="Text_20_body">Ha ezer év múlva élsz, a világod valószínűleg olyan technológiákkal rendelkezik majd, amelyeket ma el sem tudunk képzelni: agy-számítógép interfészek, tudatfeltöltés, kollektív intelligencia hálózatok… De hidd el: nem számít, hogyan fejlődnek az eszközök, <text:span text:style-name="T2">a tanulás lényege soha nem változott és soha nem is fog változni</text:span>.</text:p>
      <text:p text:style-name="Text_20_body">Ez az emlékeztető nem használati útmutató. Tükör. Három örök kérdésre próbál választ adni:</text:p>
      <text:list text:style-name="L151">
        <text:list-item>
          <text:p text:style-name="P155">Mi a tanulás lényege?</text:p>
        </text:list-item>
        <text:list-item>
          <text:p text:style-name="P155">Milyen módszerek fognak mindig működni?</text:p>
        </text:list-item>
        <text:list-item>
          <text:p text:style-name="P155">Milyen viselkedések néznek ki tanulásnak, de haszontalanok vagy akár károsak?</text:p>
        </text:list-item>
      </text:list>
      <text:p text:style-name="Text_20_body">Őseink ezeket a kérdéseket tették fel a tábortüzek körül. Mi képernyők előtt tesszük fel. Neked is fel kell tenned őket a saját korodban.</text:p>
      <text:p text:style-name="Horizontal_20_Line"/>
      <text:h text:style-name="Heading_20_3" text:outline-level="3">I. A lényeg: A változatlan mag</text:h>
      <text:p text:style-name="Quotations"><text:span text:style-name="T2">A tanulás az a folyamat, amelynek során tapasztalaton keresztül tartós kapcsolatok jönnek létre az idegrendszerben, megváltoztatva ezzel a jövőbeli bizonytalansággal való megküzdés képességét.</text:span></text:p>
      <text:p text:style-name="Text_20_body">Ez a meghatározás négy megrendíthetetlen elemet tartalmaz:</text:p>
      <text:list text:style-name="L152">
        <text:list-item>
          <text:p text:style-name="P156"><text:span text:style-name="T2">A forrás a tapasztalat</text:span> — nem veleszületett ösztön, nem gyógyszerek által kiváltott átmeneti állapot, hanem valódi interakció a világgal.</text:p>
        </text:list-item>
        <text:list-item>
          <text:p text:style-name="P156"><text:span text:style-name="T2">Az alapzat a kognitív ágensben lévő idegi kapcsolatok</text:span> — minden tanulás fizikailag megváltoztatja az agyadat. Akár szén alapú neuronokat, akár szilícium chipeket használsz, a lényeg ugyanaz.</text:p>
        </text:list-item>
        <text:list-item>
          <text:p text:style-name="P156"><text:span text:style-name="T2">A változás tartós</text:span> — nem a néhány másodpercnyi munkamemória, hanem egy nyom, amely befolyásolhatja a jövőbeli viselkedést vagy gondolkodást.</text:p>
        </text:list-item>
        <text:list-item>
          <text:p text:style-name="P156"><text:span text:style-name="T2">A cél a bizonytalanság tömörítése</text:span> — hogy az ismeretlennel vagy kihívásokkal szembesülve jobb döntéseket és cselekvéseket hozhass.</text:p>
        </text:list-item>
      </text:list>
      <text:p text:style-name="Text_20_body">Több ezer évvel ezelőtt az emberek megtanultak tüzet gyújtani. Több száz évvel ezelőtt megtanultak olvasni és írni. Ma megtanulnak együttműködni a MI-vel. A formák szüntelenül változnak, de a fenti négy sor mozdulatlan marad.</text:p>
      <text:p text:style-name="Horizontal_20_Line"/>
      <text:h text:style-name="Heading_20_3" text:outline-level="3">II. Módszerek, amelyek mindig működnek (Hét örök elv)</text:h>
      <text:p text:style-name="Text_20_body">Ezek az elvek azért örökök, mert közvetlenül a tanulási folyamat három láncszemére hatnak: <text:span text:style-name="T2">tapasztalat generálása → kapcsolatok erősítése → tartós változás ellenőrzése</text:span>.</text:p>
      <table:table table:name="表格26" table:style-name="表格26">
        <table:table-column table:style-name="表格26.A" table:number-columns-repeated="3"/>
        <table:table-header-rows>
          <table:table-row>
            <table:table-cell table:style-name="表格26.A1" office:value-type="string">
              <text:p text:style-name="P3">Elv</text:p>
            </table:table-cell>
            <table:table-cell table:style-name="表格26.A1" office:value-type="string">
              <text:p text:style-name="P3">Alapgyakorlat</text:p>
            </table:table-cell>
            <table:table-cell table:style-name="表格26.C1" office:value-type="string">
              <text:p text:style-name="P3">Miért működik mindig</text:p>
            </table:table-cell>
          </table:table-row>
        </table:table-header-rows>
        <table:table-row>
          <table:table-cell table:style-name="表格26.A2" office:value-type="string">
            <text:p text:style-name="Table_20_Contents"><text:span text:style-name="T2">1. Aktív generálás</text:span></text:p>
          </table:table-cell>
          <table:table-cell table:style-name="表格26.A2" office:value-type="string">
            <text:p text:style-name="P4">A passzív befogadás helyett magyarázd meg, foglald össze, <text:soft-page-break/>tegyél fel kérdéseket, taníts másokat.</text:p>
          </table:table-cell>
          <table:table-cell table:style-name="表格26.C2" office:value-type="string">
            <text:p text:style-name="P4">Az aktív előhívás mélyebb idegi nyomokat hagy, mint a <text:soft-page-break/>passzív bemenet.</text:p>
          </table:table-cell>
        </table:table-row>
        <table:table-row>
          <table:table-cell table:style-name="表格26.A2" office:value-type="string">
            <text:p text:style-name="Table_20_Contents"><text:span text:style-name="T2">2. Időközönkénti ismétlés</text:span></text:p>
          </table:table-cell>
          <table:table-cell table:style-name="表格26.A2" office:value-type="string">
            <text:p text:style-name="P4">Ismételd a tartalmat egyre növekvő időközönként.</text:p>
          </table:table-cell>
          <table:table-cell table:style-name="表格26.C2" office:value-type="string">
            <text:p text:style-name="P4">A felejtés biológiai; minden előhívási aktus erősíti a kapcsolatot.</text:p>
          </table:table-cell>
        </table:table-row>
        <table:table-row>
          <table:table-cell table:style-name="表格26.A2" office:value-type="string">
            <text:p text:style-name="Table_20_Contents"><text:span text:style-name="T2">3. Önellenőrzés</text:span></text:p>
          </table:table-cell>
          <table:table-cell table:style-name="表格26.A2" office:value-type="string">
            <text:p text:style-name="P4">Gyakran teszteld magad, ahelyett hogy újraolvasnál.</text:p>
          </table:table-cell>
          <table:table-cell table:style-name="表格26.C2" office:value-type="string">
            <text:p text:style-name="P4">Maga az előhívási aktus jobban erősíti a tartós változást, mint a tárolás.</text:p>
          </table:table-cell>
        </table:table-row>
        <table:table-row>
          <table:table-cell table:style-name="表格26.A2" office:value-type="string">
            <text:p text:style-name="Table_20_Contents"><text:span text:style-name="T2">4. Visszajelzés a hibából</text:span></text:p>
          </table:table-cell>
          <table:table-cell table:style-name="表格26.A2" office:value-type="string">
            <text:p text:style-name="P4">Próbáld meg → tárd fel a hibát → kapj egyértelmű javítást → próbáld újra.</text:p>
          </table:table-cell>
          <table:table-cell table:style-name="表格26.C2" office:value-type="string">
            <text:p text:style-name="P4">A hibák aktiválják a monitoring mechanizmusokat; a kijavított utak előnyben részesülnek.</text:p>
          </table:table-cell>
        </table:table-row>
        <table:table-row>
          <table:table-cell table:style-name="表格26.A2" office:value-type="string">
            <text:p text:style-name="Table_20_Contents"><text:span text:style-name="T2">5. Kidolgozás</text:span></text:p>
          </table:table-cell>
          <table:table-cell table:style-name="表格26.A2" office:value-type="string">
            <text:p text:style-name="P4">Kapcsold össze az új ismereteket a meglévő ismeretekkel gazdag, konkrét kapcsolatokon keresztül.</text:p>
          </table:table-cell>
          <table:table-cell table:style-name="表格26.C2" office:value-type="string">
            <text:p text:style-name="P4">Az új kapcsolatoknak a régi hálózatokba kell horgonyzódniuk; minél több horgony, annál erősebb a megtartás.</text:p>
          </table:table-cell>
        </table:table-row>
        <table:table-row>
          <table:table-cell table:style-name="表格26.A2" office:value-type="string">
            <text:p text:style-name="Table_20_Contents"><text:span text:style-name="T2">6. Szándékos gyakorlás</text:span></text:p>
          </table:table-cell>
          <table:table-cell table:style-name="表格26.A2" office:value-type="string">
            <text:p text:style-name="P4">Összpontosíts a jelenlegi képességednél kissé nagyobb kihívásokra, és finomítsd őket ismételten.</text:p>
          </table:table-cell>
          <table:table-cell table:style-name="表格26.C2" office:value-type="string">
            <text:p text:style-name="P4">A neuroplaszticitás csak a kihívási zónában aktiválódik; a komfortzónában nincs változás.</text:p>
          </table:table-cell>
        </table:table-row>
        <table:table-row>
          <table:table-cell table:style-name="表格26.A2" office:value-type="string">
            <text:p text:style-name="Table_20_Contents"><text:span text:style-name="T2">7. Vegyes tanulás</text:span></text:p>
          </table:table-cell>
          <table:table-cell table:style-name="表格26.A2" office:value-type="string">
            <text:p text:style-name="P4">Gyakorlás közben keverd a különböző témákat, ahelyett hogy túl sokáig összpontosítanál egyre.</text:p>
          </table:table-cell>
          <table:table-cell table:style-name="表格26.C2" office:value-type="string">
            <text:p text:style-name="P4">A váltogatás segíti az agyat a megkülönböztetésben és általánosításban, rugalmas, átvihető tudást létrehozva.</text:p>
          </table:table-cell>
        </table:table-row>
      </table:table>
      <text:p text:style-name="Text_20_body"/>
      <text:p text:style-name="Text_20_body"><text:span text:style-name="T2">Bármely módszer tesztelésének egyetlen kritériuma:</text:span><text:line-break/><text:span text:style-name="T1">„Ha minden külső jelzést eltávolítunk, képes vagyok-e a központi feladatot önállóan és folyékonyan végrehajtani?”</text:span><text:line-break/>Ha igen — a változás benned történt. Ha nem — a változás csak az eszközeidben történt.</text:p>
      <text:p text:style-name="Horizontal_20_Line"/>
      <text:h text:style-name="Heading_20_3" text:outline-level="3">III. Tanulási viselkedések, amelyek mindig károsak (Tíz csapda)</text:h>
      <text:p text:style-name="Text_20_body">Veszélyesebb, mint nem ismerni a hatékony módszereket, olyan viselkedésekbe esni, amelyek <text:span text:style-name="T2">tanulásnak néznek ki, de haszontalanok vagy aktívan rontják a tanulási képességedet</text:span>. Az alábbi lista évezredek alatt bizonyított. Vésd az elmédbe.</text:p>
      <text:h text:style-name="Heading_20_4" text:outline-level="4">(A) Teljesen haszontalan (időpazarlás)</text:h>
      <text:list text:style-name="L153">
        <text:list-item>
          <text:p text:style-name="P157"><text:span text:style-name="T2">Passzív újraolvasás</text:span> — csak olvasás, kiemelés vagy hallgatás aktív előhívás vagy recitálás nélkül.<text:line-break/>→ <text:span text:style-name="T1">„Tízszer elolvastam, becsuktam a könyvet, és az elmém üres volt.”</text:span></text:p>
        </text:list-item>
        <text:list-item>
          <text:p text:style-name="P157"><text:span text:style-name="T2">Bezúzás (éjszakai tanulás)</text:span> — intenzív bevitel egy éjszaka vagy néhány nap alatt.<text:line-break/>→ <text:span text:style-name="T1">A létrejött kapcsolatok rövid életűek, és néhány napon belül eltűnnek.</text:span></text:p>
        </text:list-item>
        <text:list-item>
          <text:p text:style-name="P157"><text:span text:style-name="T2">Mások szavainak egyszerű ismételgetése</text:span> — szó szerinti ismétlés saját szavakkal való <text:soft-page-break/>átfogalmazás nélkül.<text:line-break/>→ <text:span text:style-name="T1">Nem jönnek létre mély kapcsolatok; nem tudod átvinni a tudást új problémákra.</text:span></text:p>
        </text:list-item>
      </text:list>
      <text:h text:style-name="Heading_20_4" text:outline-level="4" text:is-list-header="true">(B) Jelentősen káros (tönkreteszik a hosszú távú képességet)</text:h>
      <text:list text:style-name="L154">
        <text:list-item>
          <text:p text:style-name="P158"><text:span text:style-name="T2">Multitasking tanulás közben</text:span> — tanulás közben nem kapcsolódó tartalmak görgetése, gyakori feladatváltás.<text:line-break/>→ <text:span text:style-name="T1">Felszínes feldolgozási szokásokat tanít, és tönkreteszi a mély feldolgozási képességet.</text:span></text:p>
        </text:list-item>
        <text:list-item>
          <text:p text:style-name="P158"><text:span text:style-name="T2">Dezinformáció elszenvedése</text:span> — hamis fogalmak szerzése megbízhatatlan forrásokból és ismételt használatuk.<text:line-break/>→ <text:span text:style-name="T1">Egy hiba kijavítása többszörösen nehezebb, mint nulláról megtanulni, mert előbb el kell nyomni a régi utat.</text:span></text:p>
        </text:list-item>
        <text:list-item>
          <text:p text:style-name="P158"><text:span text:style-name="T2">Gyakorlás visszajelzés nélkül</text:span> — gyakorlatok ismétlése válaszok ellenőrzése vagy hibák javítása nélkül.<text:line-break/>→ <text:span text:style-name="T1">Erősíti a hibákat és rossz szokásokat tanít.</text:span></text:p>
        </text:list-item>
        <text:list-item>
          <text:p text:style-name="P158"><text:span text:style-name="T2">Szorongásvezérelt tanulás</text:span> — tanulás félelem, nagy nyomás vagy megaláztatás alatt.<text:line-break/>→ <text:span text:style-name="T1">A krónikus stressz elnyomja a memóriaközpontok (pl. hippokampusz) plaszticitását, és élethosszig tartó idegenkedést hozhat létre magával a tanulással szemben.</text:span></text:p>
        </text:list-item>
        <text:list-item>
          <text:p text:style-name="P158"><text:span text:style-name="T2">Túlzott függés a külső tárolástól</text:span> — könyvjelzők, képernyőképek, mentés azzal az illúzióval, hogy „mentett = tanult”.<text:line-break/>→ <text:span text:style-name="T1">Az agy aktívan csökkenti a memóriabefektetést azokba az információkba, amelyek könnyen elérhetők, de nem kerülnek aktív előhívásra (Google-effektus).</text:span></text:p>
        </text:list-item>
        <text:list-item>
          <text:p text:style-name="P158"><text:span text:style-name="T2">Ismerősség összetévesztése a mesterséggel</text:span> — az érzés, hogy megtanultál valamit, mert ismerősen hangzik vagy folyékonyan olvasható.<text:line-break/>→ <text:span text:style-name="T1">A legálnokabb csapda: az ismerősség az észlelési folyékonyságból fakad, nem a hosszú távú előhívási erőből.</text:span></text:p>
        </text:list-item>
        <text:list-item>
          <text:p text:style-name="P158"><text:span text:style-name="T2">Tanulás alváshiánnyal</text:span> — késő éjszakába nyúló tanulás, alvásórák megnyirbálása.<text:line-break/>→ <text:span text:style-name="T1">A memória konszolidációja főként mély alvás és REM alvás során történik. Az alváshiánnyal tanultak nagy része elfelejtődik. A krónikus alváshiány károsítja a prefrontális működést is, csökkentve a tanulás hatékonyságát.</text:span></text:p>
        </text:list-item>
      </text:list>
      <text:p text:style-name="Text_20_body"><text:span text:style-name="T2">Egy egyszerű kérdés az önellenőrzéshez:</text:span><text:line-break/><text:span text:style-name="T1">„Bármilyen külső segítség nélkül, képes vagyok-e ezt a tudást önállóan, pontosan és folyékonyan alkalmazni, és felismerni egy új helyzetben, hogy hol alkalmazható?”</text:span><text:line-break/>→ Ha igen, valóban tanultál. Ha nem, a fenti csapdák egyikébe estél.</text:p>
      <text:p text:style-name="Horizontal_20_Line"/>
      <text:h text:style-name="Heading_20_3" text:outline-level="3">IV. A „függetlenségről” és az „eszközöktől való függésről” — egy évezredek óta tartó vita</text:h>
      <text:p text:style-name="Text_20_body">Talán az ember-eszköz mély integrációjának korában élsz. A külső eszközök nagyon erősek. Ekkor a „külső jelzések nélkül” hangsúlyozásunk elavulttá válik?</text:p>
      <text:p text:style-name="Text_20_body"><text:span text:style-name="T2">Válasz: Nem, de pontos megértés szükséges.</text:span></text:p>
      <text:list text:style-name="L155">
        <text:list-item>
          <text:p text:style-name="P159"><text:span text:style-name="T2">Az alapvető magréteg</text:span> (anyanyelv, alapvető logika, alapvető szakmai készségek) — külső <text:soft-page-break/>eszközök nélkül is hozzáférhetőnek kell lennie. Ez a független kognitív ágensként való létezésed alapja.</text:p>
        </text:list-item>
        <text:list-item>
          <text:p text:style-name="P159"><text:span text:style-name="T2">A kiterjesztett alkalmazási réteg</text:span> (élvonalbeli tudás, alacsony gyakoriságú részletek) — legitim módon függhet eszközöktől, <text:span text:style-name="T2">azzal a feltétellel</text:span>, hogy érted az elveket, és képes vagy az eredményt más módon levezetni, ha az eszközök hiányoznak.</text:p>
        </text:list-item>
      </text:list>
      <text:p text:style-name="Text_20_body"><text:span text:style-name="T2">A piros vonal a következő:</text:span> Ha a külső eszközök eltávolítása megbénítja a központi képességedet, akkor az eszköz <text:span text:style-name="T2">helyettesített</text:span> téged, nem pedig <text:span text:style-name="T2">használt</text:span> téged.</text:p>
      <text:p text:style-name="Text_20_body">Az ókoriak megtanulták az abakuszt, hogy elérjék a „mentális abakuszt” — fizikai abakusz nélkül. Te megtanulod használni a számológépet, hogy elérd „a szorzás megértését számológép nélkül is”. Az eszközök gyorsíthatnak, de nem hordozhatnak helyetted.</text:p>
      <text:p text:style-name="Horizontal_20_Line"/>
      <text:h text:style-name="Heading_20_3" text:outline-level="3">V. Utolsó tanács a tanulóknak ezer év múlva</text:h>
      <text:list text:style-name="L156">
        <text:list-item>
          <text:p text:style-name="P160"><text:span text:style-name="T2">Óvakodj a tanulás illúziójától.</text:span> Könyvjelzőzés, lájkolás, előadás befejezése, könyv olvasása — ezek nem tanulás. Az egyetlen bizonyíték az, hogy <text:span text:style-name="T2">képes vagy önállóan más kimenetet előállítani</text:span>.</text:p>
        </text:list-item>
        <text:list-item>
          <text:p text:style-name="P160"><text:span text:style-name="T2">Fogadd el a visszajelzést, különösen a negatív visszajelzést.</text:span> Javítás nélküli gyakorlás méreg. Aktívan keresd azokat az embereket, rendszereket vagy környezeteket, amelyek rámutatnak a hibáidra.</text:p>
        </text:list-item>
        <text:list-item>
          <text:p text:style-name="P160"><text:span text:style-name="T2">Védd az alvásodat és az érzelmeidet.</text:span> Ezek a biológiai alapok, amelyeken a tanulás történik. Bármely „tanulás”, amely feláldozza az alvást vagy félelmet kelt, önszabotázs.</text:p>
        </text:list-item>
        <text:list-item>
          <text:p text:style-name="P160"><text:span text:style-name="T2">Mindig tedd fel magadnak három kérdést:</text:span></text:p>
          <text:list>
            <text:list-item>
              <text:p text:style-name="P160">Milyen új tapasztalatot szereztem? (Nem új információt.)</text:p>
            </text:list-item>
            <text:list-item>
              <text:p text:style-name="P160">Milyen tartós változás történt az agyamban? (Nem ideiglenes emlékezet.)</text:p>
            </text:list-item>
            <text:list-item>
              <text:p text:style-name="P160">Milyen jövőbeli helyzetben teszi lehetővé számomra, hogy jobb választ adjak? (Nem vizsgajegyet.)</text:p>
            </text:list-item>
          </text:list>
        </text:list-item>
      </text:list>
      <text:p text:style-name="Text_20_body">Végül ne feledd: <text:span text:style-name="T2">a technológia változik, de a tanulás mögöttes törvényei minden kognitív ágens számára — az első életformától, amely megtanulta elkerülni a veszélyt, egészen beléd — pontosan ugyanazok.</text:span> Az ebben az emlékeztetőben írtak igazak maradnak a te korodban is. Ha valaha megszűnnének igaznak lenni, akkor magát a „tanulás” szót kellene újradefiniálni — de az a nap túlmutat a mai beszélgetésünk keretein.</text:p>
      <text:p text:style-name="Text_20_body">Legyél a tanulásod igazi mestere, se nem az eszközök rabszolgája, se nem a szorongás rabszolgája.</text:p>
      <text:p text:style-name="Text_20_body"><text:span text:style-name="T1">— A 21. század közepe előtt íródott, több ezer év emberi tapasztalatának összegzésére alapozva</text:span></text:p>
      <text:p text:style-name="Horizontal_20_Line"/>
      <text:h text:style-name="Heading_20_2" text:outline-level="2"><text:soft-page-break/>3. 乌克兰语 (Українська)</text:h>
      <text:h text:style-name="Heading_20_2" text:outline-level="2">Суть навчання: Меморандум для людства через тисячу років</text:h>
      <text:p text:style-name="Text_20_body">— Засновано на незмінних принципах протягом тисячоліть</text:p>
      <text:h text:style-name="Heading_20_3" text:outline-level="3">Пролог</text:h>
      <text:p text:style-name="Text_20_body">Якщо ти живеш через тисячу років, твій світ, ймовірно, володітиме технологіями, які ми сьогодні не можемо уявити: інтерфейси мозок-комп'ютер, завантаження свідомості, мережі колективного інтелекту… Але повір мені: незалежно від того, як еволюціонують інструменти, <text:span text:style-name="T2">суть навчання ніколи не змінювалася і ніколи не зміниться</text:span>.</text:p>
      <text:p text:style-name="Text_20_body">Цей меморандум не є інструкцією з експлуатації. Це дзеркало. Він намагається відповісти на три вічні питання:</text:p>
      <text:list text:style-name="L157">
        <text:list-item>
          <text:p text:style-name="P161">Яка суть навчання?</text:p>
        </text:list-item>
        <text:list-item>
          <text:p text:style-name="P161">Які методи завжди будуть працювати?</text:p>
        </text:list-item>
        <text:list-item>
          <text:p text:style-name="P161">Яка поведінка виглядає як навчання, але є марною або навіть шкідливою?</text:p>
        </text:list-item>
      </text:list>
      <text:p text:style-name="Text_20_body">Наші предки ставили ці питання навколо багать. Ми ставимо їх перед екранами. Ти також повинен продовжувати ставити їх у свою епоху.</text:p>
      <text:p text:style-name="Horizontal_20_Line"/>
      <text:h text:style-name="Heading_20_3" text:outline-level="3">I. Суть: Незмінне ядро</text:h>
      <text:p text:style-name="Quotations"><text:span text:style-name="T2">Навчання — це процес створення міцних зв'язків у нервовій системі через досвід, що змінює здатність справлятися з майбутньою невизначеністю.</text:span></text:p>
      <text:p text:style-name="Text_20_body">Це визначення містить чотири непорушні елементи:</text:p>
      <text:list text:style-name="L158">
        <text:list-item>
          <text:p text:style-name="P162"><text:span text:style-name="T2">Джерелом є досвід</text:span> — не вроджений інстинкт, не тимчасовий стан, викликаний ліками, а справжня взаємодія зі світом.</text:p>
        </text:list-item>
        <text:list-item>
          <text:p text:style-name="P162"><text:span text:style-name="T2">Субстратом є нейронні зв'язки в когнітивному агенті</text:span> — кожне навчання фізично змінює твій мозок. Незалежно від того, чи використовуєш ти нейрони на основі вуглецю, чи кремнієві чіпи, суть однакова.</text:p>
        </text:list-item>
        <text:list-item>
          <text:p text:style-name="P162"><text:span text:style-name="T2">Зміна є тривалою</text:span> — не робоча пам'ять на кілька секунд, а слід, який може вплинути на майбутню поведінку або мислення.</text:p>
        </text:list-item>
        <text:list-item>
          <text:p text:style-name="P162"><text:span text:style-name="T2">Метою є стиснення невизначеності</text:span> — щоб, стикаючись з невідомим або викликами, ти міг приймати кращі рішення та дії.</text:p>
        </text:list-item>
      </text:list>
      <text:p text:style-name="Text_20_body">Тисячі років тому люди навчилися розводити вогонь. Сотні років тому вони навчилися читати й писати. Сьогодні вони вчаться співпрацювати з ШІ. Форми безперервно змінюються, але чотири рядки вище залишаються нерухомими.</text:p>
      <text:p text:style-name="Horizontal_20_Line"/>
      <text:h text:style-name="Heading_20_3" text:outline-level="3"><text:soft-page-break/>II. Методи, які завжди працюють (Сім вічних принципів)</text:h>
      <text:p text:style-name="Text_20_body">Ці принципи вічні, тому що вони діють безпосередньо на три ланки процесу навчання: <text:span text:style-name="T2">генерація досвіду → зміцнення зв'язків → перевірка тривалої зміни</text:span>.</text:p>
      <table:table table:name="表格27" table:style-name="表格27">
        <table:table-column table:style-name="表格27.A" table:number-columns-repeated="3"/>
        <table:table-header-rows>
          <table:table-row>
            <table:table-cell table:style-name="表格27.A1" office:value-type="string">
              <text:p text:style-name="P3">Принцип</text:p>
            </table:table-cell>
            <table:table-cell table:style-name="表格27.A1" office:value-type="string">
              <text:p text:style-name="P3">Основна практика</text:p>
            </table:table-cell>
            <table:table-cell table:style-name="表格27.C1" office:value-type="string">
              <text:p text:style-name="P3">Чому завжди працює</text:p>
            </table:table-cell>
          </table:table-row>
        </table:table-header-rows>
        <table:table-row>
          <table:table-cell table:style-name="表格27.A2" office:value-type="string">
            <text:p text:style-name="Table_20_Contents"><text:span text:style-name="T2">1. Активна генерація</text:span></text:p>
          </table:table-cell>
          <table:table-cell table:style-name="表格27.A2" office:value-type="string">
            <text:p text:style-name="P4">Замість пасивного отримання, сам пояснюй, підсумовуй, став запитання, навчай інших.</text:p>
          </table:table-cell>
          <table:table-cell table:style-name="表格27.C2" office:value-type="string">
            <text:p text:style-name="P4">Активне пригадування залишає глибші нейронні сліди, ніж пасивний вхід.</text:p>
          </table:table-cell>
        </table:table-row>
        <table:table-row>
          <table:table-cell table:style-name="表格27.A2" office:value-type="string">
            <text:p text:style-name="Table_20_Contents"><text:span text:style-name="T2">2. Інтервальне повторення</text:span></text:p>
          </table:table-cell>
          <table:table-cell table:style-name="表格27.A2" office:value-type="string">
            <text:p text:style-name="P4">Повторюй матеріал з дедалі більшими інтервалами.</text:p>
          </table:table-cell>
          <table:table-cell table:style-name="表格27.C2" office:value-type="string">
            <text:p text:style-name="P4">Забування є біологічним; кожен акт пригадування зміцнює зв'язок.</text:p>
          </table:table-cell>
        </table:table-row>
        <table:table-row>
          <table:table-cell table:style-name="表格27.A2" office:value-type="string">
            <text:p text:style-name="Table_20_Contents"><text:span text:style-name="T2">3. Самоперевірка</text:span></text:p>
          </table:table-cell>
          <table:table-cell table:style-name="表格27.A2" office:value-type="string">
            <text:p text:style-name="P4">Часто тестуй себе, замість того щоб просто перечитувати.</text:p>
          </table:table-cell>
          <table:table-cell table:style-name="表格27.C2" office:value-type="string">
            <text:p text:style-name="P4">Сам акт пригадування зміцнює тривалу зміну більше, ніж зберігання.</text:p>
          </table:table-cell>
        </table:table-row>
        <table:table-row>
          <table:table-cell table:style-name="表格27.A2" office:value-type="string">
            <text:p text:style-name="Table_20_Contents"><text:span text:style-name="T2">4. Зворотний зв'язок від помилки</text:span></text:p>
          </table:table-cell>
          <table:table-cell table:style-name="表格27.A2" office:value-type="string">
            <text:p text:style-name="P4">Спробуй → вияви помилку → отримай чітке виправлення → спробуй знову.</text:p>
          </table:table-cell>
          <table:table-cell table:style-name="表格27.C2" office:value-type="string">
            <text:p text:style-name="P4">Помилки активують механізми моніторингу; виправлені шляхи зміцнюються переважно.</text:p>
          </table:table-cell>
        </table:table-row>
        <table:table-row>
          <table:table-cell table:style-name="表格27.A2" office:value-type="string">
            <text:p text:style-name="Table_20_Contents"><text:span text:style-name="T2">5. Елаборація</text:span></text:p>
          </table:table-cell>
          <table:table-cell table:style-name="表格27.A2" office:value-type="string">
            <text:p text:style-name="P4">Поєднуй нові знання з наявними знаннями через багаті, конкретні зв'язки.</text:p>
          </table:table-cell>
          <table:table-cell table:style-name="表格27.C2" office:value-type="string">
            <text:p text:style-name="P4">Нові зв'язки повинні заякорюватися в старих мережах; чим більше якорів, тим сильніше утримання.</text:p>
          </table:table-cell>
        </table:table-row>
        <table:table-row>
          <table:table-cell table:style-name="表格27.A2" office:value-type="string">
            <text:p text:style-name="Table_20_Contents"><text:span text:style-name="T2">6. Навмисна практика</text:span></text:p>
          </table:table-cell>
          <table:table-cell table:style-name="表格27.A2" office:value-type="string">
            <text:p text:style-name="P4">Зосередься на викликах трохи вище твоїх поточних можливостей і вдосконалюй їх повторно.</text:p>
          </table:table-cell>
          <table:table-cell table:style-name="表格27.C2" office:value-type="string">
            <text:p text:style-name="P4">Нейропластичність активується лише в зоні виклику; в зоні комфорту змін немає.</text:p>
          </table:table-cell>
        </table:table-row>
        <table:table-row>
          <table:table-cell table:style-name="表格27.A2" office:value-type="string">
            <text:p text:style-name="Table_20_Contents"><text:span text:style-name="T2">7. Переміжне навчання</text:span></text:p>
          </table:table-cell>
          <table:table-cell table:style-name="表格27.A2" office:value-type="string">
            <text:p text:style-name="P4">Під час практики змішуй різні теми, замість того щоб довго зосереджуватися на одній.</text:p>
          </table:table-cell>
          <table:table-cell table:style-name="表格27.C2" office:value-type="string">
            <text:p text:style-name="P4">Перемикання допомагає мозку розрізняти та узагальнювати, формуючи гнучке, передаване знання.</text:p>
          </table:table-cell>
        </table:table-row>
      </table:table>
      <text:p text:style-name="Text_20_body"/>
      <text:p text:style-name="Text_20_body"><text:span text:style-name="T2">Єдиний критерій для перевірки будь-якого методу:</text:span><text:line-break/><text:span text:style-name="T1">«Якщо всі зовнішні підказки видалити, чи можу я виконати основне завдання самостійно та побіжно?»</text:span><text:line-break/>Якщо так — зміна відбулася в тобі. Якщо ні — зміна відбулася лише в твоїх інструментах.</text:p>
      <text:p text:style-name="Horizontal_20_Line"/>
      <text:h text:style-name="Heading_20_3" text:outline-level="3">III. Поведінка навчання, яка завжди шкідлива (Десять пасток)</text:h>
      <text:p text:style-name="Text_20_body">Небезпечніше, ніж не знати ефективних методів, — потрапити в патерни поведінки, які <text:span text:style-name="T2">виглядають як навчання, але є марними або активно руйнують твою здатність навчатися</text:span>. Наступний список був перевірений протягом тисячоліть. Вирізьби його у своїй свідомості.</text:p>
      <text:h text:style-name="Heading_20_4" text:outline-level="4">(А) Цілком марно (втрата часу)</text:h>
      <text:list text:style-name="L159">
        <text:list-item>
          <text:p text:style-name="P163"><text:span text:style-name="T2">Пасивне перечитування</text:span> — лише читання, виділення або слухання без активного <text:soft-page-break/>пригадування чи декламації.<text:line-break/>→ <text:span text:style-name="T1">«Я прочитав це десять разів, закрив книгу, і мій розум був порожнім.»</text:span></text:p>
        </text:list-item>
        <text:list-item>
          <text:p text:style-name="P163"><text:span text:style-name="T2">Зубріння в останню ніч</text:span> — інтенсивне введення за одну ніч або кілька днів.<text:line-break/>→ <text:span text:style-name="T1">Утворені зв'язки є недовговічними і зникають протягом кількох днів.</text:span></text:p>
        </text:list-item>
        <text:list-item>
          <text:p text:style-name="P163"><text:span text:style-name="T2">Просте повторення чужих слів</text:span> — дослівне повторення без переформулювання власними словами.<text:line-break/>→ <text:span text:style-name="T1">Не утворюються глибокі зв'язки; ти не можеш перенести знання на нові проблеми.</text:span></text:p>
        </text:list-item>
      </text:list>
      <text:h text:style-name="Heading_20_4" text:outline-level="4" text:is-list-header="true">(Б) Значно шкідливо (руйнують довгострокову здатність)</text:h>
      <text:list text:style-name="L160">
        <text:list-item>
          <text:p text:style-name="P164"><text:span text:style-name="T2">Багатозадачність під час навчання</text:span> — навчання під час гортання нерелевантного вмісту, часте перемикання завдань.<text:line-break/>→ <text:span text:style-name="T1">Тренує звички поверхневої обробки та руйнує здатність до глибокої обробки.</text:span></text:p>
        </text:list-item>
        <text:list-item>
          <text:p text:style-name="P164"><text:span text:style-name="T2">Скам'яніння дезінформації</text:span> — отримання хибних концепцій з ненадійних джерел і багаторазове їх використання.<text:line-break/>→ <text:span text:style-name="T1">Виправити помилку в кілька разів важче, ніж вчити з нуля, тому що спочатку потрібно придушити старий шлях.</text:span></text:p>
        </text:list-item>
        <text:list-item>
          <text:p text:style-name="P164"><text:span text:style-name="T2">Практика без зворотного зв'язку</text:span> — повторення вправ без перевірки відповідей або виправлення помилок.<text:line-break/>→ <text:span text:style-name="T1">Зміцнює помилки та тренує погані звички.</text:span></text:p>
        </text:list-item>
        <text:list-item>
          <text:p text:style-name="P164"><text:span text:style-name="T2">Навчання, кероване тривогою</text:span> — навчання під страхом, високим тиском або приниженням.<text:line-break/>→ <text:span text:style-name="T1">Хронічний стрес пригнічує пластичність центрів пам'яті (наприклад, гіпокампу) і може створити довічну відраду до самого навчання.</text:span></text:p>
        </text:list-item>
        <text:list-item>
          <text:p text:style-name="P164"><text:span text:style-name="T2">Надмірна залежність від зовнішнього зберігання</text:span> — закладки, знімки екрану, збереження з ілюзією «збережене = вивчене».<text:line-break/>→ <text:span text:style-name="T1">Мозок активно зменшує інвестиції пам'яті в інформацію, яка легко доступна, але не активно пригадується (ефект Google).</text:span></text:p>
        </text:list-item>
        <text:list-item>
          <text:p text:style-name="P164"><text:span text:style-name="T2">Плутанина знайомості з майстерністю</text:span> — відчуття, що ти навчився, тому що щось звучить знайомо або читається побіжно.<text:line-break/>→ <text:span text:style-name="T1">Найпідступніша пастка: знайомість походить від перцептивної побіжності, а не від сили довгострокового пригадування.</text:span></text:p>
        </text:list-item>
        <text:list-item>
          <text:p text:style-name="P164"><text:span text:style-name="T2">Навчання з недосипанням</text:span> — навчання до пізньої ночі, скорочення годин сну.<text:line-break/>→ <text:span text:style-name="T1">Консолідація пам'яті відбувається переважно під час глибокого сну та REM-сну. Те, що вивчено з недосипанням, значною мірою забувається. Хронічне недосипання також погіршує префронтальну функцію, знижуючи ефективність навчання.</text:span></text:p>
        </text:list-item>
      </text:list>
      <text:p text:style-name="Text_20_body"><text:span text:style-name="T2">Просте запитання для самоперевірки:</text:span><text:line-break/><text:span text:style-name="T1">«Без будь-якої зовнішньої допомоги, чи можу я застосувати це знання самостійно, точно та побіжно, і розпізнати в новій ситуації, де воно застосовується?»</text:span><text:line-break/>→ Якщо так, ти дійсно навчився. Якщо ні, ти потрапив в одну з вищезазначених пасток.</text:p>
      <text:p text:style-name="Horizontal_20_Line"/>
      <text:h text:style-name="Heading_20_3" text:outline-level="3"><text:soft-page-break/>IV. Про «незалежність» та «залежність від інструментів» — дискусія, що триває тисячоліттями</text:h>
      <text:p text:style-name="Text_20_body">Можливо, ти живеш в епоху глибокої інтеграції людини та інструменту. Зовнішні інструменти дуже потужні. Тоді чи стає наш акцент на «без зовнішніх підказок» застарілим?</text:p>
      <text:p text:style-name="Text_20_body"><text:span text:style-name="T2">Відповідь: Ні, але потрібне точне розуміння.</text:span></text:p>
      <text:list text:style-name="L161">
        <text:list-item>
          <text:p text:style-name="P165"><text:span text:style-name="T2">Базовий ядерний шар</text:span> (рідна мова, базова логіка, основні професійні навички) — має бути доступним без зовнішніх інструментів. Це основа твого існування як незалежного когнітивного агента.</text:p>
        </text:list-item>
        <text:list-item>
          <text:p text:style-name="P165"><text:span text:style-name="T2">Розширений прикладний шар</text:span> (передові знання, деталі з низькою частотою) — може легітимно залежати від інструментів, <text:span text:style-name="T2">за умови</text:span>, що ти розумієш принципи і можеш вивести результат іншими способами, коли інструменти відсутні.</text:p>
        </text:list-item>
      </text:list>
      <text:p text:style-name="Text_20_body"><text:span text:style-name="T2">Червона лінія така:</text:span> Якщо видалення зовнішніх інструментів паралізує твою основну здатність, то інструмент <text:span text:style-name="T2">замінив</text:span> тебе, а не був <text:span text:style-name="T2">використаний</text:span> тобою.</text:p>
      <text:p text:style-name="Text_20_body">Стародавні вивчали абак, щоб досягти «ментального абака» — без фізичного абака. Ти вчишся користуватися калькулятором, щоб досягти «розуміння множення навіть без калькулятора». Інструменти можуть прискорити, але не можуть виносити за тебе.</text:p>
      <text:p text:style-name="Horizontal_20_Line"/>
      <text:h text:style-name="Heading_20_3" text:outline-level="3">V. Остання порада учням через тисячу років</text:h>
      <text:list text:style-name="L162">
        <text:list-item>
          <text:p text:style-name="P166"><text:span text:style-name="T2">Остерігайся ілюзії навчання.</text:span> Додавання до закладок, лайк, завершення лекції, читання книги — це не навчання. Єдиним доказом є те, що ти можеш <text:span text:style-name="T2">самостійно створити інший результат</text:span>.</text:p>
        </text:list-item>
        <text:list-item>
          <text:p text:style-name="P166"><text:span text:style-name="T2">Приймай зворотний зв'язок, особливо негативний.</text:span> Практика без виправлення — отрута. Активно шукай людей, системи або середовища, які вкажуть на твої помилки.</text:p>
        </text:list-item>
        <text:list-item>
          <text:p text:style-name="P166"><text:span text:style-name="T2">Захищай свій сон і свої емоції.</text:span> Вони є біологічною основою, на якій відбувається навчання. Будь-яке «навчання», яке жертвує сном або породжує страх, є самосаботажем.</text:p>
        </text:list-item>
        <text:list-item>
          <text:p text:style-name="P166"><text:span text:style-name="T2">Завжди став собі три запитання:</text:span></text:p>
          <text:list>
            <text:list-item>
              <text:p text:style-name="P166">Який новий досвід я отримав? (Не нову інформацію.)</text:p>
            </text:list-item>
            <text:list-item>
              <text:p text:style-name="P166">Яка тривала зміна відбулася в моєму мозку? (Не тимчасова пам'ять.)</text:p>
            </text:list-item>
            <text:list-item>
              <text:p text:style-name="P166">У якій майбутній ситуації це дозволить мені дати кращу відповідь? (Не оцінку з іспиту.)</text:p>
            </text:list-item>
          </text:list>
        </text:list-item>
      </text:list>
      <text:p text:style-name="Text_20_body">Наостанок, пам'ятай: <text:span text:style-name="T2">технологія змінюється, але основоположні закони навчання для будь-якого когнітивного агента — від першої форми життя, яка навчилася уникати небезпеки, до тебе — абсолютно однакові.</text:span> Те, що написано в цьому меморандумі, залишиться правдивим у твою епоху. Якщо колись це перестане бути правдивим, тоді саме слово «навчання» потрібно буде перевизначити — але той день лежить за межами нашої сьогоднішньої дискусії.</text:p>
      <text:p text:style-name="Text_20_body">Нехай ти станеш справжнім господарем свого навчання, ні рабом інструментів, ні рабом <text:soft-page-break/>тривоги.</text:p>
      <text:p text:style-name="Text_20_body"><text:span text:style-name="T1">— Написано до середини XXI століття, на основі сукупності кількох тисяч років людського досвіду</text:span></text:p>
      <text:p text:style-name="Horizontal_20_Line"/>
      <text:h text:style-name="Heading_20_2" text:outline-level="2">4. 缅甸语 (ဗမာစာ)</text:h>
      <text:h text:style-name="Heading_20_2" text:outline-level="2">သင်ယူခြင်း၏ အနှစ်သာရ: အနှစ်တစ်ထောင်အကြာ လူသားတို့အတွက် အမှတ်တရစာ</text:h>
      <text:p text:style-name="Text_20_body">— ထောင်စုနှစ်များတစ်လျှောက် မပြောင်းလဲနိုင်သော အခြေခံမူများအပေါ် အခြေပြုသည်</text:p>
      <text:h text:style-name="Heading_20_3" text:outline-level="3">နိဒါန်း</text:h>
      <text:p text:style-name="Text_20_body">အကယ်၍ သင်သည် အနှစ်တစ်ထောင်အကြာတွင် နေထိုင်ပါက၊ သင့်ကမ္ဘာတွင် ယနေ့ကျွန်ုပ်တို့ စိတ်ကူးမယဉ်နိုင်သော နည်းပညာများ ရှိကောင်းရှိနိုင်သည်။ ဦးနှောက်-ကွန်ပျူတာ ကြားခံများ၊ သတိတရား အပ်လုဒ်လုပ်ခြင်း၊ စုပေါင်းဉာဏ်ရည် ကွန်ရက်များ… သို့သော် ကျွန်ုပ်ကို ယုံကြည်ပါ။ ကိရိယာများ မည်သို့ပင် ဆင့်ကဲပြောင်းလဲပါစေ၊ <text:span text:style-name="T2">သင်ယူခြင်း၏ အနှစ်သာရသည် မည်သည့်အခါမျှ မပြောင်းလဲခဲ့ဘဲ မည်သည့်အခါမျှ ပြောင်းလဲမည်မဟုတ်ပါ</text:span>။</text:p>
      <text:p text:style-name="Text_20_body">ဤအမှတ်တရစာသည် လက်စွဲစာအုပ်မဟုတ်ပါ။ ၎င်းသည် မှန်တစ်ချပ်ဖြစ်သည်။ ၎င်းသည် ထာဝရမေးခွန်းသုံးခုကို ဖြေဆိုရန် ကြိုးပမ်းသည်:</text:p>
      <text:p text:style-name="Text_20_body">၁။ သင်ယူခြင်း၏ အနှစ်သာရကဘာလဲ။ ၂။ မည်သည့်နည်းလမ်းများက အမြဲတမ်းအလုပ်ဖြစ်မည်နည်း။ ၃။ မည်သည့်အပြုအမူများက သင်ယူခြင်းနှင့်တူသော်လည်း အသုံးမဝင်ခြင်း သို့မဟုတ် အန္တရာယ်ပင်ဖြစ်သနည်း။</text:p>
      <text:p text:style-name="Text_20_body">ကျွန်ုပ်တို့၏ဘိုးဘေးများသည် ဤမေးခွန်းများကို မီးပုံများဝိုင်း၍ မေးခဲ့ကြသည်။ ကျွန်ုပ်တို့သည် မျက်နှာပြင်များရှေ့တွင် မေးမြန်းကြသည်။ သင်သည်လည်း သင့်ခေတ်တွင် ဆက်လက်မေးမြန်းသင့်သည်။</text:p>
      <text:p text:style-name="Horizontal_20_Line"/>
      <text:h text:style-name="Heading_20_3" text:outline-level="3">I. အနှစ်သာရ: မပြောင်းလဲသော အူတိုင်</text:h>
      <text:p text:style-name="Quotations"><text:span text:style-name="T2">သင်ယူခြင်းဆိုသည်မှာ အတွေ့အကြုံမှတစ်ဆင့် အာရုံကြောစနစ်အတွင်း တည်မြဲသော ဆက်သွယ်မှုများကို ဖန်တီးခြင်းဖြစ်ပြီး၊ ယင်းက အနာဂတ် မသေချာမှုကို ရင်ဆိုင်နိုင်စွမ်းကို ပြောင်းလဲစေသည်။</text:span></text:p>
      <text:p text:style-name="Text_20_body">ဤအဓိပ္ပာယ်ဖွင့်ဆိုချက်တွင် မယိမ်းယိုင်နိုင်သော အချက်လေးချက် ပါဝင်သည်:</text:p>
      <text:p text:style-name="Text_20_body">၁။ <text:span text:style-name="T2">ရင်းမြစ်မှာ အတွေ့အကြုံဖြစ်သည်</text:span> — မွေးရာပါဗီဇမဟုတ်၊ ဆေးဝါးများကြောင့် ဖြစ်ပေါ်လာသော ယာယီအခြေအနေမဟုတ်၊ ကမ္ဘာနှင့် စစ်မှန်သော အပြန်အလှန်ဆက်သွယ်မှုဖြစ်သည်။ ၂။ <text:span text:style-name="T2">အခြေခံအလွှာမှာ သိမှုဆိုင်ရာ အေးဂျင့်တစ်ခုအတွင်းရှိ အာရုံကြောဆက်သွယ်မှုများဖြစ်သည်</text:span> — သင်ယူမှုတိုင်းသည် သင့်ဦးနှောက်ကို ရုပ်ပိုင်းဆိုင်ရာ ပြောင်းလဲစေသည်။ ကာဗွန်အခြေခံ အာရုံကြောမျှင်များကို သုံးသည်ဖြစ်စေ၊ ဆီလီကွန်ချစ်ပ်များကို သုံးသည်ဖြစ်စေ အနှစ်သာရသည် အတူတူပင်ဖြစ်သည်။ ၃။ <text:span text:style-name="T2">ပြောင်းလဲမှုသည် တည်မြဲသည်</text:span> — စက္ကန့်အနည်းငယ်၏ လုပ်ငန်းခွင်မှတ်ဉာဏ်မဟုတ်၊ အနာဂတ်အပြုအမူ သို့မဟုတ် <text:soft-page-break/>အတွေးအခေါ်ကို လွှမ်းမိုးနိုင်သော အရာတစ်ခုဖြစ်သည်။ ၄။ <text:span text:style-name="T2">ရည်ရွယ်ချက်မှာ မသေချာမှုကို ချုံ့ရန်ဖြစ်သည်</text:span> — သို့မှသာ အမည်မသိ သို့မဟုတ် စိန်ခေါ်မှုများနှင့် ရင်ဆိုင်ရချိန်တွင် သင်သည် ပိုမိုကောင်းမွန်သော ဆုံးဖြတ်ချက်များနှင့် လုပ်ဆောင်မှုများကို ပြုလုပ်နိုင်ရန်။</text:p>
      <text:p text:style-name="Text_20_body">လွန်ခဲ့သော နှစ်ထောင်ပေါင်းများစွာက လူသားများသည် မီးမွှေးတတ်ရန် သင်ယူခဲ့ကြသည်။ လွန်ခဲ့သော ရာစုနှစ်များက ၎င်းတို့သည် စာဖတ်တတ်၊ စာရေးတတ်ရန် သင်ယူခဲ့ကြသည်။ ယနေ့၊ ၎င်းတို့သည် AI နှင့် ပူးပေါင်းဆောင်ရွက်တတ်ရန် သင်ယူနေကြသည်။ ပုံစံများသည် မရပ်မနား ပြောင်းလဲနေသော်လည်း အထက်ပါ လေးကြောင်းမှာ ငြိမ်သက်တည်ရှိနေသည်။</text:p>
      <text:p text:style-name="Horizontal_20_Line"/>
      <text:h text:style-name="Heading_20_3" text:outline-level="3">II. အမြဲတမ်းအလုပ်ဖြစ်သော နည်းလမ်းများ (ထာဝရမူခုနစ်ချက်)</text:h>
      <text:p text:style-name="Text_20_body">ဤမူများသည် ထာဝရဖြစ်သည်၊ အကြောင်းမှာ ၎င်းတို့သည် သင်ယူခြင်းလုပ်ငန်းစဉ်၏ ချိတ်ဆက်မှုသုံးခုဖြစ်သော <text:span text:style-name="T2">အတွေ့အကြုံဖန်တီးခြင်း → ဆက်သွယ်မှုများအားကောင်းခြင်း → တည်မြဲသောပြောင်းလဲမှုကို အတည်ပြုခြင်း</text:span> တို့ကို တိုက်ရိုက်သက်ရောက်မှုရှိသောကြောင့်ဖြစ်သည်။</text:p>
      <table:table table:name="表格28" table:style-name="表格28">
        <table:table-column table:style-name="表格28.A" table:number-columns-repeated="3"/>
        <table:table-header-rows>
          <table:table-row>
            <table:table-cell table:style-name="表格28.A1" office:value-type="string">
              <text:p text:style-name="P3">မူ</text:p>
            </table:table-cell>
            <table:table-cell table:style-name="表格28.A1" office:value-type="string">
              <text:p text:style-name="P3">အဓိကကျင့်သုံးမှု</text:p>
            </table:table-cell>
            <table:table-cell table:style-name="表格28.C1" office:value-type="string">
              <text:p text:style-name="P3">အမြဲတမ်းအလုပ်ဖြစ်ရသည့် အကြောင်းရင်း</text:p>
            </table:table-cell>
          </table:table-row>
        </table:table-header-rows>
        <table:table-row>
          <table:table-cell table:style-name="表格28.A2" office:value-type="string">
            <text:p text:style-name="Table_20_Contents"><text:span text:style-name="T2">၁။ တက်ကြွစွာ ဖန်တီးခြင်း</text:span></text:p>
          </table:table-cell>
          <table:table-cell table:style-name="表格28.A2" office:value-type="string">
            <text:p text:style-name="P4">ပက်သစ်စွာ လက်ခံခြင်းထက် ကိုယ်တိုင်ရှင်းပြပါ၊ အကျဉ်းချုပ်ပါ၊ မေးခွန်းများမေးပါ၊ အခြားသူများကို သင်ပေးပါ။</text:p>
          </table:table-cell>
          <table:table-cell table:style-name="表格28.C2" office:value-type="string">
            <text:p text:style-name="P4">တက်ကြွသော ပြန်လည်သိမ်းဆည်းမှုသည် ပက်သစ်စွာ သွင်းအားစုထက် ပိုမိုနက်ရှိုင်းသော အာရုံကြောရာကို ချန်ထားခဲ့သည်။</text:p>
          </table:table-cell>
        </table:table-row>
        <table:table-row>
          <table:table-cell table:style-name="表格28.A2" office:value-type="string">
            <text:p text:style-name="Table_20_Contents"><text:span text:style-name="T2">၂။ နေရာခွဲ၍ ထပ်ခါထပ်ခါလုပ်ခြင်း</text:span></text:p>
          </table:table-cell>
          <table:table-cell table:style-name="表格28.A2" office:value-type="string">
            <text:p text:style-name="P4">အကြောင်းအရာကို တဖြည်းဖြည်းရှည်လာသော ကြားကာလများဖြင့် ပြန်လည်သုံးသပ်ပါ။</text:p>
          </table:table-cell>
          <table:table-cell table:style-name="表格28.C2" office:value-type="string">
            <text:p text:style-name="P4">မေ့ခြင်းသည် ဇီဝဗေဒဆိုင်ရာဖြစ်သည်၊ ပြန်လည်သိမ်းဆည်းမှု၏ လုပ်ဆောင်ချက်တိုင်းသည် ဆက်သွယ်မှုကို အားကောင်းစေသည်။</text:p>
          </table:table-cell>
        </table:table-row>
        <table:table-row>
          <table:table-cell table:style-name="表格28.A2" office:value-type="string">
            <text:p text:style-name="Table_20_Contents"><text:span text:style-name="T2">၃။ ကိုယ်တိုင်စမ်းသပ်ခြင်း</text:span></text:p>
          </table:table-cell>
          <table:table-cell table:style-name="表格28.A2" office:value-type="string">
            <text:p text:style-name="P4">ပြန်လည်ဖတ်ခြင်းထက် ကိုယ့်ကိုယ်ကို မကြာခဏ စမ်းသပ်ပါ။</text:p>
          </table:table-cell>
          <table:table-cell table:style-name="表格28.C2" office:value-type="string">
            <text:p text:style-name="P4">ပြန်လည်သိမ်းဆည်းခြင်း၏ လုပ်ဆောင်ချက်သည် သိုလှောင်ခြင်းထက် တည်မြဲသောပြောင်းလဲမှုကို ပိုမိုအားကောင်းစေသည်။</text:p>
          </table:table-cell>
        </table:table-row>
        <table:table-row>
          <table:table-cell table:style-name="表格28.A2" office:value-type="string">
            <text:p text:style-name="Table_20_Contents"><text:span text:style-name="T2">၄။ အမှားမှ တုံ့ပြန်ချက်</text:span></text:p>
          </table:table-cell>
          <table:table-cell table:style-name="表格28.A2" office:value-type="string">
            <text:p text:style-name="P4">ကြိုးစားပါ → အမှားကိုဖော်ထုတ်ပါ → ရှင်းလင်းသော ပြင်ဆင်ချက်ရယူပါ → ထပ်မံကြိုးစားပါ။</text:p>
          </table:table-cell>
          <table:table-cell table:style-name="表格28.C2" office:value-type="string">
            <text:p text:style-name="P4">အမှားများသည် စောင့်ကြည့်မှုယန္တရားများကို အသက်သွင်းသည်၊ ပြင်ဆင်ထားသောလမ်းကြောင်းများကို ဦးစားပေးအားကောင်းစေသည်။</text:p>
          </table:table-cell>
        </table:table-row>
        <table:table-row>
          <table:table-cell table:style-name="表格28.A2" office:value-type="string">
            <text:p text:style-name="Table_20_Contents"><text:span text:style-name="T2">၅။ အသေးစိတ်ဖော်ထုတ်ခြင်း</text:span></text:p>
          </table:table-cell>
          <table:table-cell table:style-name="表格28.A2" office:value-type="string">
            <text:p text:style-name="P4">ကြွယ်ဝသော၊ ခိုင်မာသော ဆက်သွယ်မှုများမှတစ်ဆင့် အသိပညာအသစ်ကို ရှိပြီးသားအသိပညာနှင့် ချိတ်ဆက်ပါ။</text:p>
          </table:table-cell>
          <table:table-cell table:style-name="表格28.C2" office:value-type="string">
            <text:p text:style-name="P4">ဆက်သွယ်မှုအသစ်များသည် ကွန်ရက်အဟောင်းများတွင် ကျောက်ချရပ်နားရမည်၊ ကျောက်ချများများလေ၊ ထိန်းသိမ်းမှု အားကောင်းလေဖြစ်သည်။</text:p>
          </table:table-cell>
        </table:table-row>
        <table:table-row>
          <table:table-cell table:style-name="表格28.A2" office:value-type="string">
            <text:p text:style-name="Table_20_Contents"><text:span text:style-name="T2">၆။ ရည်ရွယ်ချက်ရှိရှိ လေ့ကျင့်ခြင်း</text:span></text:p>
          </table:table-cell>
          <table:table-cell table:style-name="表格28.A2" office:value-type="string">
            <text:p text:style-name="P4">သင်၏လက်ရှိစွမ်းရည်ထက် အနည်းငယ်မြင့်သော စိန်ခေါ်မှုများကို အာရုံစိုက်ပြီး အကြိမ်ကြိမ် <text:soft-page-break/>ပြန်လည်ပြုပြင်ပါ။</text:p>
          </table:table-cell>
          <table:table-cell table:style-name="表格28.C2" office:value-type="string">
            <text:p text:style-name="P4">အာရုံကြောပလတ်စတစ်ဆီတီသည် စိန်ခေါ်မှုဇုန်တွင်သာ အသက်ဝင်သည်၊ သက်တောင့်<text:soft-page-break/>သက်သာဇုန်တွင် ပြောင်းလဲမှုမရှိပါ။</text:p>
          </table:table-cell>
        </table:table-row>
        <table:table-row>
          <table:table-cell table:style-name="表格28.A2" office:value-type="string">
            <text:p text:style-name="Table_20_Contents"><text:span text:style-name="T2">၇။ ကြားဖြတ်သင်ယူခြင်း</text:span></text:p>
          </table:table-cell>
          <table:table-cell table:style-name="表格28.A2" office:value-type="string">
            <text:p text:style-name="P4">လေ့ကျင့်နေစဉ်အတွင်း ဘာသာရပ်အမျိုးမျိုးကို ရောနှောပါ၊ ဘာသာရပ်တစ်ခုတည်းကို အချိန်ကြာကြာ အာရုံမစိုက်ပါနှင့်။</text:p>
          </table:table-cell>
          <table:table-cell table:style-name="表格28.C2" office:value-type="string">
            <text:p text:style-name="P4">ပြောင်းလဲခြင်းသည် ဦးနှောက်ကို ပိုင်းခြားသိမြင်ရန်နှင့် ယေဘုယျဖော်ပြရန် ကူညီပေးပြီး၊ လိုက်လျောညီထွေရှိသော၊ လွှဲပြောင်းနိုင်သော အသိပညာကို ဖြစ်ပေါ်စေသည်။</text:p>
          </table:table-cell>
        </table:table-row>
      </table:table>
      <text:p text:style-name="Text_20_body"/>
      <text:p text:style-name="Text_20_body"><text:span text:style-name="T2">မည်သည့်နည်းလမ်းကိုမဆို စမ်းသပ်ရန် တစ်ခုတည်းသော စံသတ်မှတ်ချက်:</text:span><text:line-break/><text:span text:style-name="T1">«ပြင်ပအချက်ပြမှုအားလုံးကို ဖယ်ရှားလိုက်ပါက၊ အဓိကတာဝန်ကို လွတ်လပ်စွာနှင့် ကျွမ်းကျင်စွာ လုပ်ဆောင်နိုင်ပါသလား။»</text:span><text:line-break/>ဟုတ်ပါက — ပြောင်းလဲမှုသည် သင့်အတွင်း၌ ဖြစ်ပေါ်ခဲ့သည်။ မဟုတ်ပါက — ပြောင်းလဲမှုသည် သင်၏ကိရိယာများတွင်သာ ဖြစ်ပေါ်ခဲ့သည်။</text:p>
      <text:p text:style-name="Horizontal_20_Line"/>
      <text:h text:style-name="Heading_20_3" text:outline-level="3">III. အမြဲတမ်းအန္တရာယ်ရှိသော သင်ယူမှုအပြုအမူများ (ထောင်ချောက်ဆယ်ခု)</text:h>
      <text:p text:style-name="Text_20_body">ထိရောက်သောနည်းလမ်းများကို မသိခြင်းထက် ပိုမိုအန္တရာယ်များသည်မှာ <text:span text:style-name="T2">သင်ယူခြင်းနှင့်တူသော်လည်း အသုံးမဝင်ခြင်း သို့မဟုတ် သင်၏သင်ယူနိုင်စွမ်းကို တက်ကြွစွာ ဖျက်ဆီးသော</text:span> အပြုအမူများထဲသို့ ကျရောက်ခြင်းဖြစ်သည်။ အောက်ပါစာရင်းသည် ထောင်စုနှစ်များတစ်လျှောက် အတည်ပြုထားသည်။ သင်၏စိတ်တွင် ထွင်းထုလိုက်ပါ။</text:p>
      <text:h text:style-name="Heading_20_4" text:outline-level="4">(က) လုံးဝအသုံးမဝင် (အချိန်ဖြုန်းခြင်း)</text:h>
      <text:p text:style-name="Text_20_body">၁။ <text:span text:style-name="T2">ပက်သစ်စွာ ပြန်လည်ဖတ်ခြင်း</text:span> — တက်ကြွစွာ ပြန်လည်သိမ်းဆည်းခြင်း သို့မဟုတ် ရွတ်ဆိုခြင်းမရှိဘဲ ဖတ်ခြင်း၊ မီးမောင်းထိုးခြင်း သို့မဟုတ် နားထောင်ခြင်းသက်သက်။<text:line-break/>→ <text:span text:style-name="T1">“ကျွန်ုပ်သည် ၎င်းကို ဆယ်ကြိမ်ဖတ်ပြီး၊ စာအုပ်ကိုပိတ်လိုက်သည်၊ ကျွန်ုပ်၏စိတ်သည် ဗလာဖြစ်နေသည်။”</text:span></text:p>
      <text:p text:style-name="Text_20_body">၂။ <text:span text:style-name="T2">အလွန်အမင်း သွတ်သွင်းခြင်း</text:span> — ညတစ်ည သို့မဟုတ် ရက်အနည်းငယ်အတွင်း ပြင်းထန်စွာ သွင်းအားစုပေးခြင်း။<text:line-break/>→ <text:span text:style-name="T1">ဖွဲ့စည်းထားသော ဆက်သွယ်မှုများသည် သက်တမ်းတိုပြီး ရက်အနည်းငယ်အတွင်း ပျောက်ကွယ်သွားသည်။</text:span></text:p>
      <text:p text:style-name="Text_20_body">၃။ <text:span text:style-name="T2">အခြားသူများ၏စကားလုံးများကို ရိုးရိုးရှင်းရှင်း ထပ်ခါထပ်ခါလုပ်ခြင်း</text:span> — မိမိစကားဖြင့် ပြန်လည်ဖော်ပြခြင်းမရှိဘဲ စာသားအတိုင်း ထပ်ခါထပ်ခါလုပ်ခြင်း။<text:line-break/>→ <text:span text:style-name="T1">နက်ရှိုင်းသော ဆက်သွယ်မှုများ မဖြစ်ပေါ်ပါ၊ သင်သည် အသိပညာကို ပြဿနာအသစ်များသို့ လွှဲပြောင်း၍မရပါ။</text:span></text:p>
      <text:h text:style-name="Heading_20_4" text:outline-level="4">(ခ) သိသိသာသာ အန္တရာယ်ရှိ (ရေရှည်စွမ်းရည်ကို ဖျက်ဆီးသည်)</text:h>
      <text:p text:style-name="Text_20_body">၄။ <text:span text:style-name="T2">သင်ယူနေစဉ် ဘက်စုံလုပ်ဆောင်ခြင်း</text:span> — မသက်ဆိုင်သော အကြောင်းအရာများကို လှိမ့်ကြည့်ရင်း <text:soft-page-break/>လေ့လာခြင်း၊ မကြာခဏ လုပ်ငန်းပြောင်းခြင်း။<text:line-break/>→ <text:span text:style-name="T1">အပေါ်ယံပြုပြင်ခြင်းအလေ့အထများကို လေ့ကျင့်ပေးပြီး နက်ရှိုင်းသောပြုပြင်ခြင်းစွမ်းရည်ကို ဖျက်ဆီးသည်။</text:span></text:p>
      <text:p text:style-name="Text_20_body">၅။ <text:span text:style-name="T2">သတင်းမှားများ ကျောက်ဖြစ်ရုပ်ကြွင်းဖြစ်ခြင်း</text:span> — စိတ်မချရသောရင်းမြစ်များမှ မှားယွင်းသော အယူအဆများကို ရယူပြီး ၎င်းတို့ကို ထပ်ခါထပ်ခါ အသုံးပြုခြင်း။<text:line-break/>→ <text:span text:style-name="T1">အမှားတစ်ခုကို ပြင်ဆင်ခြင်းသည် အစမှစတင်သင်ယူခြင်းထက် အဆပေါင်းများစွာ ပိုမိုခက်ခဲသည်၊ အကြောင်းမှာ သင်သည် လမ်းကြောင်းဟောင်းကို ဦးစွာ ဟန့်တားရမည်ဖြစ်သည်။</text:span></text:p>
      <text:p text:style-name="Text_20_body">၆။ <text:span text:style-name="T2">တုံ့ပြန်ချက်မရှိသော လေ့ကျင့်ခြင်း</text:span> — အဖြေများကို စစ်ဆေးခြင်း သို့မဟုတ် အမှားများကို ပြင်ဆင်ခြင်းမရှိဘဲ လေ့ကျင့်ခန်းများကို ထပ်ခါထပ်ခါလုပ်ခြင်း။<text:line-break/>→ <text:span text:style-name="T1">အမှားများကို အားကောင်းစေပြီး အလေ့အထဆိုးများကို လေ့ကျင့်ပေးသည်။</text:span></text:p>
      <text:p text:style-name="Text_20_body">၇။ <text:span text:style-name="T2">စိုးရိမ်သောကဖြင့် မောင်းနှင်သော သင်ယူခြင်း</text:span> — ကြောက်ရွံ့ခြင်း၊ ဖိအားများခြင်း သို့မဟုတ် အရှက်ခွဲခြင်းအောက်တွင် သင်ယူခြင်း။<text:line-break/>→ <text:span text:style-name="T1">နာတာရှည်စိတ်ဖိစီးမှုသည် မှတ်ဉာဏ်စင်တာများ (ဥပမာ hippocampus) ၏ ပလတ်စတစ်ဆီတီကို ဖိနှိပ်ပြီး သင်ယူခြင်းကိုယ်၌ပင် တစ်သက်တာ ရွံရှာခြင်းကို ဖန်တီးနိုင်သည်။</text:span></text:p>
      <text:p text:style-name="Text_20_body">၈။ <text:span text:style-name="T2">ပြင်ပသိုလှောင်မှုအပေါ် အလွန်အမင်း မှီခိုခြင်း</text:span> — မှတ်သားခြင်း၊ ဖန်သားပြင်ဓာတ်ပုံရိုက်ခြင်း၊ သိမ်းဆည်းခြင်း၊ “သိမ်းဆည်းထားသည် = သင်ယူပြီးသည်” ဟူသော ထင်ယောင်ထင်မှားဖြင့်။<text:line-break/>→ <text:span text:style-name="T1">ဦးနှောက်သည် အလွယ်တကူရရှိနိုင်သော်လည်း တက်ကြွစွာ ပြန်မသိမ်းဆည်းသော အချက်အလက်များတွင် မှတ်ဉာဏ်ရင်းနှီးမြှုပ်နှံမှုကို တက်ကြွစွာ လျှော့ချသည် (Google သက်ရောက်မှု)။</text:span></text:p>
      <text:p text:style-name="Text_20_body">၉။ <text:span text:style-name="T2">အကျွမ်းတဝင်ရှိမှုနှင့် ကျွမ်းကျင်မှုကို ရောထွေးခြင်း</text:span> — တစ်စုံတစ်ရာကို အကျွမ်းတဝင်ရှိသည် သို့မဟုတ် ကျွမ်းကျင်စွာဖတ်နိုင်သည်ဟု ခံစားရသောကြောင့် သင်ယူပြီးဟု ထင်ခြင်း။<text:line-break/>→ <text:span text:style-name="T1">အဆိုးရွားဆုံးသော ထောင်ချောက်: အကျွမ်းတဝင်ရှိမှုသည် အာရုံခံဘာသာစကားကျွမ်းကျင်မှုမှ လာသည်၊ ရေရှည်ပြန်လည်သိမ်းဆည်းမှုစွမ်းအားမှ မဟုတ်ပါ။</text:span></text:p>
      <text:p text:style-name="Text_20_body">၁၀။ <text:span text:style-name="T2">အိပ်ရေးပျက်ခြင်းဖြင့် သင်ယူခြင်း</text:span> — ညဉ့်နက်မှ လေ့လာခြင်း၊ အိပ်ချိန်နာရီများကို လျှော့ချခြင်း။<text:line-break/>→ <text:span text:style-name="T1">မှတ်ဉာဏ်ပေါင်းစည်းခြင်းသည် အဓိကအားဖြင့် နက်ရှိုင်းသောအိပ်စက်ခြင်းနှင့် REM အိပ်စက်ခြင်းအတွင်း ဖြစ်ပေါ်သည်။ အိပ်ရေးပျက်ခြင်းဖြင့် သင်ယူသောအရာသည် များစွာမေ့ပျောက်သည်။ နာတာရှည်အိပ်ရေးပျက်ခြင်းသည် prefrontal လုပ်ဆောင်ချက်ကိုလည်း ပျက်စီးစေပြီး သင်ယူမှုထိရောက်မှုကို လျှော့ချသည်။</text:span></text:p>
      <text:p text:style-name="Text_20_body"><text:span text:style-name="T2">မိမိကိုယ်ကို စစ်ဆေးရန် ရိုးရှင်းသောမေးခွန်း:</text:span><text:line-break/><text:span text:style-name="T1">«ပြင်ပအကူအညီမရှိဘဲ၊ ဤအသိပညာကို လွတ်လပ်စွာ၊ တိကျစွာနှင့် ကျွမ်းကျင်စွာ ကျင့်သုံးနိုင်ပြီး၊ အခြေအနေအသစ်တွင် ၎င်းမည်သည့်နေရာတွင် ကျင့်သုံးနိုင်သည်ကို မှတ်မိနိုင်ပါသလား။»</text:span><text:line-break/>→ ဟုတ်ပါက၊ သင်သည် အမှန်တကယ် သင်ယူခဲ့သည်။ မဟုတ်ပါက၊ သင်သည် အထက်ဖော်ပြပါ ထောင်ချောက်တစ်ခုခုထဲသို့ ကျရောက်သွားသည်။</text:p>
      <text:p text:style-name="Horizontal_20_Line"/>
      <text:h text:style-name="Heading_20_3" text:outline-level="3">IV. “လွတ်လပ်မှု” နှင့် “ကိရိယာများအပေါ် မှီခိုမှု” အကြောင်း — ထောင်စုနှစ်များကြာ ငြင်းခုံမှု</text:h>
      <text:p text:style-name="Text_20_body">သင်သည် လူနှင့်ကိရိယာ နက်ရှိုင်းစွာ ပေါင်းစည်းထားသော ခေတ်တွင် နေထိုင်နေခြင်းဖြစ်နိုင်သည်။ ပြင်ပ<text:soft-page-break/>ကိရိယာများသည် အလွန်အားကောင်းသည်။ သို့ဖြစ်လျှင် “ပြင်ပအချက်ပြမှုမရှိ” ဟူသော ကျွန်ုပ်တို့၏ အလေးပေးမှုသည် ခေတ်နောက်ကျသွားပြီလော။</text:p>
      <text:p text:style-name="Text_20_body"><text:span text:style-name="T2">အဖြေ: မဟုတ်ပါ၊ သို့သော် တိကျသော နားလည်မှု လိုအပ်သည်။</text:span></text:p>
      <text:list text:style-name="L163">
        <text:list-item>
          <text:p text:style-name="P167"><text:span text:style-name="T2">အခြေခံအူတိုင်အလွှာ</text:span> (မိခင်ဘာသာစကား၊ အခြေခံယုတ္တိဗေဒ၊ အဓိကအသက်မွေးဝမ်းကျောင်းကျွမ်းကျင်မှုများ) — ပြင်ပကိရိယာများမပါဘဲ ရယူနိုင်ရမည်။ ဤသည်မှာ လွတ်လပ်သော သိမှုဆိုင်ရာ အေးဂျင့်တစ်ခုအဖြစ် သင့်တည်ရှိမှု၏ အခြေခံအုတ်မြစ်ဖြစ်သည်။</text:p>
        </text:list-item>
        <text:list-item>
          <text:p text:style-name="P167"><text:span text:style-name="T2">တိုးချဲ့အသုံးချမှုအလွှာ</text:span> (ခေတ်မှီအသိပညာ၊ ကြိမ်နှုန်းနိမ့်အသေးစိတ်များ) — ကိရိယာများပေါ်တွင် မှီခိုနိုင်သည်၊ <text:span text:style-name="T2">သို့သော်</text:span> သင်သည် အခြေခံမူများကို နားလည်ပြီး ကိရိယာများမရှိသည့်အခါ ရလဒ်ကို အခြားနည်းလမ်းများဖြင့် ဆင်းသက်နိုင်မှသာ။</text:p>
        </text:list-item>
      </text:list>
      <text:p text:style-name="Text_20_body"><text:span text:style-name="T2">အနီရောင်မျဉ်းမှာ:</text:span> အကယ်၍ ပြင်ပကိရိယာများကို ဖယ်ရှားခြင်းသည် သင့်အူတိုင်စွမ်းရည်ကို သေစေပါက၊ ထိုကိရိယာသည် သင့်ကို <text:span text:style-name="T2">အစားထိုးလိုက်သည်</text:span>၊ သင် <text:span text:style-name="T2">အသုံးပြုခဲ့သည်</text:span> မဟုတ်ပါ။</text:p>
      <text:p text:style-name="Text_20_body">ရှေးလူများသည် ဂဏန်းတွက်စရာကို “စိတ်ပိုင်းဂဏန်းတွက်စရာ” သို့ရောက်ရန် သင်ယူခဲ့ကြသည် — ရုပ်ပိုင်းဂဏန်းတွက်စရာမပါဘဲ။ သင်သည် ဂဏန်းတွက်စက်ကို “ဂဏန်းတွက်စက်မပါဘဲ မြှောက်ခြင်းကို နားလည်ခြင်း” သို့ရောက်ရန် အသုံးပြုတတ်အောင် သင်ယူသည်။ ကိရိယာများသည် အရှိန်မြှင့်ပေးနိုင်သော်လည်း သင့်အတွက် မထမ်းဆောင်နိုင်ပါ။</text:p>
      <text:p text:style-name="Horizontal_20_Line"/>
      <text:h text:style-name="Heading_20_3" text:outline-level="3">V. အနှစ်တစ်ထောင်အကြာ သင်ယူသူများအတွက် နောက်ဆုံးအကြံပေးချက်</text:h>
      <text:p text:style-name="Text_20_body">၁။ <text:span text:style-name="T2">သင်ယူခြင်း၏ ထင်ယောင်ထင်မှားကို သတိပြုပါ။</text:span> မှတ်သားခြင်း၊ ကြိုက်ခြင်း၊ ပို့ချက်ချက်တစ်ခုပြီးဆုံးခြင်း၊ စာအုပ်ဖတ်ခြင်း — ဤအရာများသည် သင်ယူခြင်းမဟုတ်ပါ။ တစ်ခုတည်းသော အထောက်အထားမှာ သင်သည် <text:span text:style-name="T2">လွတ်လပ်စွာ ကွဲပြားသော ရလဒ်ကို ထုတ်လုပ်နိုင်ခြင်း</text:span> ဖြစ်သည်။</text:p>
      <text:p text:style-name="Text_20_body">၂။ <text:span text:style-name="T2">တုံ့ပြန်ချက်၊ အထူးသဖြင့် အနုတ်လက္ခဏာတုံ့ပြန်ချက်ကို လက်ခံပါ။</text:span> ပြင်ဆင်ချက်မပါဘဲ လေ့ကျင့်ခြင်းသည် အဆိပ်ဖြစ်သည်။ သင်၏အမှားများကို ထောက်ပြပေးမည့် လူများ၊ စနစ်များ သို့မဟုတ် ပတ်ဝန်းကျင်များကို တက်ကြွစွာ ရှာဖွေပါ။</text:p>
      <text:p text:style-name="Text_20_body">၃။ <text:span text:style-name="T2">သင်၏အိပ်စက်ခြင်းနှင့် သင်၏စိတ်ခံစားမှုများကို ကာကွယ်ပါ။</text:span> ၎င်းတို့သည် သင်ယူခြင်းဖြစ်ပေါ်သည့် ဇီဝဗေဒအခြေခံအုတ်မြစ်ဖြစ်သည်။ အိပ်စက်ခြင်းကို စွန့်လွှတ်သော သို့မဟုတ် ကြောက်ရွံ့မှုဖန်တီးသော မည်သည့် “သင်ယူခြင်း” မဆို မိမိကိုယ်ကို ဖျက်ဆီးခြင်းဖြစ်သည်။</text:p>
      <text:p text:style-name="Text_20_body">၄။ <text:span text:style-name="T2">ကိုယ့်ကိုယ်ကို မေးခွန်းသုံးခု အမြဲမေးပါ:</text:span> - <text:s text:c="2"/>ငါဘယ်လိုအတွေ့အကြုံအသစ်ကို ရခဲ့သနည်း။ (သတင်းအချက်အလက်အသစ်မဟုတ်။) - <text:s text:c="2"/>ငါ့ဦးနှောက်ထဲမှာ ဘယ်လိုတည်မြဲတဲ့ပြောင်းလဲမှုမျိုး ဖြစ်ပေါ်ခဲ့သနည်း။ (ယာယီမှတ်ဉာဏ်မဟုတ်။) - <text:s text:c="2"/>ဒါက ငါ့ကို အနာဂတ်မှာ ဘယ်လိုအခြေအနေမျိုးမှာ ပိုကောင်းတဲ့ တုံ့ပြန်မှုပေးနိုင်စေမှာလဲ။ (စာမေးပွဲအမှတ်မဟုတ်။)</text:p>
      <text:p text:style-name="Text_20_body">နောက်ဆုံးတွင် သတိရပါ: <text:span text:style-name="T2">နည်းပညာက ပြောင်းလဲသည်၊ သို့သော် မည်သည့် သိမှုဆိုင်ရာ အေးဂျင့်အတွက်မဆို သင်ယူခြင်း၏ အခြေခံဥပဒေများ — အန္တရာယ်ရှောင်ရှားရန် သင်ယူခဲ့သော ပထမဆုံးသက်ရှိပုံစံမှ သင့်အထိ — အတိအကျ တူညီပါသည်။</text:span> ဤအမှတ်တရစာတွင် ရေးထားသောအရာသည် သင့်ခေတ်တွင် မှန်ကန်နေဆဲဖြစ်လိမ့်မည်။ တစ်ချိန်က ၎င်းမှန်ကန်ခြင်းမရှိတော့ပါက၊ “သင်ယူခြင်း” ဟူသော စကားလုံးကိုယ်၌ ပြန်လည်အဓိပ္ပာယ်ဖွင့်ဆိုရန်လိုလိမ့်မည် — သို့သော် ထိုနေ့သည် ယနေ့ကျွန်ုပ်တို့၏ ဆွေးနွေး<text:soft-page-break/>မှု၏ နယ်ပယ်ပြင်ပတွင်ရှိသည်။</text:p>
      <text:p text:style-name="Text_20_body">သင်သည် သင်၏သင်ယူခြင်း၏ စစ်မှန်သောသခင် ဖြစ်ပါစေ၊ ကိရိယာများ၏ ကျွန်လည်းမဖြစ်ပါစေနှင့်၊ စိုးရိမ်သောက၏ ကျွန်လည်းမဖြစ်ပါစေနှင့်။</text:p>
      <text:p text:style-name="Text_20_body"><text:span text:style-name="T1">— ၂၁ ရာစုအလယ်မတိုင်မီ ရေးသားခဲ့သည်၊ လူသားအတွေ့အကြုံ နှစ်ထောင်ပေါင်းများစွာ၏ ပေါင်းလဒ်ကို အခြေခံသည်။</text:span></text:p>
      <text:p text:style-name="Horizontal_20_Line"/>
      <text:h text:style-name="Heading_20_2" text:outline-level="2">5. 斯瓦希里语 (Kiswahili)</text:h>
      <text:h text:style-name="Heading_20_2" text:outline-level="2">Kiini cha Kujifunza: Hati ya Kumbukumbu kwa Wanadamu Baada ya Miaka Elfu Moja</text:h>
      <text:p text:style-name="Text_20_body">— Msingi wa kanuni zisizobadilika kwa milenia</text:p>
      <text:h text:style-name="Heading_20_3" text:outline-level="3">Dibaji</text:h>
      <text:p text:style-name="Text_20_body">Ikiwa unaishi baada ya miaka elfu moja, ulimwengu wako utakuwa na teknolojia ambazo leo hatusahau kuzifikiria: violesura vya ubongo-kompyuta, upakiaji wa fahamu, mitandao ya akili ya pamoja… Lakini niniamini: haijalishi zana zinaibukaje, <text:span text:style-name="T2">kiini cha kujifunza hakijawahi kubadilika na hakitabadilika kamwe</text:span>.</text:p>
      <text:p text:style-name="Text_20_body">Hati hii ya kumbukumbu si mwongozo wa matumizi. Ni kioo. Inajaribu kujibu maswali matatu ya milele:</text:p>
      <text:list text:style-name="L164">
        <text:list-item>
          <text:p text:style-name="P168">Kiini cha kujifunza ni nini?</text:p>
        </text:list-item>
        <text:list-item>
          <text:p text:style-name="P168">Ni mbinu gani zitakazofanya kazi sikuzote?</text:p>
        </text:list-item>
        <text:list-item>
          <text:p text:style-name="P168">Ni tabia gani zinazoonekana kama ujifunzaji lakini hazina maana au hata ni hatari?</text:p>
        </text:list-item>
      </text:list>
      <text:p text:style-name="Text_20_body">Mababu zetu waliuliza maswali haya karibu na mioto ya kambi. Sisi tunayauliza mbele ya skrini. Wewe pia unapaswa kuendelea kuyauliza katika zama zako.</text:p>
      <text:p text:style-name="Horizontal_20_Line"/>
      <text:h text:style-name="Heading_20_3" text:outline-level="3">I. Kiini: Msingi Usiobadilika</text:h>
      <text:p text:style-name="Quotations"><text:span text:style-name="T2">Kujifunza ni mchakato wa kuunda miunganisho ya kudumu ndani ya mfumo wa neva kupitia uzoefu, na hivyo kubadilisha uwezo wa kukabiliana na kutokuwa na uhakika katika siku zijazo.</text:span></text:p>
      <text:p text:style-name="Text_20_body">Ufafanuzi huu una vipengele vinne visivyotikisika:</text:p>
      <text:list text:style-name="L165">
        <text:list-item>
          <text:p text:style-name="P169"><text:span text:style-name="T2">Chanzo ni uzoefu</text:span> — si silika ya asili, si hali ya muda inayosababishwa na dawa za kulevya, bali mwingiliano wa kweli na ulimwengu.</text:p>
        </text:list-item>
        <text:list-item>
          <text:p text:style-name="P169"><text:span text:style-name="T2">Msingi ni miunganisho ya neva ndani ya wakala wa utambuzi</text:span> — kila ujifunzaji hubadilisha ubongo wako kimwili. Iwe unatumia neuroni za kaboni au chipu za silikoni, kiini ni kile kile.</text:p>
        </text:list-item>
        <text:list-item>
          <text:p text:style-name="P169"><text:span text:style-name="T2">Mabadiliko ni ya kudumu</text:span> — si kumbukumbu ya kazi ya sekunde chache, bali alama <text:soft-page-break/>inayoweza kuathiri tabia au mawazo ya baadaye.</text:p>
        </text:list-item>
        <text:list-item>
          <text:p text:style-name="P169"><text:span text:style-name="T2">Lengo ni kukandamiza kutokuwa na uhakika</text:span> — ili unapokabiliana na kisichojulikana au changamoto, uweze kufanya maamuzi na vitendo bora zaidi.</text:p>
        </text:list-item>
      </text:list>
      <text:p text:style-name="Text_20_body">Miaka maelfu iliyopita, wanadamu walijifunza kuwasha moto. Miaka mia kadhaa iliyopita, walijifunza kusoma na kuandika. Leo, wanajifunza kushirikiana na AI. Maumbo yanabadilika bila kukoma, lakini mistari minne hapo juu inabaki tuli.</text:p>
      <text:p text:style-name="Horizontal_20_Line"/>
      <text:h text:style-name="Heading_20_3" text:outline-level="3">II. Mbinu Zinazofanya Kazi Sikuzote (Kanuni Saba za Milele)</text:h>
      <text:p text:style-name="Text_20_body">Kanuni hizi ni za milele kwa sababu zinafanya kazi moja kwa moja kwenye viungo vitatu vya mchakato wa kujifunza: <text:span text:style-name="T2">kuzalisha uzoefu → kuimarisha miunganisho → kuthibitisha mabadiliko ya kudumu</text:span>.</text:p>
      <table:table table:name="表格29" table:style-name="表格29">
        <table:table-column table:style-name="表格29.A" table:number-columns-repeated="3"/>
        <table:table-header-rows>
          <table:table-row>
            <table:table-cell table:style-name="表格29.A1" office:value-type="string">
              <text:p text:style-name="P3">Kanuni</text:p>
            </table:table-cell>
            <table:table-cell table:style-name="表格29.A1" office:value-type="string">
              <text:p text:style-name="P3">Mazoezi ya Msingi</text:p>
            </table:table-cell>
            <table:table-cell table:style-name="表格29.C1" office:value-type="string">
              <text:p text:style-name="P3">Kwa nini inafanya kazi sikuzote</text:p>
            </table:table-cell>
          </table:table-row>
        </table:table-header-rows>
        <table:table-row>
          <table:table-cell table:style-name="表格29.A2" office:value-type="string">
            <text:p text:style-name="Table_20_Contents"><text:span text:style-name="T2">1. Uzalishaji hai</text:span></text:p>
          </table:table-cell>
          <table:table-cell table:style-name="表格29.A2" office:value-type="string">
            <text:p text:style-name="P4">Badala ya kupokea tu, eleza mwenyewe, fupisha, uliza maswali, fundisha wengine.</text:p>
          </table:table-cell>
          <table:table-cell table:style-name="表格29.C2" office:value-type="string">
            <text:p text:style-name="P4">Kurudisha kwa bidii kunaacha alama za neva za kina kuliko pembejeo tu.</text:p>
          </table:table-cell>
        </table:table-row>
        <table:table-row>
          <table:table-cell table:style-name="表格29.A2" office:value-type="string">
            <text:p text:style-name="Table_20_Contents"><text:span text:style-name="T2">2. Kurudia kwa vipindi</text:span></text:p>
          </table:table-cell>
          <table:table-cell table:style-name="表格29.A2" office:value-type="string">
            <text:p text:style-name="P4">Rudia maudhui kwa vipindi vinavyoongezeka polepole.</text:p>
          </table:table-cell>
          <table:table-cell table:style-name="表格29.C2" office:value-type="string">
            <text:p text:style-name="P4">Kusahau ni kibaolojia; kila kitendo cha kukumbuka huimarisha muunganisho.</text:p>
          </table:table-cell>
        </table:table-row>
        <table:table-row>
          <table:table-cell table:style-name="表格29.A2" office:value-type="string">
            <text:p text:style-name="Table_20_Contents"><text:span text:style-name="T2">3. Kujijaribu</text:span></text:p>
          </table:table-cell>
          <table:table-cell table:style-name="表格29.A2" office:value-type="string">
            <text:p text:style-name="P4">Jijaribu mara kwa mara, badala ya kusoma tena tu.</text:p>
          </table:table-cell>
          <table:table-cell table:style-name="表格29.C2" office:value-type="string">
            <text:p text:style-name="P4">Kitendo cha kurudisha chenyewe huimarisha mabadiliko ya kudumu kuliko kuhifadhi.</text:p>
          </table:table-cell>
        </table:table-row>
        <table:table-row>
          <table:table-cell table:style-name="表格29.A2" office:value-type="string">
            <text:p text:style-name="Table_20_Contents"><text:span text:style-name="T2">4. Maoni kutoka kwa makosa</text:span></text:p>
          </table:table-cell>
          <table:table-cell table:style-name="表格29.A2" office:value-type="string">
            <text:p text:style-name="P4">Jaribu → fumbua kosa → pokea urekebishaji wa wazi → jaribu tena.</text:p>
          </table:table-cell>
          <table:table-cell table:style-name="表格29.C2" office:value-type="string">
            <text:p text:style-name="P4">Makosa huamsha taratibu za ufuatiliaji; njia zilizorekebishwa huimarishwa kwa upendeleo.</text:p>
          </table:table-cell>
        </table:table-row>
        <table:table-row>
          <table:table-cell table:style-name="表格29.A2" office:value-type="string">
            <text:p text:style-name="Table_20_Contents"><text:span text:style-name="T2">5. Ufafanuzi</text:span></text:p>
          </table:table-cell>
          <table:table-cell table:style-name="表格29.A2" office:value-type="string">
            <text:p text:style-name="P4">Unganisha maarifa mapya na maarifa yaliyopo kupitia viungo tajiri, thabiti.</text:p>
          </table:table-cell>
          <table:table-cell table:style-name="表格29.C2" office:value-type="string">
            <text:p text:style-name="P4">Miunganisho mipya lazima itie nanga kwenye mitandao ya zamani; kadiri nanga zinavyoongezeka, ndivyo uhifadhi unavyozidi kuwa imara.</text:p>
          </table:table-cell>
        </table:table-row>
        <table:table-row>
          <table:table-cell table:style-name="表格29.A2" office:value-type="string">
            <text:p text:style-name="Table_20_Contents"><text:span text:style-name="T2">6. Mazoezi ya kukusudia</text:span></text:p>
          </table:table-cell>
          <table:table-cell table:style-name="表格29.A2" office:value-type="string">
            <text:p text:style-name="P4">Zingatia changamoto zilizo juu kidogo ya uwezo wako wa sasa na uziboreshe mara kwa mara.</text:p>
          </table:table-cell>
          <table:table-cell table:style-name="表格29.C2" office:value-type="string">
            <text:p text:style-name="P4">Unyumbulifu wa neva huanzishwa tu katika eneo la changamoto; katika eneo la starehe hakuna mabadiliko.</text:p>
          </table:table-cell>
        </table:table-row>
        <table:table-row>
          <table:table-cell table:style-name="表格29.A2" office:value-type="string">
            <text:p text:style-name="Table_20_Contents"><text:span text:style-name="T2">7. Ujifunzaji kwa kupishana</text:span></text:p>
          </table:table-cell>
          <table:table-cell table:style-name="表格29.A2" office:value-type="string">
            <text:p text:style-name="P4">Changanya mada tofauti wakati wa mazoezi, badala ya kuzingatia mada moja kwa muda mrefu.</text:p>
          </table:table-cell>
          <table:table-cell table:style-name="表格29.C2" office:value-type="string">
            <text:p text:style-name="P4">Kubadilisha kumasaidia ubongo kutofautisha na kujumlisha, na hivyo kuunda maarifa rahisi na yanayoweza kuhamishwa.</text:p>
          </table:table-cell>
        </table:table-row>
      </table:table>
      <text:p text:style-name="Text_20_body"/>
      <text:p text:style-name="Text_20_body"><text:span text:style-name="T2">Kigezo kimoja cha kupima mbinu yoyote:</text:span><text:line-break/><text:soft-page-break/><text:span text:style-name="T1">„Ikiwa vidokezo vyote vya nje vitaondolewa, je, ninaweza kufanya kazi kuu kwa uhuru na kwa ufasaha?”</text:span><text:line-break/>Ikiwa ndiyo — mabadiliko yametokea ndani yako. Ikiwa hapana — mabadiliko yametokea tu katika zana zako.</text:p>
      <text:p text:style-name="Horizontal_20_Line"/>
      <text:h text:style-name="Heading_20_3" text:outline-level="3">III. Tabia za Kujifunza Ambazo Ni Hatari Sikuzote (Mitego Kumi)</text:h>
      <text:p text:style-name="Text_20_body">Hatari zaidi kulija kujua mbinu bora ni kuangukia katika tabia zinazo <text:span text:style-name="T2">onekana kama ujifunzaji lakini hazina maana au zinaharibu uwezo wako wa kujifunza</text:span>. Orodha ifuatayo imethibitishwa kwa milenia. Ichore katika akili yako.</text:p>
      <text:h text:style-name="Heading_20_4" text:outline-level="4">(A) Bila maana kabisa (kupoteza muda)</text:h>
      <text:list text:style-name="L166">
        <text:list-item>
          <text:p text:style-name="P170"><text:span text:style-name="T2">Kusoma tena kwa unyenyekevu</text:span> — kusoma, kuangazia, au kusikiliza tu bila kurudisha kwa bidii au kukariri.<text:line-break/>→ <text:span text:style-name="T1">„Niliisoma mara kumi, nikafungua kitabu, na akili yangu ilikuwa tupu.”</text:span></text:p>
        </text:list-item>
        <text:list-item>
          <text:p text:style-name="P170"><text:span text:style-name="T2">Kusoma kwa msongamano usiku wa mtihani</text:span> — pembejeo kali katika usiku mmoja au siku chache.<text:line-break/>→ <text:span text:style-name="T1">Miunganisho inayoundwa ni ya muda mfupi na hupotea ndani ya siku chache.</text:span></text:p>
        </text:list-item>
        <text:list-item>
          <text:p text:style-name="P170"><text:span text:style-name="T2">Kurudia tu maneno ya wengine</text:span> — kurudia kwa herufi bila kuyaeleza kwa maneno yako mwenyewe.<text:line-break/>→ <text:span text:style-name="T1">Hakuna miunganisho ya kina inayoundwa; huwezi kuhamisha maarifa kwa matatizo mapya.</text:span></text:p>
        </text:list-item>
      </text:list>
      <text:h text:style-name="Heading_20_4" text:outline-level="4" text:is-list-header="true">(B) Hatari kwa kiasi kikubwa (kuharibu uwezo wa muda mrefu)</text:h>
      <text:list text:style-name="L167">
        <text:list-item>
          <text:p text:style-name="P171"><text:span text:style-name="T2">Kufanya kazi nyingi wakati wa kujifunza</text:span> — kusoma huku ukivinjari maudhui yasiyohusiana, kubadilisha kazi mara kwa mara.<text:line-break/>→ <text:span text:style-name="T1">Hufundisha tabia za usindikaji wa kijuujuu na kuharibu uwezo wa usindikaji wa kina.</text:span></text:p>
        </text:list-item>
        <text:list-item>
          <text:p text:style-name="P171"><text:span text:style-name="T2">Kugeuka kuwa kisukuku cha taarifa potofu</text:span> — kupata dhana potofu kutoka kwa vyanzo visivyoaminika na kuzitumia mara kwa mara.<text:line-break/>→ <text:span text:style-name="T1">Kurekebisha kosa ni vigumu mara kadhaa kuliko kujifunza kutoka mwanzo, kwa sababu lazima kwanza uzimishe njia ya zamani.</text:span></text:p>
        </text:list-item>
        <text:list-item>
          <text:p text:style-name="P171"><text:span text:style-name="T2">Mazoezi bila maoni</text:span> — kurudia mazoezi bila kuangalia majibu au kurekebisha makosa.<text:line-break/>→ <text:span text:style-name="T1">Huimarisha makosa na kufundisha tabia mbaya.</text:span></text:p>
        </text:list-item>
        <text:list-item>
          <text:p text:style-name="P171"><text:span text:style-name="T2">Ujifunzaji unaoendeshwa na wasiwasi</text:span> — kujifunza chini ya hofu, shinikizo kubwa au fedheha.<text:line-break/>→ <text:span text:style-name="T1">Mkazo wa kudumu hukandamiza unyumbulifu wa vituo vya kumbukumbu (mfano, hippocampus) na unaweza kuunda chuki ya maisha yote dhidi ya kujifunza yenyewe.</text:span></text:p>
        </text:list-item>
        <text:list-item>
          <text:p text:style-name="P171"><text:span text:style-name="T2">Utegemezi mkubwa wa uhifadhi wa nje</text:span> — alamisho, picha za skrini, kuhifadhi, na udanganyifu kwamba „kilichohifadhiwa = kilichojifunzwa”.<text:line-break/>→ <text:span text:style-name="T1">Ubongo hupunguza kwa bidii uwekezaji wa kumbukumbu katika taarifa zinazopatikana kwa urahisi lakini hazirudishwi kwa bidii (athari ya Google).</text:span></text:p>
        </text:list-item>
        <text:list-item>
          <text:p text:style-name="P171"><text:span text:style-name="T2">Kuchanganya kufahamiana na umahiri</text:span> — kuhisi kuwa umejifunza kwa sababu kitu <text:soft-page-break/>kinasikika kikufahamika au kinasomwa kwa ufasaha.<text:line-break/>→ <text:span text:style-name="T1">Mtego hatari zaidi: kufahamiana kunatokana na ufasaha wa hisia, si kutokana na nguvu ya kukumbuka kwa muda mrefu.</text:span></text:p>
        </text:list-item>
        <text:list-item>
          <text:p text:style-name="P171"><text:span text:style-name="T2">Kujifunza ukiwa na usingizi</text:span> — kusoma hadi usiku huku, kukata saa za usingizi.<text:line-break/>→ <text:span text:style-name="T1">Uimarishaji wa kumbukumbu hutokea hasa wakati wa usingizi mzito na usingizi wa REM. Kinachojifunzwa ukiwa na usingizi husahaulika kwa kiasi kikubwa. Ukosefu wa usingizi wa kudumu pia huharibu utendaji wa gamba la mbele, na kupunguza ufanisi wa kujifunza.</text:span></text:p>
        </text:list-item>
      </text:list>
      <text:p text:style-name="Text_20_body"><text:span text:style-name="T2">Swali moja rahisi la kujichunguza:</text:span><text:line-break/><text:span text:style-name="T1">„Bila usaidizi wowote wa nje, je, ninaweza kutumia maarifa haya kwa uhuru, kwa usahihi na kwa ufasaha, na kutambua katika hali mpya mahali yanapotumika?”</text:span><text:line-break/>→ Ikiwa ndiyo, umejifunza kweli. Ikiwa hapana, umeanguka katika moja ya mitego iliyo hapo juu.</text:p>
      <text:p text:style-name="Horizontal_20_Line"/>
      <text:h text:style-name="Heading_20_3" text:outline-level="3">IV. Kuhusu „uhuru” na „utegemezi wa zana” — mjadala unaodumu kwa milenia</text:h>
      <text:p text:style-name="Text_20_body">Labda unaishi katika enzi ya ushirikiano wa kina kati ya mwanadamu na zana. Zana za nje zina nguvu sana. Je, basi msisitizo wetu wa „bila vidokezo vya nje” unakuwa wa kizamani?</text:p>
      <text:p text:style-name="Text_20_body"><text:span text:style-name="T2">Jibu: Hapana, lakini uelewa sahihi unahitajika.</text:span></text:p>
      <text:list text:style-name="L168">
        <text:list-item>
          <text:p text:style-name="P172"><text:span text:style-name="T2">Tabaka la msingi la kiini</text:span> (lugha ya mama, mantiki ya msingi, ujuzi wa kimsingi wa taaluma) — lazima ipatikane bila zana za nje. Hii ndiyo msingi wa kuwepo kwako kama wakala wa utambuzi huru.</text:p>
        </text:list-item>
        <text:list-item>
          <text:p text:style-name="P172"><text:span text:style-name="T2">Tabaka la matumizi lililopanuliwa</text:span> (maarifa ya kisasa, maelezo ya marudio ya chini) — yanaweza kutegemea zana kwa njia halali, <text:span text:style-name="T2">kwa sharti</text:span> kwamba unaelewa kanuni na unaweza kupata matokeo kwa njia nyingine wakati zana hazipo.</text:p>
        </text:list-item>
      </text:list>
      <text:p text:style-name="Text_20_body"><text:span text:style-name="T2">Mstari mwekundu ni huu:</text:span> Ikiwa kuondolewa kwa zana za nje kunapooza uwezo wako wa msingi, basi zana imekuchukua <text:span text:style-name="T2">nafasi</text:span>, si <text:span text:style-name="T2">kutumika</text:span> na wewe.</text:p>
      <text:p text:style-name="Text_20_body">Watu wa zamani walijifunza abakasi kufikia „abakasi ya akili” — bila abakasi halisi. Wewe unajifunza kutumia kikokotozi kufikia „uelewa wa kuzidisha hata bila kikokotozi”. Zana zinaweza kuharakisha, lakini haziwezi kubeba kwa ajili yako.</text:p>
      <text:p text:style-name="Horizontal_20_Line"/>
      <text:h text:style-name="Heading_20_3" text:outline-level="3">V. Ushauri wa Mwisho kwa Wanaojifunza Baada ya Miaka Elfu Moja</text:h>
      <text:list text:style-name="L169">
        <text:list-item>
          <text:p text:style-name="P173"><text:span text:style-name="T2">Jihadharini na udanganyifu wa kujifunza.</text:span> Kuweka alamisho, kubonyeza „penda”, kumaliza hotuba, kusoma kitabu — hizi si kujifunza. Ushahidi pekee ni kwamba unaweza <text:span text:style-name="T2">kutoa pato tofauti kwa uhuru</text:span>.</text:p>
        </text:list-item>
        <text:list-item>
          <text:p text:style-name="P173"><text:span text:style-name="T2">Kubali maoni, hasa maoni hasi.</text:span> Mazoezi bila urekebishaji ni sumu. Tafuta kwa bidii watu, mifumo au mazingira ambayo yatakuonyesha makosa yako.</text:p>
        </text:list-item>
        <text:list-item>
          <text:p text:style-name="P173"><text:span text:style-name="T2">Linda usingizi wako na hisia zako.</text:span> Ndivyo msingi wa kibiolojia ambao kujifunza hutokea. „Ujifunzaji” wowote unaotoa sadaka usingizi au kuzalisha hofu ni kujiharibu mwenyewe.</text:p>
        </text:list-item>
        <text:list-item>
          <text:p text:style-name="P173"><text:soft-page-break/><text:span text:style-name="T2">Jiulize maswali matatu sikuzote:</text:span></text:p>
          <text:list>
            <text:list-item>
              <text:p text:style-name="P173">Nimepata uzoefu gani mpya? (Si taarifa mpya.)</text:p>
            </text:list-item>
            <text:list-item>
              <text:p text:style-name="P173">Mabadiliko gani ya kudumu yametokea katika ubongo wangu? (Si kumbukumbu ya muda.)</text:p>
            </text:list-item>
            <text:list-item>
              <text:p text:style-name="P173">Katika hali gani ya baadaye hii itaniwezesha kutoa jibu bora zaidi? (Si alama ya mtihani.)</text:p>
            </text:list-item>
          </text:list>
        </text:list-item>
      </text:list>
      <text:p text:style-name="Text_20_body">Hatimaye, kumbuka: <text:span text:style-name="T2">teknolojia inabadilika, lakini sheria za msingi za kujifunza kwa wakala wowote wa utambuzi — kutoka kwa umbo la kwanza la maisha lililojifunza kuepuka hatari hadi kwako — ni sawa kabisa.</text:span> Kilichoandikwa katika hati hii ya kumbukumbu kitabaki kuwa kweli katika zama zako. Iwapo siku moja kitaacha kuwa kweli, basi neno „kujifunza” lenyewe litahitaji kufafanuliwa upya — lakini siku hiyo iko nje ya mipaka ya mazungumzo yetu ya leo.</text:p>
      <text:p text:style-name="Text_20_body">Na uwe bwana wa kweli wa ujifunzaji wako, si mtumwa wa zana wala mtumwa wa wasiwasi.</text:p>
      <text:p text:style-name="Text_20_body"><text:span text:style-name="T1">— Imeandikwa kabla ya katikati ya karne ya 21, kwa msingi wa jumla ya uzoefu wa wanadamu wa miaka elfu kadhaa</text:span></text:p>
      <text:p text:style-name="Horizontal_20_Line"/>
      <text:p text:style-name="Text_20_body">Kama unahitaji marekebisho ya mtindo au istilahi kwa lugha yoyote, tafadhali nijulish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思源黑体 CN" svg:font-family="'思源黑体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思源黑体 CN" style:font-family-asian="'思源黑体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620$Build-2</meta:generator>
    <meta:document-statistic meta:table-count="29" meta:image-count="0" meta:object-count="0" meta:page-count="128" meta:paragraph-count="2276" meta:word-count="52871" meta:character-count="252112" meta:non-whitespace-character-count="215357"/>
  </office:meta>
</office:document-meta>
</file>